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1.59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1552483422405" table:style-name="ta1">
        <table:shapes>
          <draw:frame draw:z-index="0" draw:style-name="gr1" draw:text-style-name="P1" svg:width="285.08mm" svg:height="90.05mm" svg:x="26.29mm" svg:y="1177.22mm">
            <draw:object draw:notify-on-update-of-ranges="Log_1552483422405.B5:Log_1552483422405.B5 Log_1552483422405.B6:Log_1552483422405.B255 Log_1552483422405.C5:Log_1552483422405.C5 Log_1552483422405.C6:Log_1552483422405.C255 Log_1552483422405.D5:Log_1552483422405.D5 Log_1552483422405.D6:Log_1552483422405.D255 Log_1552483422405.E5:Log_1552483422405.E5 Log_1552483422405.E6:Log_1552483422405.E255 Log_1552483422405.F5:Log_1552483422405.F5 Log_1552483422405.F6:Log_1552483422405.F255 Log_1552483422405.G5:Log_1552483422405.G5 Log_1552483422405.G6:Log_1552483422405.G255 Log_1552483422405.H5:Log_1552483422405.H5 Log_1552483422405.H6:Log_1552483422405.H255 Log_1552483422405.I5:Log_1552483422405.I5 Log_1552483422405.I6:Log_1552483422405.I255 Log_1552483422405.J5:Log_1552483422405.J5 Log_1552483422405.J6:Log_1552483422405.J255 Log_1552483422405.K5:Log_1552483422405.K5 Log_1552483422405.K6:Log_1552483422405.K255 Log_1552483422405.L5:Log_1552483422405.L5 Log_1552483422405.L6:Log_1552483422405.L2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22mm" svg:height="24.17mm" svg:x="44.1mm" svg:y="1314.82mm">
            <draw:object draw:notify-on-update-of-ranges="Log_1552483422405.A6:Log_1552483422405.A2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FPS: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olutionHeight:</text:p>
          </table:table-cell>
          <table:table-cell office:value-type="float" office:value="480" calcext:value-type="float">
            <text:p>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solutionWidth:</text:p>
          </table:table-cell>
          <table:table-cell office:value-type="float" office:value="640" calcext:value-type="float">
            <text:p>64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bjectFound</text:p>
          </table:table-cell>
          <table:table-cell office:value-type="string" calcext:value-type="string">
            <text:p>WebcamRead</text:p>
          </table:table-cell>
          <table:table-cell office:value-type="string" calcext:value-type="string">
            <text:p>GaussianBlur</text:p>
          </table:table-cell>
          <table:table-cell office:value-type="string" calcext:value-type="string">
            <text:p>ColourConversion</text:p>
          </table:table-cell>
          <table:table-cell office:value-type="string" calcext:value-type="string">
            <text:p>SelectMode</text:p>
          </table:table-cell>
          <table:table-cell office:value-type="string" calcext:value-type="string">
            <text:p>InRangeMorphOpsDisplayDirection</text:p>
          </table:table-cell>
          <table:table-cell office:value-type="string" calcext:value-type="string">
            <text:p>TrackFilteredObject</text:p>
          </table:table-cell>
          <table:table-cell office:value-type="string" calcext:value-type="string">
            <text:p>PIDDist</text:p>
          </table:table-cell>
          <table:table-cell office:value-type="string" calcext:value-type="string">
            <text:p>Facendi</text:p>
          </table:table-cell>
          <table:table-cell office:value-type="string" calcext:value-type="string">
            <text:p>PutText</text:p>
          </table:table-cell>
          <table:table-cell office:value-type="string" calcext:value-type="string">
            <text:p>ShowImage</text:p>
          </table:table-cell>
          <table:table-cell office:value-type="string" calcext:value-type="string">
            <text:p>TimeWaitKey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0073" calcext:value-type="float">
            <text:p>5480073</text:p>
          </table:table-cell>
          <table:table-cell office:value-type="float" office:value="2540361" calcext:value-type="float">
            <text:p>2540361</text:p>
          </table:table-cell>
          <table:table-cell office:value-type="float" office:value="1598665" calcext:value-type="float">
            <text:p>1598665</text:p>
          </table:table-cell>
          <table:table-cell office:value-type="float" office:value="169" calcext:value-type="float">
            <text:p>169</text:p>
          </table:table-cell>
          <table:table-cell office:value-type="float" office:value="6083065" calcext:value-type="float">
            <text:p>6083065</text:p>
          </table:table-cell>
          <table:table-cell office:value-type="float" office:value="605618" calcext:value-type="float">
            <text:p>605618</text:p>
          </table:table-cell>
          <table:table-cell office:value-type="float" office:value="78" calcext:value-type="float">
            <text:p>78</text:p>
          </table:table-cell>
          <table:table-cell office:value-type="float" office:value="199396" calcext:value-type="float">
            <text:p>199396</text:p>
          </table:table-cell>
          <table:table-cell office:value-type="float" office:value="850511" calcext:value-type="float">
            <text:p>850511</text:p>
          </table:table-cell>
          <table:table-cell office:value-type="float" office:value="1521449" calcext:value-type="float">
            <text:p>1521449</text:p>
          </table:table-cell>
          <table:table-cell office:value-type="float" office:value="10208843" calcext:value-type="float">
            <text:p>10208843</text:p>
          </table:table-cell>
          <table:table-cell office:value-type="float" office:value="33493592" calcext:value-type="float">
            <text:p>33493592</text:p>
          </table:table-cell>
          <table:table-cell table:formula="of:=SUM([.B6:.L6])" office:value-type="float" office:value="29088228" calcext:value-type="float">
            <text:p>29088228</text:p>
          </table:table-cell>
          <table:table-cell table:formula="of:=1000000000/[.N6]" office:value-type="float" office:value="34.3781683779431" calcext:value-type="float">
            <text:p>34.3781683779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7360" calcext:value-type="float">
            <text:p>4147360</text:p>
          </table:table-cell>
          <table:table-cell office:value-type="float" office:value="2202078" calcext:value-type="float">
            <text:p>2202078</text:p>
          </table:table-cell>
          <table:table-cell office:value-type="float" office:value="1533981" calcext:value-type="float">
            <text:p>1533981</text:p>
          </table:table-cell>
          <table:table-cell office:value-type="float" office:value="310" calcext:value-type="float">
            <text:p>310</text:p>
          </table:table-cell>
          <table:table-cell office:value-type="float" office:value="6243221" calcext:value-type="float">
            <text:p>6243221</text:p>
          </table:table-cell>
          <table:table-cell office:value-type="float" office:value="583460" calcext:value-type="float">
            <text:p>583460</text:p>
          </table:table-cell>
          <table:table-cell office:value-type="float" office:value="63" calcext:value-type="float">
            <text:p>63</text:p>
          </table:table-cell>
          <table:table-cell office:value-type="float" office:value="254820" calcext:value-type="float">
            <text:p>254820</text:p>
          </table:table-cell>
          <table:table-cell office:value-type="float" office:value="841225" calcext:value-type="float">
            <text:p>841225</text:p>
          </table:table-cell>
          <table:table-cell office:value-type="float" office:value="2132221" calcext:value-type="float">
            <text:p>2132221</text:p>
          </table:table-cell>
          <table:table-cell office:value-type="float" office:value="10135130" calcext:value-type="float">
            <text:p>10135130</text:p>
          </table:table-cell>
          <table:table-cell office:value-type="float" office:value="33477939" calcext:value-type="float">
            <text:p>33477939</text:p>
          </table:table-cell>
          <table:table-cell table:formula="of:=SUM([.B7:.L7])" office:value-type="float" office:value="28073869" calcext:value-type="float">
            <text:p>28073869</text:p>
          </table:table-cell>
          <table:table-cell table:formula="of:=1000000000/[.N7]" office:value-type="float" office:value="35.6203129679062" calcext:value-type="float">
            <text:p>35.6203129679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2547" calcext:value-type="float">
            <text:p>3442547</text:p>
          </table:table-cell>
          <table:table-cell office:value-type="float" office:value="1593342" calcext:value-type="float">
            <text:p>1593342</text:p>
          </table:table-cell>
          <table:table-cell office:value-type="float" office:value="1299153" calcext:value-type="float">
            <text:p>1299153</text:p>
          </table:table-cell>
          <table:table-cell office:value-type="float" office:value="553" calcext:value-type="float">
            <text:p>553</text:p>
          </table:table-cell>
          <table:table-cell office:value-type="float" office:value="5413862" calcext:value-type="float">
            <text:p>5413862</text:p>
          </table:table-cell>
          <table:table-cell office:value-type="float" office:value="559085" calcext:value-type="float">
            <text:p>559085</text:p>
          </table:table-cell>
          <table:table-cell office:value-type="float" office:value="63" calcext:value-type="float">
            <text:p>63</text:p>
          </table:table-cell>
          <table:table-cell office:value-type="float" office:value="243521" calcext:value-type="float">
            <text:p>243521</text:p>
          </table:table-cell>
          <table:table-cell office:value-type="float" office:value="846068" calcext:value-type="float">
            <text:p>846068</text:p>
          </table:table-cell>
          <table:table-cell office:value-type="float" office:value="1862926" calcext:value-type="float">
            <text:p>1862926</text:p>
          </table:table-cell>
          <table:table-cell office:value-type="float" office:value="10696418" calcext:value-type="float">
            <text:p>10696418</text:p>
          </table:table-cell>
          <table:table-cell office:value-type="float" office:value="33459909" calcext:value-type="float">
            <text:p>33459909</text:p>
          </table:table-cell>
          <table:table-cell table:formula="of:=SUM([.B8:.L8])" office:value-type="float" office:value="25957538" calcext:value-type="float">
            <text:p>25957538</text:p>
          </table:table-cell>
          <table:table-cell table:formula="of:=1000000000/[.N8]" office:value-type="float" office:value="38.5244548231038" calcext:value-type="float">
            <text:p>38.5244548231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8391" calcext:value-type="float">
            <text:p>4358391</text:p>
          </table:table-cell>
          <table:table-cell office:value-type="float" office:value="1304767" calcext:value-type="float">
            <text:p>1304767</text:p>
          </table:table-cell>
          <table:table-cell office:value-type="float" office:value="1530061" calcext:value-type="float">
            <text:p>1530061</text:p>
          </table:table-cell>
          <table:table-cell office:value-type="float" office:value="207" calcext:value-type="float">
            <text:p>207</text:p>
          </table:table-cell>
          <table:table-cell office:value-type="float" office:value="5651026" calcext:value-type="float">
            <text:p>5651026</text:p>
          </table:table-cell>
          <table:table-cell office:value-type="float" office:value="633518" calcext:value-type="float">
            <text:p>633518</text:p>
          </table:table-cell>
          <table:table-cell office:value-type="float" office:value="83" calcext:value-type="float">
            <text:p>83</text:p>
          </table:table-cell>
          <table:table-cell office:value-type="float" office:value="7768065" calcext:value-type="float">
            <text:p>7768065</text:p>
          </table:table-cell>
          <table:table-cell office:value-type="float" office:value="746903" calcext:value-type="float">
            <text:p>746903</text:p>
          </table:table-cell>
          <table:table-cell office:value-type="float" office:value="1759858" calcext:value-type="float">
            <text:p>1759858</text:p>
          </table:table-cell>
          <table:table-cell office:value-type="float" office:value="10321728" calcext:value-type="float">
            <text:p>10321728</text:p>
          </table:table-cell>
          <table:table-cell office:value-type="float" office:value="34138342" calcext:value-type="float">
            <text:p>34138342</text:p>
          </table:table-cell>
          <table:table-cell table:formula="of:=SUM([.B9:.L9])" office:value-type="float" office:value="34074607" calcext:value-type="float">
            <text:p>34074607</text:p>
          </table:table-cell>
          <table:table-cell table:formula="of:=1000000000/[.N9]" office:value-type="float" office:value="29.3473670877554" calcext:value-type="float">
            <text:p>29.3473670877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7688" calcext:value-type="float">
            <text:p>4027688</text:p>
          </table:table-cell>
          <table:table-cell office:value-type="float" office:value="1530118" calcext:value-type="float">
            <text:p>1530118</text:p>
          </table:table-cell>
          <table:table-cell office:value-type="float" office:value="1544958" calcext:value-type="float">
            <text:p>1544958</text:p>
          </table:table-cell>
          <table:table-cell office:value-type="float" office:value="398" calcext:value-type="float">
            <text:p>398</text:p>
          </table:table-cell>
          <table:table-cell office:value-type="float" office:value="8019580" calcext:value-type="float">
            <text:p>8019580</text:p>
          </table:table-cell>
          <table:table-cell office:value-type="float" office:value="2446012" calcext:value-type="float">
            <text:p>2446012</text:p>
          </table:table-cell>
          <table:table-cell office:value-type="float" office:value="199" calcext:value-type="float">
            <text:p>199</text:p>
          </table:table-cell>
          <table:table-cell office:value-type="float" office:value="68183333" calcext:value-type="float">
            <text:p>68183333</text:p>
          </table:table-cell>
          <table:table-cell office:value-type="float" office:value="801580" calcext:value-type="float">
            <text:p>801580</text:p>
          </table:table-cell>
          <table:table-cell office:value-type="float" office:value="2099492" calcext:value-type="float">
            <text:p>2099492</text:p>
          </table:table-cell>
          <table:table-cell office:value-type="float" office:value="10273650" calcext:value-type="float">
            <text:p>10273650</text:p>
          </table:table-cell>
          <table:table-cell office:value-type="float" office:value="99000989" calcext:value-type="float">
            <text:p>99000989</text:p>
          </table:table-cell>
          <table:table-cell table:formula="of:=SUM([.B10:.L10])" office:value-type="float" office:value="98927008" calcext:value-type="float">
            <text:p>98927008</text:p>
          </table:table-cell>
          <table:table-cell table:formula="of:=1000000000/[.N10]" office:value-type="float" office:value="10.1084629993055" calcext:value-type="float">
            <text:p>10.1084629993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92318" calcext:value-type="float">
            <text:p>4392318</text:p>
          </table:table-cell>
          <table:table-cell office:value-type="float" office:value="1432564" calcext:value-type="float">
            <text:p>1432564</text:p>
          </table:table-cell>
          <table:table-cell office:value-type="float" office:value="1608919" calcext:value-type="float">
            <text:p>1608919</text:p>
          </table:table-cell>
          <table:table-cell office:value-type="float" office:value="558" calcext:value-type="float">
            <text:p>558</text:p>
          </table:table-cell>
          <table:table-cell office:value-type="float" office:value="5610303" calcext:value-type="float">
            <text:p>5610303</text:p>
          </table:table-cell>
          <table:table-cell office:value-type="float" office:value="612823" calcext:value-type="float">
            <text:p>612823</text:p>
          </table:table-cell>
          <table:table-cell office:value-type="float" office:value="46" calcext:value-type="float">
            <text:p>46</text:p>
          </table:table-cell>
          <table:table-cell office:value-type="float" office:value="71149209" calcext:value-type="float">
            <text:p>71149209</text:p>
          </table:table-cell>
          <table:table-cell office:value-type="float" office:value="561247" calcext:value-type="float">
            <text:p>561247</text:p>
          </table:table-cell>
          <table:table-cell office:value-type="float" office:value="1655284" calcext:value-type="float">
            <text:p>1655284</text:p>
          </table:table-cell>
          <table:table-cell office:value-type="float" office:value="10611212" calcext:value-type="float">
            <text:p>10611212</text:p>
          </table:table-cell>
          <table:table-cell office:value-type="float" office:value="97700794" calcext:value-type="float">
            <text:p>97700794</text:p>
          </table:table-cell>
          <table:table-cell table:formula="of:=SUM([.B11:.L11])" office:value-type="float" office:value="97634483" calcext:value-type="float">
            <text:p>97634483</text:p>
          </table:table-cell>
          <table:table-cell table:formula="of:=1000000000/[.N11]" office:value-type="float" office:value="10.242282944234" calcext:value-type="float">
            <text:p>10.242282944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3142" calcext:value-type="float">
            <text:p>4293142</text:p>
          </table:table-cell>
          <table:table-cell office:value-type="float" office:value="2117580" calcext:value-type="float">
            <text:p>2117580</text:p>
          </table:table-cell>
          <table:table-cell office:value-type="float" office:value="1770294" calcext:value-type="float">
            <text:p>1770294</text:p>
          </table:table-cell>
          <table:table-cell office:value-type="float" office:value="193" calcext:value-type="float">
            <text:p>193</text:p>
          </table:table-cell>
          <table:table-cell office:value-type="float" office:value="5920797" calcext:value-type="float">
            <text:p>5920797</text:p>
          </table:table-cell>
          <table:table-cell office:value-type="float" office:value="983170" calcext:value-type="float">
            <text:p>983170</text:p>
          </table:table-cell>
          <table:table-cell office:value-type="float" office:value="42" calcext:value-type="float">
            <text:p>42</text:p>
          </table:table-cell>
          <table:table-cell office:value-type="float" office:value="70796023" calcext:value-type="float">
            <text:p>70796023</text:p>
          </table:table-cell>
          <table:table-cell office:value-type="float" office:value="556090" calcext:value-type="float">
            <text:p>556090</text:p>
          </table:table-cell>
          <table:table-cell office:value-type="float" office:value="1451657" calcext:value-type="float">
            <text:p>1451657</text:p>
          </table:table-cell>
          <table:table-cell office:value-type="float" office:value="10109031" calcext:value-type="float">
            <text:p>10109031</text:p>
          </table:table-cell>
          <table:table-cell office:value-type="float" office:value="98061730" calcext:value-type="float">
            <text:p>98061730</text:p>
          </table:table-cell>
          <table:table-cell table:formula="of:=SUM([.B12:.L12])" office:value-type="float" office:value="97998019" calcext:value-type="float">
            <text:p>97998019</text:p>
          </table:table-cell>
          <table:table-cell table:formula="of:=1000000000/[.N12]" office:value-type="float" office:value="10.2042879050443" calcext:value-type="float">
            <text:p>10.20428790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3521" calcext:value-type="float">
            <text:p>4443521</text:p>
          </table:table-cell>
          <table:table-cell office:value-type="float" office:value="1634131" calcext:value-type="float">
            <text:p>1634131</text:p>
          </table:table-cell>
          <table:table-cell office:value-type="float" office:value="1255258" calcext:value-type="float">
            <text:p>1255258</text:p>
          </table:table-cell>
          <table:table-cell office:value-type="float" office:value="197" calcext:value-type="float">
            <text:p>197</text:p>
          </table:table-cell>
          <table:table-cell office:value-type="float" office:value="6909470" calcext:value-type="float">
            <text:p>6909470</text:p>
          </table:table-cell>
          <table:table-cell office:value-type="float" office:value="1330908" calcext:value-type="float">
            <text:p>1330908</text:p>
          </table:table-cell>
          <table:table-cell office:value-type="float" office:value="42" calcext:value-type="float">
            <text:p>42</text:p>
          </table:table-cell>
          <table:table-cell office:value-type="float" office:value="214831" calcext:value-type="float">
            <text:p>214831</text:p>
          </table:table-cell>
          <table:table-cell office:value-type="float" office:value="644173" calcext:value-type="float">
            <text:p>644173</text:p>
          </table:table-cell>
          <table:table-cell office:value-type="float" office:value="1427766" calcext:value-type="float">
            <text:p>1427766</text:p>
          </table:table-cell>
          <table:table-cell office:value-type="float" office:value="11076315" calcext:value-type="float">
            <text:p>11076315</text:p>
          </table:table-cell>
          <table:table-cell office:value-type="float" office:value="33443479" calcext:value-type="float">
            <text:p>33443479</text:p>
          </table:table-cell>
          <table:table-cell table:formula="of:=SUM([.B13:.L13])" office:value-type="float" office:value="28936612" calcext:value-type="float">
            <text:p>28936612</text:p>
          </table:table-cell>
          <table:table-cell table:formula="of:=1000000000/[.N13]" office:value-type="float" office:value="34.5582959055469" calcext:value-type="float">
            <text:p>34.5582959055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0669" calcext:value-type="float">
            <text:p>4990669</text:p>
          </table:table-cell>
          <table:table-cell office:value-type="float" office:value="1778675" calcext:value-type="float">
            <text:p>1778675</text:p>
          </table:table-cell>
          <table:table-cell office:value-type="float" office:value="1977984" calcext:value-type="float">
            <text:p>1977984</text:p>
          </table:table-cell>
          <table:table-cell office:value-type="float" office:value="198" calcext:value-type="float">
            <text:p>198</text:p>
          </table:table-cell>
          <table:table-cell office:value-type="float" office:value="7177728" calcext:value-type="float">
            <text:p>7177728</text:p>
          </table:table-cell>
          <table:table-cell office:value-type="float" office:value="1190015" calcext:value-type="float">
            <text:p>1190015</text:p>
          </table:table-cell>
          <table:table-cell office:value-type="float" office:value="31" calcext:value-type="float">
            <text:p>31</text:p>
          </table:table-cell>
          <table:table-cell office:value-type="float" office:value="200792" calcext:value-type="float">
            <text:p>200792</text:p>
          </table:table-cell>
          <table:table-cell office:value-type="float" office:value="603782" calcext:value-type="float">
            <text:p>603782</text:p>
          </table:table-cell>
          <table:table-cell office:value-type="float" office:value="1415128" calcext:value-type="float">
            <text:p>1415128</text:p>
          </table:table-cell>
          <table:table-cell office:value-type="float" office:value="10866519" calcext:value-type="float">
            <text:p>10866519</text:p>
          </table:table-cell>
          <table:table-cell office:value-type="float" office:value="33502646" calcext:value-type="float">
            <text:p>33502646</text:p>
          </table:table-cell>
          <table:table-cell table:formula="of:=SUM([.B14:.L14])" office:value-type="float" office:value="30201521" calcext:value-type="float">
            <text:p>30201521</text:p>
          </table:table-cell>
          <table:table-cell table:formula="of:=1000000000/[.N14]" office:value-type="float" office:value="33.1109151754311" calcext:value-type="float">
            <text:p>33.1109151754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4743" calcext:value-type="float">
            <text:p>4224743</text:p>
          </table:table-cell>
          <table:table-cell office:value-type="float" office:value="1623260" calcext:value-type="float">
            <text:p>1623260</text:p>
          </table:table-cell>
          <table:table-cell office:value-type="float" office:value="1816010" calcext:value-type="float">
            <text:p>1816010</text:p>
          </table:table-cell>
          <table:table-cell office:value-type="float" office:value="247" calcext:value-type="float">
            <text:p>247</text:p>
          </table:table-cell>
          <table:table-cell office:value-type="float" office:value="7999232" calcext:value-type="float">
            <text:p>7999232</text:p>
          </table:table-cell>
          <table:table-cell office:value-type="float" office:value="1192002" calcext:value-type="float">
            <text:p>1192002</text:p>
          </table:table-cell>
          <table:table-cell office:value-type="float" office:value="43" calcext:value-type="float">
            <text:p>43</text:p>
          </table:table-cell>
          <table:table-cell office:value-type="float" office:value="201063" calcext:value-type="float">
            <text:p>201063</text:p>
          </table:table-cell>
          <table:table-cell office:value-type="float" office:value="613687" calcext:value-type="float">
            <text:p>613687</text:p>
          </table:table-cell>
          <table:table-cell office:value-type="float" office:value="1446155" calcext:value-type="float">
            <text:p>1446155</text:p>
          </table:table-cell>
          <table:table-cell office:value-type="float" office:value="10896266" calcext:value-type="float">
            <text:p>10896266</text:p>
          </table:table-cell>
          <table:table-cell office:value-type="float" office:value="33453341" calcext:value-type="float">
            <text:p>33453341</text:p>
          </table:table-cell>
          <table:table-cell table:formula="of:=SUM([.B15:.L15])" office:value-type="float" office:value="30012708" calcext:value-type="float">
            <text:p>30012708</text:p>
          </table:table-cell>
          <table:table-cell table:formula="of:=1000000000/[.N15]" office:value-type="float" office:value="33.3192193120328" calcext:value-type="float">
            <text:p>33.3192193120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1645" calcext:value-type="float">
            <text:p>4721645</text:p>
          </table:table-cell>
          <table:table-cell office:value-type="float" office:value="2703182" calcext:value-type="float">
            <text:p>2703182</text:p>
          </table:table-cell>
          <table:table-cell office:value-type="float" office:value="1710162" calcext:value-type="float">
            <text:p>1710162</text:p>
          </table:table-cell>
          <table:table-cell office:value-type="float" office:value="184" calcext:value-type="float">
            <text:p>184</text:p>
          </table:table-cell>
          <table:table-cell office:value-type="float" office:value="6080515" calcext:value-type="float">
            <text:p>6080515</text:p>
          </table:table-cell>
          <table:table-cell office:value-type="float" office:value="1219480" calcext:value-type="float">
            <text:p>1219480</text:p>
          </table:table-cell>
          <table:table-cell office:value-type="float" office:value="43" calcext:value-type="float">
            <text:p>43</text:p>
          </table:table-cell>
          <table:table-cell office:value-type="float" office:value="225584" calcext:value-type="float">
            <text:p>225584</text:p>
          </table:table-cell>
          <table:table-cell office:value-type="float" office:value="804763" calcext:value-type="float">
            <text:p>804763</text:p>
          </table:table-cell>
          <table:table-cell office:value-type="float" office:value="1794532" calcext:value-type="float">
            <text:p>1794532</text:p>
          </table:table-cell>
          <table:table-cell office:value-type="float" office:value="10845227" calcext:value-type="float">
            <text:p>10845227</text:p>
          </table:table-cell>
          <table:table-cell office:value-type="float" office:value="33486784" calcext:value-type="float">
            <text:p>33486784</text:p>
          </table:table-cell>
          <table:table-cell table:formula="of:=SUM([.B16:.L16])" office:value-type="float" office:value="30105317" calcext:value-type="float">
            <text:p>30105317</text:p>
          </table:table-cell>
          <table:table-cell table:formula="of:=1000000000/[.N16]" office:value-type="float" office:value="33.2167238099502" calcext:value-type="float">
            <text:p>33.2167238099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60501" calcext:value-type="float">
            <text:p>6160501</text:p>
          </table:table-cell>
          <table:table-cell office:value-type="float" office:value="1781188" calcext:value-type="float">
            <text:p>1781188</text:p>
          </table:table-cell>
          <table:table-cell office:value-type="float" office:value="1784168" calcext:value-type="float">
            <text:p>1784168</text:p>
          </table:table-cell>
          <table:table-cell office:value-type="float" office:value="177" calcext:value-type="float">
            <text:p>177</text:p>
          </table:table-cell>
          <table:table-cell office:value-type="float" office:value="5469092" calcext:value-type="float">
            <text:p>5469092</text:p>
          </table:table-cell>
          <table:table-cell office:value-type="float" office:value="1088660" calcext:value-type="float">
            <text:p>1088660</text:p>
          </table:table-cell>
          <table:table-cell office:value-type="float" office:value="39" calcext:value-type="float">
            <text:p>39</text:p>
          </table:table-cell>
          <table:table-cell office:value-type="float" office:value="212236" calcext:value-type="float">
            <text:p>212236</text:p>
          </table:table-cell>
          <table:table-cell office:value-type="float" office:value="710580" calcext:value-type="float">
            <text:p>710580</text:p>
          </table:table-cell>
          <table:table-cell office:value-type="float" office:value="1641533" calcext:value-type="float">
            <text:p>1641533</text:p>
          </table:table-cell>
          <table:table-cell office:value-type="float" office:value="10841160" calcext:value-type="float">
            <text:p>10841160</text:p>
          </table:table-cell>
          <table:table-cell office:value-type="float" office:value="33486924" calcext:value-type="float">
            <text:p>33486924</text:p>
          </table:table-cell>
          <table:table-cell table:formula="of:=SUM([.B17:.L17])" office:value-type="float" office:value="29689334" calcext:value-type="float">
            <text:p>29689334</text:p>
          </table:table-cell>
          <table:table-cell table:formula="of:=1000000000/[.N17]" office:value-type="float" office:value="33.6821297507044" calcext:value-type="float">
            <text:p>33.6821297507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1155" calcext:value-type="float">
            <text:p>6491155</text:p>
          </table:table-cell>
          <table:table-cell office:value-type="float" office:value="1812834" calcext:value-type="float">
            <text:p>1812834</text:p>
          </table:table-cell>
          <table:table-cell office:value-type="float" office:value="1444614" calcext:value-type="float">
            <text:p>1444614</text:p>
          </table:table-cell>
          <table:table-cell office:value-type="float" office:value="170" calcext:value-type="float">
            <text:p>170</text:p>
          </table:table-cell>
          <table:table-cell office:value-type="float" office:value="5442839" calcext:value-type="float">
            <text:p>5442839</text:p>
          </table:table-cell>
          <table:table-cell office:value-type="float" office:value="1328290" calcext:value-type="float">
            <text:p>1328290</text:p>
          </table:table-cell>
          <table:table-cell office:value-type="float" office:value="41" calcext:value-type="float">
            <text:p>41</text:p>
          </table:table-cell>
          <table:table-cell office:value-type="float" office:value="221002" calcext:value-type="float">
            <text:p>221002</text:p>
          </table:table-cell>
          <table:table-cell office:value-type="float" office:value="702640" calcext:value-type="float">
            <text:p>702640</text:p>
          </table:table-cell>
          <table:table-cell office:value-type="float" office:value="1606675" calcext:value-type="float">
            <text:p>1606675</text:p>
          </table:table-cell>
          <table:table-cell office:value-type="float" office:value="10994379" calcext:value-type="float">
            <text:p>10994379</text:p>
          </table:table-cell>
          <table:table-cell office:value-type="float" office:value="33457272" calcext:value-type="float">
            <text:p>33457272</text:p>
          </table:table-cell>
          <table:table-cell table:formula="of:=SUM([.B18:.L18])" office:value-type="float" office:value="30044639" calcext:value-type="float">
            <text:p>30044639</text:p>
          </table:table-cell>
          <table:table-cell table:formula="of:=1000000000/[.N18]" office:value-type="float" office:value="33.2838081362868" calcext:value-type="float">
            <text:p>33.2838081362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30919" calcext:value-type="float">
            <text:p>6830919</text:p>
          </table:table-cell>
          <table:table-cell office:value-type="float" office:value="1885734" calcext:value-type="float">
            <text:p>1885734</text:p>
          </table:table-cell>
          <table:table-cell office:value-type="float" office:value="1919652" calcext:value-type="float">
            <text:p>1919652</text:p>
          </table:table-cell>
          <table:table-cell office:value-type="float" office:value="193" calcext:value-type="float">
            <text:p>193</text:p>
          </table:table-cell>
          <table:table-cell office:value-type="float" office:value="5231098" calcext:value-type="float">
            <text:p>5231098</text:p>
          </table:table-cell>
          <table:table-cell office:value-type="float" office:value="1092999" calcext:value-type="float">
            <text:p>1092999</text:p>
          </table:table-cell>
          <table:table-cell office:value-type="float" office:value="34" calcext:value-type="float">
            <text:p>34</text:p>
          </table:table-cell>
          <table:table-cell office:value-type="float" office:value="208400" calcext:value-type="float">
            <text:p>208400</text:p>
          </table:table-cell>
          <table:table-cell office:value-type="float" office:value="675493" calcext:value-type="float">
            <text:p>675493</text:p>
          </table:table-cell>
          <table:table-cell office:value-type="float" office:value="1708338" calcext:value-type="float">
            <text:p>1708338</text:p>
          </table:table-cell>
          <table:table-cell office:value-type="float" office:value="10713459" calcext:value-type="float">
            <text:p>10713459</text:p>
          </table:table-cell>
          <table:table-cell office:value-type="float" office:value="33533546" calcext:value-type="float">
            <text:p>33533546</text:p>
          </table:table-cell>
          <table:table-cell table:formula="of:=SUM([.B19:.L19])" office:value-type="float" office:value="30266319" calcext:value-type="float">
            <text:p>30266319</text:p>
          </table:table-cell>
          <table:table-cell table:formula="of:=1000000000/[.N19]" office:value-type="float" office:value="33.0400271007518" calcext:value-type="float">
            <text:p>33.0400271007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4893" calcext:value-type="float">
            <text:p>6894893</text:p>
          </table:table-cell>
          <table:table-cell office:value-type="float" office:value="2552377" calcext:value-type="float">
            <text:p>2552377</text:p>
          </table:table-cell>
          <table:table-cell office:value-type="float" office:value="2441761" calcext:value-type="float">
            <text:p>2441761</text:p>
          </table:table-cell>
          <table:table-cell office:value-type="float" office:value="196" calcext:value-type="float">
            <text:p>196</text:p>
          </table:table-cell>
          <table:table-cell office:value-type="float" office:value="4844450" calcext:value-type="float">
            <text:p>4844450</text:p>
          </table:table-cell>
          <table:table-cell office:value-type="float" office:value="1159777" calcext:value-type="float">
            <text:p>1159777</text:p>
          </table:table-cell>
          <table:table-cell office:value-type="float" office:value="30" calcext:value-type="float">
            <text:p>30</text:p>
          </table:table-cell>
          <table:table-cell office:value-type="float" office:value="208659" calcext:value-type="float">
            <text:p>208659</text:p>
          </table:table-cell>
          <table:table-cell office:value-type="float" office:value="634512" calcext:value-type="float">
            <text:p>634512</text:p>
          </table:table-cell>
          <table:table-cell office:value-type="float" office:value="1341985" calcext:value-type="float">
            <text:p>1341985</text:p>
          </table:table-cell>
          <table:table-cell office:value-type="float" office:value="10802512" calcext:value-type="float">
            <text:p>10802512</text:p>
          </table:table-cell>
          <table:table-cell office:value-type="float" office:value="33500176" calcext:value-type="float">
            <text:p>33500176</text:p>
          </table:table-cell>
          <table:table-cell table:formula="of:=SUM([.B20:.L20])" office:value-type="float" office:value="30881152" calcext:value-type="float">
            <text:p>30881152</text:p>
          </table:table-cell>
          <table:table-cell table:formula="of:=1000000000/[.N20]" office:value-type="float" office:value="32.3822116480629" calcext:value-type="float">
            <text:p>32.3822116480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2557" calcext:value-type="float">
            <text:p>3962557</text:p>
          </table:table-cell>
          <table:table-cell office:value-type="float" office:value="3626474" calcext:value-type="float">
            <text:p>3626474</text:p>
          </table:table-cell>
          <table:table-cell office:value-type="float" office:value="1878662" calcext:value-type="float">
            <text:p>1878662</text:p>
          </table:table-cell>
          <table:table-cell office:value-type="float" office:value="185" calcext:value-type="float">
            <text:p>185</text:p>
          </table:table-cell>
          <table:table-cell office:value-type="float" office:value="6448388" calcext:value-type="float">
            <text:p>6448388</text:p>
          </table:table-cell>
          <table:table-cell office:value-type="float" office:value="932214" calcext:value-type="float">
            <text:p>932214</text:p>
          </table:table-cell>
          <table:table-cell office:value-type="float" office:value="31" calcext:value-type="float">
            <text:p>31</text:p>
          </table:table-cell>
          <table:table-cell office:value-type="float" office:value="183821" calcext:value-type="float">
            <text:p>183821</text:p>
          </table:table-cell>
          <table:table-cell office:value-type="float" office:value="602864" calcext:value-type="float">
            <text:p>602864</text:p>
          </table:table-cell>
          <table:table-cell office:value-type="float" office:value="1511710" calcext:value-type="float">
            <text:p>1511710</text:p>
          </table:table-cell>
          <table:table-cell office:value-type="float" office:value="10885876" calcext:value-type="float">
            <text:p>10885876</text:p>
          </table:table-cell>
          <table:table-cell office:value-type="float" office:value="33531660" calcext:value-type="float">
            <text:p>33531660</text:p>
          </table:table-cell>
          <table:table-cell table:formula="of:=SUM([.B21:.L21])" office:value-type="float" office:value="30032782" calcext:value-type="float">
            <text:p>30032782</text:p>
          </table:table-cell>
          <table:table-cell table:formula="of:=1000000000/[.N21]" office:value-type="float" office:value="33.2969486476478" calcext:value-type="float">
            <text:p>33.2969486476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23899" calcext:value-type="float">
            <text:p>4623899</text:p>
          </table:table-cell>
          <table:table-cell office:value-type="float" office:value="2962968" calcext:value-type="float">
            <text:p>2962968</text:p>
          </table:table-cell>
          <table:table-cell office:value-type="float" office:value="1756234" calcext:value-type="float">
            <text:p>1756234</text:p>
          </table:table-cell>
          <table:table-cell office:value-type="float" office:value="258" calcext:value-type="float">
            <text:p>258</text:p>
          </table:table-cell>
          <table:table-cell office:value-type="float" office:value="6384762" calcext:value-type="float">
            <text:p>6384762</text:p>
          </table:table-cell>
          <table:table-cell office:value-type="float" office:value="1291896" calcext:value-type="float">
            <text:p>1291896</text:p>
          </table:table-cell>
          <table:table-cell office:value-type="float" office:value="42" calcext:value-type="float">
            <text:p>42</text:p>
          </table:table-cell>
          <table:table-cell office:value-type="float" office:value="241396" calcext:value-type="float">
            <text:p>241396</text:p>
          </table:table-cell>
          <table:table-cell office:value-type="float" office:value="762751" calcext:value-type="float">
            <text:p>762751</text:p>
          </table:table-cell>
          <table:table-cell office:value-type="float" office:value="1379205" calcext:value-type="float">
            <text:p>1379205</text:p>
          </table:table-cell>
          <table:table-cell office:value-type="float" office:value="11040518" calcext:value-type="float">
            <text:p>11040518</text:p>
          </table:table-cell>
          <table:table-cell office:value-type="float" office:value="33531513" calcext:value-type="float">
            <text:p>33531513</text:p>
          </table:table-cell>
          <table:table-cell table:formula="of:=SUM([.B22:.L22])" office:value-type="float" office:value="30443929" calcext:value-type="float">
            <text:p>30443929</text:p>
          </table:table-cell>
          <table:table-cell table:formula="of:=1000000000/[.N22]" office:value-type="float" office:value="32.8472714543514" calcext:value-type="float">
            <text:p>32.8472714543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8743" calcext:value-type="float">
            <text:p>5158743</text:p>
          </table:table-cell>
          <table:table-cell office:value-type="float" office:value="2683947" calcext:value-type="float">
            <text:p>2683947</text:p>
          </table:table-cell>
          <table:table-cell office:value-type="float" office:value="1574725" calcext:value-type="float">
            <text:p>1574725</text:p>
          </table:table-cell>
          <table:table-cell office:value-type="float" office:value="173" calcext:value-type="float">
            <text:p>173</text:p>
          </table:table-cell>
          <table:table-cell office:value-type="float" office:value="5554300" calcext:value-type="float">
            <text:p>5554300</text:p>
          </table:table-cell>
          <table:table-cell office:value-type="float" office:value="1262341" calcext:value-type="float">
            <text:p>1262341</text:p>
          </table:table-cell>
          <table:table-cell office:value-type="float" office:value="51" calcext:value-type="float">
            <text:p>51</text:p>
          </table:table-cell>
          <table:table-cell office:value-type="float" office:value="213368" calcext:value-type="float">
            <text:p>213368</text:p>
          </table:table-cell>
          <table:table-cell office:value-type="float" office:value="729964" calcext:value-type="float">
            <text:p>729964</text:p>
          </table:table-cell>
          <table:table-cell office:value-type="float" office:value="1768208" calcext:value-type="float">
            <text:p>1768208</text:p>
          </table:table-cell>
          <table:table-cell office:value-type="float" office:value="10876285" calcext:value-type="float">
            <text:p>10876285</text:p>
          </table:table-cell>
          <table:table-cell office:value-type="float" office:value="33486305" calcext:value-type="float">
            <text:p>33486305</text:p>
          </table:table-cell>
          <table:table-cell table:formula="of:=SUM([.B23:.L23])" office:value-type="float" office:value="29822105" calcext:value-type="float">
            <text:p>29822105</text:p>
          </table:table-cell>
          <table:table-cell table:formula="of:=1000000000/[.N23]" office:value-type="float" office:value="33.5321735336925" calcext:value-type="float">
            <text:p>33.5321735336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2786" calcext:value-type="float">
            <text:p>5572786</text:p>
          </table:table-cell>
          <table:table-cell office:value-type="float" office:value="1779477" calcext:value-type="float">
            <text:p>1779477</text:p>
          </table:table-cell>
          <table:table-cell office:value-type="float" office:value="1524311" calcext:value-type="float">
            <text:p>1524311</text:p>
          </table:table-cell>
          <table:table-cell office:value-type="float" office:value="252" calcext:value-type="float">
            <text:p>252</text:p>
          </table:table-cell>
          <table:table-cell office:value-type="float" office:value="5522815" calcext:value-type="float">
            <text:p>5522815</text:p>
          </table:table-cell>
          <table:table-cell office:value-type="float" office:value="1142467" calcext:value-type="float">
            <text:p>1142467</text:p>
          </table:table-cell>
          <table:table-cell office:value-type="float" office:value="38" calcext:value-type="float">
            <text:p>38</text:p>
          </table:table-cell>
          <table:table-cell office:value-type="float" office:value="34801670" calcext:value-type="float">
            <text:p>34801670</text:p>
          </table:table-cell>
          <table:table-cell office:value-type="float" office:value="823946" calcext:value-type="float">
            <text:p>823946</text:p>
          </table:table-cell>
          <table:table-cell office:value-type="float" office:value="2819159" calcext:value-type="float">
            <text:p>2819159</text:p>
          </table:table-cell>
          <table:table-cell office:value-type="float" office:value="10176632" calcext:value-type="float">
            <text:p>10176632</text:p>
          </table:table-cell>
          <table:table-cell office:value-type="float" office:value="64234874" calcext:value-type="float">
            <text:p>64234874</text:p>
          </table:table-cell>
          <table:table-cell table:formula="of:=SUM([.B24:.L24])" office:value-type="float" office:value="64163553" calcext:value-type="float">
            <text:p>64163553</text:p>
          </table:table-cell>
          <table:table-cell table:formula="of:=1000000000/[.N24]" office:value-type="float" office:value="15.5851718498195" calcext:value-type="float">
            <text:p>15.5851718498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98739" calcext:value-type="float">
            <text:p>4198739</text:p>
          </table:table-cell>
          <table:table-cell office:value-type="float" office:value="1444042" calcext:value-type="float">
            <text:p>1444042</text:p>
          </table:table-cell>
          <table:table-cell office:value-type="float" office:value="2877860" calcext:value-type="float">
            <text:p>2877860</text:p>
          </table:table-cell>
          <table:table-cell office:value-type="float" office:value="415" calcext:value-type="float">
            <text:p>415</text:p>
          </table:table-cell>
          <table:table-cell office:value-type="float" office:value="6305062" calcext:value-type="float">
            <text:p>6305062</text:p>
          </table:table-cell>
          <table:table-cell office:value-type="float" office:value="885807" calcext:value-type="float">
            <text:p>885807</text:p>
          </table:table-cell>
          <table:table-cell office:value-type="float" office:value="81" calcext:value-type="float">
            <text:p>81</text:p>
          </table:table-cell>
          <table:table-cell office:value-type="float" office:value="66091340" calcext:value-type="float">
            <text:p>66091340</text:p>
          </table:table-cell>
          <table:table-cell office:value-type="float" office:value="1125716" calcext:value-type="float">
            <text:p>1125716</text:p>
          </table:table-cell>
          <table:table-cell office:value-type="float" office:value="2802320" calcext:value-type="float">
            <text:p>2802320</text:p>
          </table:table-cell>
          <table:table-cell office:value-type="float" office:value="10263486" calcext:value-type="float">
            <text:p>10263486</text:p>
          </table:table-cell>
          <table:table-cell office:value-type="float" office:value="96075651" calcext:value-type="float">
            <text:p>96075651</text:p>
          </table:table-cell>
          <table:table-cell table:formula="of:=SUM([.B25:.L25])" office:value-type="float" office:value="95994868" calcext:value-type="float">
            <text:p>95994868</text:p>
          </table:table-cell>
          <table:table-cell table:formula="of:=1000000000/[.N25]" office:value-type="float" office:value="10.4172235540758" calcext:value-type="float">
            <text:p>10.4172235540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1235" calcext:value-type="float">
            <text:p>4211235</text:p>
          </table:table-cell>
          <table:table-cell office:value-type="float" office:value="1437004" calcext:value-type="float">
            <text:p>1437004</text:p>
          </table:table-cell>
          <table:table-cell office:value-type="float" office:value="1672154" calcext:value-type="float">
            <text:p>1672154</text:p>
          </table:table-cell>
          <table:table-cell office:value-type="float" office:value="165" calcext:value-type="float">
            <text:p>165</text:p>
          </table:table-cell>
          <table:table-cell office:value-type="float" office:value="6246830" calcext:value-type="float">
            <text:p>6246830</text:p>
          </table:table-cell>
          <table:table-cell office:value-type="float" office:value="1173318" calcext:value-type="float">
            <text:p>1173318</text:p>
          </table:table-cell>
          <table:table-cell office:value-type="float" office:value="180" calcext:value-type="float">
            <text:p>180</text:p>
          </table:table-cell>
          <table:table-cell office:value-type="float" office:value="39415323" calcext:value-type="float">
            <text:p>39415323</text:p>
          </table:table-cell>
          <table:table-cell office:value-type="float" office:value="996338" calcext:value-type="float">
            <text:p>996338</text:p>
          </table:table-cell>
          <table:table-cell office:value-type="float" office:value="2358642" calcext:value-type="float">
            <text:p>2358642</text:p>
          </table:table-cell>
          <table:table-cell office:value-type="float" office:value="10999390" calcext:value-type="float">
            <text:p>10999390</text:p>
          </table:table-cell>
          <table:table-cell office:value-type="float" office:value="68587010" calcext:value-type="float">
            <text:p>68587010</text:p>
          </table:table-cell>
          <table:table-cell table:formula="of:=SUM([.B26:.L26])" office:value-type="float" office:value="68510579" calcext:value-type="float">
            <text:p>68510579</text:p>
          </table:table-cell>
          <table:table-cell table:formula="of:=1000000000/[.N26]" office:value-type="float" office:value="14.5962859254189" calcext:value-type="float">
            <text:p>14.5962859254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9864" calcext:value-type="float">
            <text:p>4529864</text:p>
          </table:table-cell>
          <table:table-cell office:value-type="float" office:value="2663233" calcext:value-type="float">
            <text:p>2663233</text:p>
          </table:table-cell>
          <table:table-cell office:value-type="float" office:value="1687218" calcext:value-type="float">
            <text:p>1687218</text:p>
          </table:table-cell>
          <table:table-cell office:value-type="float" office:value="197" calcext:value-type="float">
            <text:p>197</text:p>
          </table:table-cell>
          <table:table-cell office:value-type="float" office:value="5500097" calcext:value-type="float">
            <text:p>5500097</text:p>
          </table:table-cell>
          <table:table-cell office:value-type="float" office:value="581201" calcext:value-type="float">
            <text:p>581201</text:p>
          </table:table-cell>
          <table:table-cell office:value-type="float" office:value="92" calcext:value-type="float">
            <text:p>92</text:p>
          </table:table-cell>
          <table:table-cell office:value-type="float" office:value="40505337" calcext:value-type="float">
            <text:p>40505337</text:p>
          </table:table-cell>
          <table:table-cell office:value-type="float" office:value="978651" calcext:value-type="float">
            <text:p>978651</text:p>
          </table:table-cell>
          <table:table-cell office:value-type="float" office:value="2391773" calcext:value-type="float">
            <text:p>2391773</text:p>
          </table:table-cell>
          <table:table-cell office:value-type="float" office:value="10728779" calcext:value-type="float">
            <text:p>10728779</text:p>
          </table:table-cell>
          <table:table-cell office:value-type="float" office:value="69644550" calcext:value-type="float">
            <text:p>69644550</text:p>
          </table:table-cell>
          <table:table-cell table:formula="of:=SUM([.B27:.L27])" office:value-type="float" office:value="69566442" calcext:value-type="float">
            <text:p>69566442</text:p>
          </table:table-cell>
          <table:table-cell table:formula="of:=1000000000/[.N27]" office:value-type="float" office:value="14.3747469505484" calcext:value-type="float">
            <text:p>14.3747469505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7838" calcext:value-type="float">
            <text:p>4967838</text:p>
          </table:table-cell>
          <table:table-cell office:value-type="float" office:value="3095788" calcext:value-type="float">
            <text:p>3095788</text:p>
          </table:table-cell>
          <table:table-cell office:value-type="float" office:value="1915460" calcext:value-type="float">
            <text:p>1915460</text:p>
          </table:table-cell>
          <table:table-cell office:value-type="float" office:value="204" calcext:value-type="float">
            <text:p>204</text:p>
          </table:table-cell>
          <table:table-cell office:value-type="float" office:value="7704954" calcext:value-type="float">
            <text:p>7704954</text:p>
          </table:table-cell>
          <table:table-cell office:value-type="float" office:value="624815" calcext:value-type="float">
            <text:p>624815</text:p>
          </table:table-cell>
          <table:table-cell office:value-type="float" office:value="176" calcext:value-type="float">
            <text:p>176</text:p>
          </table:table-cell>
          <table:table-cell office:value-type="float" office:value="38733893" calcext:value-type="float">
            <text:p>38733893</text:p>
          </table:table-cell>
          <table:table-cell office:value-type="float" office:value="975636" calcext:value-type="float">
            <text:p>975636</text:p>
          </table:table-cell>
          <table:table-cell office:value-type="float" office:value="2429201" calcext:value-type="float">
            <text:p>2429201</text:p>
          </table:table-cell>
          <table:table-cell office:value-type="float" office:value="10646942" calcext:value-type="float">
            <text:p>10646942</text:p>
          </table:table-cell>
          <table:table-cell office:value-type="float" office:value="71181671" calcext:value-type="float">
            <text:p>71181671</text:p>
          </table:table-cell>
          <table:table-cell table:formula="of:=SUM([.B28:.L28])" office:value-type="float" office:value="71094907" calcext:value-type="float">
            <text:p>71094907</text:p>
          </table:table-cell>
          <table:table-cell table:formula="of:=1000000000/[.N28]" office:value-type="float" office:value="14.0657051566296" calcext:value-type="float">
            <text:p>14.0657051566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9682" calcext:value-type="float">
            <text:p>5509682</text:p>
          </table:table-cell>
          <table:table-cell office:value-type="float" office:value="1732401" calcext:value-type="float">
            <text:p>1732401</text:p>
          </table:table-cell>
          <table:table-cell office:value-type="float" office:value="1900810" calcext:value-type="float">
            <text:p>1900810</text:p>
          </table:table-cell>
          <table:table-cell office:value-type="float" office:value="185" calcext:value-type="float">
            <text:p>185</text:p>
          </table:table-cell>
          <table:table-cell office:value-type="float" office:value="5255211" calcext:value-type="float">
            <text:p>5255211</text:p>
          </table:table-cell>
          <table:table-cell office:value-type="float" office:value="1111615" calcext:value-type="float">
            <text:p>1111615</text:p>
          </table:table-cell>
          <table:table-cell office:value-type="float" office:value="86" calcext:value-type="float">
            <text:p>86</text:p>
          </table:table-cell>
          <table:table-cell office:value-type="float" office:value="287036" calcext:value-type="float">
            <text:p>287036</text:p>
          </table:table-cell>
          <table:table-cell office:value-type="float" office:value="643596" calcext:value-type="float">
            <text:p>643596</text:p>
          </table:table-cell>
          <table:table-cell office:value-type="float" office:value="1612601" calcext:value-type="float">
            <text:p>1612601</text:p>
          </table:table-cell>
          <table:table-cell office:value-type="float" office:value="11022583" calcext:value-type="float">
            <text:p>11022583</text:p>
          </table:table-cell>
          <table:table-cell office:value-type="float" office:value="33494400" calcext:value-type="float">
            <text:p>33494400</text:p>
          </table:table-cell>
          <table:table-cell table:formula="of:=SUM([.B29:.L29])" office:value-type="float" office:value="29075806" calcext:value-type="float">
            <text:p>29075806</text:p>
          </table:table-cell>
          <table:table-cell table:formula="of:=1000000000/[.N29]" office:value-type="float" office:value="34.3928556959006" calcext:value-type="float">
            <text:p>34.3928556959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7302" calcext:value-type="float">
            <text:p>6347302</text:p>
          </table:table-cell>
          <table:table-cell office:value-type="float" office:value="1444672" calcext:value-type="float">
            <text:p>1444672</text:p>
          </table:table-cell>
          <table:table-cell office:value-type="float" office:value="1714749" calcext:value-type="float">
            <text:p>1714749</text:p>
          </table:table-cell>
          <table:table-cell office:value-type="float" office:value="166" calcext:value-type="float">
            <text:p>166</text:p>
          </table:table-cell>
          <table:table-cell office:value-type="float" office:value="6290844" calcext:value-type="float">
            <text:p>6290844</text:p>
          </table:table-cell>
          <table:table-cell office:value-type="float" office:value="1031652" calcext:value-type="float">
            <text:p>1031652</text:p>
          </table:table-cell>
          <table:table-cell office:value-type="float" office:value="51" calcext:value-type="float">
            <text:p>51</text:p>
          </table:table-cell>
          <table:table-cell office:value-type="float" office:value="335831" calcext:value-type="float">
            <text:p>335831</text:p>
          </table:table-cell>
          <table:table-cell office:value-type="float" office:value="774682" calcext:value-type="float">
            <text:p>774682</text:p>
          </table:table-cell>
          <table:table-cell office:value-type="float" office:value="1769531" calcext:value-type="float">
            <text:p>1769531</text:p>
          </table:table-cell>
          <table:table-cell office:value-type="float" office:value="10904941" calcext:value-type="float">
            <text:p>10904941</text:p>
          </table:table-cell>
          <table:table-cell office:value-type="float" office:value="33482666" calcext:value-type="float">
            <text:p>33482666</text:p>
          </table:table-cell>
          <table:table-cell table:formula="of:=SUM([.B30:.L30])" office:value-type="float" office:value="30614421" calcext:value-type="float">
            <text:p>30614421</text:p>
          </table:table-cell>
          <table:table-cell table:formula="of:=1000000000/[.N30]" office:value-type="float" office:value="32.6643446890601" calcext:value-type="float">
            <text:p>32.6643446890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7187" calcext:value-type="float">
            <text:p>6047187</text:p>
          </table:table-cell>
          <table:table-cell office:value-type="float" office:value="1819147" calcext:value-type="float">
            <text:p>1819147</text:p>
          </table:table-cell>
          <table:table-cell office:value-type="float" office:value="2071362" calcext:value-type="float">
            <text:p>2071362</text:p>
          </table:table-cell>
          <table:table-cell office:value-type="float" office:value="159" calcext:value-type="float">
            <text:p>159</text:p>
          </table:table-cell>
          <table:table-cell office:value-type="float" office:value="5013251" calcext:value-type="float">
            <text:p>5013251</text:p>
          </table:table-cell>
          <table:table-cell office:value-type="float" office:value="1026834" calcext:value-type="float">
            <text:p>1026834</text:p>
          </table:table-cell>
          <table:table-cell office:value-type="float" office:value="75" calcext:value-type="float">
            <text:p>75</text:p>
          </table:table-cell>
          <table:table-cell office:value-type="float" office:value="239115" calcext:value-type="float">
            <text:p>239115</text:p>
          </table:table-cell>
          <table:table-cell office:value-type="float" office:value="624710" calcext:value-type="float">
            <text:p>624710</text:p>
          </table:table-cell>
          <table:table-cell office:value-type="float" office:value="1547562" calcext:value-type="float">
            <text:p>1547562</text:p>
          </table:table-cell>
          <table:table-cell office:value-type="float" office:value="10176210" calcext:value-type="float">
            <text:p>10176210</text:p>
          </table:table-cell>
          <table:table-cell office:value-type="float" office:value="33516954" calcext:value-type="float">
            <text:p>33516954</text:p>
          </table:table-cell>
          <table:table-cell table:formula="of:=SUM([.B31:.L31])" office:value-type="float" office:value="28565612" calcext:value-type="float">
            <text:p>28565612</text:p>
          </table:table-cell>
          <table:table-cell table:formula="of:=1000000000/[.N31]" office:value-type="float" office:value="35.0071267508639" calcext:value-type="float">
            <text:p>35.0071267508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6741" calcext:value-type="float">
            <text:p>6216741</text:p>
          </table:table-cell>
          <table:table-cell office:value-type="float" office:value="1669067" calcext:value-type="float">
            <text:p>1669067</text:p>
          </table:table-cell>
          <table:table-cell office:value-type="float" office:value="2171848" calcext:value-type="float">
            <text:p>2171848</text:p>
          </table:table-cell>
          <table:table-cell office:value-type="float" office:value="208" calcext:value-type="float">
            <text:p>208</text:p>
          </table:table-cell>
          <table:table-cell office:value-type="float" office:value="5623929" calcext:value-type="float">
            <text:p>5623929</text:p>
          </table:table-cell>
          <table:table-cell office:value-type="float" office:value="831227" calcext:value-type="float">
            <text:p>831227</text:p>
          </table:table-cell>
          <table:table-cell office:value-type="float" office:value="41" calcext:value-type="float">
            <text:p>41</text:p>
          </table:table-cell>
          <table:table-cell office:value-type="float" office:value="210992" calcext:value-type="float">
            <text:p>210992</text:p>
          </table:table-cell>
          <table:table-cell office:value-type="float" office:value="547058" calcext:value-type="float">
            <text:p>547058</text:p>
          </table:table-cell>
          <table:table-cell office:value-type="float" office:value="1475304" calcext:value-type="float">
            <text:p>1475304</text:p>
          </table:table-cell>
          <table:table-cell office:value-type="float" office:value="10161825" calcext:value-type="float">
            <text:p>10161825</text:p>
          </table:table-cell>
          <table:table-cell office:value-type="float" office:value="33597904" calcext:value-type="float">
            <text:p>33597904</text:p>
          </table:table-cell>
          <table:table-cell table:formula="of:=SUM([.B32:.L32])" office:value-type="float" office:value="28908240" calcext:value-type="float">
            <text:p>28908240</text:p>
          </table:table-cell>
          <table:table-cell table:formula="of:=1000000000/[.N32]" office:value-type="float" office:value="34.5922131544501" calcext:value-type="float">
            <text:p>34.5922131544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72898" calcext:value-type="float">
            <text:p>6672898</text:p>
          </table:table-cell>
          <table:table-cell office:value-type="float" office:value="3105225" calcext:value-type="float">
            <text:p>3105225</text:p>
          </table:table-cell>
          <table:table-cell office:value-type="float" office:value="1433794" calcext:value-type="float">
            <text:p>1433794</text:p>
          </table:table-cell>
          <table:table-cell office:value-type="float" office:value="157" calcext:value-type="float">
            <text:p>157</text:p>
          </table:table-cell>
          <table:table-cell office:value-type="float" office:value="5289003" calcext:value-type="float">
            <text:p>5289003</text:p>
          </table:table-cell>
          <table:table-cell office:value-type="float" office:value="957273" calcext:value-type="float">
            <text:p>957273</text:p>
          </table:table-cell>
          <table:table-cell office:value-type="float" office:value="29" calcext:value-type="float">
            <text:p>29</text:p>
          </table:table-cell>
          <table:table-cell office:value-type="float" office:value="185363" calcext:value-type="float">
            <text:p>185363</text:p>
          </table:table-cell>
          <table:table-cell office:value-type="float" office:value="605909" calcext:value-type="float">
            <text:p>605909</text:p>
          </table:table-cell>
          <table:table-cell office:value-type="float" office:value="1973738" calcext:value-type="float">
            <text:p>1973738</text:p>
          </table:table-cell>
          <table:table-cell office:value-type="float" office:value="10238562" calcext:value-type="float">
            <text:p>10238562</text:p>
          </table:table-cell>
          <table:table-cell office:value-type="float" office:value="33568606" calcext:value-type="float">
            <text:p>33568606</text:p>
          </table:table-cell>
          <table:table-cell table:formula="of:=SUM([.B33:.L33])" office:value-type="float" office:value="30461951" calcext:value-type="float">
            <text:p>30461951</text:p>
          </table:table-cell>
          <table:table-cell table:formula="of:=1000000000/[.N33]" office:value-type="float" office:value="32.8278382431907" calcext:value-type="float">
            <text:p>32.8278382431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62355" calcext:value-type="float">
            <text:p>6262355</text:p>
          </table:table-cell>
          <table:table-cell office:value-type="float" office:value="2780700" calcext:value-type="float">
            <text:p>2780700</text:p>
          </table:table-cell>
          <table:table-cell office:value-type="float" office:value="2174167" calcext:value-type="float">
            <text:p>2174167</text:p>
          </table:table-cell>
          <table:table-cell office:value-type="float" office:value="158" calcext:value-type="float">
            <text:p>158</text:p>
          </table:table-cell>
          <table:table-cell office:value-type="float" office:value="5249498" calcext:value-type="float">
            <text:p>5249498</text:p>
          </table:table-cell>
          <table:table-cell office:value-type="float" office:value="814451" calcext:value-type="float">
            <text:p>814451</text:p>
          </table:table-cell>
          <table:table-cell office:value-type="float" office:value="49" calcext:value-type="float">
            <text:p>49</text:p>
          </table:table-cell>
          <table:table-cell office:value-type="float" office:value="236812" calcext:value-type="float">
            <text:p>236812</text:p>
          </table:table-cell>
          <table:table-cell office:value-type="float" office:value="574417" calcext:value-type="float">
            <text:p>574417</text:p>
          </table:table-cell>
          <table:table-cell office:value-type="float" office:value="1512165" calcext:value-type="float">
            <text:p>1512165</text:p>
          </table:table-cell>
          <table:table-cell office:value-type="float" office:value="10648948" calcext:value-type="float">
            <text:p>10648948</text:p>
          </table:table-cell>
          <table:table-cell office:value-type="float" office:value="33497447" calcext:value-type="float">
            <text:p>33497447</text:p>
          </table:table-cell>
          <table:table-cell table:formula="of:=SUM([.B34:.L34])" office:value-type="float" office:value="30253720" calcext:value-type="float">
            <text:p>30253720</text:p>
          </table:table-cell>
          <table:table-cell table:formula="of:=1000000000/[.N34]" office:value-type="float" office:value="33.0537864434522" calcext:value-type="float">
            <text:p>33.0537864434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97084" calcext:value-type="float">
            <text:p>6997084</text:p>
          </table:table-cell>
          <table:table-cell office:value-type="float" office:value="2077034" calcext:value-type="float">
            <text:p>2077034</text:p>
          </table:table-cell>
          <table:table-cell office:value-type="float" office:value="1969884" calcext:value-type="float">
            <text:p>1969884</text:p>
          </table:table-cell>
          <table:table-cell office:value-type="float" office:value="169" calcext:value-type="float">
            <text:p>169</text:p>
          </table:table-cell>
          <table:table-cell office:value-type="float" office:value="4894733" calcext:value-type="float">
            <text:p>4894733</text:p>
          </table:table-cell>
          <table:table-cell office:value-type="float" office:value="840026" calcext:value-type="float">
            <text:p>840026</text:p>
          </table:table-cell>
          <table:table-cell office:value-type="float" office:value="59" calcext:value-type="float">
            <text:p>59</text:p>
          </table:table-cell>
          <table:table-cell office:value-type="float" office:value="212409" calcext:value-type="float">
            <text:p>212409</text:p>
          </table:table-cell>
          <table:table-cell office:value-type="float" office:value="602813" calcext:value-type="float">
            <text:p>602813</text:p>
          </table:table-cell>
          <table:table-cell office:value-type="float" office:value="1897547" calcext:value-type="float">
            <text:p>1897547</text:p>
          </table:table-cell>
          <table:table-cell office:value-type="float" office:value="11020320" calcext:value-type="float">
            <text:p>11020320</text:p>
          </table:table-cell>
          <table:table-cell office:value-type="float" office:value="33497006" calcext:value-type="float">
            <text:p>33497006</text:p>
          </table:table-cell>
          <table:table-cell table:formula="of:=SUM([.B35:.L35])" office:value-type="float" office:value="30512078" calcext:value-type="float">
            <text:p>30512078</text:p>
          </table:table-cell>
          <table:table-cell table:formula="of:=1000000000/[.N35]" office:value-type="float" office:value="32.7739067788172" calcext:value-type="float">
            <text:p>32.7739067788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40960" calcext:value-type="float">
            <text:p>6740960</text:p>
          </table:table-cell>
          <table:table-cell office:value-type="float" office:value="1807538" calcext:value-type="float">
            <text:p>1807538</text:p>
          </table:table-cell>
          <table:table-cell office:value-type="float" office:value="2031212" calcext:value-type="float">
            <text:p>2031212</text:p>
          </table:table-cell>
          <table:table-cell office:value-type="float" office:value="193" calcext:value-type="float">
            <text:p>193</text:p>
          </table:table-cell>
          <table:table-cell office:value-type="float" office:value="6222920" calcext:value-type="float">
            <text:p>6222920</text:p>
          </table:table-cell>
          <table:table-cell office:value-type="float" office:value="985437" calcext:value-type="float">
            <text:p>985437</text:p>
          </table:table-cell>
          <table:table-cell office:value-type="float" office:value="59" calcext:value-type="float">
            <text:p>59</text:p>
          </table:table-cell>
          <table:table-cell office:value-type="float" office:value="236585" calcext:value-type="float">
            <text:p>236585</text:p>
          </table:table-cell>
          <table:table-cell office:value-type="float" office:value="782208" calcext:value-type="float">
            <text:p>782208</text:p>
          </table:table-cell>
          <table:table-cell office:value-type="float" office:value="1759415" calcext:value-type="float">
            <text:p>1759415</text:p>
          </table:table-cell>
          <table:table-cell office:value-type="float" office:value="10584268" calcext:value-type="float">
            <text:p>10584268</text:p>
          </table:table-cell>
          <table:table-cell office:value-type="float" office:value="33517535" calcext:value-type="float">
            <text:p>33517535</text:p>
          </table:table-cell>
          <table:table-cell table:formula="of:=SUM([.B36:.L36])" office:value-type="float" office:value="31150795" calcext:value-type="float">
            <text:p>31150795</text:p>
          </table:table-cell>
          <table:table-cell table:formula="of:=1000000000/[.N36]" office:value-type="float" office:value="32.1019094376243" calcext:value-type="float">
            <text:p>32.1019094376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5927" calcext:value-type="float">
            <text:p>5245927</text:p>
          </table:table-cell>
          <table:table-cell office:value-type="float" office:value="1404647" calcext:value-type="float">
            <text:p>1404647</text:p>
          </table:table-cell>
          <table:table-cell office:value-type="float" office:value="1673123" calcext:value-type="float">
            <text:p>1673123</text:p>
          </table:table-cell>
          <table:table-cell office:value-type="float" office:value="164" calcext:value-type="float">
            <text:p>164</text:p>
          </table:table-cell>
          <table:table-cell office:value-type="float" office:value="5336580" calcext:value-type="float">
            <text:p>5336580</text:p>
          </table:table-cell>
          <table:table-cell office:value-type="float" office:value="1080383" calcext:value-type="float">
            <text:p>1080383</text:p>
          </table:table-cell>
          <table:table-cell office:value-type="float" office:value="158" calcext:value-type="float">
            <text:p>158</text:p>
          </table:table-cell>
          <table:table-cell office:value-type="float" office:value="285513" calcext:value-type="float">
            <text:p>285513</text:p>
          </table:table-cell>
          <table:table-cell office:value-type="float" office:value="657618" calcext:value-type="float">
            <text:p>657618</text:p>
          </table:table-cell>
          <table:table-cell office:value-type="float" office:value="1605301" calcext:value-type="float">
            <text:p>1605301</text:p>
          </table:table-cell>
          <table:table-cell office:value-type="float" office:value="10606422" calcext:value-type="float">
            <text:p>10606422</text:p>
          </table:table-cell>
          <table:table-cell office:value-type="float" office:value="33495373" calcext:value-type="float">
            <text:p>33495373</text:p>
          </table:table-cell>
          <table:table-cell table:formula="of:=SUM([.B37:.L37])" office:value-type="float" office:value="27895836" calcext:value-type="float">
            <text:p>27895836</text:p>
          </table:table-cell>
          <table:table-cell table:formula="of:=1000000000/[.N37]" office:value-type="float" office:value="35.847644071323" calcext:value-type="float">
            <text:p>35.84764407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6873" calcext:value-type="float">
            <text:p>6026873</text:p>
          </table:table-cell>
          <table:table-cell office:value-type="float" office:value="1778907" calcext:value-type="float">
            <text:p>1778907</text:p>
          </table:table-cell>
          <table:table-cell office:value-type="float" office:value="1750806" calcext:value-type="float">
            <text:p>1750806</text:p>
          </table:table-cell>
          <table:table-cell office:value-type="float" office:value="244" calcext:value-type="float">
            <text:p>244</text:p>
          </table:table-cell>
          <table:table-cell office:value-type="float" office:value="6384133" calcext:value-type="float">
            <text:p>6384133</text:p>
          </table:table-cell>
          <table:table-cell office:value-type="float" office:value="1326861" calcext:value-type="float">
            <text:p>1326861</text:p>
          </table:table-cell>
          <table:table-cell office:value-type="float" office:value="43" calcext:value-type="float">
            <text:p>43</text:p>
          </table:table-cell>
          <table:table-cell office:value-type="float" office:value="245134" calcext:value-type="float">
            <text:p>245134</text:p>
          </table:table-cell>
          <table:table-cell office:value-type="float" office:value="797863" calcext:value-type="float">
            <text:p>797863</text:p>
          </table:table-cell>
          <table:table-cell office:value-type="float" office:value="1556495" calcext:value-type="float">
            <text:p>1556495</text:p>
          </table:table-cell>
          <table:table-cell office:value-type="float" office:value="10556750" calcext:value-type="float">
            <text:p>10556750</text:p>
          </table:table-cell>
          <table:table-cell office:value-type="float" office:value="33551283" calcext:value-type="float">
            <text:p>33551283</text:p>
          </table:table-cell>
          <table:table-cell table:formula="of:=SUM([.B38:.L38])" office:value-type="float" office:value="30424109" calcext:value-type="float">
            <text:p>30424109</text:p>
          </table:table-cell>
          <table:table-cell table:formula="of:=1000000000/[.N38]" office:value-type="float" office:value="32.8686700405918" calcext:value-type="float">
            <text:p>32.8686700405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4419" calcext:value-type="float">
            <text:p>5734419</text:p>
          </table:table-cell>
          <table:table-cell office:value-type="float" office:value="2154361" calcext:value-type="float">
            <text:p>2154361</text:p>
          </table:table-cell>
          <table:table-cell office:value-type="float" office:value="1916254" calcext:value-type="float">
            <text:p>1916254</text:p>
          </table:table-cell>
          <table:table-cell office:value-type="float" office:value="197" calcext:value-type="float">
            <text:p>197</text:p>
          </table:table-cell>
          <table:table-cell office:value-type="float" office:value="5274778" calcext:value-type="float">
            <text:p>5274778</text:p>
          </table:table-cell>
          <table:table-cell office:value-type="float" office:value="915626" calcext:value-type="float">
            <text:p>915626</text:p>
          </table:table-cell>
          <table:table-cell office:value-type="float" office:value="71" calcext:value-type="float">
            <text:p>71</text:p>
          </table:table-cell>
          <table:table-cell office:value-type="float" office:value="235788" calcext:value-type="float">
            <text:p>235788</text:p>
          </table:table-cell>
          <table:table-cell office:value-type="float" office:value="660032" calcext:value-type="float">
            <text:p>660032</text:p>
          </table:table-cell>
          <table:table-cell office:value-type="float" office:value="1588850" calcext:value-type="float">
            <text:p>1588850</text:p>
          </table:table-cell>
          <table:table-cell office:value-type="float" office:value="10847941" calcext:value-type="float">
            <text:p>10847941</text:p>
          </table:table-cell>
          <table:table-cell office:value-type="float" office:value="33499671" calcext:value-type="float">
            <text:p>33499671</text:p>
          </table:table-cell>
          <table:table-cell table:formula="of:=SUM([.B39:.L39])" office:value-type="float" office:value="29328317" calcext:value-type="float">
            <text:p>29328317</text:p>
          </table:table-cell>
          <table:table-cell table:formula="of:=1000000000/[.N39]" office:value-type="float" office:value="34.0967400209156" calcext:value-type="float">
            <text:p>34.0967400209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3333" calcext:value-type="float">
            <text:p>6563333</text:p>
          </table:table-cell>
          <table:table-cell office:value-type="float" office:value="1828495" calcext:value-type="float">
            <text:p>1828495</text:p>
          </table:table-cell>
          <table:table-cell office:value-type="float" office:value="1532509" calcext:value-type="float">
            <text:p>1532509</text:p>
          </table:table-cell>
          <table:table-cell office:value-type="float" office:value="175" calcext:value-type="float">
            <text:p>175</text:p>
          </table:table-cell>
          <table:table-cell office:value-type="float" office:value="5854945" calcext:value-type="float">
            <text:p>5854945</text:p>
          </table:table-cell>
          <table:table-cell office:value-type="float" office:value="966394" calcext:value-type="float">
            <text:p>966394</text:p>
          </table:table-cell>
          <table:table-cell office:value-type="float" office:value="53" calcext:value-type="float">
            <text:p>53</text:p>
          </table:table-cell>
          <table:table-cell office:value-type="float" office:value="247739" calcext:value-type="float">
            <text:p>247739</text:p>
          </table:table-cell>
          <table:table-cell office:value-type="float" office:value="704317" calcext:value-type="float">
            <text:p>704317</text:p>
          </table:table-cell>
          <table:table-cell office:value-type="float" office:value="1632674" calcext:value-type="float">
            <text:p>1632674</text:p>
          </table:table-cell>
          <table:table-cell office:value-type="float" office:value="11084804" calcext:value-type="float">
            <text:p>11084804</text:p>
          </table:table-cell>
          <table:table-cell office:value-type="float" office:value="33533592" calcext:value-type="float">
            <text:p>33533592</text:p>
          </table:table-cell>
          <table:table-cell table:formula="of:=SUM([.B40:.L40])" office:value-type="float" office:value="30415438" calcext:value-type="float">
            <text:p>30415438</text:p>
          </table:table-cell>
          <table:table-cell table:formula="of:=1000000000/[.N40]" office:value-type="float" office:value="32.8780404214465" calcext:value-type="float">
            <text:p>32.8780404214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98556" calcext:value-type="float">
            <text:p>5998556</text:p>
          </table:table-cell>
          <table:table-cell office:value-type="float" office:value="2288277" calcext:value-type="float">
            <text:p>2288277</text:p>
          </table:table-cell>
          <table:table-cell office:value-type="float" office:value="2225874" calcext:value-type="float">
            <text:p>2225874</text:p>
          </table:table-cell>
          <table:table-cell office:value-type="float" office:value="162" calcext:value-type="float">
            <text:p>162</text:p>
          </table:table-cell>
          <table:table-cell office:value-type="float" office:value="5283577" calcext:value-type="float">
            <text:p>5283577</text:p>
          </table:table-cell>
          <table:table-cell office:value-type="float" office:value="935533" calcext:value-type="float">
            <text:p>935533</text:p>
          </table:table-cell>
          <table:table-cell office:value-type="float" office:value="43" calcext:value-type="float">
            <text:p>43</text:p>
          </table:table-cell>
          <table:table-cell office:value-type="float" office:value="240686" calcext:value-type="float">
            <text:p>240686</text:p>
          </table:table-cell>
          <table:table-cell office:value-type="float" office:value="676797" calcext:value-type="float">
            <text:p>676797</text:p>
          </table:table-cell>
          <table:table-cell office:value-type="float" office:value="1767234" calcext:value-type="float">
            <text:p>1767234</text:p>
          </table:table-cell>
          <table:table-cell office:value-type="float" office:value="10408411" calcext:value-type="float">
            <text:p>10408411</text:p>
          </table:table-cell>
          <table:table-cell office:value-type="float" office:value="33479992" calcext:value-type="float">
            <text:p>33479992</text:p>
          </table:table-cell>
          <table:table-cell table:formula="of:=SUM([.B41:.L41])" office:value-type="float" office:value="29825150" calcext:value-type="float">
            <text:p>29825150</text:p>
          </table:table-cell>
          <table:table-cell table:formula="of:=1000000000/[.N41]" office:value-type="float" office:value="33.528750064962" calcext:value-type="float">
            <text:p>33.528750064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6901" calcext:value-type="float">
            <text:p>6536901</text:p>
          </table:table-cell>
          <table:table-cell office:value-type="float" office:value="1956997" calcext:value-type="float">
            <text:p>1956997</text:p>
          </table:table-cell>
          <table:table-cell office:value-type="float" office:value="2216865" calcext:value-type="float">
            <text:p>2216865</text:p>
          </table:table-cell>
          <table:table-cell office:value-type="float" office:value="218" calcext:value-type="float">
            <text:p>218</text:p>
          </table:table-cell>
          <table:table-cell office:value-type="float" office:value="5695984" calcext:value-type="float">
            <text:p>5695984</text:p>
          </table:table-cell>
          <table:table-cell office:value-type="float" office:value="889433" calcext:value-type="float">
            <text:p>889433</text:p>
          </table:table-cell>
          <table:table-cell office:value-type="float" office:value="50" calcext:value-type="float">
            <text:p>50</text:p>
          </table:table-cell>
          <table:table-cell office:value-type="float" office:value="35271267" calcext:value-type="float">
            <text:p>35271267</text:p>
          </table:table-cell>
          <table:table-cell office:value-type="float" office:value="545836" calcext:value-type="float">
            <text:p>545836</text:p>
          </table:table-cell>
          <table:table-cell office:value-type="float" office:value="1542012" calcext:value-type="float">
            <text:p>1542012</text:p>
          </table:table-cell>
          <table:table-cell office:value-type="float" office:value="10135386" calcext:value-type="float">
            <text:p>10135386</text:p>
          </table:table-cell>
          <table:table-cell office:value-type="float" office:value="64870128" calcext:value-type="float">
            <text:p>64870128</text:p>
          </table:table-cell>
          <table:table-cell table:formula="of:=SUM([.B42:.L42])" office:value-type="float" office:value="64790949" calcext:value-type="float">
            <text:p>64790949</text:p>
          </table:table-cell>
          <table:table-cell table:formula="of:=1000000000/[.N42]" office:value-type="float" office:value="15.4342545592286" calcext:value-type="float">
            <text:p>15.4342545592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3832" calcext:value-type="float">
            <text:p>3653832</text:p>
          </table:table-cell>
          <table:table-cell office:value-type="float" office:value="2020539" calcext:value-type="float">
            <text:p>2020539</text:p>
          </table:table-cell>
          <table:table-cell office:value-type="float" office:value="1880571" calcext:value-type="float">
            <text:p>1880571</text:p>
          </table:table-cell>
          <table:table-cell office:value-type="float" office:value="403" calcext:value-type="float">
            <text:p>403</text:p>
          </table:table-cell>
          <table:table-cell office:value-type="float" office:value="7242596" calcext:value-type="float">
            <text:p>7242596</text:p>
          </table:table-cell>
          <table:table-cell office:value-type="float" office:value="814615" calcext:value-type="float">
            <text:p>814615</text:p>
          </table:table-cell>
          <table:table-cell office:value-type="float" office:value="85" calcext:value-type="float">
            <text:p>85</text:p>
          </table:table-cell>
          <table:table-cell office:value-type="float" office:value="67270285" calcext:value-type="float">
            <text:p>67270285</text:p>
          </table:table-cell>
          <table:table-cell office:value-type="float" office:value="1287988" calcext:value-type="float">
            <text:p>1287988</text:p>
          </table:table-cell>
          <table:table-cell office:value-type="float" office:value="2539606" calcext:value-type="float">
            <text:p>2539606</text:p>
          </table:table-cell>
          <table:table-cell office:value-type="float" office:value="10432451" calcext:value-type="float">
            <text:p>10432451</text:p>
          </table:table-cell>
          <table:table-cell office:value-type="float" office:value="97223767" calcext:value-type="float">
            <text:p>97223767</text:p>
          </table:table-cell>
          <table:table-cell table:formula="of:=SUM([.B43:.L43])" office:value-type="float" office:value="97142971" calcext:value-type="float">
            <text:p>97142971</text:p>
          </table:table-cell>
          <table:table-cell table:formula="of:=1000000000/[.N43]" office:value-type="float" office:value="10.2941055817615" calcext:value-type="float">
            <text:p>10.2941055817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2857" calcext:value-type="float">
            <text:p>4692857</text:p>
          </table:table-cell>
          <table:table-cell office:value-type="float" office:value="1585754" calcext:value-type="float">
            <text:p>1585754</text:p>
          </table:table-cell>
          <table:table-cell office:value-type="float" office:value="1787704" calcext:value-type="float">
            <text:p>1787704</text:p>
          </table:table-cell>
          <table:table-cell office:value-type="float" office:value="244" calcext:value-type="float">
            <text:p>244</text:p>
          </table:table-cell>
          <table:table-cell office:value-type="float" office:value="7114964" calcext:value-type="float">
            <text:p>7114964</text:p>
          </table:table-cell>
          <table:table-cell office:value-type="float" office:value="758193" calcext:value-type="float">
            <text:p>758193</text:p>
          </table:table-cell>
          <table:table-cell office:value-type="float" office:value="51" calcext:value-type="float">
            <text:p>51</text:p>
          </table:table-cell>
          <table:table-cell office:value-type="float" office:value="37177865" calcext:value-type="float">
            <text:p>37177865</text:p>
          </table:table-cell>
          <table:table-cell office:value-type="float" office:value="554406" calcext:value-type="float">
            <text:p>554406</text:p>
          </table:table-cell>
          <table:table-cell office:value-type="float" office:value="1404246" calcext:value-type="float">
            <text:p>1404246</text:p>
          </table:table-cell>
          <table:table-cell office:value-type="float" office:value="10243588" calcext:value-type="float">
            <text:p>10243588</text:p>
          </table:table-cell>
          <table:table-cell office:value-type="float" office:value="65394484" calcext:value-type="float">
            <text:p>65394484</text:p>
          </table:table-cell>
          <table:table-cell table:formula="of:=SUM([.B44:.L44])" office:value-type="float" office:value="65319872" calcext:value-type="float">
            <text:p>65319872</text:p>
          </table:table-cell>
          <table:table-cell table:formula="of:=1000000000/[.N44]" office:value-type="float" office:value="15.3092767848657" calcext:value-type="float">
            <text:p>15.3092767848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87621" calcext:value-type="float">
            <text:p>4587621</text:p>
          </table:table-cell>
          <table:table-cell office:value-type="float" office:value="1548368" calcext:value-type="float">
            <text:p>1548368</text:p>
          </table:table-cell>
          <table:table-cell office:value-type="float" office:value="2218995" calcext:value-type="float">
            <text:p>2218995</text:p>
          </table:table-cell>
          <table:table-cell office:value-type="float" office:value="416" calcext:value-type="float">
            <text:p>416</text:p>
          </table:table-cell>
          <table:table-cell office:value-type="float" office:value="5809227" calcext:value-type="float">
            <text:p>5809227</text:p>
          </table:table-cell>
          <table:table-cell office:value-type="float" office:value="703381" calcext:value-type="float">
            <text:p>703381</text:p>
          </table:table-cell>
          <table:table-cell office:value-type="float" office:value="76" calcext:value-type="float">
            <text:p>76</text:p>
          </table:table-cell>
          <table:table-cell office:value-type="float" office:value="40624394" calcext:value-type="float">
            <text:p>40624394</text:p>
          </table:table-cell>
          <table:table-cell office:value-type="float" office:value="987463" calcext:value-type="float">
            <text:p>987463</text:p>
          </table:table-cell>
          <table:table-cell office:value-type="float" office:value="2466871" calcext:value-type="float">
            <text:p>2466871</text:p>
          </table:table-cell>
          <table:table-cell office:value-type="float" office:value="10482185" calcext:value-type="float">
            <text:p>10482185</text:p>
          </table:table-cell>
          <table:table-cell office:value-type="float" office:value="69512127" calcext:value-type="float">
            <text:p>69512127</text:p>
          </table:table-cell>
          <table:table-cell table:formula="of:=SUM([.B45:.L45])" office:value-type="float" office:value="69428997" calcext:value-type="float">
            <text:p>69428997</text:p>
          </table:table-cell>
          <table:table-cell table:formula="of:=1000000000/[.N45]" office:value-type="float" office:value="14.4032038947646" calcext:value-type="float">
            <text:p>14.4032038947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1953" calcext:value-type="float">
            <text:p>5261953</text:p>
          </table:table-cell>
          <table:table-cell office:value-type="float" office:value="2331407" calcext:value-type="float">
            <text:p>2331407</text:p>
          </table:table-cell>
          <table:table-cell office:value-type="float" office:value="1871097" calcext:value-type="float">
            <text:p>1871097</text:p>
          </table:table-cell>
          <table:table-cell office:value-type="float" office:value="419" calcext:value-type="float">
            <text:p>419</text:p>
          </table:table-cell>
          <table:table-cell office:value-type="float" office:value="5195723" calcext:value-type="float">
            <text:p>5195723</text:p>
          </table:table-cell>
          <table:table-cell office:value-type="float" office:value="1057693" calcext:value-type="float">
            <text:p>1057693</text:p>
          </table:table-cell>
          <table:table-cell office:value-type="float" office:value="42" calcext:value-type="float">
            <text:p>42</text:p>
          </table:table-cell>
          <table:table-cell office:value-type="float" office:value="39593604" calcext:value-type="float">
            <text:p>39593604</text:p>
          </table:table-cell>
          <table:table-cell office:value-type="float" office:value="1220005" calcext:value-type="float">
            <text:p>1220005</text:p>
          </table:table-cell>
          <table:table-cell office:value-type="float" office:value="2318097" calcext:value-type="float">
            <text:p>2318097</text:p>
          </table:table-cell>
          <table:table-cell office:value-type="float" office:value="10156908" calcext:value-type="float">
            <text:p>10156908</text:p>
          </table:table-cell>
          <table:table-cell office:value-type="float" office:value="69084750" calcext:value-type="float">
            <text:p>69084750</text:p>
          </table:table-cell>
          <table:table-cell table:formula="of:=SUM([.B46:.L46])" office:value-type="float" office:value="69006948" calcext:value-type="float">
            <text:p>69006948</text:p>
          </table:table-cell>
          <table:table-cell table:formula="of:=1000000000/[.N46]" office:value-type="float" office:value="14.4912944128467" calcext:value-type="float">
            <text:p>14.491294412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3855" calcext:value-type="float">
            <text:p>4853855</text:p>
          </table:table-cell>
          <table:table-cell office:value-type="float" office:value="1666688" calcext:value-type="float">
            <text:p>1666688</text:p>
          </table:table-cell>
          <table:table-cell office:value-type="float" office:value="1840038" calcext:value-type="float">
            <text:p>1840038</text:p>
          </table:table-cell>
          <table:table-cell office:value-type="float" office:value="185" calcext:value-type="float">
            <text:p>185</text:p>
          </table:table-cell>
          <table:table-cell office:value-type="float" office:value="6569597" calcext:value-type="float">
            <text:p>6569597</text:p>
          </table:table-cell>
          <table:table-cell office:value-type="float" office:value="560487" calcext:value-type="float">
            <text:p>560487</text:p>
          </table:table-cell>
          <table:table-cell office:value-type="float" office:value="72" calcext:value-type="float">
            <text:p>72</text:p>
          </table:table-cell>
          <table:table-cell office:value-type="float" office:value="36882601" calcext:value-type="float">
            <text:p>36882601</text:p>
          </table:table-cell>
          <table:table-cell office:value-type="float" office:value="1066957" calcext:value-type="float">
            <text:p>1066957</text:p>
          </table:table-cell>
          <table:table-cell office:value-type="float" office:value="1814165" calcext:value-type="float">
            <text:p>1814165</text:p>
          </table:table-cell>
          <table:table-cell office:value-type="float" office:value="10513969" calcext:value-type="float">
            <text:p>10513969</text:p>
          </table:table-cell>
          <table:table-cell office:value-type="float" office:value="65841142" calcext:value-type="float">
            <text:p>65841142</text:p>
          </table:table-cell>
          <table:table-cell table:formula="of:=SUM([.B47:.L47])" office:value-type="float" office:value="65768614" calcext:value-type="float">
            <text:p>65768614</text:p>
          </table:table-cell>
          <table:table-cell table:formula="of:=1000000000/[.N47]" office:value-type="float" office:value="15.2048209500051" calcext:value-type="float">
            <text:p>15.2048209500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3792" calcext:value-type="float">
            <text:p>5013792</text:p>
          </table:table-cell>
          <table:table-cell office:value-type="float" office:value="1595532" calcext:value-type="float">
            <text:p>1595532</text:p>
          </table:table-cell>
          <table:table-cell office:value-type="float" office:value="1884941" calcext:value-type="float">
            <text:p>1884941</text:p>
          </table:table-cell>
          <table:table-cell office:value-type="float" office:value="187" calcext:value-type="float">
            <text:p>187</text:p>
          </table:table-cell>
          <table:table-cell office:value-type="float" office:value="6541222" calcext:value-type="float">
            <text:p>6541222</text:p>
          </table:table-cell>
          <table:table-cell office:value-type="float" office:value="698717" calcext:value-type="float">
            <text:p>698717</text:p>
          </table:table-cell>
          <table:table-cell office:value-type="float" office:value="94" calcext:value-type="float">
            <text:p>94</text:p>
          </table:table-cell>
          <table:table-cell office:value-type="float" office:value="37319560" calcext:value-type="float">
            <text:p>37319560</text:p>
          </table:table-cell>
          <table:table-cell office:value-type="float" office:value="1164390" calcext:value-type="float">
            <text:p>1164390</text:p>
          </table:table-cell>
          <table:table-cell office:value-type="float" office:value="2648145" calcext:value-type="float">
            <text:p>2648145</text:p>
          </table:table-cell>
          <table:table-cell office:value-type="float" office:value="10484911" calcext:value-type="float">
            <text:p>10484911</text:p>
          </table:table-cell>
          <table:table-cell office:value-type="float" office:value="67423483" calcext:value-type="float">
            <text:p>67423483</text:p>
          </table:table-cell>
          <table:table-cell table:formula="of:=SUM([.B48:.L48])" office:value-type="float" office:value="67351491" calcext:value-type="float">
            <text:p>67351491</text:p>
          </table:table-cell>
          <table:table-cell table:formula="of:=1000000000/[.N48]" office:value-type="float" office:value="14.8474812532361" calcext:value-type="float">
            <text:p>14.8474812532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0525" calcext:value-type="float">
            <text:p>4490525</text:p>
          </table:table-cell>
          <table:table-cell office:value-type="float" office:value="1518298" calcext:value-type="float">
            <text:p>1518298</text:p>
          </table:table-cell>
          <table:table-cell office:value-type="float" office:value="1614708" calcext:value-type="float">
            <text:p>1614708</text:p>
          </table:table-cell>
          <table:table-cell office:value-type="float" office:value="181" calcext:value-type="float">
            <text:p>181</text:p>
          </table:table-cell>
          <table:table-cell office:value-type="float" office:value="5942037" calcext:value-type="float">
            <text:p>5942037</text:p>
          </table:table-cell>
          <table:table-cell office:value-type="float" office:value="702880" calcext:value-type="float">
            <text:p>702880</text:p>
          </table:table-cell>
          <table:table-cell office:value-type="float" office:value="181" calcext:value-type="float">
            <text:p>181</text:p>
          </table:table-cell>
          <table:table-cell office:value-type="float" office:value="40643522" calcext:value-type="float">
            <text:p>40643522</text:p>
          </table:table-cell>
          <table:table-cell office:value-type="float" office:value="1114070" calcext:value-type="float">
            <text:p>1114070</text:p>
          </table:table-cell>
          <table:table-cell office:value-type="float" office:value="2583706" calcext:value-type="float">
            <text:p>2583706</text:p>
          </table:table-cell>
          <table:table-cell office:value-type="float" office:value="11069750" calcext:value-type="float">
            <text:p>11069750</text:p>
          </table:table-cell>
          <table:table-cell office:value-type="float" office:value="69755930" calcext:value-type="float">
            <text:p>69755930</text:p>
          </table:table-cell>
          <table:table-cell table:formula="of:=SUM([.B49:.L49])" office:value-type="float" office:value="69679858" calcext:value-type="float">
            <text:p>69679858</text:p>
          </table:table-cell>
          <table:table-cell table:formula="of:=1000000000/[.N49]" office:value-type="float" office:value="14.3513495679053" calcext:value-type="float">
            <text:p>14.3513495679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6506" calcext:value-type="float">
            <text:p>5626506</text:p>
          </table:table-cell>
          <table:table-cell office:value-type="float" office:value="2234301" calcext:value-type="float">
            <text:p>2234301</text:p>
          </table:table-cell>
          <table:table-cell office:value-type="float" office:value="1530157" calcext:value-type="float">
            <text:p>1530157</text:p>
          </table:table-cell>
          <table:table-cell office:value-type="float" office:value="491" calcext:value-type="float">
            <text:p>491</text:p>
          </table:table-cell>
          <table:table-cell office:value-type="float" office:value="5554645" calcext:value-type="float">
            <text:p>5554645</text:p>
          </table:table-cell>
          <table:table-cell office:value-type="float" office:value="653232" calcext:value-type="float">
            <text:p>653232</text:p>
          </table:table-cell>
          <table:table-cell office:value-type="float" office:value="83" calcext:value-type="float">
            <text:p>83</text:p>
          </table:table-cell>
          <table:table-cell office:value-type="float" office:value="6751423" calcext:value-type="float">
            <text:p>6751423</text:p>
          </table:table-cell>
          <table:table-cell office:value-type="float" office:value="533591" calcext:value-type="float">
            <text:p>533591</text:p>
          </table:table-cell>
          <table:table-cell office:value-type="float" office:value="1393190" calcext:value-type="float">
            <text:p>1393190</text:p>
          </table:table-cell>
          <table:table-cell office:value-type="float" office:value="10666506" calcext:value-type="float">
            <text:p>10666506</text:p>
          </table:table-cell>
          <table:table-cell office:value-type="float" office:value="35020166" calcext:value-type="float">
            <text:p>35020166</text:p>
          </table:table-cell>
          <table:table-cell table:formula="of:=SUM([.B50:.L50])" office:value-type="float" office:value="34944125" calcext:value-type="float">
            <text:p>34944125</text:p>
          </table:table-cell>
          <table:table-cell table:formula="of:=1000000000/[.N50]" office:value-type="float" office:value="28.61711374945" calcext:value-type="float">
            <text:p>28.61711374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17233" calcext:value-type="float">
            <text:p>5817233</text:p>
          </table:table-cell>
          <table:table-cell office:value-type="float" office:value="1533153" calcext:value-type="float">
            <text:p>1533153</text:p>
          </table:table-cell>
          <table:table-cell office:value-type="float" office:value="1830568" calcext:value-type="float">
            <text:p>1830568</text:p>
          </table:table-cell>
          <table:table-cell office:value-type="float" office:value="376" calcext:value-type="float">
            <text:p>376</text:p>
          </table:table-cell>
          <table:table-cell office:value-type="float" office:value="6910343" calcext:value-type="float">
            <text:p>6910343</text:p>
          </table:table-cell>
          <table:table-cell office:value-type="float" office:value="831138" calcext:value-type="float">
            <text:p>831138</text:p>
          </table:table-cell>
          <table:table-cell office:value-type="float" office:value="67" calcext:value-type="float">
            <text:p>67</text:p>
          </table:table-cell>
          <table:table-cell office:value-type="float" office:value="41131586" calcext:value-type="float">
            <text:p>41131586</text:p>
          </table:table-cell>
          <table:table-cell office:value-type="float" office:value="990818" calcext:value-type="float">
            <text:p>990818</text:p>
          </table:table-cell>
          <table:table-cell office:value-type="float" office:value="2469756" calcext:value-type="float">
            <text:p>2469756</text:p>
          </table:table-cell>
          <table:table-cell office:value-type="float" office:value="10760455" calcext:value-type="float">
            <text:p>10760455</text:p>
          </table:table-cell>
          <table:table-cell office:value-type="float" office:value="72354296" calcext:value-type="float">
            <text:p>72354296</text:p>
          </table:table-cell>
          <table:table-cell table:formula="of:=SUM([.B51:.L51])" office:value-type="float" office:value="72275493" calcext:value-type="float">
            <text:p>72275493</text:p>
          </table:table-cell>
          <table:table-cell table:formula="of:=1000000000/[.N51]" office:value-type="float" office:value="13.8359485143879" calcext:value-type="float">
            <text:p>13.8359485143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8622" calcext:value-type="float">
            <text:p>6228622</text:p>
          </table:table-cell>
          <table:table-cell office:value-type="float" office:value="1817478" calcext:value-type="float">
            <text:p>1817478</text:p>
          </table:table-cell>
          <table:table-cell office:value-type="float" office:value="2730132" calcext:value-type="float">
            <text:p>2730132</text:p>
          </table:table-cell>
          <table:table-cell office:value-type="float" office:value="183" calcext:value-type="float">
            <text:p>183</text:p>
          </table:table-cell>
          <table:table-cell office:value-type="float" office:value="5875583" calcext:value-type="float">
            <text:p>5875583</text:p>
          </table:table-cell>
          <table:table-cell office:value-type="float" office:value="1108978" calcext:value-type="float">
            <text:p>1108978</text:p>
          </table:table-cell>
          <table:table-cell office:value-type="float" office:value="38" calcext:value-type="float">
            <text:p>38</text:p>
          </table:table-cell>
          <table:table-cell office:value-type="float" office:value="220642" calcext:value-type="float">
            <text:p>220642</text:p>
          </table:table-cell>
          <table:table-cell office:value-type="float" office:value="681932" calcext:value-type="float">
            <text:p>681932</text:p>
          </table:table-cell>
          <table:table-cell office:value-type="float" office:value="1674092" calcext:value-type="float">
            <text:p>1674092</text:p>
          </table:table-cell>
          <table:table-cell office:value-type="float" office:value="11045496" calcext:value-type="float">
            <text:p>11045496</text:p>
          </table:table-cell>
          <table:table-cell office:value-type="float" office:value="33489996" calcext:value-type="float">
            <text:p>33489996</text:p>
          </table:table-cell>
          <table:table-cell table:formula="of:=SUM([.B52:.L52])" office:value-type="float" office:value="31383176" calcext:value-type="float">
            <text:p>31383176</text:p>
          </table:table-cell>
          <table:table-cell table:formula="of:=1000000000/[.N52]" office:value-type="float" office:value="31.8642064780187" calcext:value-type="float">
            <text:p>31.8642064780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13848" calcext:value-type="float">
            <text:p>5713848</text:p>
          </table:table-cell>
          <table:table-cell office:value-type="float" office:value="1878870" calcext:value-type="float">
            <text:p>1878870</text:p>
          </table:table-cell>
          <table:table-cell office:value-type="float" office:value="3133958" calcext:value-type="float">
            <text:p>3133958</text:p>
          </table:table-cell>
          <table:table-cell office:value-type="float" office:value="195" calcext:value-type="float">
            <text:p>195</text:p>
          </table:table-cell>
          <table:table-cell office:value-type="float" office:value="4984440" calcext:value-type="float">
            <text:p>4984440</text:p>
          </table:table-cell>
          <table:table-cell office:value-type="float" office:value="803652" calcext:value-type="float">
            <text:p>803652</text:p>
          </table:table-cell>
          <table:table-cell office:value-type="float" office:value="41" calcext:value-type="float">
            <text:p>41</text:p>
          </table:table-cell>
          <table:table-cell office:value-type="float" office:value="250601" calcext:value-type="float">
            <text:p>250601</text:p>
          </table:table-cell>
          <table:table-cell office:value-type="float" office:value="623951" calcext:value-type="float">
            <text:p>623951</text:p>
          </table:table-cell>
          <table:table-cell office:value-type="float" office:value="1839299" calcext:value-type="float">
            <text:p>1839299</text:p>
          </table:table-cell>
          <table:table-cell office:value-type="float" office:value="10743848" calcext:value-type="float">
            <text:p>10743848</text:p>
          </table:table-cell>
          <table:table-cell office:value-type="float" office:value="33504182" calcext:value-type="float">
            <text:p>33504182</text:p>
          </table:table-cell>
          <table:table-cell table:formula="of:=SUM([.B53:.L53])" office:value-type="float" office:value="29972703" calcext:value-type="float">
            <text:p>29972703</text:p>
          </table:table-cell>
          <table:table-cell table:formula="of:=1000000000/[.N53]" office:value-type="float" office:value="33.363690955734" calcext:value-type="float">
            <text:p>33.363690955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4806" calcext:value-type="float">
            <text:p>4374806</text:p>
          </table:table-cell>
          <table:table-cell office:value-type="float" office:value="1846103" calcext:value-type="float">
            <text:p>1846103</text:p>
          </table:table-cell>
          <table:table-cell office:value-type="float" office:value="1751608" calcext:value-type="float">
            <text:p>1751608</text:p>
          </table:table-cell>
          <table:table-cell office:value-type="float" office:value="192" calcext:value-type="float">
            <text:p>192</text:p>
          </table:table-cell>
          <table:table-cell office:value-type="float" office:value="6660841" calcext:value-type="float">
            <text:p>6660841</text:p>
          </table:table-cell>
          <table:table-cell office:value-type="float" office:value="1264083" calcext:value-type="float">
            <text:p>1264083</text:p>
          </table:table-cell>
          <table:table-cell office:value-type="float" office:value="43" calcext:value-type="float">
            <text:p>43</text:p>
          </table:table-cell>
          <table:table-cell office:value-type="float" office:value="243567" calcext:value-type="float">
            <text:p>243567</text:p>
          </table:table-cell>
          <table:table-cell office:value-type="float" office:value="853339" calcext:value-type="float">
            <text:p>853339</text:p>
          </table:table-cell>
          <table:table-cell office:value-type="float" office:value="1367530" calcext:value-type="float">
            <text:p>1367530</text:p>
          </table:table-cell>
          <table:table-cell office:value-type="float" office:value="10859801" calcext:value-type="float">
            <text:p>10859801</text:p>
          </table:table-cell>
          <table:table-cell office:value-type="float" office:value="33487433" calcext:value-type="float">
            <text:p>33487433</text:p>
          </table:table-cell>
          <table:table-cell table:formula="of:=SUM([.B54:.L54])" office:value-type="float" office:value="29221913" calcext:value-type="float">
            <text:p>29221913</text:p>
          </table:table-cell>
          <table:table-cell table:formula="of:=1000000000/[.N54]" office:value-type="float" office:value="34.2208944363088" calcext:value-type="float">
            <text:p>34.2208944363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93145" calcext:value-type="float">
            <text:p>5293145</text:p>
          </table:table-cell>
          <table:table-cell office:value-type="float" office:value="1911357" calcext:value-type="float">
            <text:p>1911357</text:p>
          </table:table-cell>
          <table:table-cell office:value-type="float" office:value="1602578" calcext:value-type="float">
            <text:p>1602578</text:p>
          </table:table-cell>
          <table:table-cell office:value-type="float" office:value="209" calcext:value-type="float">
            <text:p>209</text:p>
          </table:table-cell>
          <table:table-cell office:value-type="float" office:value="5758483" calcext:value-type="float">
            <text:p>5758483</text:p>
          </table:table-cell>
          <table:table-cell office:value-type="float" office:value="947540" calcext:value-type="float">
            <text:p>947540</text:p>
          </table:table-cell>
          <table:table-cell office:value-type="float" office:value="58" calcext:value-type="float">
            <text:p>58</text:p>
          </table:table-cell>
          <table:table-cell office:value-type="float" office:value="333145" calcext:value-type="float">
            <text:p>333145</text:p>
          </table:table-cell>
          <table:table-cell office:value-type="float" office:value="1062015" calcext:value-type="float">
            <text:p>1062015</text:p>
          </table:table-cell>
          <table:table-cell office:value-type="float" office:value="2059975" calcext:value-type="float">
            <text:p>2059975</text:p>
          </table:table-cell>
          <table:table-cell office:value-type="float" office:value="10870052" calcext:value-type="float">
            <text:p>10870052</text:p>
          </table:table-cell>
          <table:table-cell office:value-type="float" office:value="33487002" calcext:value-type="float">
            <text:p>33487002</text:p>
          </table:table-cell>
          <table:table-cell table:formula="of:=SUM([.B55:.L55])" office:value-type="float" office:value="29838557" calcext:value-type="float">
            <text:p>29838557</text:p>
          </table:table-cell>
          <table:table-cell table:formula="of:=1000000000/[.N55]" office:value-type="float" office:value="33.5136849948877" calcext:value-type="float">
            <text:p>33.5136849948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2717" calcext:value-type="float">
            <text:p>6252717</text:p>
          </table:table-cell>
          <table:table-cell office:value-type="float" office:value="1735854" calcext:value-type="float">
            <text:p>1735854</text:p>
          </table:table-cell>
          <table:table-cell office:value-type="float" office:value="2413907" calcext:value-type="float">
            <text:p>2413907</text:p>
          </table:table-cell>
          <table:table-cell office:value-type="float" office:value="195" calcext:value-type="float">
            <text:p>195</text:p>
          </table:table-cell>
          <table:table-cell office:value-type="float" office:value="5579045" calcext:value-type="float">
            <text:p>5579045</text:p>
          </table:table-cell>
          <table:table-cell office:value-type="float" office:value="1089447" calcext:value-type="float">
            <text:p>1089447</text:p>
          </table:table-cell>
          <table:table-cell office:value-type="float" office:value="34" calcext:value-type="float">
            <text:p>34</text:p>
          </table:table-cell>
          <table:table-cell office:value-type="float" office:value="209023" calcext:value-type="float">
            <text:p>209023</text:p>
          </table:table-cell>
          <table:table-cell office:value-type="float" office:value="647381" calcext:value-type="float">
            <text:p>647381</text:p>
          </table:table-cell>
          <table:table-cell office:value-type="float" office:value="1544566" calcext:value-type="float">
            <text:p>1544566</text:p>
          </table:table-cell>
          <table:table-cell office:value-type="float" office:value="10791463" calcext:value-type="float">
            <text:p>10791463</text:p>
          </table:table-cell>
          <table:table-cell office:value-type="float" office:value="33490645" calcext:value-type="float">
            <text:p>33490645</text:p>
          </table:table-cell>
          <table:table-cell table:formula="of:=SUM([.B56:.L56])" office:value-type="float" office:value="30263632" calcext:value-type="float">
            <text:p>30263632</text:p>
          </table:table-cell>
          <table:table-cell table:formula="of:=1000000000/[.N56]" office:value-type="float" office:value="33.0429606069754" calcext:value-type="float">
            <text:p>33.0429606069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1094" calcext:value-type="float">
            <text:p>6331094</text:p>
          </table:table-cell>
          <table:table-cell office:value-type="float" office:value="3899136" calcext:value-type="float">
            <text:p>3899136</text:p>
          </table:table-cell>
          <table:table-cell office:value-type="float" office:value="1462821" calcext:value-type="float">
            <text:p>1462821</text:p>
          </table:table-cell>
          <table:table-cell office:value-type="float" office:value="165" calcext:value-type="float">
            <text:p>165</text:p>
          </table:table-cell>
          <table:table-cell office:value-type="float" office:value="5557088" calcext:value-type="float">
            <text:p>5557088</text:p>
          </table:table-cell>
          <table:table-cell office:value-type="float" office:value="1050324" calcext:value-type="float">
            <text:p>1050324</text:p>
          </table:table-cell>
          <table:table-cell office:value-type="float" office:value="34" calcext:value-type="float">
            <text:p>34</text:p>
          </table:table-cell>
          <table:table-cell office:value-type="float" office:value="207414" calcext:value-type="float">
            <text:p>207414</text:p>
          </table:table-cell>
          <table:table-cell office:value-type="float" office:value="663705" calcext:value-type="float">
            <text:p>663705</text:p>
          </table:table-cell>
          <table:table-cell office:value-type="float" office:value="1585092" calcext:value-type="float">
            <text:p>1585092</text:p>
          </table:table-cell>
          <table:table-cell office:value-type="float" office:value="10715028" calcext:value-type="float">
            <text:p>10715028</text:p>
          </table:table-cell>
          <table:table-cell office:value-type="float" office:value="33489601" calcext:value-type="float">
            <text:p>33489601</text:p>
          </table:table-cell>
          <table:table-cell table:formula="of:=SUM([.B57:.L57])" office:value-type="float" office:value="31471901" calcext:value-type="float">
            <text:p>31471901</text:p>
          </table:table-cell>
          <table:table-cell table:formula="of:=1000000000/[.N57]" office:value-type="float" office:value="31.774375497686" calcext:value-type="float">
            <text:p>31.774375497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8318" calcext:value-type="float">
            <text:p>5758318</text:p>
          </table:table-cell>
          <table:table-cell office:value-type="float" office:value="3001710" calcext:value-type="float">
            <text:p>3001710</text:p>
          </table:table-cell>
          <table:table-cell office:value-type="float" office:value="2245145" calcext:value-type="float">
            <text:p>2245145</text:p>
          </table:table-cell>
          <table:table-cell office:value-type="float" office:value="182" calcext:value-type="float">
            <text:p>182</text:p>
          </table:table-cell>
          <table:table-cell office:value-type="float" office:value="5170801" calcext:value-type="float">
            <text:p>5170801</text:p>
          </table:table-cell>
          <table:table-cell office:value-type="float" office:value="1017692" calcext:value-type="float">
            <text:p>1017692</text:p>
          </table:table-cell>
          <table:table-cell office:value-type="float" office:value="35" calcext:value-type="float">
            <text:p>35</text:p>
          </table:table-cell>
          <table:table-cell office:value-type="float" office:value="196965" calcext:value-type="float">
            <text:p>196965</text:p>
          </table:table-cell>
          <table:table-cell office:value-type="float" office:value="625863" calcext:value-type="float">
            <text:p>625863</text:p>
          </table:table-cell>
          <table:table-cell office:value-type="float" office:value="1509552" calcext:value-type="float">
            <text:p>1509552</text:p>
          </table:table-cell>
          <table:table-cell office:value-type="float" office:value="10753084" calcext:value-type="float">
            <text:p>10753084</text:p>
          </table:table-cell>
          <table:table-cell office:value-type="float" office:value="33544168" calcext:value-type="float">
            <text:p>33544168</text:p>
          </table:table-cell>
          <table:table-cell table:formula="of:=SUM([.B58:.L58])" office:value-type="float" office:value="30279347" calcext:value-type="float">
            <text:p>30279347</text:p>
          </table:table-cell>
          <table:table-cell table:formula="of:=1000000000/[.N58]" office:value-type="float" office:value="33.0258112897877" calcext:value-type="float">
            <text:p>33.0258112897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3985" calcext:value-type="float">
            <text:p>6003985</text:p>
          </table:table-cell>
          <table:table-cell office:value-type="float" office:value="1558358" calcext:value-type="float">
            <text:p>1558358</text:p>
          </table:table-cell>
          <table:table-cell office:value-type="float" office:value="2491521" calcext:value-type="float">
            <text:p>2491521</text:p>
          </table:table-cell>
          <table:table-cell office:value-type="float" office:value="214" calcext:value-type="float">
            <text:p>214</text:p>
          </table:table-cell>
          <table:table-cell office:value-type="float" office:value="5986273" calcext:value-type="float">
            <text:p>5986273</text:p>
          </table:table-cell>
          <table:table-cell office:value-type="float" office:value="780262" calcext:value-type="float">
            <text:p>780262</text:p>
          </table:table-cell>
          <table:table-cell office:value-type="float" office:value="62" calcext:value-type="float">
            <text:p>62</text:p>
          </table:table-cell>
          <table:table-cell office:value-type="float" office:value="218989" calcext:value-type="float">
            <text:p>218989</text:p>
          </table:table-cell>
          <table:table-cell office:value-type="float" office:value="553122" calcext:value-type="float">
            <text:p>553122</text:p>
          </table:table-cell>
          <table:table-cell office:value-type="float" office:value="1349036" calcext:value-type="float">
            <text:p>1349036</text:p>
          </table:table-cell>
          <table:table-cell office:value-type="float" office:value="10717500" calcext:value-type="float">
            <text:p>10717500</text:p>
          </table:table-cell>
          <table:table-cell office:value-type="float" office:value="33457075" calcext:value-type="float">
            <text:p>33457075</text:p>
          </table:table-cell>
          <table:table-cell table:formula="of:=SUM([.B59:.L59])" office:value-type="float" office:value="29659322" calcext:value-type="float">
            <text:p>29659322</text:p>
          </table:table-cell>
          <table:table-cell table:formula="of:=1000000000/[.N59]" office:value-type="float" office:value="33.7162123935267" calcext:value-type="float">
            <text:p>33.7162123935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4506" calcext:value-type="float">
            <text:p>4644506</text:p>
          </table:table-cell>
          <table:table-cell office:value-type="float" office:value="1631974" calcext:value-type="float">
            <text:p>1631974</text:p>
          </table:table-cell>
          <table:table-cell office:value-type="float" office:value="1774430" calcext:value-type="float">
            <text:p>1774430</text:p>
          </table:table-cell>
          <table:table-cell office:value-type="float" office:value="171" calcext:value-type="float">
            <text:p>171</text:p>
          </table:table-cell>
          <table:table-cell office:value-type="float" office:value="6156375" calcext:value-type="float">
            <text:p>6156375</text:p>
          </table:table-cell>
          <table:table-cell office:value-type="float" office:value="892877" calcext:value-type="float">
            <text:p>892877</text:p>
          </table:table-cell>
          <table:table-cell office:value-type="float" office:value="52" calcext:value-type="float">
            <text:p>52</text:p>
          </table:table-cell>
          <table:table-cell office:value-type="float" office:value="281393" calcext:value-type="float">
            <text:p>281393</text:p>
          </table:table-cell>
          <table:table-cell office:value-type="float" office:value="696887" calcext:value-type="float">
            <text:p>696887</text:p>
          </table:table-cell>
          <table:table-cell office:value-type="float" office:value="1636331" calcext:value-type="float">
            <text:p>1636331</text:p>
          </table:table-cell>
          <table:table-cell office:value-type="float" office:value="10931277" calcext:value-type="float">
            <text:p>10931277</text:p>
          </table:table-cell>
          <table:table-cell office:value-type="float" office:value="33514654" calcext:value-type="float">
            <text:p>33514654</text:p>
          </table:table-cell>
          <table:table-cell table:formula="of:=SUM([.B60:.L60])" office:value-type="float" office:value="28646273" calcext:value-type="float">
            <text:p>28646273</text:p>
          </table:table-cell>
          <table:table-cell table:formula="of:=1000000000/[.N60]" office:value-type="float" office:value="34.9085551198929" calcext:value-type="float">
            <text:p>34.90855511989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8268" calcext:value-type="float">
            <text:p>5638268</text:p>
          </table:table-cell>
          <table:table-cell office:value-type="float" office:value="1785964" calcext:value-type="float">
            <text:p>1785964</text:p>
          </table:table-cell>
          <table:table-cell office:value-type="float" office:value="2729438" calcext:value-type="float">
            <text:p>2729438</text:p>
          </table:table-cell>
          <table:table-cell office:value-type="float" office:value="215" calcext:value-type="float">
            <text:p>215</text:p>
          </table:table-cell>
          <table:table-cell office:value-type="float" office:value="5020189" calcext:value-type="float">
            <text:p>5020189</text:p>
          </table:table-cell>
          <table:table-cell office:value-type="float" office:value="959023" calcext:value-type="float">
            <text:p>959023</text:p>
          </table:table-cell>
          <table:table-cell office:value-type="float" office:value="33" calcext:value-type="float">
            <text:p>33</text:p>
          </table:table-cell>
          <table:table-cell office:value-type="float" office:value="187663" calcext:value-type="float">
            <text:p>187663</text:p>
          </table:table-cell>
          <table:table-cell office:value-type="float" office:value="573627" calcext:value-type="float">
            <text:p>573627</text:p>
          </table:table-cell>
          <table:table-cell office:value-type="float" office:value="1427366" calcext:value-type="float">
            <text:p>1427366</text:p>
          </table:table-cell>
          <table:table-cell office:value-type="float" office:value="10750900" calcext:value-type="float">
            <text:p>10750900</text:p>
          </table:table-cell>
          <table:table-cell office:value-type="float" office:value="33583283" calcext:value-type="float">
            <text:p>33583283</text:p>
          </table:table-cell>
          <table:table-cell table:formula="of:=SUM([.B61:.L61])" office:value-type="float" office:value="29072686" calcext:value-type="float">
            <text:p>29072686</text:p>
          </table:table-cell>
          <table:table-cell table:formula="of:=1000000000/[.N61]" office:value-type="float" office:value="34.3965466417516" calcext:value-type="float">
            <text:p>34.3965466417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6563" calcext:value-type="float">
            <text:p>6436563</text:p>
          </table:table-cell>
          <table:table-cell office:value-type="float" office:value="3479063" calcext:value-type="float">
            <text:p>3479063</text:p>
          </table:table-cell>
          <table:table-cell office:value-type="float" office:value="2089723" calcext:value-type="float">
            <text:p>2089723</text:p>
          </table:table-cell>
          <table:table-cell office:value-type="float" office:value="203" calcext:value-type="float">
            <text:p>203</text:p>
          </table:table-cell>
          <table:table-cell office:value-type="float" office:value="4978794" calcext:value-type="float">
            <text:p>4978794</text:p>
          </table:table-cell>
          <table:table-cell office:value-type="float" office:value="923026" calcext:value-type="float">
            <text:p>923026</text:p>
          </table:table-cell>
          <table:table-cell office:value-type="float" office:value="30" calcext:value-type="float">
            <text:p>30</text:p>
          </table:table-cell>
          <table:table-cell office:value-type="float" office:value="179215" calcext:value-type="float">
            <text:p>179215</text:p>
          </table:table-cell>
          <table:table-cell office:value-type="float" office:value="543812" calcext:value-type="float">
            <text:p>543812</text:p>
          </table:table-cell>
          <table:table-cell office:value-type="float" office:value="1341934" calcext:value-type="float">
            <text:p>1341934</text:p>
          </table:table-cell>
          <table:table-cell office:value-type="float" office:value="10786699" calcext:value-type="float">
            <text:p>10786699</text:p>
          </table:table-cell>
          <table:table-cell office:value-type="float" office:value="33484409" calcext:value-type="float">
            <text:p>33484409</text:p>
          </table:table-cell>
          <table:table-cell table:formula="of:=SUM([.B62:.L62])" office:value-type="float" office:value="30759062" calcext:value-type="float">
            <text:p>30759062</text:p>
          </table:table-cell>
          <table:table-cell table:formula="of:=1000000000/[.N62]" office:value-type="float" office:value="32.5107443133344" calcext:value-type="float">
            <text:p>32.5107443133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1847" calcext:value-type="float">
            <text:p>4091847</text:p>
          </table:table-cell>
          <table:table-cell office:value-type="float" office:value="1802966" calcext:value-type="float">
            <text:p>1802966</text:p>
          </table:table-cell>
          <table:table-cell office:value-type="float" office:value="2663784" calcext:value-type="float">
            <text:p>2663784</text:p>
          </table:table-cell>
          <table:table-cell office:value-type="float" office:value="225" calcext:value-type="float">
            <text:p>225</text:p>
          </table:table-cell>
          <table:table-cell office:value-type="float" office:value="7291951" calcext:value-type="float">
            <text:p>7291951</text:p>
          </table:table-cell>
          <table:table-cell office:value-type="float" office:value="738031" calcext:value-type="float">
            <text:p>738031</text:p>
          </table:table-cell>
          <table:table-cell office:value-type="float" office:value="42" calcext:value-type="float">
            <text:p>42</text:p>
          </table:table-cell>
          <table:table-cell office:value-type="float" office:value="234981" calcext:value-type="float">
            <text:p>234981</text:p>
          </table:table-cell>
          <table:table-cell office:value-type="float" office:value="540851" calcext:value-type="float">
            <text:p>540851</text:p>
          </table:table-cell>
          <table:table-cell office:value-type="float" office:value="1344190" calcext:value-type="float">
            <text:p>1344190</text:p>
          </table:table-cell>
          <table:table-cell office:value-type="float" office:value="10760391" calcext:value-type="float">
            <text:p>10760391</text:p>
          </table:table-cell>
          <table:table-cell office:value-type="float" office:value="33532751" calcext:value-type="float">
            <text:p>33532751</text:p>
          </table:table-cell>
          <table:table-cell table:formula="of:=SUM([.B63:.L63])" office:value-type="float" office:value="29469259" calcext:value-type="float">
            <text:p>29469259</text:p>
          </table:table-cell>
          <table:table-cell table:formula="of:=1000000000/[.N63]" office:value-type="float" office:value="33.933666265582" calcext:value-type="float">
            <text:p>33.933666265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1068" calcext:value-type="float">
            <text:p>6141068</text:p>
          </table:table-cell>
          <table:table-cell office:value-type="float" office:value="1595862" calcext:value-type="float">
            <text:p>1595862</text:p>
          </table:table-cell>
          <table:table-cell office:value-type="float" office:value="2626750" calcext:value-type="float">
            <text:p>2626750</text:p>
          </table:table-cell>
          <table:table-cell office:value-type="float" office:value="295" calcext:value-type="float">
            <text:p>295</text:p>
          </table:table-cell>
          <table:table-cell office:value-type="float" office:value="5223151" calcext:value-type="float">
            <text:p>5223151</text:p>
          </table:table-cell>
          <table:table-cell office:value-type="float" office:value="978066" calcext:value-type="float">
            <text:p>978066</text:p>
          </table:table-cell>
          <table:table-cell office:value-type="float" office:value="34" calcext:value-type="float">
            <text:p>34</text:p>
          </table:table-cell>
          <table:table-cell office:value-type="float" office:value="195820" calcext:value-type="float">
            <text:p>195820</text:p>
          </table:table-cell>
          <table:table-cell office:value-type="float" office:value="600311" calcext:value-type="float">
            <text:p>600311</text:p>
          </table:table-cell>
          <table:table-cell office:value-type="float" office:value="1536911" calcext:value-type="float">
            <text:p>1536911</text:p>
          </table:table-cell>
          <table:table-cell office:value-type="float" office:value="11045703" calcext:value-type="float">
            <text:p>11045703</text:p>
          </table:table-cell>
          <table:table-cell office:value-type="float" office:value="33553656" calcext:value-type="float">
            <text:p>33553656</text:p>
          </table:table-cell>
          <table:table-cell table:formula="of:=SUM([.B64:.L64])" office:value-type="float" office:value="29943971" calcext:value-type="float">
            <text:p>29943971</text:p>
          </table:table-cell>
          <table:table-cell table:formula="of:=1000000000/[.N64]" office:value-type="float" office:value="33.3957042638066" calcext:value-type="float">
            <text:p>33.3957042638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06497" calcext:value-type="float">
            <text:p>6906497</text:p>
          </table:table-cell>
          <table:table-cell office:value-type="float" office:value="3047686" calcext:value-type="float">
            <text:p>3047686</text:p>
          </table:table-cell>
          <table:table-cell office:value-type="float" office:value="1730480" calcext:value-type="float">
            <text:p>1730480</text:p>
          </table:table-cell>
          <table:table-cell office:value-type="float" office:value="149" calcext:value-type="float">
            <text:p>149</text:p>
          </table:table-cell>
          <table:table-cell office:value-type="float" office:value="4577447" calcext:value-type="float">
            <text:p>4577447</text:p>
          </table:table-cell>
          <table:table-cell office:value-type="float" office:value="713940" calcext:value-type="float">
            <text:p>713940</text:p>
          </table:table-cell>
          <table:table-cell office:value-type="float" office:value="42" calcext:value-type="float">
            <text:p>42</text:p>
          </table:table-cell>
          <table:table-cell office:value-type="float" office:value="188639" calcext:value-type="float">
            <text:p>188639</text:p>
          </table:table-cell>
          <table:table-cell office:value-type="float" office:value="620542" calcext:value-type="float">
            <text:p>620542</text:p>
          </table:table-cell>
          <table:table-cell office:value-type="float" office:value="1374334" calcext:value-type="float">
            <text:p>1374334</text:p>
          </table:table-cell>
          <table:table-cell office:value-type="float" office:value="10745981" calcext:value-type="float">
            <text:p>10745981</text:p>
          </table:table-cell>
          <table:table-cell office:value-type="float" office:value="33507073" calcext:value-type="float">
            <text:p>33507073</text:p>
          </table:table-cell>
          <table:table-cell table:formula="of:=SUM([.B65:.L65])" office:value-type="float" office:value="29905737" calcext:value-type="float">
            <text:p>29905737</text:p>
          </table:table-cell>
          <table:table-cell table:formula="of:=1000000000/[.N65]" office:value-type="float" office:value="33.438400130383" calcext:value-type="float">
            <text:p>33.438400130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5141" calcext:value-type="float">
            <text:p>4385141</text:p>
          </table:table-cell>
          <table:table-cell office:value-type="float" office:value="1752715" calcext:value-type="float">
            <text:p>1752715</text:p>
          </table:table-cell>
          <table:table-cell office:value-type="float" office:value="2043974" calcext:value-type="float">
            <text:p>2043974</text:p>
          </table:table-cell>
          <table:table-cell office:value-type="float" office:value="196" calcext:value-type="float">
            <text:p>196</text:p>
          </table:table-cell>
          <table:table-cell office:value-type="float" office:value="7306206" calcext:value-type="float">
            <text:p>7306206</text:p>
          </table:table-cell>
          <table:table-cell office:value-type="float" office:value="966961" calcext:value-type="float">
            <text:p>966961</text:p>
          </table:table-cell>
          <table:table-cell office:value-type="float" office:value="30" calcext:value-type="float">
            <text:p>30</text:p>
          </table:table-cell>
          <table:table-cell office:value-type="float" office:value="182564" calcext:value-type="float">
            <text:p>182564</text:p>
          </table:table-cell>
          <table:table-cell office:value-type="float" office:value="553391" calcext:value-type="float">
            <text:p>553391</text:p>
          </table:table-cell>
          <table:table-cell office:value-type="float" office:value="1388254" calcext:value-type="float">
            <text:p>1388254</text:p>
          </table:table-cell>
          <table:table-cell office:value-type="float" office:value="10588021" calcext:value-type="float">
            <text:p>10588021</text:p>
          </table:table-cell>
          <table:table-cell office:value-type="float" office:value="33521972" calcext:value-type="float">
            <text:p>33521972</text:p>
          </table:table-cell>
          <table:table-cell table:formula="of:=SUM([.B66:.L66])" office:value-type="float" office:value="29167453" calcext:value-type="float">
            <text:p>29167453</text:p>
          </table:table-cell>
          <table:table-cell table:formula="of:=1000000000/[.N66]" office:value-type="float" office:value="34.2847899677768" calcext:value-type="float">
            <text:p>34.2847899677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62175" calcext:value-type="float">
            <text:p>4562175</text:p>
          </table:table-cell>
          <table:table-cell office:value-type="float" office:value="1560195" calcext:value-type="float">
            <text:p>1560195</text:p>
          </table:table-cell>
          <table:table-cell office:value-type="float" office:value="1738136" calcext:value-type="float">
            <text:p>1738136</text:p>
          </table:table-cell>
          <table:table-cell office:value-type="float" office:value="305" calcext:value-type="float">
            <text:p>305</text:p>
          </table:table-cell>
          <table:table-cell office:value-type="float" office:value="6966987" calcext:value-type="float">
            <text:p>6966987</text:p>
          </table:table-cell>
          <table:table-cell office:value-type="float" office:value="1259874" calcext:value-type="float">
            <text:p>1259874</text:p>
          </table:table-cell>
          <table:table-cell office:value-type="float" office:value="43" calcext:value-type="float">
            <text:p>43</text:p>
          </table:table-cell>
          <table:table-cell office:value-type="float" office:value="240835" calcext:value-type="float">
            <text:p>240835</text:p>
          </table:table-cell>
          <table:table-cell office:value-type="float" office:value="854292" calcext:value-type="float">
            <text:p>854292</text:p>
          </table:table-cell>
          <table:table-cell office:value-type="float" office:value="1391936" calcext:value-type="float">
            <text:p>1391936</text:p>
          </table:table-cell>
          <table:table-cell office:value-type="float" office:value="10555407" calcext:value-type="float">
            <text:p>10555407</text:p>
          </table:table-cell>
          <table:table-cell office:value-type="float" office:value="33475292" calcext:value-type="float">
            <text:p>33475292</text:p>
          </table:table-cell>
          <table:table-cell table:formula="of:=SUM([.B67:.L67])" office:value-type="float" office:value="29130185" calcext:value-type="float">
            <text:p>29130185</text:p>
          </table:table-cell>
          <table:table-cell table:formula="of:=1000000000/[.N67]" office:value-type="float" office:value="34.3286525643418" calcext:value-type="float">
            <text:p>34.3286525643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6999" calcext:value-type="float">
            <text:p>5286999</text:p>
          </table:table-cell>
          <table:table-cell office:value-type="float" office:value="1745556" calcext:value-type="float">
            <text:p>1745556</text:p>
          </table:table-cell>
          <table:table-cell office:value-type="float" office:value="1768997" calcext:value-type="float">
            <text:p>1768997</text:p>
          </table:table-cell>
          <table:table-cell office:value-type="float" office:value="164" calcext:value-type="float">
            <text:p>164</text:p>
          </table:table-cell>
          <table:table-cell office:value-type="float" office:value="6378235" calcext:value-type="float">
            <text:p>6378235</text:p>
          </table:table-cell>
          <table:table-cell office:value-type="float" office:value="1156715" calcext:value-type="float">
            <text:p>1156715</text:p>
          </table:table-cell>
          <table:table-cell office:value-type="float" office:value="49" calcext:value-type="float">
            <text:p>49</text:p>
          </table:table-cell>
          <table:table-cell office:value-type="float" office:value="243750" calcext:value-type="float">
            <text:p>243750</text:p>
          </table:table-cell>
          <table:table-cell office:value-type="float" office:value="734176" calcext:value-type="float">
            <text:p>734176</text:p>
          </table:table-cell>
          <table:table-cell office:value-type="float" office:value="1736217" calcext:value-type="float">
            <text:p>1736217</text:p>
          </table:table-cell>
          <table:table-cell office:value-type="float" office:value="11019631" calcext:value-type="float">
            <text:p>11019631</text:p>
          </table:table-cell>
          <table:table-cell office:value-type="float" office:value="33488696" calcext:value-type="float">
            <text:p>33488696</text:p>
          </table:table-cell>
          <table:table-cell table:formula="of:=SUM([.B68:.L68])" office:value-type="float" office:value="30070489" calcext:value-type="float">
            <text:p>30070489</text:p>
          </table:table-cell>
          <table:table-cell table:formula="of:=1000000000/[.N68]" office:value-type="float" office:value="33.2551958167358" calcext:value-type="float">
            <text:p>33.255195816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5231" calcext:value-type="float">
            <text:p>6215231</text:p>
          </table:table-cell>
          <table:table-cell office:value-type="float" office:value="2767900" calcext:value-type="float">
            <text:p>2767900</text:p>
          </table:table-cell>
          <table:table-cell office:value-type="float" office:value="1862265" calcext:value-type="float">
            <text:p>1862265</text:p>
          </table:table-cell>
          <table:table-cell office:value-type="float" office:value="173" calcext:value-type="float">
            <text:p>173</text:p>
          </table:table-cell>
          <table:table-cell office:value-type="float" office:value="5273534" calcext:value-type="float">
            <text:p>5273534</text:p>
          </table:table-cell>
          <table:table-cell office:value-type="float" office:value="822224" calcext:value-type="float">
            <text:p>822224</text:p>
          </table:table-cell>
          <table:table-cell office:value-type="float" office:value="51" calcext:value-type="float">
            <text:p>51</text:p>
          </table:table-cell>
          <table:table-cell office:value-type="float" office:value="266274" calcext:value-type="float">
            <text:p>266274</text:p>
          </table:table-cell>
          <table:table-cell office:value-type="float" office:value="647009" calcext:value-type="float">
            <text:p>647009</text:p>
          </table:table-cell>
          <table:table-cell office:value-type="float" office:value="1612129" calcext:value-type="float">
            <text:p>1612129</text:p>
          </table:table-cell>
          <table:table-cell office:value-type="float" office:value="10857624" calcext:value-type="float">
            <text:p>10857624</text:p>
          </table:table-cell>
          <table:table-cell office:value-type="float" office:value="33497458" calcext:value-type="float">
            <text:p>33497458</text:p>
          </table:table-cell>
          <table:table-cell table:formula="of:=SUM([.B69:.L69])" office:value-type="float" office:value="30324414" calcext:value-type="float">
            <text:p>30324414</text:p>
          </table:table-cell>
          <table:table-cell table:formula="of:=1000000000/[.N69]" office:value-type="float" office:value="32.9767295750546" calcext:value-type="float">
            <text:p>32.9767295750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38337" calcext:value-type="float">
            <text:p>6838337</text:p>
          </table:table-cell>
          <table:table-cell office:value-type="float" office:value="1914955" calcext:value-type="float">
            <text:p>1914955</text:p>
          </table:table-cell>
          <table:table-cell office:value-type="float" office:value="2223993" calcext:value-type="float">
            <text:p>2223993</text:p>
          </table:table-cell>
          <table:table-cell office:value-type="float" office:value="238" calcext:value-type="float">
            <text:p>238</text:p>
          </table:table-cell>
          <table:table-cell office:value-type="float" office:value="5497538" calcext:value-type="float">
            <text:p>5497538</text:p>
          </table:table-cell>
          <table:table-cell office:value-type="float" office:value="929395" calcext:value-type="float">
            <text:p>929395</text:p>
          </table:table-cell>
          <table:table-cell office:value-type="float" office:value="30" calcext:value-type="float">
            <text:p>30</text:p>
          </table:table-cell>
          <table:table-cell office:value-type="float" office:value="180142" calcext:value-type="float">
            <text:p>180142</text:p>
          </table:table-cell>
          <table:table-cell office:value-type="float" office:value="550054" calcext:value-type="float">
            <text:p>550054</text:p>
          </table:table-cell>
          <table:table-cell office:value-type="float" office:value="1350650" calcext:value-type="float">
            <text:p>1350650</text:p>
          </table:table-cell>
          <table:table-cell office:value-type="float" office:value="10580690" calcext:value-type="float">
            <text:p>10580690</text:p>
          </table:table-cell>
          <table:table-cell office:value-type="float" office:value="33487350" calcext:value-type="float">
            <text:p>33487350</text:p>
          </table:table-cell>
          <table:table-cell table:formula="of:=SUM([.B70:.L70])" office:value-type="float" office:value="30066022" calcext:value-type="float">
            <text:p>30066022</text:p>
          </table:table-cell>
          <table:table-cell table:formula="of:=1000000000/[.N70]" office:value-type="float" office:value="33.2601366419542" calcext:value-type="float">
            <text:p>33.2601366419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18393" calcext:value-type="float">
            <text:p>13718393</text:p>
          </table:table-cell>
          <table:table-cell office:value-type="float" office:value="1784226" calcext:value-type="float">
            <text:p>1784226</text:p>
          </table:table-cell>
          <table:table-cell office:value-type="float" office:value="1434222" calcext:value-type="float">
            <text:p>1434222</text:p>
          </table:table-cell>
          <table:table-cell office:value-type="float" office:value="175" calcext:value-type="float">
            <text:p>175</text:p>
          </table:table-cell>
          <table:table-cell office:value-type="float" office:value="5534651" calcext:value-type="float">
            <text:p>5534651</text:p>
          </table:table-cell>
          <table:table-cell office:value-type="float" office:value="862850" calcext:value-type="float">
            <text:p>862850</text:p>
          </table:table-cell>
          <table:table-cell office:value-type="float" office:value="63" calcext:value-type="float">
            <text:p>63</text:p>
          </table:table-cell>
          <table:table-cell office:value-type="float" office:value="266664" calcext:value-type="float">
            <text:p>266664</text:p>
          </table:table-cell>
          <table:table-cell office:value-type="float" office:value="641769" calcext:value-type="float">
            <text:p>641769</text:p>
          </table:table-cell>
          <table:table-cell office:value-type="float" office:value="1549652" calcext:value-type="float">
            <text:p>1549652</text:p>
          </table:table-cell>
          <table:table-cell office:value-type="float" office:value="10788945" calcext:value-type="float">
            <text:p>10788945</text:p>
          </table:table-cell>
          <table:table-cell office:value-type="float" office:value="36654187" calcext:value-type="float">
            <text:p>36654187</text:p>
          </table:table-cell>
          <table:table-cell table:formula="of:=SUM([.B71:.L71])" office:value-type="float" office:value="36581610" calcext:value-type="float">
            <text:p>36581610</text:p>
          </table:table-cell>
          <table:table-cell table:formula="of:=1000000000/[.N71]" office:value-type="float" office:value="27.336139661431" calcext:value-type="float">
            <text:p>27.336139661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08786" calcext:value-type="float">
            <text:p>15808786</text:p>
          </table:table-cell>
          <table:table-cell office:value-type="float" office:value="1781812" calcext:value-type="float">
            <text:p>1781812</text:p>
          </table:table-cell>
          <table:table-cell office:value-type="float" office:value="1772479" calcext:value-type="float">
            <text:p>1772479</text:p>
          </table:table-cell>
          <table:table-cell office:value-type="float" office:value="171" calcext:value-type="float">
            <text:p>171</text:p>
          </table:table-cell>
          <table:table-cell office:value-type="float" office:value="6752615" calcext:value-type="float">
            <text:p>6752615</text:p>
          </table:table-cell>
          <table:table-cell office:value-type="float" office:value="1706187" calcext:value-type="float">
            <text:p>1706187</text:p>
          </table:table-cell>
          <table:table-cell office:value-type="float" office:value="68" calcext:value-type="float">
            <text:p>68</text:p>
          </table:table-cell>
          <table:table-cell office:value-type="float" office:value="298565" calcext:value-type="float">
            <text:p>298565</text:p>
          </table:table-cell>
          <table:table-cell office:value-type="float" office:value="995222" calcext:value-type="float">
            <text:p>995222</text:p>
          </table:table-cell>
          <table:table-cell office:value-type="float" office:value="2159335" calcext:value-type="float">
            <text:p>2159335</text:p>
          </table:table-cell>
          <table:table-cell office:value-type="float" office:value="10495155" calcext:value-type="float">
            <text:p>10495155</text:p>
          </table:table-cell>
          <table:table-cell office:value-type="float" office:value="41843413" calcext:value-type="float">
            <text:p>41843413</text:p>
          </table:table-cell>
          <table:table-cell table:formula="of:=SUM([.B72:.L72])" office:value-type="float" office:value="41770395" calcext:value-type="float">
            <text:p>41770395</text:p>
          </table:table-cell>
          <table:table-cell table:formula="of:=1000000000/[.N72]" office:value-type="float" office:value="23.9404008508897" calcext:value-type="float">
            <text:p>23.9404008508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93874" calcext:value-type="float">
            <text:p>13693874</text:p>
          </table:table-cell>
          <table:table-cell office:value-type="float" office:value="2832799" calcext:value-type="float">
            <text:p>2832799</text:p>
          </table:table-cell>
          <table:table-cell office:value-type="float" office:value="1931073" calcext:value-type="float">
            <text:p>1931073</text:p>
          </table:table-cell>
          <table:table-cell office:value-type="float" office:value="182" calcext:value-type="float">
            <text:p>182</text:p>
          </table:table-cell>
          <table:table-cell office:value-type="float" office:value="6767629" calcext:value-type="float">
            <text:p>6767629</text:p>
          </table:table-cell>
          <table:table-cell office:value-type="float" office:value="900673" calcext:value-type="float">
            <text:p>900673</text:p>
          </table:table-cell>
          <table:table-cell office:value-type="float" office:value="30" calcext:value-type="float">
            <text:p>30</text:p>
          </table:table-cell>
          <table:table-cell office:value-type="float" office:value="175599" calcext:value-type="float">
            <text:p>175599</text:p>
          </table:table-cell>
          <table:table-cell office:value-type="float" office:value="550168" calcext:value-type="float">
            <text:p>550168</text:p>
          </table:table-cell>
          <table:table-cell office:value-type="float" office:value="1345530" calcext:value-type="float">
            <text:p>1345530</text:p>
          </table:table-cell>
          <table:table-cell office:value-type="float" office:value="10965801" calcext:value-type="float">
            <text:p>10965801</text:p>
          </table:table-cell>
          <table:table-cell office:value-type="float" office:value="39237006" calcext:value-type="float">
            <text:p>39237006</text:p>
          </table:table-cell>
          <table:table-cell table:formula="of:=SUM([.B73:.L73])" office:value-type="float" office:value="39163358" calcext:value-type="float">
            <text:p>39163358</text:p>
          </table:table-cell>
          <table:table-cell table:formula="of:=1000000000/[.N73]" office:value-type="float" office:value="25.5340719250888" calcext:value-type="float">
            <text:p>25.5340719250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89081" calcext:value-type="float">
            <text:p>15489081</text:p>
          </table:table-cell>
          <table:table-cell office:value-type="float" office:value="1942712" calcext:value-type="float">
            <text:p>1942712</text:p>
          </table:table-cell>
          <table:table-cell office:value-type="float" office:value="2099015" calcext:value-type="float">
            <text:p>2099015</text:p>
          </table:table-cell>
          <table:table-cell office:value-type="float" office:value="328" calcext:value-type="float">
            <text:p>328</text:p>
          </table:table-cell>
          <table:table-cell office:value-type="float" office:value="5403021" calcext:value-type="float">
            <text:p>5403021</text:p>
          </table:table-cell>
          <table:table-cell office:value-type="float" office:value="1043988" calcext:value-type="float">
            <text:p>1043988</text:p>
          </table:table-cell>
          <table:table-cell office:value-type="float" office:value="31" calcext:value-type="float">
            <text:p>31</text:p>
          </table:table-cell>
          <table:table-cell office:value-type="float" office:value="184382" calcext:value-type="float">
            <text:p>184382</text:p>
          </table:table-cell>
          <table:table-cell office:value-type="float" office:value="556177" calcext:value-type="float">
            <text:p>556177</text:p>
          </table:table-cell>
          <table:table-cell office:value-type="float" office:value="1394713" calcext:value-type="float">
            <text:p>1394713</text:p>
          </table:table-cell>
          <table:table-cell office:value-type="float" office:value="10797298" calcext:value-type="float">
            <text:p>10797298</text:p>
          </table:table-cell>
          <table:table-cell office:value-type="float" office:value="38987328" calcext:value-type="float">
            <text:p>38987328</text:p>
          </table:table-cell>
          <table:table-cell table:formula="of:=SUM([.B74:.L74])" office:value-type="float" office:value="38910746" calcext:value-type="float">
            <text:p>38910746</text:p>
          </table:table-cell>
          <table:table-cell table:formula="of:=1000000000/[.N74]" office:value-type="float" office:value="25.6998413754391" calcext:value-type="float">
            <text:p>25.6998413754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75201" calcext:value-type="float">
            <text:p>15975201</text:p>
          </table:table-cell>
          <table:table-cell office:value-type="float" office:value="1617415" calcext:value-type="float">
            <text:p>1617415</text:p>
          </table:table-cell>
          <table:table-cell office:value-type="float" office:value="1887148" calcext:value-type="float">
            <text:p>1887148</text:p>
          </table:table-cell>
          <table:table-cell office:value-type="float" office:value="176" calcext:value-type="float">
            <text:p>176</text:p>
          </table:table-cell>
          <table:table-cell office:value-type="float" office:value="6802695" calcext:value-type="float">
            <text:p>6802695</text:p>
          </table:table-cell>
          <table:table-cell office:value-type="float" office:value="741979" calcext:value-type="float">
            <text:p>741979</text:p>
          </table:table-cell>
          <table:table-cell office:value-type="float" office:value="50" calcext:value-type="float">
            <text:p>50</text:p>
          </table:table-cell>
          <table:table-cell office:value-type="float" office:value="223640" calcext:value-type="float">
            <text:p>223640</text:p>
          </table:table-cell>
          <table:table-cell office:value-type="float" office:value="548031" calcext:value-type="float">
            <text:p>548031</text:p>
          </table:table-cell>
          <table:table-cell office:value-type="float" office:value="1378456" calcext:value-type="float">
            <text:p>1378456</text:p>
          </table:table-cell>
          <table:table-cell office:value-type="float" office:value="10706156" calcext:value-type="float">
            <text:p>10706156</text:p>
          </table:table-cell>
          <table:table-cell office:value-type="float" office:value="39949856" calcext:value-type="float">
            <text:p>39949856</text:p>
          </table:table-cell>
          <table:table-cell table:formula="of:=SUM([.B75:.L75])" office:value-type="float" office:value="39880947" calcext:value-type="float">
            <text:p>39880947</text:p>
          </table:table-cell>
          <table:table-cell table:formula="of:=1000000000/[.N75]" office:value-type="float" office:value="25.0746302488755" calcext:value-type="float">
            <text:p>25.0746302488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62178" calcext:value-type="float">
            <text:p>16162178</text:p>
          </table:table-cell>
          <table:table-cell office:value-type="float" office:value="1695180" calcext:value-type="float">
            <text:p>1695180</text:p>
          </table:table-cell>
          <table:table-cell office:value-type="float" office:value="1641263" calcext:value-type="float">
            <text:p>1641263</text:p>
          </table:table-cell>
          <table:table-cell office:value-type="float" office:value="159" calcext:value-type="float">
            <text:p>159</text:p>
          </table:table-cell>
          <table:table-cell office:value-type="float" office:value="5955726" calcext:value-type="float">
            <text:p>5955726</text:p>
          </table:table-cell>
          <table:table-cell office:value-type="float" office:value="1149827" calcext:value-type="float">
            <text:p>1149827</text:p>
          </table:table-cell>
          <table:table-cell office:value-type="float" office:value="49" calcext:value-type="float">
            <text:p>49</text:p>
          </table:table-cell>
          <table:table-cell office:value-type="float" office:value="219442" calcext:value-type="float">
            <text:p>219442</text:p>
          </table:table-cell>
          <table:table-cell office:value-type="float" office:value="758396" calcext:value-type="float">
            <text:p>758396</text:p>
          </table:table-cell>
          <table:table-cell office:value-type="float" office:value="2294559" calcext:value-type="float">
            <text:p>2294559</text:p>
          </table:table-cell>
          <table:table-cell office:value-type="float" office:value="10981932" calcext:value-type="float">
            <text:p>10981932</text:p>
          </table:table-cell>
          <table:table-cell office:value-type="float" office:value="40935567" calcext:value-type="float">
            <text:p>40935567</text:p>
          </table:table-cell>
          <table:table-cell table:formula="of:=SUM([.B76:.L76])" office:value-type="float" office:value="40858711" calcext:value-type="float">
            <text:p>40858711</text:p>
          </table:table-cell>
          <table:table-cell table:formula="of:=1000000000/[.N76]" office:value-type="float" office:value="24.4745851135637" calcext:value-type="float">
            <text:p>24.4745851135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86103" calcext:value-type="float">
            <text:p>15086103</text:p>
          </table:table-cell>
          <table:table-cell office:value-type="float" office:value="1797483" calcext:value-type="float">
            <text:p>1797483</text:p>
          </table:table-cell>
          <table:table-cell office:value-type="float" office:value="1911459" calcext:value-type="float">
            <text:p>1911459</text:p>
          </table:table-cell>
          <table:table-cell office:value-type="float" office:value="246" calcext:value-type="float">
            <text:p>246</text:p>
          </table:table-cell>
          <table:table-cell office:value-type="float" office:value="6977573" calcext:value-type="float">
            <text:p>6977573</text:p>
          </table:table-cell>
          <table:table-cell office:value-type="float" office:value="738109" calcext:value-type="float">
            <text:p>738109</text:p>
          </table:table-cell>
          <table:table-cell office:value-type="float" office:value="45" calcext:value-type="float">
            <text:p>45</text:p>
          </table:table-cell>
          <table:table-cell office:value-type="float" office:value="230132" calcext:value-type="float">
            <text:p>230132</text:p>
          </table:table-cell>
          <table:table-cell office:value-type="float" office:value="543587" calcext:value-type="float">
            <text:p>543587</text:p>
          </table:table-cell>
          <table:table-cell office:value-type="float" office:value="1342252" calcext:value-type="float">
            <text:p>1342252</text:p>
          </table:table-cell>
          <table:table-cell office:value-type="float" office:value="10625478" calcext:value-type="float">
            <text:p>10625478</text:p>
          </table:table-cell>
          <table:table-cell office:value-type="float" office:value="39330574" calcext:value-type="float">
            <text:p>39330574</text:p>
          </table:table-cell>
          <table:table-cell table:formula="of:=SUM([.B77:.L77])" office:value-type="float" office:value="39252467" calcext:value-type="float">
            <text:p>39252467</text:p>
          </table:table-cell>
          <table:table-cell table:formula="of:=1000000000/[.N77]" office:value-type="float" office:value="25.4761057438759" calcext:value-type="float">
            <text:p>25.4761057438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56717" calcext:value-type="float">
            <text:p>15956717</text:p>
          </table:table-cell>
          <table:table-cell office:value-type="float" office:value="2124077" calcext:value-type="float">
            <text:p>2124077</text:p>
          </table:table-cell>
          <table:table-cell office:value-type="float" office:value="2037974" calcext:value-type="float">
            <text:p>2037974</text:p>
          </table:table-cell>
          <table:table-cell office:value-type="float" office:value="218" calcext:value-type="float">
            <text:p>218</text:p>
          </table:table-cell>
          <table:table-cell office:value-type="float" office:value="5368217" calcext:value-type="float">
            <text:p>5368217</text:p>
          </table:table-cell>
          <table:table-cell office:value-type="float" office:value="983407" calcext:value-type="float">
            <text:p>983407</text:p>
          </table:table-cell>
          <table:table-cell office:value-type="float" office:value="33" calcext:value-type="float">
            <text:p>33</text:p>
          </table:table-cell>
          <table:table-cell office:value-type="float" office:value="182170" calcext:value-type="float">
            <text:p>182170</text:p>
          </table:table-cell>
          <table:table-cell office:value-type="float" office:value="628753" calcext:value-type="float">
            <text:p>628753</text:p>
          </table:table-cell>
          <table:table-cell office:value-type="float" office:value="1535783" calcext:value-type="float">
            <text:p>1535783</text:p>
          </table:table-cell>
          <table:table-cell office:value-type="float" office:value="10793940" calcext:value-type="float">
            <text:p>10793940</text:p>
          </table:table-cell>
          <table:table-cell office:value-type="float" office:value="39684840" calcext:value-type="float">
            <text:p>39684840</text:p>
          </table:table-cell>
          <table:table-cell table:formula="of:=SUM([.B78:.L78])" office:value-type="float" office:value="39611289" calcext:value-type="float">
            <text:p>39611289</text:p>
          </table:table-cell>
          <table:table-cell table:formula="of:=1000000000/[.N78]" office:value-type="float" office:value="25.2453284214003" calcext:value-type="float">
            <text:p>25.2453284214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95219" calcext:value-type="float">
            <text:p>16595219</text:p>
          </table:table-cell>
          <table:table-cell office:value-type="float" office:value="1816360" calcext:value-type="float">
            <text:p>1816360</text:p>
          </table:table-cell>
          <table:table-cell office:value-type="float" office:value="1431966" calcext:value-type="float">
            <text:p>1431966</text:p>
          </table:table-cell>
          <table:table-cell office:value-type="float" office:value="175" calcext:value-type="float">
            <text:p>175</text:p>
          </table:table-cell>
          <table:table-cell office:value-type="float" office:value="5630920" calcext:value-type="float">
            <text:p>5630920</text:p>
          </table:table-cell>
          <table:table-cell office:value-type="float" office:value="1150239" calcext:value-type="float">
            <text:p>1150239</text:p>
          </table:table-cell>
          <table:table-cell office:value-type="float" office:value="36" calcext:value-type="float">
            <text:p>36</text:p>
          </table:table-cell>
          <table:table-cell office:value-type="float" office:value="223936" calcext:value-type="float">
            <text:p>223936</text:p>
          </table:table-cell>
          <table:table-cell office:value-type="float" office:value="655790" calcext:value-type="float">
            <text:p>655790</text:p>
          </table:table-cell>
          <table:table-cell office:value-type="float" office:value="1551156" calcext:value-type="float">
            <text:p>1551156</text:p>
          </table:table-cell>
          <table:table-cell office:value-type="float" office:value="10749962" calcext:value-type="float">
            <text:p>10749962</text:p>
          </table:table-cell>
          <table:table-cell office:value-type="float" office:value="39876394" calcext:value-type="float">
            <text:p>39876394</text:p>
          </table:table-cell>
          <table:table-cell table:formula="of:=SUM([.B79:.L79])" office:value-type="float" office:value="39805759" calcext:value-type="float">
            <text:p>39805759</text:p>
          </table:table-cell>
          <table:table-cell table:formula="of:=1000000000/[.N79]" office:value-type="float" office:value="25.121993026185" calcext:value-type="float">
            <text:p>25.121993026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23159" calcext:value-type="float">
            <text:p>16323159</text:p>
          </table:table-cell>
          <table:table-cell office:value-type="float" office:value="3287821" calcext:value-type="float">
            <text:p>3287821</text:p>
          </table:table-cell>
          <table:table-cell office:value-type="float" office:value="1848140" calcext:value-type="float">
            <text:p>1848140</text:p>
          </table:table-cell>
          <table:table-cell office:value-type="float" office:value="194" calcext:value-type="float">
            <text:p>194</text:p>
          </table:table-cell>
          <table:table-cell office:value-type="float" office:value="6209809" calcext:value-type="float">
            <text:p>6209809</text:p>
          </table:table-cell>
          <table:table-cell office:value-type="float" office:value="904546" calcext:value-type="float">
            <text:p>904546</text:p>
          </table:table-cell>
          <table:table-cell office:value-type="float" office:value="41" calcext:value-type="float">
            <text:p>41</text:p>
          </table:table-cell>
          <table:table-cell office:value-type="float" office:value="187939" calcext:value-type="float">
            <text:p>187939</text:p>
          </table:table-cell>
          <table:table-cell office:value-type="float" office:value="563249" calcext:value-type="float">
            <text:p>563249</text:p>
          </table:table-cell>
          <table:table-cell office:value-type="float" office:value="1418850" calcext:value-type="float">
            <text:p>1418850</text:p>
          </table:table-cell>
          <table:table-cell office:value-type="float" office:value="10553483" calcext:value-type="float">
            <text:p>10553483</text:p>
          </table:table-cell>
          <table:table-cell office:value-type="float" office:value="41368612" calcext:value-type="float">
            <text:p>41368612</text:p>
          </table:table-cell>
          <table:table-cell table:formula="of:=SUM([.B80:.L80])" office:value-type="float" office:value="41297231" calcext:value-type="float">
            <text:p>41297231</text:p>
          </table:table-cell>
          <table:table-cell table:formula="of:=1000000000/[.N80]" office:value-type="float" office:value="24.2146985593296" calcext:value-type="float">
            <text:p>24.2146985593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11829" calcext:value-type="float">
            <text:p>15911829</text:p>
          </table:table-cell>
          <table:table-cell office:value-type="float" office:value="1571955" calcext:value-type="float">
            <text:p>1571955</text:p>
          </table:table-cell>
          <table:table-cell office:value-type="float" office:value="1360894" calcext:value-type="float">
            <text:p>1360894</text:p>
          </table:table-cell>
          <table:table-cell office:value-type="float" office:value="161" calcext:value-type="float">
            <text:p>161</text:p>
          </table:table-cell>
          <table:table-cell office:value-type="float" office:value="5042603" calcext:value-type="float">
            <text:p>5042603</text:p>
          </table:table-cell>
          <table:table-cell office:value-type="float" office:value="1007356" calcext:value-type="float">
            <text:p>1007356</text:p>
          </table:table-cell>
          <table:table-cell office:value-type="float" office:value="47" calcext:value-type="float">
            <text:p>47</text:p>
          </table:table-cell>
          <table:table-cell office:value-type="float" office:value="238648" calcext:value-type="float">
            <text:p>238648</text:p>
          </table:table-cell>
          <table:table-cell office:value-type="float" office:value="625669" calcext:value-type="float">
            <text:p>625669</text:p>
          </table:table-cell>
          <table:table-cell office:value-type="float" office:value="1473195" calcext:value-type="float">
            <text:p>1473195</text:p>
          </table:table-cell>
          <table:table-cell office:value-type="float" office:value="10946957" calcext:value-type="float">
            <text:p>10946957</text:p>
          </table:table-cell>
          <table:table-cell office:value-type="float" office:value="38246673" calcext:value-type="float">
            <text:p>38246673</text:p>
          </table:table-cell>
          <table:table-cell table:formula="of:=SUM([.B81:.L81])" office:value-type="float" office:value="38179314" calcext:value-type="float">
            <text:p>38179314</text:p>
          </table:table-cell>
          <table:table-cell table:formula="of:=1000000000/[.N81]" office:value-type="float" office:value="26.19219402423" calcext:value-type="float">
            <text:p>26.19219402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23314" calcext:value-type="float">
            <text:p>16923314</text:p>
          </table:table-cell>
          <table:table-cell office:value-type="float" office:value="2291195" calcext:value-type="float">
            <text:p>2291195</text:p>
          </table:table-cell>
          <table:table-cell office:value-type="float" office:value="2212821" calcext:value-type="float">
            <text:p>2212821</text:p>
          </table:table-cell>
          <table:table-cell office:value-type="float" office:value="185" calcext:value-type="float">
            <text:p>185</text:p>
          </table:table-cell>
          <table:table-cell office:value-type="float" office:value="5514529" calcext:value-type="float">
            <text:p>5514529</text:p>
          </table:table-cell>
          <table:table-cell office:value-type="float" office:value="763315" calcext:value-type="float">
            <text:p>763315</text:p>
          </table:table-cell>
          <table:table-cell office:value-type="float" office:value="57" calcext:value-type="float">
            <text:p>57</text:p>
          </table:table-cell>
          <table:table-cell office:value-type="float" office:value="277371" calcext:value-type="float">
            <text:p>277371</text:p>
          </table:table-cell>
          <table:table-cell office:value-type="float" office:value="911599" calcext:value-type="float">
            <text:p>911599</text:p>
          </table:table-cell>
          <table:table-cell office:value-type="float" office:value="1857255" calcext:value-type="float">
            <text:p>1857255</text:p>
          </table:table-cell>
          <table:table-cell office:value-type="float" office:value="10649680" calcext:value-type="float">
            <text:p>10649680</text:p>
          </table:table-cell>
          <table:table-cell office:value-type="float" office:value="41474916" calcext:value-type="float">
            <text:p>41474916</text:p>
          </table:table-cell>
          <table:table-cell table:formula="of:=SUM([.B82:.L82])" office:value-type="float" office:value="41401321" calcext:value-type="float">
            <text:p>41401321</text:p>
          </table:table-cell>
          <table:table-cell table:formula="of:=1000000000/[.N82]" office:value-type="float" office:value="24.1538186668005" calcext:value-type="float">
            <text:p>24.1538186668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61085" calcext:value-type="float">
            <text:p>15561085</text:p>
          </table:table-cell>
          <table:table-cell office:value-type="float" office:value="2756464" calcext:value-type="float">
            <text:p>2756464</text:p>
          </table:table-cell>
          <table:table-cell office:value-type="float" office:value="1551423" calcext:value-type="float">
            <text:p>1551423</text:p>
          </table:table-cell>
          <table:table-cell office:value-type="float" office:value="186" calcext:value-type="float">
            <text:p>186</text:p>
          </table:table-cell>
          <table:table-cell office:value-type="float" office:value="5621870" calcext:value-type="float">
            <text:p>5621870</text:p>
          </table:table-cell>
          <table:table-cell office:value-type="float" office:value="1088814" calcext:value-type="float">
            <text:p>1088814</text:p>
          </table:table-cell>
          <table:table-cell office:value-type="float" office:value="38" calcext:value-type="float">
            <text:p>38</text:p>
          </table:table-cell>
          <table:table-cell office:value-type="float" office:value="213850" calcext:value-type="float">
            <text:p>213850</text:p>
          </table:table-cell>
          <table:table-cell office:value-type="float" office:value="707856" calcext:value-type="float">
            <text:p>707856</text:p>
          </table:table-cell>
          <table:table-cell office:value-type="float" office:value="1745708" calcext:value-type="float">
            <text:p>1745708</text:p>
          </table:table-cell>
          <table:table-cell office:value-type="float" office:value="10923654" calcext:value-type="float">
            <text:p>10923654</text:p>
          </table:table-cell>
          <table:table-cell office:value-type="float" office:value="40245413" calcext:value-type="float">
            <text:p>40245413</text:p>
          </table:table-cell>
          <table:table-cell table:formula="of:=SUM([.B83:.L83])" office:value-type="float" office:value="40170948" calcext:value-type="float">
            <text:p>40170948</text:p>
          </table:table-cell>
          <table:table-cell table:formula="of:=1000000000/[.N83]" office:value-type="float" office:value="24.8936121696705" calcext:value-type="float">
            <text:p>24.8936121696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01783" calcext:value-type="float">
            <text:p>14701783</text:p>
          </table:table-cell>
          <table:table-cell office:value-type="float" office:value="1595725" calcext:value-type="float">
            <text:p>1595725</text:p>
          </table:table-cell>
          <table:table-cell office:value-type="float" office:value="1895449" calcext:value-type="float">
            <text:p>1895449</text:p>
          </table:table-cell>
          <table:table-cell office:value-type="float" office:value="199" calcext:value-type="float">
            <text:p>199</text:p>
          </table:table-cell>
          <table:table-cell office:value-type="float" office:value="6879046" calcext:value-type="float">
            <text:p>6879046</text:p>
          </table:table-cell>
          <table:table-cell office:value-type="float" office:value="869120" calcext:value-type="float">
            <text:p>869120</text:p>
          </table:table-cell>
          <table:table-cell office:value-type="float" office:value="44" calcext:value-type="float">
            <text:p>44</text:p>
          </table:table-cell>
          <table:table-cell office:value-type="float" office:value="183934" calcext:value-type="float">
            <text:p>183934</text:p>
          </table:table-cell>
          <table:table-cell office:value-type="float" office:value="571849" calcext:value-type="float">
            <text:p>571849</text:p>
          </table:table-cell>
          <table:table-cell office:value-type="float" office:value="1374751" calcext:value-type="float">
            <text:p>1374751</text:p>
          </table:table-cell>
          <table:table-cell office:value-type="float" office:value="10608022" calcext:value-type="float">
            <text:p>10608022</text:p>
          </table:table-cell>
          <table:table-cell office:value-type="float" office:value="38748657" calcext:value-type="float">
            <text:p>38748657</text:p>
          </table:table-cell>
          <table:table-cell table:formula="of:=SUM([.B84:.L84])" office:value-type="float" office:value="38679922" calcext:value-type="float">
            <text:p>38679922</text:p>
          </table:table-cell>
          <table:table-cell table:formula="of:=1000000000/[.N84]" office:value-type="float" office:value="25.8532062189784" calcext:value-type="float">
            <text:p>25.8532062189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80788" calcext:value-type="float">
            <text:p>20080788</text:p>
          </table:table-cell>
          <table:table-cell office:value-type="float" office:value="1826389" calcext:value-type="float">
            <text:p>1826389</text:p>
          </table:table-cell>
          <table:table-cell office:value-type="float" office:value="1547151" calcext:value-type="float">
            <text:p>1547151</text:p>
          </table:table-cell>
          <table:table-cell office:value-type="float" office:value="179" calcext:value-type="float">
            <text:p>179</text:p>
          </table:table-cell>
          <table:table-cell office:value-type="float" office:value="6657700" calcext:value-type="float">
            <text:p>6657700</text:p>
          </table:table-cell>
          <table:table-cell office:value-type="float" office:value="882604" calcext:value-type="float">
            <text:p>882604</text:p>
          </table:table-cell>
          <table:table-cell office:value-type="float" office:value="58" calcext:value-type="float">
            <text:p>58</text:p>
          </table:table-cell>
          <table:table-cell office:value-type="float" office:value="289216" calcext:value-type="float">
            <text:p>289216</text:p>
          </table:table-cell>
          <table:table-cell office:value-type="float" office:value="740422" calcext:value-type="float">
            <text:p>740422</text:p>
          </table:table-cell>
          <table:table-cell office:value-type="float" office:value="1638327" calcext:value-type="float">
            <text:p>1638327</text:p>
          </table:table-cell>
          <table:table-cell office:value-type="float" office:value="10747196" calcext:value-type="float">
            <text:p>10747196</text:p>
          </table:table-cell>
          <table:table-cell office:value-type="float" office:value="44484839" calcext:value-type="float">
            <text:p>44484839</text:p>
          </table:table-cell>
          <table:table-cell table:formula="of:=SUM([.B85:.L85])" office:value-type="float" office:value="44410030" calcext:value-type="float">
            <text:p>44410030</text:p>
          </table:table-cell>
          <table:table-cell table:formula="of:=1000000000/[.N85]" office:value-type="float" office:value="22.5174358134863" calcext:value-type="float">
            <text:p>22.51743581348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14241" calcext:value-type="float">
            <text:p>15214241</text:p>
          </table:table-cell>
          <table:table-cell office:value-type="float" office:value="1795441" calcext:value-type="float">
            <text:p>1795441</text:p>
          </table:table-cell>
          <table:table-cell office:value-type="float" office:value="2055754" calcext:value-type="float">
            <text:p>2055754</text:p>
          </table:table-cell>
          <table:table-cell office:value-type="float" office:value="200" calcext:value-type="float">
            <text:p>200</text:p>
          </table:table-cell>
          <table:table-cell office:value-type="float" office:value="5973470" calcext:value-type="float">
            <text:p>5973470</text:p>
          </table:table-cell>
          <table:table-cell office:value-type="float" office:value="1023160" calcext:value-type="float">
            <text:p>1023160</text:p>
          </table:table-cell>
          <table:table-cell office:value-type="float" office:value="85" calcext:value-type="float">
            <text:p>85</text:p>
          </table:table-cell>
          <table:table-cell office:value-type="float" office:value="198240" calcext:value-type="float">
            <text:p>198240</text:p>
          </table:table-cell>
          <table:table-cell office:value-type="float" office:value="584269" calcext:value-type="float">
            <text:p>584269</text:p>
          </table:table-cell>
          <table:table-cell office:value-type="float" office:value="1491846" calcext:value-type="float">
            <text:p>1491846</text:p>
          </table:table-cell>
          <table:table-cell office:value-type="float" office:value="10577901" calcext:value-type="float">
            <text:p>10577901</text:p>
          </table:table-cell>
          <table:table-cell office:value-type="float" office:value="38986003" calcext:value-type="float">
            <text:p>38986003</text:p>
          </table:table-cell>
          <table:table-cell table:formula="of:=SUM([.B86:.L86])" office:value-type="float" office:value="38914607" calcext:value-type="float">
            <text:p>38914607</text:p>
          </table:table-cell>
          <table:table-cell table:formula="of:=1000000000/[.N86]" office:value-type="float" office:value="25.6972915080448" calcext:value-type="float">
            <text:p>25.6972915080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30332" calcext:value-type="float">
            <text:p>17030332</text:p>
          </table:table-cell>
          <table:table-cell office:value-type="float" office:value="2673331" calcext:value-type="float">
            <text:p>2673331</text:p>
          </table:table-cell>
          <table:table-cell office:value-type="float" office:value="1747587" calcext:value-type="float">
            <text:p>1747587</text:p>
          </table:table-cell>
          <table:table-cell office:value-type="float" office:value="177" calcext:value-type="float">
            <text:p>177</text:p>
          </table:table-cell>
          <table:table-cell office:value-type="float" office:value="5902947" calcext:value-type="float">
            <text:p>5902947</text:p>
          </table:table-cell>
          <table:table-cell office:value-type="float" office:value="859205" calcext:value-type="float">
            <text:p>859205</text:p>
          </table:table-cell>
          <table:table-cell office:value-type="float" office:value="177" calcext:value-type="float">
            <text:p>177</text:p>
          </table:table-cell>
          <table:table-cell office:value-type="float" office:value="287879" calcext:value-type="float">
            <text:p>287879</text:p>
          </table:table-cell>
          <table:table-cell office:value-type="float" office:value="684338" calcext:value-type="float">
            <text:p>684338</text:p>
          </table:table-cell>
          <table:table-cell office:value-type="float" office:value="1748067" calcext:value-type="float">
            <text:p>1748067</text:p>
          </table:table-cell>
          <table:table-cell office:value-type="float" office:value="10742160" calcext:value-type="float">
            <text:p>10742160</text:p>
          </table:table-cell>
          <table:table-cell office:value-type="float" office:value="41754600" calcext:value-type="float">
            <text:p>41754600</text:p>
          </table:table-cell>
          <table:table-cell table:formula="of:=SUM([.B87:.L87])" office:value-type="float" office:value="41676200" calcext:value-type="float">
            <text:p>41676200</text:p>
          </table:table-cell>
          <table:table-cell table:formula="of:=1000000000/[.N87]" office:value-type="float" office:value="23.9945100560992" calcext:value-type="float">
            <text:p>23.9945100560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58610" calcext:value-type="float">
            <text:p>14658610</text:p>
          </table:table-cell>
          <table:table-cell office:value-type="float" office:value="1585525" calcext:value-type="float">
            <text:p>1585525</text:p>
          </table:table-cell>
          <table:table-cell office:value-type="float" office:value="1899693" calcext:value-type="float">
            <text:p>1899693</text:p>
          </table:table-cell>
          <table:table-cell office:value-type="float" office:value="173" calcext:value-type="float">
            <text:p>173</text:p>
          </table:table-cell>
          <table:table-cell office:value-type="float" office:value="7098863" calcext:value-type="float">
            <text:p>7098863</text:p>
          </table:table-cell>
          <table:table-cell office:value-type="float" office:value="939313" calcext:value-type="float">
            <text:p>939313</text:p>
          </table:table-cell>
          <table:table-cell office:value-type="float" office:value="31" calcext:value-type="float">
            <text:p>31</text:p>
          </table:table-cell>
          <table:table-cell office:value-type="float" office:value="224602" calcext:value-type="float">
            <text:p>224602</text:p>
          </table:table-cell>
          <table:table-cell office:value-type="float" office:value="566055" calcext:value-type="float">
            <text:p>566055</text:p>
          </table:table-cell>
          <table:table-cell office:value-type="float" office:value="1425552" calcext:value-type="float">
            <text:p>1425552</text:p>
          </table:table-cell>
          <table:table-cell office:value-type="float" office:value="10719649" calcext:value-type="float">
            <text:p>10719649</text:p>
          </table:table-cell>
          <table:table-cell office:value-type="float" office:value="39189805" calcext:value-type="float">
            <text:p>39189805</text:p>
          </table:table-cell>
          <table:table-cell table:formula="of:=SUM([.B88:.L88])" office:value-type="float" office:value="39118066" calcext:value-type="float">
            <text:p>39118066</text:p>
          </table:table-cell>
          <table:table-cell table:formula="of:=1000000000/[.N88]" office:value-type="float" office:value="25.5636359936608" calcext:value-type="float">
            <text:p>25.5636359936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37099" calcext:value-type="float">
            <text:p>15937099</text:p>
          </table:table-cell>
          <table:table-cell office:value-type="float" office:value="3354892" calcext:value-type="float">
            <text:p>3354892</text:p>
          </table:table-cell>
          <table:table-cell office:value-type="float" office:value="1387588" calcext:value-type="float">
            <text:p>1387588</text:p>
          </table:table-cell>
          <table:table-cell office:value-type="float" office:value="675" calcext:value-type="float">
            <text:p>675</text:p>
          </table:table-cell>
          <table:table-cell office:value-type="float" office:value="5602383" calcext:value-type="float">
            <text:p>5602383</text:p>
          </table:table-cell>
          <table:table-cell office:value-type="float" office:value="1009950" calcext:value-type="float">
            <text:p>1009950</text:p>
          </table:table-cell>
          <table:table-cell office:value-type="float" office:value="33" calcext:value-type="float">
            <text:p>33</text:p>
          </table:table-cell>
          <table:table-cell office:value-type="float" office:value="194297" calcext:value-type="float">
            <text:p>194297</text:p>
          </table:table-cell>
          <table:table-cell office:value-type="float" office:value="611048" calcext:value-type="float">
            <text:p>611048</text:p>
          </table:table-cell>
          <table:table-cell office:value-type="float" office:value="1617387" calcext:value-type="float">
            <text:p>1617387</text:p>
          </table:table-cell>
          <table:table-cell office:value-type="float" office:value="10734239" calcext:value-type="float">
            <text:p>10734239</text:p>
          </table:table-cell>
          <table:table-cell office:value-type="float" office:value="40530299" calcext:value-type="float">
            <text:p>40530299</text:p>
          </table:table-cell>
          <table:table-cell table:formula="of:=SUM([.B89:.L89])" office:value-type="float" office:value="40449591" calcext:value-type="float">
            <text:p>40449591</text:p>
          </table:table-cell>
          <table:table-cell table:formula="of:=1000000000/[.N89]" office:value-type="float" office:value="24.7221288343805" calcext:value-type="float">
            <text:p>24.7221288343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32797" calcext:value-type="float">
            <text:p>14532797</text:p>
          </table:table-cell>
          <table:table-cell office:value-type="float" office:value="2759233" calcext:value-type="float">
            <text:p>2759233</text:p>
          </table:table-cell>
          <table:table-cell office:value-type="float" office:value="1892774" calcext:value-type="float">
            <text:p>1892774</text:p>
          </table:table-cell>
          <table:table-cell office:value-type="float" office:value="180" calcext:value-type="float">
            <text:p>180</text:p>
          </table:table-cell>
          <table:table-cell office:value-type="float" office:value="6566508" calcext:value-type="float">
            <text:p>6566508</text:p>
          </table:table-cell>
          <table:table-cell office:value-type="float" office:value="921382" calcext:value-type="float">
            <text:p>921382</text:p>
          </table:table-cell>
          <table:table-cell office:value-type="float" office:value="31" calcext:value-type="float">
            <text:p>31</text:p>
          </table:table-cell>
          <table:table-cell office:value-type="float" office:value="179479" calcext:value-type="float">
            <text:p>179479</text:p>
          </table:table-cell>
          <table:table-cell office:value-type="float" office:value="640212" calcext:value-type="float">
            <text:p>640212</text:p>
          </table:table-cell>
          <table:table-cell office:value-type="float" office:value="1347380" calcext:value-type="float">
            <text:p>1347380</text:p>
          </table:table-cell>
          <table:table-cell office:value-type="float" office:value="10662011" calcext:value-type="float">
            <text:p>10662011</text:p>
          </table:table-cell>
          <table:table-cell office:value-type="float" office:value="39576742" calcext:value-type="float">
            <text:p>39576742</text:p>
          </table:table-cell>
          <table:table-cell table:formula="of:=SUM([.B90:.L90])" office:value-type="float" office:value="39501987" calcext:value-type="float">
            <text:p>39501987</text:p>
          </table:table-cell>
          <table:table-cell table:formula="of:=1000000000/[.N90]" office:value-type="float" office:value="25.3151822464019" calcext:value-type="float">
            <text:p>25.315182246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26441" calcext:value-type="float">
            <text:p>15326441</text:p>
          </table:table-cell>
          <table:table-cell office:value-type="float" office:value="1627611" calcext:value-type="float">
            <text:p>1627611</text:p>
          </table:table-cell>
          <table:table-cell office:value-type="float" office:value="1897827" calcext:value-type="float">
            <text:p>1897827</text:p>
          </table:table-cell>
          <table:table-cell office:value-type="float" office:value="175" calcext:value-type="float">
            <text:p>175</text:p>
          </table:table-cell>
          <table:table-cell office:value-type="float" office:value="6862651" calcext:value-type="float">
            <text:p>6862651</text:p>
          </table:table-cell>
          <table:table-cell office:value-type="float" office:value="736663" calcext:value-type="float">
            <text:p>736663</text:p>
          </table:table-cell>
          <table:table-cell office:value-type="float" office:value="35" calcext:value-type="float">
            <text:p>35</text:p>
          </table:table-cell>
          <table:table-cell office:value-type="float" office:value="232272" calcext:value-type="float">
            <text:p>232272</text:p>
          </table:table-cell>
          <table:table-cell office:value-type="float" office:value="561638" calcext:value-type="float">
            <text:p>561638</text:p>
          </table:table-cell>
          <table:table-cell office:value-type="float" office:value="1336325" calcext:value-type="float">
            <text:p>1336325</text:p>
          </table:table-cell>
          <table:table-cell office:value-type="float" office:value="10388227" calcext:value-type="float">
            <text:p>10388227</text:p>
          </table:table-cell>
          <table:table-cell office:value-type="float" office:value="39036135" calcext:value-type="float">
            <text:p>39036135</text:p>
          </table:table-cell>
          <table:table-cell table:formula="of:=SUM([.B91:.L91])" office:value-type="float" office:value="38969865" calcext:value-type="float">
            <text:p>38969865</text:p>
          </table:table-cell>
          <table:table-cell table:formula="of:=1000000000/[.N91]" office:value-type="float" office:value="25.6608535851997" calcext:value-type="float">
            <text:p>25.6608535851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13641" calcext:value-type="float">
            <text:p>15913641</text:p>
          </table:table-cell>
          <table:table-cell office:value-type="float" office:value="1704943" calcext:value-type="float">
            <text:p>1704943</text:p>
          </table:table-cell>
          <table:table-cell office:value-type="float" office:value="1763443" calcext:value-type="float">
            <text:p>1763443</text:p>
          </table:table-cell>
          <table:table-cell office:value-type="float" office:value="226" calcext:value-type="float">
            <text:p>226</text:p>
          </table:table-cell>
          <table:table-cell office:value-type="float" office:value="5921338" calcext:value-type="float">
            <text:p>5921338</text:p>
          </table:table-cell>
          <table:table-cell office:value-type="float" office:value="1135450" calcext:value-type="float">
            <text:p>1135450</text:p>
          </table:table-cell>
          <table:table-cell office:value-type="float" office:value="48" calcext:value-type="float">
            <text:p>48</text:p>
          </table:table-cell>
          <table:table-cell office:value-type="float" office:value="260831" calcext:value-type="float">
            <text:p>260831</text:p>
          </table:table-cell>
          <table:table-cell office:value-type="float" office:value="700704" calcext:value-type="float">
            <text:p>700704</text:p>
          </table:table-cell>
          <table:table-cell office:value-type="float" office:value="1634995" calcext:value-type="float">
            <text:p>1634995</text:p>
          </table:table-cell>
          <table:table-cell office:value-type="float" office:value="10788386" calcext:value-type="float">
            <text:p>10788386</text:p>
          </table:table-cell>
          <table:table-cell office:value-type="float" office:value="39894513" calcext:value-type="float">
            <text:p>39894513</text:p>
          </table:table-cell>
          <table:table-cell table:formula="of:=SUM([.B92:.L92])" office:value-type="float" office:value="39824005" calcext:value-type="float">
            <text:p>39824005</text:p>
          </table:table-cell>
          <table:table-cell table:formula="of:=1000000000/[.N92]" office:value-type="float" office:value="25.1104829863295" calcext:value-type="float">
            <text:p>25.1104829863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98042" calcext:value-type="float">
            <text:p>16198042</text:p>
          </table:table-cell>
          <table:table-cell office:value-type="float" office:value="1524276" calcext:value-type="float">
            <text:p>1524276</text:p>
          </table:table-cell>
          <table:table-cell office:value-type="float" office:value="1757061" calcext:value-type="float">
            <text:p>1757061</text:p>
          </table:table-cell>
          <table:table-cell office:value-type="float" office:value="165" calcext:value-type="float">
            <text:p>165</text:p>
          </table:table-cell>
          <table:table-cell office:value-type="float" office:value="7177650" calcext:value-type="float">
            <text:p>7177650</text:p>
          </table:table-cell>
          <table:table-cell office:value-type="float" office:value="725776" calcext:value-type="float">
            <text:p>725776</text:p>
          </table:table-cell>
          <table:table-cell office:value-type="float" office:value="33" calcext:value-type="float">
            <text:p>33</text:p>
          </table:table-cell>
          <table:table-cell office:value-type="float" office:value="231191" calcext:value-type="float">
            <text:p>231191</text:p>
          </table:table-cell>
          <table:table-cell office:value-type="float" office:value="542446" calcext:value-type="float">
            <text:p>542446</text:p>
          </table:table-cell>
          <table:table-cell office:value-type="float" office:value="1914076" calcext:value-type="float">
            <text:p>1914076</text:p>
          </table:table-cell>
          <table:table-cell office:value-type="float" office:value="10943533" calcext:value-type="float">
            <text:p>10943533</text:p>
          </table:table-cell>
          <table:table-cell office:value-type="float" office:value="41085213" calcext:value-type="float">
            <text:p>41085213</text:p>
          </table:table-cell>
          <table:table-cell table:formula="of:=SUM([.B93:.L93])" office:value-type="float" office:value="41014249" calcext:value-type="float">
            <text:p>41014249</text:p>
          </table:table-cell>
          <table:table-cell table:formula="of:=1000000000/[.N93]" office:value-type="float" office:value="24.3817703452281" calcext:value-type="float">
            <text:p>24.3817703452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63487" calcext:value-type="float">
            <text:p>16263487</text:p>
          </table:table-cell>
          <table:table-cell office:value-type="float" office:value="2119360" calcext:value-type="float">
            <text:p>2119360</text:p>
          </table:table-cell>
          <table:table-cell office:value-type="float" office:value="2195875" calcext:value-type="float">
            <text:p>2195875</text:p>
          </table:table-cell>
          <table:table-cell office:value-type="float" office:value="254" calcext:value-type="float">
            <text:p>254</text:p>
          </table:table-cell>
          <table:table-cell office:value-type="float" office:value="5752571" calcext:value-type="float">
            <text:p>5752571</text:p>
          </table:table-cell>
          <table:table-cell office:value-type="float" office:value="961577" calcext:value-type="float">
            <text:p>961577</text:p>
          </table:table-cell>
          <table:table-cell office:value-type="float" office:value="31" calcext:value-type="float">
            <text:p>31</text:p>
          </table:table-cell>
          <table:table-cell office:value-type="float" office:value="193406" calcext:value-type="float">
            <text:p>193406</text:p>
          </table:table-cell>
          <table:table-cell office:value-type="float" office:value="591127" calcext:value-type="float">
            <text:p>591127</text:p>
          </table:table-cell>
          <table:table-cell office:value-type="float" office:value="1485376" calcext:value-type="float">
            <text:p>1485376</text:p>
          </table:table-cell>
          <table:table-cell office:value-type="float" office:value="10631799" calcext:value-type="float">
            <text:p>10631799</text:p>
          </table:table-cell>
          <table:table-cell office:value-type="float" office:value="40273621" calcext:value-type="float">
            <text:p>40273621</text:p>
          </table:table-cell>
          <table:table-cell table:formula="of:=SUM([.B94:.L94])" office:value-type="float" office:value="40194863" calcext:value-type="float">
            <text:p>40194863</text:p>
          </table:table-cell>
          <table:table-cell table:formula="of:=1000000000/[.N94]" office:value-type="float" office:value="24.8788010547517" calcext:value-type="float">
            <text:p>24.8788010547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89337" calcext:value-type="float">
            <text:p>15389337</text:p>
          </table:table-cell>
          <table:table-cell office:value-type="float" office:value="1895937" calcext:value-type="float">
            <text:p>1895937</text:p>
          </table:table-cell>
          <table:table-cell office:value-type="float" office:value="1529610" calcext:value-type="float">
            <text:p>1529610</text:p>
          </table:table-cell>
          <table:table-cell office:value-type="float" office:value="173" calcext:value-type="float">
            <text:p>173</text:p>
          </table:table-cell>
          <table:table-cell office:value-type="float" office:value="5507157" calcext:value-type="float">
            <text:p>5507157</text:p>
          </table:table-cell>
          <table:table-cell office:value-type="float" office:value="886852" calcext:value-type="float">
            <text:p>886852</text:p>
          </table:table-cell>
          <table:table-cell office:value-type="float" office:value="72" calcext:value-type="float">
            <text:p>72</text:p>
          </table:table-cell>
          <table:table-cell office:value-type="float" office:value="287009" calcext:value-type="float">
            <text:p>287009</text:p>
          </table:table-cell>
          <table:table-cell office:value-type="float" office:value="761765" calcext:value-type="float">
            <text:p>761765</text:p>
          </table:table-cell>
          <table:table-cell office:value-type="float" office:value="1708388" calcext:value-type="float">
            <text:p>1708388</text:p>
          </table:table-cell>
          <table:table-cell office:value-type="float" office:value="10761398" calcext:value-type="float">
            <text:p>10761398</text:p>
          </table:table-cell>
          <table:table-cell office:value-type="float" office:value="38800032" calcext:value-type="float">
            <text:p>38800032</text:p>
          </table:table-cell>
          <table:table-cell table:formula="of:=SUM([.B95:.L95])" office:value-type="float" office:value="38727698" calcext:value-type="float">
            <text:p>38727698</text:p>
          </table:table-cell>
          <table:table-cell table:formula="of:=1000000000/[.N95]" office:value-type="float" office:value="25.8213126945991" calcext:value-type="float">
            <text:p>25.8213126945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45168" calcext:value-type="float">
            <text:p>15945168</text:p>
          </table:table-cell>
          <table:table-cell office:value-type="float" office:value="2701043" calcext:value-type="float">
            <text:p>2701043</text:p>
          </table:table-cell>
          <table:table-cell office:value-type="float" office:value="1902036" calcext:value-type="float">
            <text:p>1902036</text:p>
          </table:table-cell>
          <table:table-cell office:value-type="float" office:value="520" calcext:value-type="float">
            <text:p>520</text:p>
          </table:table-cell>
          <table:table-cell office:value-type="float" office:value="7016527" calcext:value-type="float">
            <text:p>7016527</text:p>
          </table:table-cell>
          <table:table-cell office:value-type="float" office:value="795601" calcext:value-type="float">
            <text:p>795601</text:p>
          </table:table-cell>
          <table:table-cell office:value-type="float" office:value="45" calcext:value-type="float">
            <text:p>45</text:p>
          </table:table-cell>
          <table:table-cell office:value-type="float" office:value="219959" calcext:value-type="float">
            <text:p>219959</text:p>
          </table:table-cell>
          <table:table-cell office:value-type="float" office:value="606750" calcext:value-type="float">
            <text:p>606750</text:p>
          </table:table-cell>
          <table:table-cell office:value-type="float" office:value="1429124" calcext:value-type="float">
            <text:p>1429124</text:p>
          </table:table-cell>
          <table:table-cell office:value-type="float" office:value="10601413" calcext:value-type="float">
            <text:p>10601413</text:p>
          </table:table-cell>
          <table:table-cell office:value-type="float" office:value="41291302" calcext:value-type="float">
            <text:p>41291302</text:p>
          </table:table-cell>
          <table:table-cell table:formula="of:=SUM([.B96:.L96])" office:value-type="float" office:value="41218186" calcext:value-type="float">
            <text:p>41218186</text:p>
          </table:table-cell>
          <table:table-cell table:formula="of:=1000000000/[.N96]" office:value-type="float" office:value="24.2611356065015" calcext:value-type="float">
            <text:p>24.2611356065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09965" calcext:value-type="float">
            <text:p>15409965</text:p>
          </table:table-cell>
          <table:table-cell office:value-type="float" office:value="1872289" calcext:value-type="float">
            <text:p>1872289</text:p>
          </table:table-cell>
          <table:table-cell office:value-type="float" office:value="2867004" calcext:value-type="float">
            <text:p>2867004</text:p>
          </table:table-cell>
          <table:table-cell office:value-type="float" office:value="205" calcext:value-type="float">
            <text:p>205</text:p>
          </table:table-cell>
          <table:table-cell office:value-type="float" office:value="4877428" calcext:value-type="float">
            <text:p>4877428</text:p>
          </table:table-cell>
          <table:table-cell office:value-type="float" office:value="756734" calcext:value-type="float">
            <text:p>756734</text:p>
          </table:table-cell>
          <table:table-cell office:value-type="float" office:value="52" calcext:value-type="float">
            <text:p>52</text:p>
          </table:table-cell>
          <table:table-cell office:value-type="float" office:value="211788" calcext:value-type="float">
            <text:p>211788</text:p>
          </table:table-cell>
          <table:table-cell office:value-type="float" office:value="544427" calcext:value-type="float">
            <text:p>544427</text:p>
          </table:table-cell>
          <table:table-cell office:value-type="float" office:value="1340760" calcext:value-type="float">
            <text:p>1340760</text:p>
          </table:table-cell>
          <table:table-cell office:value-type="float" office:value="10809714" calcext:value-type="float">
            <text:p>10809714</text:p>
          </table:table-cell>
          <table:table-cell office:value-type="float" office:value="38770769" calcext:value-type="float">
            <text:p>38770769</text:p>
          </table:table-cell>
          <table:table-cell table:formula="of:=SUM([.B97:.L97])" office:value-type="float" office:value="38690366" calcext:value-type="float">
            <text:p>38690366</text:p>
          </table:table-cell>
          <table:table-cell table:formula="of:=1000000000/[.N97]" office:value-type="float" office:value="25.8462274562096" calcext:value-type="float">
            <text:p>25.8462274562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70367" calcext:value-type="float">
            <text:p>16670367</text:p>
          </table:table-cell>
          <table:table-cell office:value-type="float" office:value="1839970" calcext:value-type="float">
            <text:p>1839970</text:p>
          </table:table-cell>
          <table:table-cell office:value-type="float" office:value="1528081" calcext:value-type="float">
            <text:p>1528081</text:p>
          </table:table-cell>
          <table:table-cell office:value-type="float" office:value="169" calcext:value-type="float">
            <text:p>169</text:p>
          </table:table-cell>
          <table:table-cell office:value-type="float" office:value="5623067" calcext:value-type="float">
            <text:p>5623067</text:p>
          </table:table-cell>
          <table:table-cell office:value-type="float" office:value="1138119" calcext:value-type="float">
            <text:p>1138119</text:p>
          </table:table-cell>
          <table:table-cell office:value-type="float" office:value="60" calcext:value-type="float">
            <text:p>60</text:p>
          </table:table-cell>
          <table:table-cell office:value-type="float" office:value="241778" calcext:value-type="float">
            <text:p>241778</text:p>
          </table:table-cell>
          <table:table-cell office:value-type="float" office:value="696890" calcext:value-type="float">
            <text:p>696890</text:p>
          </table:table-cell>
          <table:table-cell office:value-type="float" office:value="1686123" calcext:value-type="float">
            <text:p>1686123</text:p>
          </table:table-cell>
          <table:table-cell office:value-type="float" office:value="10530261" calcext:value-type="float">
            <text:p>10530261</text:p>
          </table:table-cell>
          <table:table-cell office:value-type="float" office:value="40025767" calcext:value-type="float">
            <text:p>40025767</text:p>
          </table:table-cell>
          <table:table-cell table:formula="of:=SUM([.B98:.L98])" office:value-type="float" office:value="39954885" calcext:value-type="float">
            <text:p>39954885</text:p>
          </table:table-cell>
          <table:table-cell table:formula="of:=1000000000/[.N98]" office:value-type="float" office:value="25.0282287134602" calcext:value-type="float">
            <text:p>25.0282287134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13044" calcext:value-type="float">
            <text:p>15613044</text:p>
          </table:table-cell>
          <table:table-cell office:value-type="float" office:value="1600067" calcext:value-type="float">
            <text:p>1600067</text:p>
          </table:table-cell>
          <table:table-cell office:value-type="float" office:value="2031535" calcext:value-type="float">
            <text:p>2031535</text:p>
          </table:table-cell>
          <table:table-cell office:value-type="float" office:value="192" calcext:value-type="float">
            <text:p>192</text:p>
          </table:table-cell>
          <table:table-cell office:value-type="float" office:value="7171520" calcext:value-type="float">
            <text:p>7171520</text:p>
          </table:table-cell>
          <table:table-cell office:value-type="float" office:value="763521" calcext:value-type="float">
            <text:p>763521</text:p>
          </table:table-cell>
          <table:table-cell office:value-type="float" office:value="55" calcext:value-type="float">
            <text:p>55</text:p>
          </table:table-cell>
          <table:table-cell office:value-type="float" office:value="223194" calcext:value-type="float">
            <text:p>223194</text:p>
          </table:table-cell>
          <table:table-cell office:value-type="float" office:value="545668" calcext:value-type="float">
            <text:p>545668</text:p>
          </table:table-cell>
          <table:table-cell office:value-type="float" office:value="1441482" calcext:value-type="float">
            <text:p>1441482</text:p>
          </table:table-cell>
          <table:table-cell office:value-type="float" office:value="10556546" calcext:value-type="float">
            <text:p>10556546</text:p>
          </table:table-cell>
          <table:table-cell office:value-type="float" office:value="40023403" calcext:value-type="float">
            <text:p>40023403</text:p>
          </table:table-cell>
          <table:table-cell table:formula="of:=SUM([.B99:.L99])" office:value-type="float" office:value="39946824" calcext:value-type="float">
            <text:p>39946824</text:p>
          </table:table-cell>
          <table:table-cell table:formula="of:=1000000000/[.N99]" office:value-type="float" office:value="25.0332792414236" calcext:value-type="float">
            <text:p>25.0332792414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65215" calcext:value-type="float">
            <text:p>15765215</text:p>
          </table:table-cell>
          <table:table-cell office:value-type="float" office:value="3281836" calcext:value-type="float">
            <text:p>3281836</text:p>
          </table:table-cell>
          <table:table-cell office:value-type="float" office:value="1921096" calcext:value-type="float">
            <text:p>1921096</text:p>
          </table:table-cell>
          <table:table-cell office:value-type="float" office:value="210" calcext:value-type="float">
            <text:p>210</text:p>
          </table:table-cell>
          <table:table-cell office:value-type="float" office:value="5745663" calcext:value-type="float">
            <text:p>5745663</text:p>
          </table:table-cell>
          <table:table-cell office:value-type="float" office:value="1033602" calcext:value-type="float">
            <text:p>1033602</text:p>
          </table:table-cell>
          <table:table-cell office:value-type="float" office:value="34" calcext:value-type="float">
            <text:p>34</text:p>
          </table:table-cell>
          <table:table-cell office:value-type="float" office:value="191950" calcext:value-type="float">
            <text:p>191950</text:p>
          </table:table-cell>
          <table:table-cell office:value-type="float" office:value="662068" calcext:value-type="float">
            <text:p>662068</text:p>
          </table:table-cell>
          <table:table-cell office:value-type="float" office:value="1699683" calcext:value-type="float">
            <text:p>1699683</text:p>
          </table:table-cell>
          <table:table-cell office:value-type="float" office:value="10154672" calcext:value-type="float">
            <text:p>10154672</text:p>
          </table:table-cell>
          <table:table-cell office:value-type="float" office:value="40526523" calcext:value-type="float">
            <text:p>40526523</text:p>
          </table:table-cell>
          <table:table-cell table:formula="of:=SUM([.B100:.L100])" office:value-type="float" office:value="40456029" calcext:value-type="float">
            <text:p>40456029</text:p>
          </table:table-cell>
          <table:table-cell table:formula="of:=1000000000/[.N100]" office:value-type="float" office:value="24.7181946601828" calcext:value-type="float">
            <text:p>24.7181946601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98721" calcext:value-type="float">
            <text:p>16398721</text:p>
          </table:table-cell>
          <table:table-cell office:value-type="float" office:value="1644478" calcext:value-type="float">
            <text:p>1644478</text:p>
          </table:table-cell>
          <table:table-cell office:value-type="float" office:value="1746630" calcext:value-type="float">
            <text:p>1746630</text:p>
          </table:table-cell>
          <table:table-cell office:value-type="float" office:value="339" calcext:value-type="float">
            <text:p>339</text:p>
          </table:table-cell>
          <table:table-cell office:value-type="float" office:value="5379114" calcext:value-type="float">
            <text:p>5379114</text:p>
          </table:table-cell>
          <table:table-cell office:value-type="float" office:value="951325" calcext:value-type="float">
            <text:p>951325</text:p>
          </table:table-cell>
          <table:table-cell office:value-type="float" office:value="30" calcext:value-type="float">
            <text:p>30</text:p>
          </table:table-cell>
          <table:table-cell office:value-type="float" office:value="167998" calcext:value-type="float">
            <text:p>167998</text:p>
          </table:table-cell>
          <table:table-cell office:value-type="float" office:value="566789" calcext:value-type="float">
            <text:p>566789</text:p>
          </table:table-cell>
          <table:table-cell office:value-type="float" office:value="1351300" calcext:value-type="float">
            <text:p>1351300</text:p>
          </table:table-cell>
          <table:table-cell office:value-type="float" office:value="10762903" calcext:value-type="float">
            <text:p>10762903</text:p>
          </table:table-cell>
          <table:table-cell office:value-type="float" office:value="39035272" calcext:value-type="float">
            <text:p>39035272</text:p>
          </table:table-cell>
          <table:table-cell table:formula="of:=SUM([.B101:.L101])" office:value-type="float" office:value="38969627" calcext:value-type="float">
            <text:p>38969627</text:p>
          </table:table-cell>
          <table:table-cell table:formula="of:=1000000000/[.N101]" office:value-type="float" office:value="25.6610103042557" calcext:value-type="float">
            <text:p>25.6610103042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0723" calcext:value-type="float">
            <text:p>17000723</text:p>
          </table:table-cell>
          <table:table-cell office:value-type="float" office:value="2120300" calcext:value-type="float">
            <text:p>2120300</text:p>
          </table:table-cell>
          <table:table-cell office:value-type="float" office:value="2418642" calcext:value-type="float">
            <text:p>2418642</text:p>
          </table:table-cell>
          <table:table-cell office:value-type="float" office:value="397" calcext:value-type="float">
            <text:p>397</text:p>
          </table:table-cell>
          <table:table-cell office:value-type="float" office:value="5193616" calcext:value-type="float">
            <text:p>5193616</text:p>
          </table:table-cell>
          <table:table-cell office:value-type="float" office:value="951811" calcext:value-type="float">
            <text:p>951811</text:p>
          </table:table-cell>
          <table:table-cell office:value-type="float" office:value="42" calcext:value-type="float">
            <text:p>42</text:p>
          </table:table-cell>
          <table:table-cell office:value-type="float" office:value="182237" calcext:value-type="float">
            <text:p>182237</text:p>
          </table:table-cell>
          <table:table-cell office:value-type="float" office:value="544459" calcext:value-type="float">
            <text:p>544459</text:p>
          </table:table-cell>
          <table:table-cell office:value-type="float" office:value="1341615" calcext:value-type="float">
            <text:p>1341615</text:p>
          </table:table-cell>
          <table:table-cell office:value-type="float" office:value="10662066" calcext:value-type="float">
            <text:p>10662066</text:p>
          </table:table-cell>
          <table:table-cell office:value-type="float" office:value="40489769" calcext:value-type="float">
            <text:p>40489769</text:p>
          </table:table-cell>
          <table:table-cell table:formula="of:=SUM([.B102:.L102])" office:value-type="float" office:value="40415908" calcext:value-type="float">
            <text:p>40415908</text:p>
          </table:table-cell>
          <table:table-cell table:formula="of:=1000000000/[.N102]" office:value-type="float" office:value="24.7427324903847" calcext:value-type="float">
            <text:p>24.7427324903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05451" calcext:value-type="float">
            <text:p>16405451</text:p>
          </table:table-cell>
          <table:table-cell office:value-type="float" office:value="1650209" calcext:value-type="float">
            <text:p>1650209</text:p>
          </table:table-cell>
          <table:table-cell office:value-type="float" office:value="1521646" calcext:value-type="float">
            <text:p>1521646</text:p>
          </table:table-cell>
          <table:table-cell office:value-type="float" office:value="177" calcext:value-type="float">
            <text:p>177</text:p>
          </table:table-cell>
          <table:table-cell office:value-type="float" office:value="5798632" calcext:value-type="float">
            <text:p>5798632</text:p>
          </table:table-cell>
          <table:table-cell office:value-type="float" office:value="921709" calcext:value-type="float">
            <text:p>921709</text:p>
          </table:table-cell>
          <table:table-cell office:value-type="float" office:value="78" calcext:value-type="float">
            <text:p>78</text:p>
          </table:table-cell>
          <table:table-cell office:value-type="float" office:value="274829" calcext:value-type="float">
            <text:p>274829</text:p>
          </table:table-cell>
          <table:table-cell office:value-type="float" office:value="681014" calcext:value-type="float">
            <text:p>681014</text:p>
          </table:table-cell>
          <table:table-cell office:value-type="float" office:value="1640051" calcext:value-type="float">
            <text:p>1640051</text:p>
          </table:table-cell>
          <table:table-cell office:value-type="float" office:value="10264241" calcext:value-type="float">
            <text:p>10264241</text:p>
          </table:table-cell>
          <table:table-cell office:value-type="float" office:value="39232133" calcext:value-type="float">
            <text:p>39232133</text:p>
          </table:table-cell>
          <table:table-cell table:formula="of:=SUM([.B103:.L103])" office:value-type="float" office:value="39158037" calcext:value-type="float">
            <text:p>39158037</text:p>
          </table:table-cell>
          <table:table-cell table:formula="of:=1000000000/[.N103]" office:value-type="float" office:value="25.5375416290658" calcext:value-type="float">
            <text:p>25.5375416290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13303" calcext:value-type="float">
            <text:p>16113303</text:p>
          </table:table-cell>
          <table:table-cell office:value-type="float" office:value="1611187" calcext:value-type="float">
            <text:p>1611187</text:p>
          </table:table-cell>
          <table:table-cell office:value-type="float" office:value="1906409" calcext:value-type="float">
            <text:p>1906409</text:p>
          </table:table-cell>
          <table:table-cell office:value-type="float" office:value="183" calcext:value-type="float">
            <text:p>183</text:p>
          </table:table-cell>
          <table:table-cell office:value-type="float" office:value="7350876" calcext:value-type="float">
            <text:p>7350876</text:p>
          </table:table-cell>
          <table:table-cell office:value-type="float" office:value="948163" calcext:value-type="float">
            <text:p>948163</text:p>
          </table:table-cell>
          <table:table-cell office:value-type="float" office:value="30" calcext:value-type="float">
            <text:p>30</text:p>
          </table:table-cell>
          <table:table-cell office:value-type="float" office:value="182440" calcext:value-type="float">
            <text:p>182440</text:p>
          </table:table-cell>
          <table:table-cell office:value-type="float" office:value="576273" calcext:value-type="float">
            <text:p>576273</text:p>
          </table:table-cell>
          <table:table-cell office:value-type="float" office:value="1342470" calcext:value-type="float">
            <text:p>1342470</text:p>
          </table:table-cell>
          <table:table-cell office:value-type="float" office:value="10662876" calcext:value-type="float">
            <text:p>10662876</text:p>
          </table:table-cell>
          <table:table-cell office:value-type="float" office:value="40761101" calcext:value-type="float">
            <text:p>40761101</text:p>
          </table:table-cell>
          <table:table-cell table:formula="of:=SUM([.B104:.L104])" office:value-type="float" office:value="40694210" calcext:value-type="float">
            <text:p>40694210</text:p>
          </table:table-cell>
          <table:table-cell table:formula="of:=1000000000/[.N104]" office:value-type="float" office:value="24.573520409906" calcext:value-type="float">
            <text:p>24.573520409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65051" calcext:value-type="float">
            <text:p>15365051</text:p>
          </table:table-cell>
          <table:table-cell office:value-type="float" office:value="2369214" calcext:value-type="float">
            <text:p>2369214</text:p>
          </table:table-cell>
          <table:table-cell office:value-type="float" office:value="2054528" calcext:value-type="float">
            <text:p>2054528</text:p>
          </table:table-cell>
          <table:table-cell office:value-type="float" office:value="238" calcext:value-type="float">
            <text:p>238</text:p>
          </table:table-cell>
          <table:table-cell office:value-type="float" office:value="6870924" calcext:value-type="float">
            <text:p>6870924</text:p>
          </table:table-cell>
          <table:table-cell office:value-type="float" office:value="884209" calcext:value-type="float">
            <text:p>884209</text:p>
          </table:table-cell>
          <table:table-cell office:value-type="float" office:value="32" calcext:value-type="float">
            <text:p>32</text:p>
          </table:table-cell>
          <table:table-cell office:value-type="float" office:value="204629" calcext:value-type="float">
            <text:p>204629</text:p>
          </table:table-cell>
          <table:table-cell office:value-type="float" office:value="684065" calcext:value-type="float">
            <text:p>684065</text:p>
          </table:table-cell>
          <table:table-cell office:value-type="float" office:value="1467375" calcext:value-type="float">
            <text:p>1467375</text:p>
          </table:table-cell>
          <table:table-cell office:value-type="float" office:value="11032122" calcext:value-type="float">
            <text:p>11032122</text:p>
          </table:table-cell>
          <table:table-cell office:value-type="float" office:value="40999876" calcext:value-type="float">
            <text:p>40999876</text:p>
          </table:table-cell>
          <table:table-cell table:formula="of:=SUM([.B105:.L105])" office:value-type="float" office:value="40932387" calcext:value-type="float">
            <text:p>40932387</text:p>
          </table:table-cell>
          <table:table-cell table:formula="of:=1000000000/[.N105]" office:value-type="float" office:value="24.4305322335587" calcext:value-type="float">
            <text:p>24.4305322335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71091" calcext:value-type="float">
            <text:p>14871091</text:p>
          </table:table-cell>
          <table:table-cell office:value-type="float" office:value="2370808" calcext:value-type="float">
            <text:p>2370808</text:p>
          </table:table-cell>
          <table:table-cell office:value-type="float" office:value="1506208" calcext:value-type="float">
            <text:p>1506208</text:p>
          </table:table-cell>
          <table:table-cell office:value-type="float" office:value="210" calcext:value-type="float">
            <text:p>210</text:p>
          </table:table-cell>
          <table:table-cell office:value-type="float" office:value="5686949" calcext:value-type="float">
            <text:p>5686949</text:p>
          </table:table-cell>
          <table:table-cell office:value-type="float" office:value="1075253" calcext:value-type="float">
            <text:p>1075253</text:p>
          </table:table-cell>
          <table:table-cell office:value-type="float" office:value="89" calcext:value-type="float">
            <text:p>89</text:p>
          </table:table-cell>
          <table:table-cell office:value-type="float" office:value="292145" calcext:value-type="float">
            <text:p>292145</text:p>
          </table:table-cell>
          <table:table-cell office:value-type="float" office:value="900445" calcext:value-type="float">
            <text:p>900445</text:p>
          </table:table-cell>
          <table:table-cell office:value-type="float" office:value="1746463" calcext:value-type="float">
            <text:p>1746463</text:p>
          </table:table-cell>
          <table:table-cell office:value-type="float" office:value="11057318" calcext:value-type="float">
            <text:p>11057318</text:p>
          </table:table-cell>
          <table:table-cell office:value-type="float" office:value="39580733" calcext:value-type="float">
            <text:p>39580733</text:p>
          </table:table-cell>
          <table:table-cell table:formula="of:=SUM([.B106:.L106])" office:value-type="float" office:value="39506979" calcext:value-type="float">
            <text:p>39506979</text:p>
          </table:table-cell>
          <table:table-cell table:formula="of:=1000000000/[.N106]" office:value-type="float" office:value="25.311983485247" calcext:value-type="float">
            <text:p>25.311983485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85996" calcext:value-type="float">
            <text:p>14885996</text:p>
          </table:table-cell>
          <table:table-cell office:value-type="float" office:value="1787848" calcext:value-type="float">
            <text:p>1787848</text:p>
          </table:table-cell>
          <table:table-cell office:value-type="float" office:value="1905264" calcext:value-type="float">
            <text:p>1905264</text:p>
          </table:table-cell>
          <table:table-cell office:value-type="float" office:value="252" calcext:value-type="float">
            <text:p>252</text:p>
          </table:table-cell>
          <table:table-cell office:value-type="float" office:value="7142117" calcext:value-type="float">
            <text:p>7142117</text:p>
          </table:table-cell>
          <table:table-cell office:value-type="float" office:value="761394" calcext:value-type="float">
            <text:p>761394</text:p>
          </table:table-cell>
          <table:table-cell office:value-type="float" office:value="45" calcext:value-type="float">
            <text:p>45</text:p>
          </table:table-cell>
          <table:table-cell office:value-type="float" office:value="222891" calcext:value-type="float">
            <text:p>222891</text:p>
          </table:table-cell>
          <table:table-cell office:value-type="float" office:value="559004" calcext:value-type="float">
            <text:p>559004</text:p>
          </table:table-cell>
          <table:table-cell office:value-type="float" office:value="1343940" calcext:value-type="float">
            <text:p>1343940</text:p>
          </table:table-cell>
          <table:table-cell office:value-type="float" office:value="10599742" calcext:value-type="float">
            <text:p>10599742</text:p>
          </table:table-cell>
          <table:table-cell office:value-type="float" office:value="39283796" calcext:value-type="float">
            <text:p>39283796</text:p>
          </table:table-cell>
          <table:table-cell table:formula="of:=SUM([.B107:.L107])" office:value-type="float" office:value="39208493" calcext:value-type="float">
            <text:p>39208493</text:p>
          </table:table-cell>
          <table:table-cell table:formula="of:=1000000000/[.N107]" office:value-type="float" office:value="25.5046782848808" calcext:value-type="float">
            <text:p>25.5046782848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08270" calcext:value-type="float">
            <text:p>16908270</text:p>
          </table:table-cell>
          <table:table-cell office:value-type="float" office:value="2094523" calcext:value-type="float">
            <text:p>2094523</text:p>
          </table:table-cell>
          <table:table-cell office:value-type="float" office:value="2438874" calcext:value-type="float">
            <text:p>2438874</text:p>
          </table:table-cell>
          <table:table-cell office:value-type="float" office:value="243" calcext:value-type="float">
            <text:p>243</text:p>
          </table:table-cell>
          <table:table-cell office:value-type="float" office:value="4872436" calcext:value-type="float">
            <text:p>4872436</text:p>
          </table:table-cell>
          <table:table-cell office:value-type="float" office:value="916370" calcext:value-type="float">
            <text:p>916370</text:p>
          </table:table-cell>
          <table:table-cell office:value-type="float" office:value="45" calcext:value-type="float">
            <text:p>45</text:p>
          </table:table-cell>
          <table:table-cell office:value-type="float" office:value="242548" calcext:value-type="float">
            <text:p>242548</text:p>
          </table:table-cell>
          <table:table-cell office:value-type="float" office:value="543694" calcext:value-type="float">
            <text:p>543694</text:p>
          </table:table-cell>
          <table:table-cell office:value-type="float" office:value="1427832" calcext:value-type="float">
            <text:p>1427832</text:p>
          </table:table-cell>
          <table:table-cell office:value-type="float" office:value="10788122" calcext:value-type="float">
            <text:p>10788122</text:p>
          </table:table-cell>
          <table:table-cell office:value-type="float" office:value="40299642" calcext:value-type="float">
            <text:p>40299642</text:p>
          </table:table-cell>
          <table:table-cell table:formula="of:=SUM([.B108:.L108])" office:value-type="float" office:value="40232957" calcext:value-type="float">
            <text:p>40232957</text:p>
          </table:table-cell>
          <table:table-cell table:formula="of:=1000000000/[.N108]" office:value-type="float" office:value="24.8552449177424" calcext:value-type="float">
            <text:p>24.8552449177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94741" calcext:value-type="float">
            <text:p>15994741</text:p>
          </table:table-cell>
          <table:table-cell office:value-type="float" office:value="1571695" calcext:value-type="float">
            <text:p>1571695</text:p>
          </table:table-cell>
          <table:table-cell office:value-type="float" office:value="1479316" calcext:value-type="float">
            <text:p>1479316</text:p>
          </table:table-cell>
          <table:table-cell office:value-type="float" office:value="232" calcext:value-type="float">
            <text:p>232</text:p>
          </table:table-cell>
          <table:table-cell office:value-type="float" office:value="6017110" calcext:value-type="float">
            <text:p>6017110</text:p>
          </table:table-cell>
          <table:table-cell office:value-type="float" office:value="914668" calcext:value-type="float">
            <text:p>914668</text:p>
          </table:table-cell>
          <table:table-cell office:value-type="float" office:value="57" calcext:value-type="float">
            <text:p>57</text:p>
          </table:table-cell>
          <table:table-cell office:value-type="float" office:value="253607" calcext:value-type="float">
            <text:p>253607</text:p>
          </table:table-cell>
          <table:table-cell office:value-type="float" office:value="642586" calcext:value-type="float">
            <text:p>642586</text:p>
          </table:table-cell>
          <table:table-cell office:value-type="float" office:value="1551608" calcext:value-type="float">
            <text:p>1551608</text:p>
          </table:table-cell>
          <table:table-cell office:value-type="float" office:value="10851486" calcext:value-type="float">
            <text:p>10851486</text:p>
          </table:table-cell>
          <table:table-cell office:value-type="float" office:value="39346534" calcext:value-type="float">
            <text:p>39346534</text:p>
          </table:table-cell>
          <table:table-cell table:formula="of:=SUM([.B109:.L109])" office:value-type="float" office:value="39277106" calcext:value-type="float">
            <text:p>39277106</text:p>
          </table:table-cell>
          <table:table-cell table:formula="of:=1000000000/[.N109]" office:value-type="float" office:value="25.460124276977" calcext:value-type="float">
            <text:p>25.460124276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16161" calcext:value-type="float">
            <text:p>16416161</text:p>
          </table:table-cell>
          <table:table-cell office:value-type="float" office:value="2791055" calcext:value-type="float">
            <text:p>2791055</text:p>
          </table:table-cell>
          <table:table-cell office:value-type="float" office:value="1803063" calcext:value-type="float">
            <text:p>1803063</text:p>
          </table:table-cell>
          <table:table-cell office:value-type="float" office:value="184" calcext:value-type="float">
            <text:p>184</text:p>
          </table:table-cell>
          <table:table-cell office:value-type="float" office:value="6317321" calcext:value-type="float">
            <text:p>6317321</text:p>
          </table:table-cell>
          <table:table-cell office:value-type="float" office:value="934003" calcext:value-type="float">
            <text:p>934003</text:p>
          </table:table-cell>
          <table:table-cell office:value-type="float" office:value="51" calcext:value-type="float">
            <text:p>51</text:p>
          </table:table-cell>
          <table:table-cell office:value-type="float" office:value="222695" calcext:value-type="float">
            <text:p>222695</text:p>
          </table:table-cell>
          <table:table-cell office:value-type="float" office:value="569816" calcext:value-type="float">
            <text:p>569816</text:p>
          </table:table-cell>
          <table:table-cell office:value-type="float" office:value="1459476" calcext:value-type="float">
            <text:p>1459476</text:p>
          </table:table-cell>
          <table:table-cell office:value-type="float" office:value="10758546" calcext:value-type="float">
            <text:p>10758546</text:p>
          </table:table-cell>
          <table:table-cell office:value-type="float" office:value="41343877" calcext:value-type="float">
            <text:p>41343877</text:p>
          </table:table-cell>
          <table:table-cell table:formula="of:=SUM([.B110:.L110])" office:value-type="float" office:value="41272371" calcext:value-type="float">
            <text:p>41272371</text:p>
          </table:table-cell>
          <table:table-cell table:formula="of:=1000000000/[.N110]" office:value-type="float" office:value="24.2292840408902" calcext:value-type="float">
            <text:p>24.2292840408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03430" calcext:value-type="float">
            <text:p>15203430</text:p>
          </table:table-cell>
          <table:table-cell office:value-type="float" office:value="1495009" calcext:value-type="float">
            <text:p>1495009</text:p>
          </table:table-cell>
          <table:table-cell office:value-type="float" office:value="1767787" calcext:value-type="float">
            <text:p>1767787</text:p>
          </table:table-cell>
          <table:table-cell office:value-type="float" office:value="196" calcext:value-type="float">
            <text:p>196</text:p>
          </table:table-cell>
          <table:table-cell office:value-type="float" office:value="6580645" calcext:value-type="float">
            <text:p>6580645</text:p>
          </table:table-cell>
          <table:table-cell office:value-type="float" office:value="742712" calcext:value-type="float">
            <text:p>742712</text:p>
          </table:table-cell>
          <table:table-cell office:value-type="float" office:value="50" calcext:value-type="float">
            <text:p>50</text:p>
          </table:table-cell>
          <table:table-cell office:value-type="float" office:value="225418" calcext:value-type="float">
            <text:p>225418</text:p>
          </table:table-cell>
          <table:table-cell office:value-type="float" office:value="566994" calcext:value-type="float">
            <text:p>566994</text:p>
          </table:table-cell>
          <table:table-cell office:value-type="float" office:value="1338995" calcext:value-type="float">
            <text:p>1338995</text:p>
          </table:table-cell>
          <table:table-cell office:value-type="float" office:value="10674746" calcext:value-type="float">
            <text:p>10674746</text:p>
          </table:table-cell>
          <table:table-cell office:value-type="float" office:value="38664772" calcext:value-type="float">
            <text:p>38664772</text:p>
          </table:table-cell>
          <table:table-cell table:formula="of:=SUM([.B111:.L111])" office:value-type="float" office:value="38595982" calcext:value-type="float">
            <text:p>38595982</text:p>
          </table:table-cell>
          <table:table-cell table:formula="of:=1000000000/[.N111]" office:value-type="float" office:value="25.909432748725" calcext:value-type="float">
            <text:p>25.909432748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98960" calcext:value-type="float">
            <text:p>17498960</text:p>
          </table:table-cell>
          <table:table-cell office:value-type="float" office:value="2308628" calcext:value-type="float">
            <text:p>2308628</text:p>
          </table:table-cell>
          <table:table-cell office:value-type="float" office:value="2220759" calcext:value-type="float">
            <text:p>2220759</text:p>
          </table:table-cell>
          <table:table-cell office:value-type="float" office:value="186" calcext:value-type="float">
            <text:p>186</text:p>
          </table:table-cell>
          <table:table-cell office:value-type="float" office:value="4716511" calcext:value-type="float">
            <text:p>4716511</text:p>
          </table:table-cell>
          <table:table-cell office:value-type="float" office:value="963733" calcext:value-type="float">
            <text:p>963733</text:p>
          </table:table-cell>
          <table:table-cell office:value-type="float" office:value="30" calcext:value-type="float">
            <text:p>30</text:p>
          </table:table-cell>
          <table:table-cell office:value-type="float" office:value="177848" calcext:value-type="float">
            <text:p>177848</text:p>
          </table:table-cell>
          <table:table-cell office:value-type="float" office:value="551373" calcext:value-type="float">
            <text:p>551373</text:p>
          </table:table-cell>
          <table:table-cell office:value-type="float" office:value="1348403" calcext:value-type="float">
            <text:p>1348403</text:p>
          </table:table-cell>
          <table:table-cell office:value-type="float" office:value="10747142" calcext:value-type="float">
            <text:p>10747142</text:p>
          </table:table-cell>
          <table:table-cell office:value-type="float" office:value="40606979" calcext:value-type="float">
            <text:p>40606979</text:p>
          </table:table-cell>
          <table:table-cell table:formula="of:=SUM([.B112:.L112])" office:value-type="float" office:value="40533573" calcext:value-type="float">
            <text:p>40533573</text:p>
          </table:table-cell>
          <table:table-cell table:formula="of:=1000000000/[.N112]" office:value-type="float" office:value="24.6709067567273" calcext:value-type="float">
            <text:p>24.6709067567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89018" calcext:value-type="float">
            <text:p>16189018</text:p>
          </table:table-cell>
          <table:table-cell office:value-type="float" office:value="2475557" calcext:value-type="float">
            <text:p>2475557</text:p>
          </table:table-cell>
          <table:table-cell office:value-type="float" office:value="1529065" calcext:value-type="float">
            <text:p>1529065</text:p>
          </table:table-cell>
          <table:table-cell office:value-type="float" office:value="355" calcext:value-type="float">
            <text:p>355</text:p>
          </table:table-cell>
          <table:table-cell office:value-type="float" office:value="5910798" calcext:value-type="float">
            <text:p>5910798</text:p>
          </table:table-cell>
          <table:table-cell office:value-type="float" office:value="921723" calcext:value-type="float">
            <text:p>921723</text:p>
          </table:table-cell>
          <table:table-cell office:value-type="float" office:value="45" calcext:value-type="float">
            <text:p>45</text:p>
          </table:table-cell>
          <table:table-cell office:value-type="float" office:value="268968" calcext:value-type="float">
            <text:p>268968</text:p>
          </table:table-cell>
          <table:table-cell office:value-type="float" office:value="674189" calcext:value-type="float">
            <text:p>674189</text:p>
          </table:table-cell>
          <table:table-cell office:value-type="float" office:value="1816309" calcext:value-type="float">
            <text:p>1816309</text:p>
          </table:table-cell>
          <table:table-cell office:value-type="float" office:value="11091746" calcext:value-type="float">
            <text:p>11091746</text:p>
          </table:table-cell>
          <table:table-cell office:value-type="float" office:value="40949378" calcext:value-type="float">
            <text:p>40949378</text:p>
          </table:table-cell>
          <table:table-cell table:formula="of:=SUM([.B113:.L113])" office:value-type="float" office:value="40877773" calcext:value-type="float">
            <text:p>40877773</text:p>
          </table:table-cell>
          <table:table-cell table:formula="of:=1000000000/[.N113]" office:value-type="float" office:value="24.4631721987399" calcext:value-type="float">
            <text:p>24.4631721987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97954" calcext:value-type="float">
            <text:p>14197954</text:p>
          </table:table-cell>
          <table:table-cell office:value-type="float" office:value="1927276" calcext:value-type="float">
            <text:p>1927276</text:p>
          </table:table-cell>
          <table:table-cell office:value-type="float" office:value="1937274" calcext:value-type="float">
            <text:p>1937274</text:p>
          </table:table-cell>
          <table:table-cell office:value-type="float" office:value="185" calcext:value-type="float">
            <text:p>185</text:p>
          </table:table-cell>
          <table:table-cell office:value-type="float" office:value="7876140" calcext:value-type="float">
            <text:p>7876140</text:p>
          </table:table-cell>
          <table:table-cell office:value-type="float" office:value="1018187" calcext:value-type="float">
            <text:p>1018187</text:p>
          </table:table-cell>
          <table:table-cell office:value-type="float" office:value="30" calcext:value-type="float">
            <text:p>30</text:p>
          </table:table-cell>
          <table:table-cell office:value-type="float" office:value="180706" calcext:value-type="float">
            <text:p>180706</text:p>
          </table:table-cell>
          <table:table-cell office:value-type="float" office:value="543349" calcext:value-type="float">
            <text:p>543349</text:p>
          </table:table-cell>
          <table:table-cell office:value-type="float" office:value="1424798" calcext:value-type="float">
            <text:p>1424798</text:p>
          </table:table-cell>
          <table:table-cell office:value-type="float" office:value="10761604" calcext:value-type="float">
            <text:p>10761604</text:p>
          </table:table-cell>
          <table:table-cell office:value-type="float" office:value="39938911" calcext:value-type="float">
            <text:p>39938911</text:p>
          </table:table-cell>
          <table:table-cell table:formula="of:=SUM([.B114:.L114])" office:value-type="float" office:value="39867503" calcext:value-type="float">
            <text:p>39867503</text:p>
          </table:table-cell>
          <table:table-cell table:formula="of:=1000000000/[.N114]" office:value-type="float" office:value="25.0830858406156" calcext:value-type="float">
            <text:p>25.083085840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72771" calcext:value-type="float">
            <text:p>15372771</text:p>
          </table:table-cell>
          <table:table-cell office:value-type="float" office:value="1969804" calcext:value-type="float">
            <text:p>1969804</text:p>
          </table:table-cell>
          <table:table-cell office:value-type="float" office:value="2206200" calcext:value-type="float">
            <text:p>2206200</text:p>
          </table:table-cell>
          <table:table-cell office:value-type="float" office:value="196" calcext:value-type="float">
            <text:p>196</text:p>
          </table:table-cell>
          <table:table-cell office:value-type="float" office:value="5487749" calcext:value-type="float">
            <text:p>5487749</text:p>
          </table:table-cell>
          <table:table-cell office:value-type="float" office:value="747214" calcext:value-type="float">
            <text:p>747214</text:p>
          </table:table-cell>
          <table:table-cell office:value-type="float" office:value="60" calcext:value-type="float">
            <text:p>60</text:p>
          </table:table-cell>
          <table:table-cell office:value-type="float" office:value="248941" calcext:value-type="float">
            <text:p>248941</text:p>
          </table:table-cell>
          <table:table-cell office:value-type="float" office:value="597974" calcext:value-type="float">
            <text:p>597974</text:p>
          </table:table-cell>
          <table:table-cell office:value-type="float" office:value="1716348" calcext:value-type="float">
            <text:p>1716348</text:p>
          </table:table-cell>
          <table:table-cell office:value-type="float" office:value="10895101" calcext:value-type="float">
            <text:p>10895101</text:p>
          </table:table-cell>
          <table:table-cell office:value-type="float" office:value="39314623" calcext:value-type="float">
            <text:p>39314623</text:p>
          </table:table-cell>
          <table:table-cell table:formula="of:=SUM([.B115:.L115])" office:value-type="float" office:value="39242358" calcext:value-type="float">
            <text:p>39242358</text:p>
          </table:table-cell>
          <table:table-cell table:formula="of:=1000000000/[.N115]" office:value-type="float" office:value="25.482668498157" calcext:value-type="float">
            <text:p>25.482668498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86702" calcext:value-type="float">
            <text:p>15886702</text:p>
          </table:table-cell>
          <table:table-cell office:value-type="float" office:value="1894642" calcext:value-type="float">
            <text:p>1894642</text:p>
          </table:table-cell>
          <table:table-cell office:value-type="float" office:value="1443369" calcext:value-type="float">
            <text:p>1443369</text:p>
          </table:table-cell>
          <table:table-cell office:value-type="float" office:value="170" calcext:value-type="float">
            <text:p>170</text:p>
          </table:table-cell>
          <table:table-cell office:value-type="float" office:value="5743894" calcext:value-type="float">
            <text:p>5743894</text:p>
          </table:table-cell>
          <table:table-cell office:value-type="float" office:value="1102033" calcext:value-type="float">
            <text:p>1102033</text:p>
          </table:table-cell>
          <table:table-cell office:value-type="float" office:value="40" calcext:value-type="float">
            <text:p>40</text:p>
          </table:table-cell>
          <table:table-cell office:value-type="float" office:value="206817" calcext:value-type="float">
            <text:p>206817</text:p>
          </table:table-cell>
          <table:table-cell office:value-type="float" office:value="674260" calcext:value-type="float">
            <text:p>674260</text:p>
          </table:table-cell>
          <table:table-cell office:value-type="float" office:value="1764809" calcext:value-type="float">
            <text:p>1764809</text:p>
          </table:table-cell>
          <table:table-cell office:value-type="float" office:value="10361933" calcext:value-type="float">
            <text:p>10361933</text:p>
          </table:table-cell>
          <table:table-cell office:value-type="float" office:value="39152749" calcext:value-type="float">
            <text:p>39152749</text:p>
          </table:table-cell>
          <table:table-cell table:formula="of:=SUM([.B116:.L116])" office:value-type="float" office:value="39078669" calcext:value-type="float">
            <text:p>39078669</text:p>
          </table:table-cell>
          <table:table-cell table:formula="of:=1000000000/[.N116]" office:value-type="float" office:value="25.5894078685229" calcext:value-type="float">
            <text:p>25.5894078685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12992" calcext:value-type="float">
            <text:p>16412992</text:p>
          </table:table-cell>
          <table:table-cell office:value-type="float" office:value="1814532" calcext:value-type="float">
            <text:p>1814532</text:p>
          </table:table-cell>
          <table:table-cell office:value-type="float" office:value="1899375" calcext:value-type="float">
            <text:p>1899375</text:p>
          </table:table-cell>
          <table:table-cell office:value-type="float" office:value="195" calcext:value-type="float">
            <text:p>195</text:p>
          </table:table-cell>
          <table:table-cell office:value-type="float" office:value="6064360" calcext:value-type="float">
            <text:p>6064360</text:p>
          </table:table-cell>
          <table:table-cell office:value-type="float" office:value="789218" calcext:value-type="float">
            <text:p>789218</text:p>
          </table:table-cell>
          <table:table-cell office:value-type="float" office:value="41" calcext:value-type="float">
            <text:p>41</text:p>
          </table:table-cell>
          <table:table-cell office:value-type="float" office:value="259329" calcext:value-type="float">
            <text:p>259329</text:p>
          </table:table-cell>
          <table:table-cell office:value-type="float" office:value="546840" calcext:value-type="float">
            <text:p>546840</text:p>
          </table:table-cell>
          <table:table-cell office:value-type="float" office:value="1345023" calcext:value-type="float">
            <text:p>1345023</text:p>
          </table:table-cell>
          <table:table-cell office:value-type="float" office:value="10627802" calcext:value-type="float">
            <text:p>10627802</text:p>
          </table:table-cell>
          <table:table-cell office:value-type="float" office:value="39841329" calcext:value-type="float">
            <text:p>39841329</text:p>
          </table:table-cell>
          <table:table-cell table:formula="of:=SUM([.B117:.L117])" office:value-type="float" office:value="39759707" calcext:value-type="float">
            <text:p>39759707</text:p>
          </table:table-cell>
          <table:table-cell table:formula="of:=1000000000/[.N117]" office:value-type="float" office:value="25.1510907763983" calcext:value-type="float">
            <text:p>25.1510907763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06629" calcext:value-type="float">
            <text:p>17306629</text:p>
          </table:table-cell>
          <table:table-cell office:value-type="float" office:value="1711038" calcext:value-type="float">
            <text:p>1711038</text:p>
          </table:table-cell>
          <table:table-cell office:value-type="float" office:value="1587020" calcext:value-type="float">
            <text:p>1587020</text:p>
          </table:table-cell>
          <table:table-cell office:value-type="float" office:value="166" calcext:value-type="float">
            <text:p>166</text:p>
          </table:table-cell>
          <table:table-cell office:value-type="float" office:value="5590584" calcext:value-type="float">
            <text:p>5590584</text:p>
          </table:table-cell>
          <table:table-cell office:value-type="float" office:value="1148092" calcext:value-type="float">
            <text:p>1148092</text:p>
          </table:table-cell>
          <table:table-cell office:value-type="float" office:value="51" calcext:value-type="float">
            <text:p>51</text:p>
          </table:table-cell>
          <table:table-cell office:value-type="float" office:value="220201" calcext:value-type="float">
            <text:p>220201</text:p>
          </table:table-cell>
          <table:table-cell office:value-type="float" office:value="786579" calcext:value-type="float">
            <text:p>786579</text:p>
          </table:table-cell>
          <table:table-cell office:value-type="float" office:value="1775099" calcext:value-type="float">
            <text:p>1775099</text:p>
          </table:table-cell>
          <table:table-cell office:value-type="float" office:value="10763550" calcext:value-type="float">
            <text:p>10763550</text:p>
          </table:table-cell>
          <table:table-cell office:value-type="float" office:value="40963597" calcext:value-type="float">
            <text:p>40963597</text:p>
          </table:table-cell>
          <table:table-cell table:formula="of:=SUM([.B118:.L118])" office:value-type="float" office:value="40889009" calcext:value-type="float">
            <text:p>40889009</text:p>
          </table:table-cell>
          <table:table-cell table:formula="of:=1000000000/[.N118]" office:value-type="float" office:value="24.4564498983089" calcext:value-type="float">
            <text:p>24.4564498983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50290" calcext:value-type="float">
            <text:p>14950290</text:p>
          </table:table-cell>
          <table:table-cell office:value-type="float" office:value="1614984" calcext:value-type="float">
            <text:p>1614984</text:p>
          </table:table-cell>
          <table:table-cell office:value-type="float" office:value="1902771" calcext:value-type="float">
            <text:p>1902771</text:p>
          </table:table-cell>
          <table:table-cell office:value-type="float" office:value="204" calcext:value-type="float">
            <text:p>204</text:p>
          </table:table-cell>
          <table:table-cell office:value-type="float" office:value="7190512" calcext:value-type="float">
            <text:p>7190512</text:p>
          </table:table-cell>
          <table:table-cell office:value-type="float" office:value="817408" calcext:value-type="float">
            <text:p>817408</text:p>
          </table:table-cell>
          <table:table-cell office:value-type="float" office:value="44" calcext:value-type="float">
            <text:p>44</text:p>
          </table:table-cell>
          <table:table-cell office:value-type="float" office:value="212378" calcext:value-type="float">
            <text:p>212378</text:p>
          </table:table-cell>
          <table:table-cell office:value-type="float" office:value="539962" calcext:value-type="float">
            <text:p>539962</text:p>
          </table:table-cell>
          <table:table-cell office:value-type="float" office:value="1359802" calcext:value-type="float">
            <text:p>1359802</text:p>
          </table:table-cell>
          <table:table-cell office:value-type="float" office:value="10640307" calcext:value-type="float">
            <text:p>10640307</text:p>
          </table:table-cell>
          <table:table-cell office:value-type="float" office:value="39303611" calcext:value-type="float">
            <text:p>39303611</text:p>
          </table:table-cell>
          <table:table-cell table:formula="of:=SUM([.B119:.L119])" office:value-type="float" office:value="39228662" calcext:value-type="float">
            <text:p>39228662</text:p>
          </table:table-cell>
          <table:table-cell table:formula="of:=1000000000/[.N119]" office:value-type="float" office:value="25.4915653253736" calcext:value-type="float">
            <text:p>25.4915653253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79802" calcext:value-type="float">
            <text:p>17079802</text:p>
          </table:table-cell>
          <table:table-cell office:value-type="float" office:value="3907070" calcext:value-type="float">
            <text:p>3907070</text:p>
          </table:table-cell>
          <table:table-cell office:value-type="float" office:value="1787620" calcext:value-type="float">
            <text:p>1787620</text:p>
          </table:table-cell>
          <table:table-cell office:value-type="float" office:value="185" calcext:value-type="float">
            <text:p>185</text:p>
          </table:table-cell>
          <table:table-cell office:value-type="float" office:value="4487747" calcext:value-type="float">
            <text:p>4487747</text:p>
          </table:table-cell>
          <table:table-cell office:value-type="float" office:value="783452" calcext:value-type="float">
            <text:p>783452</text:p>
          </table:table-cell>
          <table:table-cell office:value-type="float" office:value="50" calcext:value-type="float">
            <text:p>50</text:p>
          </table:table-cell>
          <table:table-cell office:value-type="float" office:value="198948" calcext:value-type="float">
            <text:p>198948</text:p>
          </table:table-cell>
          <table:table-cell office:value-type="float" office:value="557790" calcext:value-type="float">
            <text:p>557790</text:p>
          </table:table-cell>
          <table:table-cell office:value-type="float" office:value="1445898" calcext:value-type="float">
            <text:p>1445898</text:p>
          </table:table-cell>
          <table:table-cell office:value-type="float" office:value="10680751" calcext:value-type="float">
            <text:p>10680751</text:p>
          </table:table-cell>
          <table:table-cell office:value-type="float" office:value="41006870" calcext:value-type="float">
            <text:p>41006870</text:p>
          </table:table-cell>
          <table:table-cell table:formula="of:=SUM([.B120:.L120])" office:value-type="float" office:value="40929313" calcext:value-type="float">
            <text:p>40929313</text:p>
          </table:table-cell>
          <table:table-cell table:formula="of:=1000000000/[.N120]" office:value-type="float" office:value="24.4323670910382" calcext:value-type="float">
            <text:p>24.4323670910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75937" calcext:value-type="float">
            <text:p>15175937</text:p>
          </table:table-cell>
          <table:table-cell office:value-type="float" office:value="1395540" calcext:value-type="float">
            <text:p>1395540</text:p>
          </table:table-cell>
          <table:table-cell office:value-type="float" office:value="1654876" calcext:value-type="float">
            <text:p>1654876</text:p>
          </table:table-cell>
          <table:table-cell office:value-type="float" office:value="161" calcext:value-type="float">
            <text:p>161</text:p>
          </table:table-cell>
          <table:table-cell office:value-type="float" office:value="6229707" calcext:value-type="float">
            <text:p>6229707</text:p>
          </table:table-cell>
          <table:table-cell office:value-type="float" office:value="1082089" calcext:value-type="float">
            <text:p>1082089</text:p>
          </table:table-cell>
          <table:table-cell office:value-type="float" office:value="30" calcext:value-type="float">
            <text:p>30</text:p>
          </table:table-cell>
          <table:table-cell office:value-type="float" office:value="174179" calcext:value-type="float">
            <text:p>174179</text:p>
          </table:table-cell>
          <table:table-cell office:value-type="float" office:value="559309" calcext:value-type="float">
            <text:p>559309</text:p>
          </table:table-cell>
          <table:table-cell office:value-type="float" office:value="1345055" calcext:value-type="float">
            <text:p>1345055</text:p>
          </table:table-cell>
          <table:table-cell office:value-type="float" office:value="10737723" calcext:value-type="float">
            <text:p>10737723</text:p>
          </table:table-cell>
          <table:table-cell office:value-type="float" office:value="38421981" calcext:value-type="float">
            <text:p>38421981</text:p>
          </table:table-cell>
          <table:table-cell table:formula="of:=SUM([.B121:.L121])" office:value-type="float" office:value="38354606" calcext:value-type="float">
            <text:p>38354606</text:p>
          </table:table-cell>
          <table:table-cell table:formula="of:=1000000000/[.N121]" office:value-type="float" office:value="26.0724878779878" calcext:value-type="float">
            <text:p>26.0724878779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33191" calcext:value-type="float">
            <text:p>17033191</text:p>
          </table:table-cell>
          <table:table-cell office:value-type="float" office:value="2134500" calcext:value-type="float">
            <text:p>2134500</text:p>
          </table:table-cell>
          <table:table-cell office:value-type="float" office:value="1428795" calcext:value-type="float">
            <text:p>1428795</text:p>
          </table:table-cell>
          <table:table-cell office:value-type="float" office:value="211" calcext:value-type="float">
            <text:p>211</text:p>
          </table:table-cell>
          <table:table-cell office:value-type="float" office:value="5234329" calcext:value-type="float">
            <text:p>5234329</text:p>
          </table:table-cell>
          <table:table-cell office:value-type="float" office:value="1069863" calcext:value-type="float">
            <text:p>1069863</text:p>
          </table:table-cell>
          <table:table-cell office:value-type="float" office:value="73" calcext:value-type="float">
            <text:p>73</text:p>
          </table:table-cell>
          <table:table-cell office:value-type="float" office:value="286020" calcext:value-type="float">
            <text:p>286020</text:p>
          </table:table-cell>
          <table:table-cell office:value-type="float" office:value="919055" calcext:value-type="float">
            <text:p>919055</text:p>
          </table:table-cell>
          <table:table-cell office:value-type="float" office:value="1562315" calcext:value-type="float">
            <text:p>1562315</text:p>
          </table:table-cell>
          <table:table-cell office:value-type="float" office:value="10748623" calcext:value-type="float">
            <text:p>10748623</text:p>
          </table:table-cell>
          <table:table-cell office:value-type="float" office:value="40498153" calcext:value-type="float">
            <text:p>40498153</text:p>
          </table:table-cell>
          <table:table-cell table:formula="of:=SUM([.B122:.L122])" office:value-type="float" office:value="40416975" calcext:value-type="float">
            <text:p>40416975</text:p>
          </table:table-cell>
          <table:table-cell table:formula="of:=1000000000/[.N122]" office:value-type="float" office:value="24.7420792872302" calcext:value-type="float">
            <text:p>24.742079287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89000" calcext:value-type="float">
            <text:p>16089000</text:p>
          </table:table-cell>
          <table:table-cell office:value-type="float" office:value="2864819" calcext:value-type="float">
            <text:p>2864819</text:p>
          </table:table-cell>
          <table:table-cell office:value-type="float" office:value="2056694" calcext:value-type="float">
            <text:p>2056694</text:p>
          </table:table-cell>
          <table:table-cell office:value-type="float" office:value="220" calcext:value-type="float">
            <text:p>220</text:p>
          </table:table-cell>
          <table:table-cell office:value-type="float" office:value="6528766" calcext:value-type="float">
            <text:p>6528766</text:p>
          </table:table-cell>
          <table:table-cell office:value-type="float" office:value="970133" calcext:value-type="float">
            <text:p>970133</text:p>
          </table:table-cell>
          <table:table-cell office:value-type="float" office:value="30" calcext:value-type="float">
            <text:p>30</text:p>
          </table:table-cell>
          <table:table-cell office:value-type="float" office:value="180154" calcext:value-type="float">
            <text:p>180154</text:p>
          </table:table-cell>
          <table:table-cell office:value-type="float" office:value="546563" calcext:value-type="float">
            <text:p>546563</text:p>
          </table:table-cell>
          <table:table-cell office:value-type="float" office:value="1418964" calcext:value-type="float">
            <text:p>1418964</text:p>
          </table:table-cell>
          <table:table-cell office:value-type="float" office:value="10868895" calcext:value-type="float">
            <text:p>10868895</text:p>
          </table:table-cell>
          <table:table-cell office:value-type="float" office:value="41595958" calcext:value-type="float">
            <text:p>41595958</text:p>
          </table:table-cell>
          <table:table-cell table:formula="of:=SUM([.B123:.L123])" office:value-type="float" office:value="41524238" calcext:value-type="float">
            <text:p>41524238</text:p>
          </table:table-cell>
          <table:table-cell table:formula="of:=1000000000/[.N123]" office:value-type="float" office:value="24.0823203065159" calcext:value-type="float">
            <text:p>24.0823203065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86123" calcext:value-type="float">
            <text:p>15586123</text:p>
          </table:table-cell>
          <table:table-cell office:value-type="float" office:value="1677045" calcext:value-type="float">
            <text:p>1677045</text:p>
          </table:table-cell>
          <table:table-cell office:value-type="float" office:value="1879146" calcext:value-type="float">
            <text:p>1879146</text:p>
          </table:table-cell>
          <table:table-cell office:value-type="float" office:value="197" calcext:value-type="float">
            <text:p>197</text:p>
          </table:table-cell>
          <table:table-cell office:value-type="float" office:value="5392370" calcext:value-type="float">
            <text:p>5392370</text:p>
          </table:table-cell>
          <table:table-cell office:value-type="float" office:value="1059174" calcext:value-type="float">
            <text:p>1059174</text:p>
          </table:table-cell>
          <table:table-cell office:value-type="float" office:value="33" calcext:value-type="float">
            <text:p>33</text:p>
          </table:table-cell>
          <table:table-cell office:value-type="float" office:value="190724" calcext:value-type="float">
            <text:p>190724</text:p>
          </table:table-cell>
          <table:table-cell office:value-type="float" office:value="577319" calcext:value-type="float">
            <text:p>577319</text:p>
          </table:table-cell>
          <table:table-cell office:value-type="float" office:value="1460370" calcext:value-type="float">
            <text:p>1460370</text:p>
          </table:table-cell>
          <table:table-cell office:value-type="float" office:value="10579403" calcext:value-type="float">
            <text:p>10579403</text:p>
          </table:table-cell>
          <table:table-cell office:value-type="float" office:value="38473120" calcext:value-type="float">
            <text:p>38473120</text:p>
          </table:table-cell>
          <table:table-cell table:formula="of:=SUM([.B124:.L124])" office:value-type="float" office:value="38401904" calcext:value-type="float">
            <text:p>38401904</text:p>
          </table:table-cell>
          <table:table-cell table:formula="of:=1000000000/[.N124]" office:value-type="float" office:value="26.0403754980482" calcext:value-type="float">
            <text:p>26.0403754980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67720" calcext:value-type="float">
            <text:p>15467720</text:p>
          </table:table-cell>
          <table:table-cell office:value-type="float" office:value="1833458" calcext:value-type="float">
            <text:p>1833458</text:p>
          </table:table-cell>
          <table:table-cell office:value-type="float" office:value="1713106" calcext:value-type="float">
            <text:p>1713106</text:p>
          </table:table-cell>
          <table:table-cell office:value-type="float" office:value="194" calcext:value-type="float">
            <text:p>194</text:p>
          </table:table-cell>
          <table:table-cell office:value-type="float" office:value="5571698" calcext:value-type="float">
            <text:p>5571698</text:p>
          </table:table-cell>
          <table:table-cell office:value-type="float" office:value="950860" calcext:value-type="float">
            <text:p>950860</text:p>
          </table:table-cell>
          <table:table-cell office:value-type="float" office:value="64" calcext:value-type="float">
            <text:p>64</text:p>
          </table:table-cell>
          <table:table-cell office:value-type="float" office:value="255780" calcext:value-type="float">
            <text:p>255780</text:p>
          </table:table-cell>
          <table:table-cell office:value-type="float" office:value="751235" calcext:value-type="float">
            <text:p>751235</text:p>
          </table:table-cell>
          <table:table-cell office:value-type="float" office:value="1638602" calcext:value-type="float">
            <text:p>1638602</text:p>
          </table:table-cell>
          <table:table-cell office:value-type="float" office:value="10484972" calcext:value-type="float">
            <text:p>10484972</text:p>
          </table:table-cell>
          <table:table-cell office:value-type="float" office:value="38730236" calcext:value-type="float">
            <text:p>38730236</text:p>
          </table:table-cell>
          <table:table-cell table:formula="of:=SUM([.B125:.L125])" office:value-type="float" office:value="38667689" calcext:value-type="float">
            <text:p>38667689</text:p>
          </table:table-cell>
          <table:table-cell table:formula="of:=1000000000/[.N125]" office:value-type="float" office:value="25.8613851994103" calcext:value-type="float">
            <text:p>25.8613851994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56219" calcext:value-type="float">
            <text:p>16656219</text:p>
          </table:table-cell>
          <table:table-cell office:value-type="float" office:value="1616804" calcext:value-type="float">
            <text:p>1616804</text:p>
          </table:table-cell>
          <table:table-cell office:value-type="float" office:value="1906033" calcext:value-type="float">
            <text:p>1906033</text:p>
          </table:table-cell>
          <table:table-cell office:value-type="float" office:value="220" calcext:value-type="float">
            <text:p>220</text:p>
          </table:table-cell>
          <table:table-cell office:value-type="float" office:value="7136214" calcext:value-type="float">
            <text:p>7136214</text:p>
          </table:table-cell>
          <table:table-cell office:value-type="float" office:value="954910" calcext:value-type="float">
            <text:p>954910</text:p>
          </table:table-cell>
          <table:table-cell office:value-type="float" office:value="30" calcext:value-type="float">
            <text:p>30</text:p>
          </table:table-cell>
          <table:table-cell office:value-type="float" office:value="184618" calcext:value-type="float">
            <text:p>184618</text:p>
          </table:table-cell>
          <table:table-cell office:value-type="float" office:value="545833" calcext:value-type="float">
            <text:p>545833</text:p>
          </table:table-cell>
          <table:table-cell office:value-type="float" office:value="1512036" calcext:value-type="float">
            <text:p>1512036</text:p>
          </table:table-cell>
          <table:table-cell office:value-type="float" office:value="10756427" calcext:value-type="float">
            <text:p>10756427</text:p>
          </table:table-cell>
          <table:table-cell office:value-type="float" office:value="41338976" calcext:value-type="float">
            <text:p>41338976</text:p>
          </table:table-cell>
          <table:table-cell table:formula="of:=SUM([.B126:.L126])" office:value-type="float" office:value="41269344" calcext:value-type="float">
            <text:p>41269344</text:p>
          </table:table-cell>
          <table:table-cell table:formula="of:=1000000000/[.N126]" office:value-type="float" office:value="24.2310611964174" calcext:value-type="float">
            <text:p>24.2310611964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13921" calcext:value-type="float">
            <text:p>16813921</text:p>
          </table:table-cell>
          <table:table-cell office:value-type="float" office:value="2108704" calcext:value-type="float">
            <text:p>2108704</text:p>
          </table:table-cell>
          <table:table-cell office:value-type="float" office:value="2017295" calcext:value-type="float">
            <text:p>2017295</text:p>
          </table:table-cell>
          <table:table-cell office:value-type="float" office:value="211" calcext:value-type="float">
            <text:p>211</text:p>
          </table:table-cell>
          <table:table-cell office:value-type="float" office:value="5662490" calcext:value-type="float">
            <text:p>5662490</text:p>
          </table:table-cell>
          <table:table-cell office:value-type="float" office:value="823949" calcext:value-type="float">
            <text:p>823949</text:p>
          </table:table-cell>
          <table:table-cell office:value-type="float" office:value="52" calcext:value-type="float">
            <text:p>52</text:p>
          </table:table-cell>
          <table:table-cell office:value-type="float" office:value="224926" calcext:value-type="float">
            <text:p>224926</text:p>
          </table:table-cell>
          <table:table-cell office:value-type="float" office:value="594209" calcext:value-type="float">
            <text:p>594209</text:p>
          </table:table-cell>
          <table:table-cell office:value-type="float" office:value="1400710" calcext:value-type="float">
            <text:p>1400710</text:p>
          </table:table-cell>
          <table:table-cell office:value-type="float" office:value="10656229" calcext:value-type="float">
            <text:p>10656229</text:p>
          </table:table-cell>
          <table:table-cell office:value-type="float" office:value="40381724" calcext:value-type="float">
            <text:p>40381724</text:p>
          </table:table-cell>
          <table:table-cell table:formula="of:=SUM([.B127:.L127])" office:value-type="float" office:value="40302696" calcext:value-type="float">
            <text:p>40302696</text:p>
          </table:table-cell>
          <table:table-cell table:formula="of:=1000000000/[.N127]" office:value-type="float" office:value="24.8122358861551" calcext:value-type="float">
            <text:p>24.8122358861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46275" calcext:value-type="float">
            <text:p>16046275</text:p>
          </table:table-cell>
          <table:table-cell office:value-type="float" office:value="1956536" calcext:value-type="float">
            <text:p>1956536</text:p>
          </table:table-cell>
          <table:table-cell office:value-type="float" office:value="1526778" calcext:value-type="float">
            <text:p>1526778</text:p>
          </table:table-cell>
          <table:table-cell office:value-type="float" office:value="205" calcext:value-type="float">
            <text:p>205</text:p>
          </table:table-cell>
          <table:table-cell office:value-type="float" office:value="5579135" calcext:value-type="float">
            <text:p>5579135</text:p>
          </table:table-cell>
          <table:table-cell office:value-type="float" office:value="1156532" calcext:value-type="float">
            <text:p>1156532</text:p>
          </table:table-cell>
          <table:table-cell office:value-type="float" office:value="40" calcext:value-type="float">
            <text:p>40</text:p>
          </table:table-cell>
          <table:table-cell office:value-type="float" office:value="219776" calcext:value-type="float">
            <text:p>219776</text:p>
          </table:table-cell>
          <table:table-cell office:value-type="float" office:value="680180" calcext:value-type="float">
            <text:p>680180</text:p>
          </table:table-cell>
          <table:table-cell office:value-type="float" office:value="1817157" calcext:value-type="float">
            <text:p>1817157</text:p>
          </table:table-cell>
          <table:table-cell office:value-type="float" office:value="10722967" calcext:value-type="float">
            <text:p>10722967</text:p>
          </table:table-cell>
          <table:table-cell office:value-type="float" office:value="39779468" calcext:value-type="float">
            <text:p>39779468</text:p>
          </table:table-cell>
          <table:table-cell table:formula="of:=SUM([.B128:.L128])" office:value-type="float" office:value="39705581" calcext:value-type="float">
            <text:p>39705581</text:p>
          </table:table-cell>
          <table:table-cell table:formula="of:=1000000000/[.N128]" office:value-type="float" office:value="25.1853763328636" calcext:value-type="float">
            <text:p>25.1853763328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43551" calcext:value-type="float">
            <text:p>19943551</text:p>
          </table:table-cell>
          <table:table-cell office:value-type="float" office:value="2012349" calcext:value-type="float">
            <text:p>2012349</text:p>
          </table:table-cell>
          <table:table-cell office:value-type="float" office:value="1626450" calcext:value-type="float">
            <text:p>1626450</text:p>
          </table:table-cell>
          <table:table-cell office:value-type="float" office:value="177" calcext:value-type="float">
            <text:p>177</text:p>
          </table:table-cell>
          <table:table-cell office:value-type="float" office:value="5841335" calcext:value-type="float">
            <text:p>5841335</text:p>
          </table:table-cell>
          <table:table-cell office:value-type="float" office:value="1073702" calcext:value-type="float">
            <text:p>1073702</text:p>
          </table:table-cell>
          <table:table-cell office:value-type="float" office:value="36" calcext:value-type="float">
            <text:p>36</text:p>
          </table:table-cell>
          <table:table-cell office:value-type="float" office:value="193833" calcext:value-type="float">
            <text:p>193833</text:p>
          </table:table-cell>
          <table:table-cell office:value-type="float" office:value="608689" calcext:value-type="float">
            <text:p>608689</text:p>
          </table:table-cell>
          <table:table-cell office:value-type="float" office:value="1487673" calcext:value-type="float">
            <text:p>1487673</text:p>
          </table:table-cell>
          <table:table-cell office:value-type="float" office:value="10777881" calcext:value-type="float">
            <text:p>10777881</text:p>
          </table:table-cell>
          <table:table-cell office:value-type="float" office:value="43641468" calcext:value-type="float">
            <text:p>43641468</text:p>
          </table:table-cell>
          <table:table-cell table:formula="of:=SUM([.B129:.L129])" office:value-type="float" office:value="43565676" calcext:value-type="float">
            <text:p>43565676</text:p>
          </table:table-cell>
          <table:table-cell table:formula="of:=1000000000/[.N129]" office:value-type="float" office:value="22.9538501824234" calcext:value-type="float">
            <text:p>22.9538501824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7405" calcext:value-type="float">
            <text:p>17207405</text:p>
          </table:table-cell>
          <table:table-cell office:value-type="float" office:value="1636691" calcext:value-type="float">
            <text:p>1636691</text:p>
          </table:table-cell>
          <table:table-cell office:value-type="float" office:value="1522180" calcext:value-type="float">
            <text:p>1522180</text:p>
          </table:table-cell>
          <table:table-cell office:value-type="float" office:value="160" calcext:value-type="float">
            <text:p>160</text:p>
          </table:table-cell>
          <table:table-cell office:value-type="float" office:value="5861332" calcext:value-type="float">
            <text:p>5861332</text:p>
          </table:table-cell>
          <table:table-cell office:value-type="float" office:value="946026" calcext:value-type="float">
            <text:p>946026</text:p>
          </table:table-cell>
          <table:table-cell office:value-type="float" office:value="66" calcext:value-type="float">
            <text:p>66</text:p>
          </table:table-cell>
          <table:table-cell office:value-type="float" office:value="261825" calcext:value-type="float">
            <text:p>261825</text:p>
          </table:table-cell>
          <table:table-cell office:value-type="float" office:value="721165" calcext:value-type="float">
            <text:p>721165</text:p>
          </table:table-cell>
          <table:table-cell office:value-type="float" office:value="1824633" calcext:value-type="float">
            <text:p>1824633</text:p>
          </table:table-cell>
          <table:table-cell office:value-type="float" office:value="10621205" calcext:value-type="float">
            <text:p>10621205</text:p>
          </table:table-cell>
          <table:table-cell office:value-type="float" office:value="40727024" calcext:value-type="float">
            <text:p>40727024</text:p>
          </table:table-cell>
          <table:table-cell table:formula="of:=SUM([.B130:.L130])" office:value-type="float" office:value="40602688" calcext:value-type="float">
            <text:p>40602688</text:p>
          </table:table-cell>
          <table:table-cell table:formula="of:=1000000000/[.N130]" office:value-type="float" office:value="24.6289112681407" calcext:value-type="float">
            <text:p>24.6289112681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89475" calcext:value-type="float">
            <text:p>14889475</text:p>
          </table:table-cell>
          <table:table-cell office:value-type="float" office:value="1600270" calcext:value-type="float">
            <text:p>1600270</text:p>
          </table:table-cell>
          <table:table-cell office:value-type="float" office:value="1904638" calcext:value-type="float">
            <text:p>1904638</text:p>
          </table:table-cell>
          <table:table-cell office:value-type="float" office:value="190" calcext:value-type="float">
            <text:p>190</text:p>
          </table:table-cell>
          <table:table-cell office:value-type="float" office:value="7012800" calcext:value-type="float">
            <text:p>7012800</text:p>
          </table:table-cell>
          <table:table-cell office:value-type="float" office:value="773736" calcext:value-type="float">
            <text:p>773736</text:p>
          </table:table-cell>
          <table:table-cell office:value-type="float" office:value="38" calcext:value-type="float">
            <text:p>38</text:p>
          </table:table-cell>
          <table:table-cell office:value-type="float" office:value="201914" calcext:value-type="float">
            <text:p>201914</text:p>
          </table:table-cell>
          <table:table-cell office:value-type="float" office:value="545501" calcext:value-type="float">
            <text:p>545501</text:p>
          </table:table-cell>
          <table:table-cell office:value-type="float" office:value="1342653" calcext:value-type="float">
            <text:p>1342653</text:p>
          </table:table-cell>
          <table:table-cell office:value-type="float" office:value="10665107" calcext:value-type="float">
            <text:p>10665107</text:p>
          </table:table-cell>
          <table:table-cell office:value-type="float" office:value="39006140" calcext:value-type="float">
            <text:p>39006140</text:p>
          </table:table-cell>
          <table:table-cell table:formula="of:=SUM([.B131:.L131])" office:value-type="float" office:value="38936322" calcext:value-type="float">
            <text:p>38936322</text:p>
          </table:table-cell>
          <table:table-cell table:formula="of:=1000000000/[.N131]" office:value-type="float" office:value="25.6829599878489" calcext:value-type="float">
            <text:p>25.6829599878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72075" calcext:value-type="float">
            <text:p>16872075</text:p>
          </table:table-cell>
          <table:table-cell office:value-type="float" office:value="1906056" calcext:value-type="float">
            <text:p>1906056</text:p>
          </table:table-cell>
          <table:table-cell office:value-type="float" office:value="2218427" calcext:value-type="float">
            <text:p>2218427</text:p>
          </table:table-cell>
          <table:table-cell office:value-type="float" office:value="194" calcext:value-type="float">
            <text:p>194</text:p>
          </table:table-cell>
          <table:table-cell office:value-type="float" office:value="5365088" calcext:value-type="float">
            <text:p>5365088</text:p>
          </table:table-cell>
          <table:table-cell office:value-type="float" office:value="1015845" calcext:value-type="float">
            <text:p>1015845</text:p>
          </table:table-cell>
          <table:table-cell office:value-type="float" office:value="31" calcext:value-type="float">
            <text:p>31</text:p>
          </table:table-cell>
          <table:table-cell office:value-type="float" office:value="181866" calcext:value-type="float">
            <text:p>181866</text:p>
          </table:table-cell>
          <table:table-cell office:value-type="float" office:value="550171" calcext:value-type="float">
            <text:p>550171</text:p>
          </table:table-cell>
          <table:table-cell office:value-type="float" office:value="1356500" calcext:value-type="float">
            <text:p>1356500</text:p>
          </table:table-cell>
          <table:table-cell office:value-type="float" office:value="10615245" calcext:value-type="float">
            <text:p>10615245</text:p>
          </table:table-cell>
          <table:table-cell office:value-type="float" office:value="40150170" calcext:value-type="float">
            <text:p>40150170</text:p>
          </table:table-cell>
          <table:table-cell table:formula="of:=SUM([.B132:.L132])" office:value-type="float" office:value="40081498" calcext:value-type="float">
            <text:p>40081498</text:p>
          </table:table-cell>
          <table:table-cell table:formula="of:=1000000000/[.N132]" office:value-type="float" office:value="24.9491673190458" calcext:value-type="float">
            <text:p>24.9491673190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78418" calcext:value-type="float">
            <text:p>16478418</text:p>
          </table:table-cell>
          <table:table-cell office:value-type="float" office:value="2729949" calcext:value-type="float">
            <text:p>2729949</text:p>
          </table:table-cell>
          <table:table-cell office:value-type="float" office:value="1537391" calcext:value-type="float">
            <text:p>1537391</text:p>
          </table:table-cell>
          <table:table-cell office:value-type="float" office:value="169" calcext:value-type="float">
            <text:p>169</text:p>
          </table:table-cell>
          <table:table-cell office:value-type="float" office:value="5705308" calcext:value-type="float">
            <text:p>5705308</text:p>
          </table:table-cell>
          <table:table-cell office:value-type="float" office:value="1111942" calcext:value-type="float">
            <text:p>1111942</text:p>
          </table:table-cell>
          <table:table-cell office:value-type="float" office:value="37" calcext:value-type="float">
            <text:p>37</text:p>
          </table:table-cell>
          <table:table-cell office:value-type="float" office:value="210124" calcext:value-type="float">
            <text:p>210124</text:p>
          </table:table-cell>
          <table:table-cell office:value-type="float" office:value="683685" calcext:value-type="float">
            <text:p>683685</text:p>
          </table:table-cell>
          <table:table-cell office:value-type="float" office:value="1838405" calcext:value-type="float">
            <text:p>1838405</text:p>
          </table:table-cell>
          <table:table-cell office:value-type="float" office:value="10550723" calcext:value-type="float">
            <text:p>10550723</text:p>
          </table:table-cell>
          <table:table-cell office:value-type="float" office:value="40920037" calcext:value-type="float">
            <text:p>40920037</text:p>
          </table:table-cell>
          <table:table-cell table:formula="of:=SUM([.B133:.L133])" office:value-type="float" office:value="40846151" calcext:value-type="float">
            <text:p>40846151</text:p>
          </table:table-cell>
          <table:table-cell table:formula="of:=1000000000/[.N133]" office:value-type="float" office:value="24.4821109337817" calcext:value-type="float">
            <text:p>24.4821109337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22916" calcext:value-type="float">
            <text:p>14822916</text:p>
          </table:table-cell>
          <table:table-cell office:value-type="float" office:value="2451016" calcext:value-type="float">
            <text:p>2451016</text:p>
          </table:table-cell>
          <table:table-cell office:value-type="float" office:value="1892934" calcext:value-type="float">
            <text:p>1892934</text:p>
          </table:table-cell>
          <table:table-cell office:value-type="float" office:value="175" calcext:value-type="float">
            <text:p>175</text:p>
          </table:table-cell>
          <table:table-cell office:value-type="float" office:value="6553000" calcext:value-type="float">
            <text:p>6553000</text:p>
          </table:table-cell>
          <table:table-cell office:value-type="float" office:value="791502" calcext:value-type="float">
            <text:p>791502</text:p>
          </table:table-cell>
          <table:table-cell office:value-type="float" office:value="46" calcext:value-type="float">
            <text:p>46</text:p>
          </table:table-cell>
          <table:table-cell office:value-type="float" office:value="213218" calcext:value-type="float">
            <text:p>213218</text:p>
          </table:table-cell>
          <table:table-cell office:value-type="float" office:value="561201" calcext:value-type="float">
            <text:p>561201</text:p>
          </table:table-cell>
          <table:table-cell office:value-type="float" office:value="1340200" calcext:value-type="float">
            <text:p>1340200</text:p>
          </table:table-cell>
          <table:table-cell office:value-type="float" office:value="10893645" calcext:value-type="float">
            <text:p>10893645</text:p>
          </table:table-cell>
          <table:table-cell office:value-type="float" office:value="39601076" calcext:value-type="float">
            <text:p>39601076</text:p>
          </table:table-cell>
          <table:table-cell table:formula="of:=SUM([.B134:.L134])" office:value-type="float" office:value="39519853" calcext:value-type="float">
            <text:p>39519853</text:p>
          </table:table-cell>
          <table:table-cell table:formula="of:=1000000000/[.N134]" office:value-type="float" office:value="25.3037378453812" calcext:value-type="float">
            <text:p>25.3037378453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16014" calcext:value-type="float">
            <text:p>14516014</text:p>
          </table:table-cell>
          <table:table-cell office:value-type="float" office:value="1625795" calcext:value-type="float">
            <text:p>1625795</text:p>
          </table:table-cell>
          <table:table-cell office:value-type="float" office:value="1917598" calcext:value-type="float">
            <text:p>1917598</text:p>
          </table:table-cell>
          <table:table-cell office:value-type="float" office:value="181" calcext:value-type="float">
            <text:p>181</text:p>
          </table:table-cell>
          <table:table-cell office:value-type="float" office:value="7116831" calcext:value-type="float">
            <text:p>7116831</text:p>
          </table:table-cell>
          <table:table-cell office:value-type="float" office:value="1005510" calcext:value-type="float">
            <text:p>1005510</text:p>
          </table:table-cell>
          <table:table-cell office:value-type="float" office:value="32" calcext:value-type="float">
            <text:p>32</text:p>
          </table:table-cell>
          <table:table-cell office:value-type="float" office:value="172573" calcext:value-type="float">
            <text:p>172573</text:p>
          </table:table-cell>
          <table:table-cell office:value-type="float" office:value="550300" calcext:value-type="float">
            <text:p>550300</text:p>
          </table:table-cell>
          <table:table-cell office:value-type="float" office:value="1469053" calcext:value-type="float">
            <text:p>1469053</text:p>
          </table:table-cell>
          <table:table-cell office:value-type="float" office:value="11097700" calcext:value-type="float">
            <text:p>11097700</text:p>
          </table:table-cell>
          <table:table-cell office:value-type="float" office:value="39540241" calcext:value-type="float">
            <text:p>39540241</text:p>
          </table:table-cell>
          <table:table-cell table:formula="of:=SUM([.B135:.L135])" office:value-type="float" office:value="39471587" calcext:value-type="float">
            <text:p>39471587</text:p>
          </table:table-cell>
          <table:table-cell table:formula="of:=1000000000/[.N135]" office:value-type="float" office:value="25.3346793479573" calcext:value-type="float">
            <text:p>25.3346793479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11189" calcext:value-type="float">
            <text:p>15211189</text:p>
          </table:table-cell>
          <table:table-cell office:value-type="float" office:value="1720303" calcext:value-type="float">
            <text:p>1720303</text:p>
          </table:table-cell>
          <table:table-cell office:value-type="float" office:value="2423464" calcext:value-type="float">
            <text:p>2423464</text:p>
          </table:table-cell>
          <table:table-cell office:value-type="float" office:value="206" calcext:value-type="float">
            <text:p>206</text:p>
          </table:table-cell>
          <table:table-cell office:value-type="float" office:value="7550149" calcext:value-type="float">
            <text:p>7550149</text:p>
          </table:table-cell>
          <table:table-cell office:value-type="float" office:value="975368" calcext:value-type="float">
            <text:p>975368</text:p>
          </table:table-cell>
          <table:table-cell office:value-type="float" office:value="51" calcext:value-type="float">
            <text:p>51</text:p>
          </table:table-cell>
          <table:table-cell office:value-type="float" office:value="211541" calcext:value-type="float">
            <text:p>211541</text:p>
          </table:table-cell>
          <table:table-cell office:value-type="float" office:value="563272" calcext:value-type="float">
            <text:p>563272</text:p>
          </table:table-cell>
          <table:table-cell office:value-type="float" office:value="1404061" calcext:value-type="float">
            <text:p>1404061</text:p>
          </table:table-cell>
          <table:table-cell office:value-type="float" office:value="10687389" calcext:value-type="float">
            <text:p>10687389</text:p>
          </table:table-cell>
          <table:table-cell office:value-type="float" office:value="40817238" calcext:value-type="float">
            <text:p>40817238</text:p>
          </table:table-cell>
          <table:table-cell table:formula="of:=SUM([.B136:.L136])" office:value-type="float" office:value="40746993" calcext:value-type="float">
            <text:p>40746993</text:p>
          </table:table-cell>
          <table:table-cell table:formula="of:=1000000000/[.N136]" office:value-type="float" office:value="24.5416882664201" calcext:value-type="float">
            <text:p>24.5416882664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81215" calcext:value-type="float">
            <text:p>14781215</text:p>
          </table:table-cell>
          <table:table-cell office:value-type="float" office:value="1419232" calcext:value-type="float">
            <text:p>1419232</text:p>
          </table:table-cell>
          <table:table-cell office:value-type="float" office:value="1660171" calcext:value-type="float">
            <text:p>1660171</text:p>
          </table:table-cell>
          <table:table-cell office:value-type="float" office:value="156" calcext:value-type="float">
            <text:p>156</text:p>
          </table:table-cell>
          <table:table-cell office:value-type="float" office:value="6616218" calcext:value-type="float">
            <text:p>6616218</text:p>
          </table:table-cell>
          <table:table-cell office:value-type="float" office:value="983391" calcext:value-type="float">
            <text:p>983391</text:p>
          </table:table-cell>
          <table:table-cell office:value-type="float" office:value="56" calcext:value-type="float">
            <text:p>56</text:p>
          </table:table-cell>
          <table:table-cell office:value-type="float" office:value="192265" calcext:value-type="float">
            <text:p>192265</text:p>
          </table:table-cell>
          <table:table-cell office:value-type="float" office:value="552492" calcext:value-type="float">
            <text:p>552492</text:p>
          </table:table-cell>
          <table:table-cell office:value-type="float" office:value="1343527" calcext:value-type="float">
            <text:p>1343527</text:p>
          </table:table-cell>
          <table:table-cell office:value-type="float" office:value="10789481" calcext:value-type="float">
            <text:p>10789481</text:p>
          </table:table-cell>
          <table:table-cell office:value-type="float" office:value="38409955" calcext:value-type="float">
            <text:p>38409955</text:p>
          </table:table-cell>
          <table:table-cell table:formula="of:=SUM([.B137:.L137])" office:value-type="float" office:value="38338204" calcext:value-type="float">
            <text:p>38338204</text:p>
          </table:table-cell>
          <table:table-cell table:formula="of:=1000000000/[.N137]" office:value-type="float" office:value="26.0836423114656" calcext:value-type="float">
            <text:p>26.0836423114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63227" calcext:value-type="float">
            <text:p>18063227</text:p>
          </table:table-cell>
          <table:table-cell office:value-type="float" office:value="2029754" calcext:value-type="float">
            <text:p>2029754</text:p>
          </table:table-cell>
          <table:table-cell office:value-type="float" office:value="2428056" calcext:value-type="float">
            <text:p>2428056</text:p>
          </table:table-cell>
          <table:table-cell office:value-type="float" office:value="382" calcext:value-type="float">
            <text:p>382</text:p>
          </table:table-cell>
          <table:table-cell office:value-type="float" office:value="4894064" calcext:value-type="float">
            <text:p>4894064</text:p>
          </table:table-cell>
          <table:table-cell office:value-type="float" office:value="793982" calcext:value-type="float">
            <text:p>793982</text:p>
          </table:table-cell>
          <table:table-cell office:value-type="float" office:value="37" calcext:value-type="float">
            <text:p>37</text:p>
          </table:table-cell>
          <table:table-cell office:value-type="float" office:value="200991" calcext:value-type="float">
            <text:p>200991</text:p>
          </table:table-cell>
          <table:table-cell office:value-type="float" office:value="547548" calcext:value-type="float">
            <text:p>547548</text:p>
          </table:table-cell>
          <table:table-cell office:value-type="float" office:value="1345550" calcext:value-type="float">
            <text:p>1345550</text:p>
          </table:table-cell>
          <table:table-cell office:value-type="float" office:value="10159023" calcext:value-type="float">
            <text:p>10159023</text:p>
          </table:table-cell>
          <table:table-cell office:value-type="float" office:value="40535553" calcext:value-type="float">
            <text:p>40535553</text:p>
          </table:table-cell>
          <table:table-cell table:formula="of:=SUM([.B138:.L138])" office:value-type="float" office:value="40462614" calcext:value-type="float">
            <text:p>40462614</text:p>
          </table:table-cell>
          <table:table-cell table:formula="of:=1000000000/[.N138]" office:value-type="float" office:value="24.7141719514216" calcext:value-type="float">
            <text:p>24.7141719514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9110" calcext:value-type="float">
            <text:p>17149110</text:p>
          </table:table-cell>
          <table:table-cell office:value-type="float" office:value="1915050" calcext:value-type="float">
            <text:p>1915050</text:p>
          </table:table-cell>
          <table:table-cell office:value-type="float" office:value="1568003" calcext:value-type="float">
            <text:p>1568003</text:p>
          </table:table-cell>
          <table:table-cell office:value-type="float" office:value="175" calcext:value-type="float">
            <text:p>175</text:p>
          </table:table-cell>
          <table:table-cell office:value-type="float" office:value="5968526" calcext:value-type="float">
            <text:p>5968526</text:p>
          </table:table-cell>
          <table:table-cell office:value-type="float" office:value="962516" calcext:value-type="float">
            <text:p>962516</text:p>
          </table:table-cell>
          <table:table-cell office:value-type="float" office:value="47" calcext:value-type="float">
            <text:p>47</text:p>
          </table:table-cell>
          <table:table-cell office:value-type="float" office:value="258015" calcext:value-type="float">
            <text:p>258015</text:p>
          </table:table-cell>
          <table:table-cell office:value-type="float" office:value="682882" calcext:value-type="float">
            <text:p>682882</text:p>
          </table:table-cell>
          <table:table-cell office:value-type="float" office:value="1778903" calcext:value-type="float">
            <text:p>1778903</text:p>
          </table:table-cell>
          <table:table-cell office:value-type="float" office:value="10667958" calcext:value-type="float">
            <text:p>10667958</text:p>
          </table:table-cell>
          <table:table-cell office:value-type="float" office:value="41026583" calcext:value-type="float">
            <text:p>41026583</text:p>
          </table:table-cell>
          <table:table-cell table:formula="of:=SUM([.B139:.L139])" office:value-type="float" office:value="40951185" calcext:value-type="float">
            <text:p>40951185</text:p>
          </table:table-cell>
          <table:table-cell table:formula="of:=1000000000/[.N139]" office:value-type="float" office:value="24.4193177804256" calcext:value-type="float">
            <text:p>24.4193177804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06685" calcext:value-type="float">
            <text:p>15306685</text:p>
          </table:table-cell>
          <table:table-cell office:value-type="float" office:value="1803937" calcext:value-type="float">
            <text:p>1803937</text:p>
          </table:table-cell>
          <table:table-cell office:value-type="float" office:value="2038092" calcext:value-type="float">
            <text:p>2038092</text:p>
          </table:table-cell>
          <table:table-cell office:value-type="float" office:value="412" calcext:value-type="float">
            <text:p>412</text:p>
          </table:table-cell>
          <table:table-cell office:value-type="float" office:value="6835465" calcext:value-type="float">
            <text:p>6835465</text:p>
          </table:table-cell>
          <table:table-cell office:value-type="float" office:value="793265" calcext:value-type="float">
            <text:p>793265</text:p>
          </table:table-cell>
          <table:table-cell office:value-type="float" office:value="53" calcext:value-type="float">
            <text:p>53</text:p>
          </table:table-cell>
          <table:table-cell office:value-type="float" office:value="37837506" calcext:value-type="float">
            <text:p>37837506</text:p>
          </table:table-cell>
          <table:table-cell office:value-type="float" office:value="1040112" calcext:value-type="float">
            <text:p>1040112</text:p>
          </table:table-cell>
          <table:table-cell office:value-type="float" office:value="2330111" calcext:value-type="float">
            <text:p>2330111</text:p>
          </table:table-cell>
          <table:table-cell office:value-type="float" office:value="10350546" calcext:value-type="float">
            <text:p>10350546</text:p>
          </table:table-cell>
          <table:table-cell office:value-type="float" office:value="78410501" calcext:value-type="float">
            <text:p>78410501</text:p>
          </table:table-cell>
          <table:table-cell table:formula="of:=SUM([.B140:.L140])" office:value-type="float" office:value="78336184" calcext:value-type="float">
            <text:p>78336184</text:p>
          </table:table-cell>
          <table:table-cell table:formula="of:=1000000000/[.N140]" office:value-type="float" office:value="12.7654928915098" calcext:value-type="float">
            <text:p>12.7654928915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6161" calcext:value-type="float">
            <text:p>5686161</text:p>
          </table:table-cell>
          <table:table-cell office:value-type="float" office:value="1677482" calcext:value-type="float">
            <text:p>1677482</text:p>
          </table:table-cell>
          <table:table-cell office:value-type="float" office:value="1631416" calcext:value-type="float">
            <text:p>1631416</text:p>
          </table:table-cell>
          <table:table-cell office:value-type="float" office:value="496" calcext:value-type="float">
            <text:p>496</text:p>
          </table:table-cell>
          <table:table-cell office:value-type="float" office:value="6275890" calcext:value-type="float">
            <text:p>6275890</text:p>
          </table:table-cell>
          <table:table-cell office:value-type="float" office:value="778212" calcext:value-type="float">
            <text:p>778212</text:p>
          </table:table-cell>
          <table:table-cell office:value-type="float" office:value="88" calcext:value-type="float">
            <text:p>88</text:p>
          </table:table-cell>
          <table:table-cell office:value-type="float" office:value="39928436" calcext:value-type="float">
            <text:p>39928436</text:p>
          </table:table-cell>
          <table:table-cell office:value-type="float" office:value="1115882" calcext:value-type="float">
            <text:p>1115882</text:p>
          </table:table-cell>
          <table:table-cell office:value-type="float" office:value="1925356" calcext:value-type="float">
            <text:p>1925356</text:p>
          </table:table-cell>
          <table:table-cell office:value-type="float" office:value="11104961" calcext:value-type="float">
            <text:p>11104961</text:p>
          </table:table-cell>
          <table:table-cell office:value-type="float" office:value="70197840" calcext:value-type="float">
            <text:p>70197840</text:p>
          </table:table-cell>
          <table:table-cell table:formula="of:=SUM([.B141:.L141])" office:value-type="float" office:value="70124380" calcext:value-type="float">
            <text:p>70124380</text:p>
          </table:table-cell>
          <table:table-cell table:formula="of:=1000000000/[.N141]" office:value-type="float" office:value="14.2603756354067" calcext:value-type="float">
            <text:p>14.2603756354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85971" calcext:value-type="float">
            <text:p>5585971</text:p>
          </table:table-cell>
          <table:table-cell office:value-type="float" office:value="1512933" calcext:value-type="float">
            <text:p>1512933</text:p>
          </table:table-cell>
          <table:table-cell office:value-type="float" office:value="1807775" calcext:value-type="float">
            <text:p>1807775</text:p>
          </table:table-cell>
          <table:table-cell office:value-type="float" office:value="174" calcext:value-type="float">
            <text:p>174</text:p>
          </table:table-cell>
          <table:table-cell office:value-type="float" office:value="6448519" calcext:value-type="float">
            <text:p>6448519</text:p>
          </table:table-cell>
          <table:table-cell office:value-type="float" office:value="712856" calcext:value-type="float">
            <text:p>712856</text:p>
          </table:table-cell>
          <table:table-cell office:value-type="float" office:value="88" calcext:value-type="float">
            <text:p>88</text:p>
          </table:table-cell>
          <table:table-cell office:value-type="float" office:value="40858758" calcext:value-type="float">
            <text:p>40858758</text:p>
          </table:table-cell>
          <table:table-cell office:value-type="float" office:value="1077559" calcext:value-type="float">
            <text:p>1077559</text:p>
          </table:table-cell>
          <table:table-cell office:value-type="float" office:value="2644241" calcext:value-type="float">
            <text:p>2644241</text:p>
          </table:table-cell>
          <table:table-cell office:value-type="float" office:value="11116570" calcext:value-type="float">
            <text:p>11116570</text:p>
          </table:table-cell>
          <table:table-cell office:value-type="float" office:value="71837629" calcext:value-type="float">
            <text:p>71837629</text:p>
          </table:table-cell>
          <table:table-cell table:formula="of:=SUM([.B142:.L142])" office:value-type="float" office:value="71765444" calcext:value-type="float">
            <text:p>71765444</text:p>
          </table:table-cell>
          <table:table-cell table:formula="of:=1000000000/[.N142]" office:value-type="float" office:value="13.934282911982" calcext:value-type="float">
            <text:p>13.934282911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51742" calcext:value-type="float">
            <text:p>5751742</text:p>
          </table:table-cell>
          <table:table-cell office:value-type="float" office:value="2050400" calcext:value-type="float">
            <text:p>2050400</text:p>
          </table:table-cell>
          <table:table-cell office:value-type="float" office:value="2018668" calcext:value-type="float">
            <text:p>2018668</text:p>
          </table:table-cell>
          <table:table-cell office:value-type="float" office:value="334" calcext:value-type="float">
            <text:p>334</text:p>
          </table:table-cell>
          <table:table-cell office:value-type="float" office:value="6447442" calcext:value-type="float">
            <text:p>6447442</text:p>
          </table:table-cell>
          <table:table-cell office:value-type="float" office:value="1143268" calcext:value-type="float">
            <text:p>1143268</text:p>
          </table:table-cell>
          <table:table-cell office:value-type="float" office:value="47" calcext:value-type="float">
            <text:p>47</text:p>
          </table:table-cell>
          <table:table-cell office:value-type="float" office:value="40024197" calcext:value-type="float">
            <text:p>40024197</text:p>
          </table:table-cell>
          <table:table-cell office:value-type="float" office:value="554689" calcext:value-type="float">
            <text:p>554689</text:p>
          </table:table-cell>
          <table:table-cell office:value-type="float" office:value="1456529" calcext:value-type="float">
            <text:p>1456529</text:p>
          </table:table-cell>
          <table:table-cell office:value-type="float" office:value="10423038" calcext:value-type="float">
            <text:p>10423038</text:p>
          </table:table-cell>
          <table:table-cell office:value-type="float" office:value="69955720" calcext:value-type="float">
            <text:p>69955720</text:p>
          </table:table-cell>
          <table:table-cell table:formula="of:=SUM([.B143:.L143])" office:value-type="float" office:value="69870354" calcext:value-type="float">
            <text:p>69870354</text:p>
          </table:table-cell>
          <table:table-cell table:formula="of:=1000000000/[.N143]" office:value-type="float" office:value="14.3122217471519" calcext:value-type="float">
            <text:p>14.3122217471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9312" calcext:value-type="float">
            <text:p>6169312</text:p>
          </table:table-cell>
          <table:table-cell office:value-type="float" office:value="1521114" calcext:value-type="float">
            <text:p>1521114</text:p>
          </table:table-cell>
          <table:table-cell office:value-type="float" office:value="2102120" calcext:value-type="float">
            <text:p>2102120</text:p>
          </table:table-cell>
          <table:table-cell office:value-type="float" office:value="177" calcext:value-type="float">
            <text:p>177</text:p>
          </table:table-cell>
          <table:table-cell office:value-type="float" office:value="6313067" calcext:value-type="float">
            <text:p>6313067</text:p>
          </table:table-cell>
          <table:table-cell office:value-type="float" office:value="1149384" calcext:value-type="float">
            <text:p>1149384</text:p>
          </table:table-cell>
          <table:table-cell office:value-type="float" office:value="51" calcext:value-type="float">
            <text:p>51</text:p>
          </table:table-cell>
          <table:table-cell office:value-type="float" office:value="42152457" calcext:value-type="float">
            <text:p>42152457</text:p>
          </table:table-cell>
          <table:table-cell office:value-type="float" office:value="1105469" calcext:value-type="float">
            <text:p>1105469</text:p>
          </table:table-cell>
          <table:table-cell office:value-type="float" office:value="2619939" calcext:value-type="float">
            <text:p>2619939</text:p>
          </table:table-cell>
          <table:table-cell office:value-type="float" office:value="10979896" calcext:value-type="float">
            <text:p>10979896</text:p>
          </table:table-cell>
          <table:table-cell office:value-type="float" office:value="74187734" calcext:value-type="float">
            <text:p>74187734</text:p>
          </table:table-cell>
          <table:table-cell table:formula="of:=SUM([.B144:.L144])" office:value-type="float" office:value="74112986" calcext:value-type="float">
            <text:p>74112986</text:p>
          </table:table-cell>
          <table:table-cell table:formula="of:=1000000000/[.N144]" office:value-type="float" office:value="13.4929120248913" calcext:value-type="float">
            <text:p>13.4929120248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4491" calcext:value-type="float">
            <text:p>5024491</text:p>
          </table:table-cell>
          <table:table-cell office:value-type="float" office:value="1462933" calcext:value-type="float">
            <text:p>1462933</text:p>
          </table:table-cell>
          <table:table-cell office:value-type="float" office:value="1747320" calcext:value-type="float">
            <text:p>1747320</text:p>
          </table:table-cell>
          <table:table-cell office:value-type="float" office:value="190" calcext:value-type="float">
            <text:p>190</text:p>
          </table:table-cell>
          <table:table-cell office:value-type="float" office:value="5527999" calcext:value-type="float">
            <text:p>5527999</text:p>
          </table:table-cell>
          <table:table-cell office:value-type="float" office:value="614299" calcext:value-type="float">
            <text:p>614299</text:p>
          </table:table-cell>
          <table:table-cell office:value-type="float" office:value="74" calcext:value-type="float">
            <text:p>74</text:p>
          </table:table-cell>
          <table:table-cell office:value-type="float" office:value="295899" calcext:value-type="float">
            <text:p>295899</text:p>
          </table:table-cell>
          <table:table-cell office:value-type="float" office:value="842668" calcext:value-type="float">
            <text:p>842668</text:p>
          </table:table-cell>
          <table:table-cell office:value-type="float" office:value="1621485" calcext:value-type="float">
            <text:p>1621485</text:p>
          </table:table-cell>
          <table:table-cell office:value-type="float" office:value="10629881" calcext:value-type="float">
            <text:p>10629881</text:p>
          </table:table-cell>
          <table:table-cell office:value-type="float" office:value="33483193" calcext:value-type="float">
            <text:p>33483193</text:p>
          </table:table-cell>
          <table:table-cell table:formula="of:=SUM([.B145:.L145])" office:value-type="float" office:value="27767239" calcext:value-type="float">
            <text:p>27767239</text:p>
          </table:table-cell>
          <table:table-cell table:formula="of:=1000000000/[.N145]" office:value-type="float" office:value="36.0136634398544" calcext:value-type="float">
            <text:p>36.0136634398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12222" calcext:value-type="float">
            <text:p>7112222</text:p>
          </table:table-cell>
          <table:table-cell office:value-type="float" office:value="2017829" calcext:value-type="float">
            <text:p>2017829</text:p>
          </table:table-cell>
          <table:table-cell office:value-type="float" office:value="2135457" calcext:value-type="float">
            <text:p>2135457</text:p>
          </table:table-cell>
          <table:table-cell office:value-type="float" office:value="158" calcext:value-type="float">
            <text:p>158</text:p>
          </table:table-cell>
          <table:table-cell office:value-type="float" office:value="4756771" calcext:value-type="float">
            <text:p>4756771</text:p>
          </table:table-cell>
          <table:table-cell office:value-type="float" office:value="566182" calcext:value-type="float">
            <text:p>566182</text:p>
          </table:table-cell>
          <table:table-cell office:value-type="float" office:value="66" calcext:value-type="float">
            <text:p>66</text:p>
          </table:table-cell>
          <table:table-cell office:value-type="float" office:value="302325" calcext:value-type="float">
            <text:p>302325</text:p>
          </table:table-cell>
          <table:table-cell office:value-type="float" office:value="657799" calcext:value-type="float">
            <text:p>657799</text:p>
          </table:table-cell>
          <table:table-cell office:value-type="float" office:value="1472768" calcext:value-type="float">
            <text:p>1472768</text:p>
          </table:table-cell>
          <table:table-cell office:value-type="float" office:value="10958771" calcext:value-type="float">
            <text:p>10958771</text:p>
          </table:table-cell>
          <table:table-cell office:value-type="float" office:value="33566000" calcext:value-type="float">
            <text:p>33566000</text:p>
          </table:table-cell>
          <table:table-cell table:formula="of:=SUM([.B146:.L146])" office:value-type="float" office:value="29980348" calcext:value-type="float">
            <text:p>29980348</text:p>
          </table:table-cell>
          <table:table-cell table:formula="of:=1000000000/[.N146]" office:value-type="float" office:value="33.3551832020095" calcext:value-type="float">
            <text:p>33.3551832020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47072" calcext:value-type="float">
            <text:p>7047072</text:p>
          </table:table-cell>
          <table:table-cell office:value-type="float" office:value="1581141" calcext:value-type="float">
            <text:p>1581141</text:p>
          </table:table-cell>
          <table:table-cell office:value-type="float" office:value="2062891" calcext:value-type="float">
            <text:p>2062891</text:p>
          </table:table-cell>
          <table:table-cell office:value-type="float" office:value="185" calcext:value-type="float">
            <text:p>185</text:p>
          </table:table-cell>
          <table:table-cell office:value-type="float" office:value="5910884" calcext:value-type="float">
            <text:p>5910884</text:p>
          </table:table-cell>
          <table:table-cell office:value-type="float" office:value="527793" calcext:value-type="float">
            <text:p>527793</text:p>
          </table:table-cell>
          <table:table-cell office:value-type="float" office:value="68" calcext:value-type="float">
            <text:p>68</text:p>
          </table:table-cell>
          <table:table-cell office:value-type="float" office:value="269368" calcext:value-type="float">
            <text:p>269368</text:p>
          </table:table-cell>
          <table:table-cell office:value-type="float" office:value="708762" calcext:value-type="float">
            <text:p>708762</text:p>
          </table:table-cell>
          <table:table-cell office:value-type="float" office:value="1503940" calcext:value-type="float">
            <text:p>1503940</text:p>
          </table:table-cell>
          <table:table-cell office:value-type="float" office:value="10890612" calcext:value-type="float">
            <text:p>10890612</text:p>
          </table:table-cell>
          <table:table-cell office:value-type="float" office:value="33485034" calcext:value-type="float">
            <text:p>33485034</text:p>
          </table:table-cell>
          <table:table-cell table:formula="of:=SUM([.B147:.L147])" office:value-type="float" office:value="30502716" calcext:value-type="float">
            <text:p>30502716</text:p>
          </table:table-cell>
          <table:table-cell table:formula="of:=1000000000/[.N147]" office:value-type="float" office:value="32.7839658606139" calcext:value-type="float">
            <text:p>32.7839658606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6440" calcext:value-type="float">
            <text:p>5416440</text:p>
          </table:table-cell>
          <table:table-cell office:value-type="float" office:value="1842348" calcext:value-type="float">
            <text:p>1842348</text:p>
          </table:table-cell>
          <table:table-cell office:value-type="float" office:value="2241068" calcext:value-type="float">
            <text:p>2241068</text:p>
          </table:table-cell>
          <table:table-cell office:value-type="float" office:value="196" calcext:value-type="float">
            <text:p>196</text:p>
          </table:table-cell>
          <table:table-cell office:value-type="float" office:value="7289988" calcext:value-type="float">
            <text:p>7289988</text:p>
          </table:table-cell>
          <table:table-cell office:value-type="float" office:value="576243" calcext:value-type="float">
            <text:p>576243</text:p>
          </table:table-cell>
          <table:table-cell office:value-type="float" office:value="209" calcext:value-type="float">
            <text:p>209</text:p>
          </table:table-cell>
          <table:table-cell office:value-type="float" office:value="36887530" calcext:value-type="float">
            <text:p>36887530</text:p>
          </table:table-cell>
          <table:table-cell office:value-type="float" office:value="1153776" calcext:value-type="float">
            <text:p>1153776</text:p>
          </table:table-cell>
          <table:table-cell office:value-type="float" office:value="2252630" calcext:value-type="float">
            <text:p>2252630</text:p>
          </table:table-cell>
          <table:table-cell office:value-type="float" office:value="10204155" calcext:value-type="float">
            <text:p>10204155</text:p>
          </table:table-cell>
          <table:table-cell office:value-type="float" office:value="67950964" calcext:value-type="float">
            <text:p>67950964</text:p>
          </table:table-cell>
          <table:table-cell table:formula="of:=SUM([.B148:.L148])" office:value-type="float" office:value="67864583" calcext:value-type="float">
            <text:p>67864583</text:p>
          </table:table-cell>
          <table:table-cell table:formula="of:=1000000000/[.N148]" office:value-type="float" office:value="14.7352264729896" calcext:value-type="float">
            <text:p>14.7352264729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3422" calcext:value-type="float">
            <text:p>6493422</text:p>
          </table:table-cell>
          <table:table-cell office:value-type="float" office:value="2506233" calcext:value-type="float">
            <text:p>2506233</text:p>
          </table:table-cell>
          <table:table-cell office:value-type="float" office:value="1500037" calcext:value-type="float">
            <text:p>1500037</text:p>
          </table:table-cell>
          <table:table-cell office:value-type="float" office:value="162" calcext:value-type="float">
            <text:p>162</text:p>
          </table:table-cell>
          <table:table-cell office:value-type="float" office:value="5777972" calcext:value-type="float">
            <text:p>5777972</text:p>
          </table:table-cell>
          <table:table-cell office:value-type="float" office:value="647024" calcext:value-type="float">
            <text:p>647024</text:p>
          </table:table-cell>
          <table:table-cell office:value-type="float" office:value="212" calcext:value-type="float">
            <text:p>212</text:p>
          </table:table-cell>
          <table:table-cell office:value-type="float" office:value="38425650" calcext:value-type="float">
            <text:p>38425650</text:p>
          </table:table-cell>
          <table:table-cell office:value-type="float" office:value="567558" calcext:value-type="float">
            <text:p>567558</text:p>
          </table:table-cell>
          <table:table-cell office:value-type="float" office:value="1351029" calcext:value-type="float">
            <text:p>1351029</text:p>
          </table:table-cell>
          <table:table-cell office:value-type="float" office:value="10491327" calcext:value-type="float">
            <text:p>10491327</text:p>
          </table:table-cell>
          <table:table-cell office:value-type="float" office:value="67831915" calcext:value-type="float">
            <text:p>67831915</text:p>
          </table:table-cell>
          <table:table-cell table:formula="of:=SUM([.B149:.L149])" office:value-type="float" office:value="67760626" calcext:value-type="float">
            <text:p>67760626</text:p>
          </table:table-cell>
          <table:table-cell table:formula="of:=1000000000/[.N149]" office:value-type="float" office:value="14.7578329633495" calcext:value-type="float">
            <text:p>14.7578329633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45146" calcext:value-type="float">
            <text:p>5845146</text:p>
          </table:table-cell>
          <table:table-cell office:value-type="float" office:value="1729714" calcext:value-type="float">
            <text:p>1729714</text:p>
          </table:table-cell>
          <table:table-cell office:value-type="float" office:value="2194072" calcext:value-type="float">
            <text:p>2194072</text:p>
          </table:table-cell>
          <table:table-cell office:value-type="float" office:value="218" calcext:value-type="float">
            <text:p>218</text:p>
          </table:table-cell>
          <table:table-cell office:value-type="float" office:value="5393167" calcext:value-type="float">
            <text:p>5393167</text:p>
          </table:table-cell>
          <table:table-cell office:value-type="float" office:value="868713" calcext:value-type="float">
            <text:p>868713</text:p>
          </table:table-cell>
          <table:table-cell office:value-type="float" office:value="83" calcext:value-type="float">
            <text:p>83</text:p>
          </table:table-cell>
          <table:table-cell office:value-type="float" office:value="37731621" calcext:value-type="float">
            <text:p>37731621</text:p>
          </table:table-cell>
          <table:table-cell office:value-type="float" office:value="554446" calcext:value-type="float">
            <text:p>554446</text:p>
          </table:table-cell>
          <table:table-cell office:value-type="float" office:value="1358296" calcext:value-type="float">
            <text:p>1358296</text:p>
          </table:table-cell>
          <table:table-cell office:value-type="float" office:value="10462991" calcext:value-type="float">
            <text:p>10462991</text:p>
          </table:table-cell>
          <table:table-cell office:value-type="float" office:value="66206564" calcext:value-type="float">
            <text:p>66206564</text:p>
          </table:table-cell>
          <table:table-cell table:formula="of:=SUM([.B150:.L150])" office:value-type="float" office:value="66138467" calcext:value-type="float">
            <text:p>66138467</text:p>
          </table:table-cell>
          <table:table-cell table:formula="of:=1000000000/[.N150]" office:value-type="float" office:value="15.1197940526804" calcext:value-type="float">
            <text:p>15.1197940526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2456" calcext:value-type="float">
            <text:p>3842456</text:p>
          </table:table-cell>
          <table:table-cell office:value-type="float" office:value="1220777" calcext:value-type="float">
            <text:p>1220777</text:p>
          </table:table-cell>
          <table:table-cell office:value-type="float" office:value="1557985" calcext:value-type="float">
            <text:p>1557985</text:p>
          </table:table-cell>
          <table:table-cell office:value-type="float" office:value="186" calcext:value-type="float">
            <text:p>186</text:p>
          </table:table-cell>
          <table:table-cell office:value-type="float" office:value="5907015" calcext:value-type="float">
            <text:p>5907015</text:p>
          </table:table-cell>
          <table:table-cell office:value-type="float" office:value="1217255" calcext:value-type="float">
            <text:p>1217255</text:p>
          </table:table-cell>
          <table:table-cell office:value-type="float" office:value="67" calcext:value-type="float">
            <text:p>67</text:p>
          </table:table-cell>
          <table:table-cell office:value-type="float" office:value="295795" calcext:value-type="float">
            <text:p>295795</text:p>
          </table:table-cell>
          <table:table-cell office:value-type="float" office:value="726996" calcext:value-type="float">
            <text:p>726996</text:p>
          </table:table-cell>
          <table:table-cell office:value-type="float" office:value="1733014" calcext:value-type="float">
            <text:p>1733014</text:p>
          </table:table-cell>
          <table:table-cell office:value-type="float" office:value="10368072" calcext:value-type="float">
            <text:p>10368072</text:p>
          </table:table-cell>
          <table:table-cell office:value-type="float" office:value="33492315" calcext:value-type="float">
            <text:p>33492315</text:p>
          </table:table-cell>
          <table:table-cell table:formula="of:=SUM([.B151:.L151])" office:value-type="float" office:value="26869618" calcext:value-type="float">
            <text:p>26869618</text:p>
          </table:table-cell>
          <table:table-cell table:formula="of:=1000000000/[.N151]" office:value-type="float" office:value="37.216755370322" calcext:value-type="float">
            <text:p>37.216755370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28618" calcext:value-type="float">
            <text:p>6228618</text:p>
          </table:table-cell>
          <table:table-cell office:value-type="float" office:value="1928268" calcext:value-type="float">
            <text:p>1928268</text:p>
          </table:table-cell>
          <table:table-cell office:value-type="float" office:value="1600946" calcext:value-type="float">
            <text:p>1600946</text:p>
          </table:table-cell>
          <table:table-cell office:value-type="float" office:value="178" calcext:value-type="float">
            <text:p>178</text:p>
          </table:table-cell>
          <table:table-cell office:value-type="float" office:value="5773342" calcext:value-type="float">
            <text:p>5773342</text:p>
          </table:table-cell>
          <table:table-cell office:value-type="float" office:value="920559" calcext:value-type="float">
            <text:p>920559</text:p>
          </table:table-cell>
          <table:table-cell office:value-type="float" office:value="51" calcext:value-type="float">
            <text:p>51</text:p>
          </table:table-cell>
          <table:table-cell office:value-type="float" office:value="289625" calcext:value-type="float">
            <text:p>289625</text:p>
          </table:table-cell>
          <table:table-cell office:value-type="float" office:value="705247" calcext:value-type="float">
            <text:p>705247</text:p>
          </table:table-cell>
          <table:table-cell office:value-type="float" office:value="1633027" calcext:value-type="float">
            <text:p>1633027</text:p>
          </table:table-cell>
          <table:table-cell office:value-type="float" office:value="11011145" calcext:value-type="float">
            <text:p>11011145</text:p>
          </table:table-cell>
          <table:table-cell office:value-type="float" office:value="33486094" calcext:value-type="float">
            <text:p>33486094</text:p>
          </table:table-cell>
          <table:table-cell table:formula="of:=SUM([.B152:.L152])" office:value-type="float" office:value="30091006" calcext:value-type="float">
            <text:p>30091006</text:p>
          </table:table-cell>
          <table:table-cell table:formula="of:=1000000000/[.N152]" office:value-type="float" office:value="33.2325213720007" calcext:value-type="float">
            <text:p>33.2325213720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67925" calcext:value-type="float">
            <text:p>5367925</text:p>
          </table:table-cell>
          <table:table-cell office:value-type="float" office:value="1582418" calcext:value-type="float">
            <text:p>1582418</text:p>
          </table:table-cell>
          <table:table-cell office:value-type="float" office:value="1520180" calcext:value-type="float">
            <text:p>1520180</text:p>
          </table:table-cell>
          <table:table-cell office:value-type="float" office:value="285" calcext:value-type="float">
            <text:p>285</text:p>
          </table:table-cell>
          <table:table-cell office:value-type="float" office:value="5676723" calcext:value-type="float">
            <text:p>5676723</text:p>
          </table:table-cell>
          <table:table-cell office:value-type="float" office:value="912142" calcext:value-type="float">
            <text:p>912142</text:p>
          </table:table-cell>
          <table:table-cell office:value-type="float" office:value="62" calcext:value-type="float">
            <text:p>62</text:p>
          </table:table-cell>
          <table:table-cell office:value-type="float" office:value="258554" calcext:value-type="float">
            <text:p>258554</text:p>
          </table:table-cell>
          <table:table-cell office:value-type="float" office:value="742947" calcext:value-type="float">
            <text:p>742947</text:p>
          </table:table-cell>
          <table:table-cell office:value-type="float" office:value="1633502" calcext:value-type="float">
            <text:p>1633502</text:p>
          </table:table-cell>
          <table:table-cell office:value-type="float" office:value="11046976" calcext:value-type="float">
            <text:p>11046976</text:p>
          </table:table-cell>
          <table:table-cell office:value-type="float" office:value="33486477" calcext:value-type="float">
            <text:p>33486477</text:p>
          </table:table-cell>
          <table:table-cell table:formula="of:=SUM([.B153:.L153])" office:value-type="float" office:value="28741714" calcext:value-type="float">
            <text:p>28741714</text:p>
          </table:table-cell>
          <table:table-cell table:formula="of:=1000000000/[.N153]" office:value-type="float" office:value="34.79263623596" calcext:value-type="float">
            <text:p>34.79263623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82974" calcext:value-type="float">
            <text:p>5782974</text:p>
          </table:table-cell>
          <table:table-cell office:value-type="float" office:value="1740459" calcext:value-type="float">
            <text:p>1740459</text:p>
          </table:table-cell>
          <table:table-cell office:value-type="float" office:value="2271996" calcext:value-type="float">
            <text:p>2271996</text:p>
          </table:table-cell>
          <table:table-cell office:value-type="float" office:value="196" calcext:value-type="float">
            <text:p>196</text:p>
          </table:table-cell>
          <table:table-cell office:value-type="float" office:value="5826337" calcext:value-type="float">
            <text:p>5826337</text:p>
          </table:table-cell>
          <table:table-cell office:value-type="float" office:value="907166" calcext:value-type="float">
            <text:p>907166</text:p>
          </table:table-cell>
          <table:table-cell office:value-type="float" office:value="31" calcext:value-type="float">
            <text:p>31</text:p>
          </table:table-cell>
          <table:table-cell office:value-type="float" office:value="182186" calcext:value-type="float">
            <text:p>182186</text:p>
          </table:table-cell>
          <table:table-cell office:value-type="float" office:value="650042" calcext:value-type="float">
            <text:p>650042</text:p>
          </table:table-cell>
          <table:table-cell office:value-type="float" office:value="1337256" calcext:value-type="float">
            <text:p>1337256</text:p>
          </table:table-cell>
          <table:table-cell office:value-type="float" office:value="10477586" calcext:value-type="float">
            <text:p>10477586</text:p>
          </table:table-cell>
          <table:table-cell office:value-type="float" office:value="33530473" calcext:value-type="float">
            <text:p>33530473</text:p>
          </table:table-cell>
          <table:table-cell table:formula="of:=SUM([.B154:.L154])" office:value-type="float" office:value="29176229" calcext:value-type="float">
            <text:p>29176229</text:p>
          </table:table-cell>
          <table:table-cell table:formula="of:=1000000000/[.N154]" office:value-type="float" office:value="34.2744773493518" calcext:value-type="float">
            <text:p>34.2744773493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9630" calcext:value-type="float">
            <text:p>6669630</text:p>
          </table:table-cell>
          <table:table-cell office:value-type="float" office:value="1953920" calcext:value-type="float">
            <text:p>1953920</text:p>
          </table:table-cell>
          <table:table-cell office:value-type="float" office:value="1995569" calcext:value-type="float">
            <text:p>1995569</text:p>
          </table:table-cell>
          <table:table-cell office:value-type="float" office:value="154" calcext:value-type="float">
            <text:p>154</text:p>
          </table:table-cell>
          <table:table-cell office:value-type="float" office:value="4698331" calcext:value-type="float">
            <text:p>4698331</text:p>
          </table:table-cell>
          <table:table-cell office:value-type="float" office:value="940507" calcext:value-type="float">
            <text:p>940507</text:p>
          </table:table-cell>
          <table:table-cell office:value-type="float" office:value="32" calcext:value-type="float">
            <text:p>32</text:p>
          </table:table-cell>
          <table:table-cell office:value-type="float" office:value="175988" calcext:value-type="float">
            <text:p>175988</text:p>
          </table:table-cell>
          <table:table-cell office:value-type="float" office:value="769285" calcext:value-type="float">
            <text:p>769285</text:p>
          </table:table-cell>
          <table:table-cell office:value-type="float" office:value="1619629" calcext:value-type="float">
            <text:p>1619629</text:p>
          </table:table-cell>
          <table:table-cell office:value-type="float" office:value="10522539" calcext:value-type="float">
            <text:p>10522539</text:p>
          </table:table-cell>
          <table:table-cell office:value-type="float" office:value="33463987" calcext:value-type="float">
            <text:p>33463987</text:p>
          </table:table-cell>
          <table:table-cell table:formula="of:=SUM([.B155:.L155])" office:value-type="float" office:value="29345584" calcext:value-type="float">
            <text:p>29345584</text:p>
          </table:table-cell>
          <table:table-cell table:formula="of:=1000000000/[.N155]" office:value-type="float" office:value="34.0766774312619" calcext:value-type="float">
            <text:p>34.0766774312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7575" calcext:value-type="float">
            <text:p>5147575</text:p>
          </table:table-cell>
          <table:table-cell office:value-type="float" office:value="1740927" calcext:value-type="float">
            <text:p>1740927</text:p>
          </table:table-cell>
          <table:table-cell office:value-type="float" office:value="2035613" calcext:value-type="float">
            <text:p>2035613</text:p>
          </table:table-cell>
          <table:table-cell office:value-type="float" office:value="220" calcext:value-type="float">
            <text:p>220</text:p>
          </table:table-cell>
          <table:table-cell office:value-type="float" office:value="6801820" calcext:value-type="float">
            <text:p>6801820</text:p>
          </table:table-cell>
          <table:table-cell office:value-type="float" office:value="968124" calcext:value-type="float">
            <text:p>968124</text:p>
          </table:table-cell>
          <table:table-cell office:value-type="float" office:value="30" calcext:value-type="float">
            <text:p>30</text:p>
          </table:table-cell>
          <table:table-cell office:value-type="float" office:value="184985" calcext:value-type="float">
            <text:p>184985</text:p>
          </table:table-cell>
          <table:table-cell office:value-type="float" office:value="594460" calcext:value-type="float">
            <text:p>594460</text:p>
          </table:table-cell>
          <table:table-cell office:value-type="float" office:value="1370032" calcext:value-type="float">
            <text:p>1370032</text:p>
          </table:table-cell>
          <table:table-cell office:value-type="float" office:value="10781863" calcext:value-type="float">
            <text:p>10781863</text:p>
          </table:table-cell>
          <table:table-cell office:value-type="float" office:value="33463391" calcext:value-type="float">
            <text:p>33463391</text:p>
          </table:table-cell>
          <table:table-cell table:formula="of:=SUM([.B156:.L156])" office:value-type="float" office:value="29625649" calcext:value-type="float">
            <text:p>29625649</text:p>
          </table:table-cell>
          <table:table-cell table:formula="of:=1000000000/[.N156]" office:value-type="float" office:value="33.7545347951702" calcext:value-type="float">
            <text:p>33.754534795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9884" calcext:value-type="float">
            <text:p>4769884</text:p>
          </table:table-cell>
          <table:table-cell office:value-type="float" office:value="1620740" calcext:value-type="float">
            <text:p>1620740</text:p>
          </table:table-cell>
          <table:table-cell office:value-type="float" office:value="1881711" calcext:value-type="float">
            <text:p>1881711</text:p>
          </table:table-cell>
          <table:table-cell office:value-type="float" office:value="178" calcext:value-type="float">
            <text:p>178</text:p>
          </table:table-cell>
          <table:table-cell office:value-type="float" office:value="7472940" calcext:value-type="float">
            <text:p>7472940</text:p>
          </table:table-cell>
          <table:table-cell office:value-type="float" office:value="1035868" calcext:value-type="float">
            <text:p>1035868</text:p>
          </table:table-cell>
          <table:table-cell office:value-type="float" office:value="56" calcext:value-type="float">
            <text:p>56</text:p>
          </table:table-cell>
          <table:table-cell office:value-type="float" office:value="264761" calcext:value-type="float">
            <text:p>264761</text:p>
          </table:table-cell>
          <table:table-cell office:value-type="float" office:value="606923" calcext:value-type="float">
            <text:p>606923</text:p>
          </table:table-cell>
          <table:table-cell office:value-type="float" office:value="1369139" calcext:value-type="float">
            <text:p>1369139</text:p>
          </table:table-cell>
          <table:table-cell office:value-type="float" office:value="10805436" calcext:value-type="float">
            <text:p>10805436</text:p>
          </table:table-cell>
          <table:table-cell office:value-type="float" office:value="33514304" calcext:value-type="float">
            <text:p>33514304</text:p>
          </table:table-cell>
          <table:table-cell table:formula="of:=SUM([.B157:.L157])" office:value-type="float" office:value="29827636" calcext:value-type="float">
            <text:p>29827636</text:p>
          </table:table-cell>
          <table:table-cell table:formula="of:=1000000000/[.N157]" office:value-type="float" office:value="33.5259555936649" calcext:value-type="float">
            <text:p>33.5259555936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91152" calcext:value-type="float">
            <text:p>5191152</text:p>
          </table:table-cell>
          <table:table-cell office:value-type="float" office:value="1525967" calcext:value-type="float">
            <text:p>1525967</text:p>
          </table:table-cell>
          <table:table-cell office:value-type="float" office:value="1766603" calcext:value-type="float">
            <text:p>1766603</text:p>
          </table:table-cell>
          <table:table-cell office:value-type="float" office:value="263" calcext:value-type="float">
            <text:p>263</text:p>
          </table:table-cell>
          <table:table-cell office:value-type="float" office:value="6680056" calcext:value-type="float">
            <text:p>6680056</text:p>
          </table:table-cell>
          <table:table-cell office:value-type="float" office:value="764801" calcext:value-type="float">
            <text:p>764801</text:p>
          </table:table-cell>
          <table:table-cell office:value-type="float" office:value="48" calcext:value-type="float">
            <text:p>48</text:p>
          </table:table-cell>
          <table:table-cell office:value-type="float" office:value="245949" calcext:value-type="float">
            <text:p>245949</text:p>
          </table:table-cell>
          <table:table-cell office:value-type="float" office:value="642276" calcext:value-type="float">
            <text:p>642276</text:p>
          </table:table-cell>
          <table:table-cell office:value-type="float" office:value="1489964" calcext:value-type="float">
            <text:p>1489964</text:p>
          </table:table-cell>
          <table:table-cell office:value-type="float" office:value="10534260" calcext:value-type="float">
            <text:p>10534260</text:p>
          </table:table-cell>
          <table:table-cell office:value-type="float" office:value="33481522" calcext:value-type="float">
            <text:p>33481522</text:p>
          </table:table-cell>
          <table:table-cell table:formula="of:=SUM([.B158:.L158])" office:value-type="float" office:value="28841339" calcext:value-type="float">
            <text:p>28841339</text:p>
          </table:table-cell>
          <table:table-cell table:formula="of:=1000000000/[.N158]" office:value-type="float" office:value="34.6724540077699" calcext:value-type="float">
            <text:p>34.6724540077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0789" calcext:value-type="float">
            <text:p>5820789</text:p>
          </table:table-cell>
          <table:table-cell office:value-type="float" office:value="2580282" calcext:value-type="float">
            <text:p>2580282</text:p>
          </table:table-cell>
          <table:table-cell office:value-type="float" office:value="1614041" calcext:value-type="float">
            <text:p>1614041</text:p>
          </table:table-cell>
          <table:table-cell office:value-type="float" office:value="153" calcext:value-type="float">
            <text:p>153</text:p>
          </table:table-cell>
          <table:table-cell office:value-type="float" office:value="4925280" calcext:value-type="float">
            <text:p>4925280</text:p>
          </table:table-cell>
          <table:table-cell office:value-type="float" office:value="976940" calcext:value-type="float">
            <text:p>976940</text:p>
          </table:table-cell>
          <table:table-cell office:value-type="float" office:value="48" calcext:value-type="float">
            <text:p>48</text:p>
          </table:table-cell>
          <table:table-cell office:value-type="float" office:value="241945" calcext:value-type="float">
            <text:p>241945</text:p>
          </table:table-cell>
          <table:table-cell office:value-type="float" office:value="738099" calcext:value-type="float">
            <text:p>738099</text:p>
          </table:table-cell>
          <table:table-cell office:value-type="float" office:value="1552162" calcext:value-type="float">
            <text:p>1552162</text:p>
          </table:table-cell>
          <table:table-cell office:value-type="float" office:value="10610358" calcext:value-type="float">
            <text:p>10610358</text:p>
          </table:table-cell>
          <table:table-cell office:value-type="float" office:value="33474808" calcext:value-type="float">
            <text:p>33474808</text:p>
          </table:table-cell>
          <table:table-cell table:formula="of:=SUM([.B159:.L159])" office:value-type="float" office:value="29060097" calcext:value-type="float">
            <text:p>29060097</text:p>
          </table:table-cell>
          <table:table-cell table:formula="of:=1000000000/[.N159]" office:value-type="float" office:value="34.4114474222161" calcext:value-type="float">
            <text:p>34.4114474222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9999" calcext:value-type="float">
            <text:p>6369999</text:p>
          </table:table-cell>
          <table:table-cell office:value-type="float" office:value="1868437" calcext:value-type="float">
            <text:p>1868437</text:p>
          </table:table-cell>
          <table:table-cell office:value-type="float" office:value="1426186" calcext:value-type="float">
            <text:p>1426186</text:p>
          </table:table-cell>
          <table:table-cell office:value-type="float" office:value="169" calcext:value-type="float">
            <text:p>169</text:p>
          </table:table-cell>
          <table:table-cell office:value-type="float" office:value="5308384" calcext:value-type="float">
            <text:p>5308384</text:p>
          </table:table-cell>
          <table:table-cell office:value-type="float" office:value="1028504" calcext:value-type="float">
            <text:p>1028504</text:p>
          </table:table-cell>
          <table:table-cell office:value-type="float" office:value="101" calcext:value-type="float">
            <text:p>101</text:p>
          </table:table-cell>
          <table:table-cell office:value-type="float" office:value="281747" calcext:value-type="float">
            <text:p>281747</text:p>
          </table:table-cell>
          <table:table-cell office:value-type="float" office:value="881673" calcext:value-type="float">
            <text:p>881673</text:p>
          </table:table-cell>
          <table:table-cell office:value-type="float" office:value="1597941" calcext:value-type="float">
            <text:p>1597941</text:p>
          </table:table-cell>
          <table:table-cell office:value-type="float" office:value="10634064" calcext:value-type="float">
            <text:p>10634064</text:p>
          </table:table-cell>
          <table:table-cell office:value-type="float" office:value="33457209" calcext:value-type="float">
            <text:p>33457209</text:p>
          </table:table-cell>
          <table:table-cell table:formula="of:=SUM([.B160:.L160])" office:value-type="float" office:value="29397205" calcext:value-type="float">
            <text:p>29397205</text:p>
          </table:table-cell>
          <table:table-cell table:formula="of:=1000000000/[.N160]" office:value-type="float" office:value="34.0168393559864" calcext:value-type="float">
            <text:p>34.01683935598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2384" calcext:value-type="float">
            <text:p>4462384</text:p>
          </table:table-cell>
          <table:table-cell office:value-type="float" office:value="1708087" calcext:value-type="float">
            <text:p>1708087</text:p>
          </table:table-cell>
          <table:table-cell office:value-type="float" office:value="2050498" calcext:value-type="float">
            <text:p>2050498</text:p>
          </table:table-cell>
          <table:table-cell office:value-type="float" office:value="200" calcext:value-type="float">
            <text:p>200</text:p>
          </table:table-cell>
          <table:table-cell office:value-type="float" office:value="7037675" calcext:value-type="float">
            <text:p>7037675</text:p>
          </table:table-cell>
          <table:table-cell office:value-type="float" office:value="930700" calcext:value-type="float">
            <text:p>930700</text:p>
          </table:table-cell>
          <table:table-cell office:value-type="float" office:value="78" calcext:value-type="float">
            <text:p>78</text:p>
          </table:table-cell>
          <table:table-cell office:value-type="float" office:value="262479" calcext:value-type="float">
            <text:p>262479</text:p>
          </table:table-cell>
          <table:table-cell office:value-type="float" office:value="820234" calcext:value-type="float">
            <text:p>820234</text:p>
          </table:table-cell>
          <table:table-cell office:value-type="float" office:value="1480506" calcext:value-type="float">
            <text:p>1480506</text:p>
          </table:table-cell>
          <table:table-cell office:value-type="float" office:value="10688055" calcext:value-type="float">
            <text:p>10688055</text:p>
          </table:table-cell>
          <table:table-cell office:value-type="float" office:value="33461211" calcext:value-type="float">
            <text:p>33461211</text:p>
          </table:table-cell>
          <table:table-cell table:formula="of:=SUM([.B161:.L161])" office:value-type="float" office:value="29440896" calcext:value-type="float">
            <text:p>29440896</text:p>
          </table:table-cell>
          <table:table-cell table:formula="of:=1000000000/[.N161]" office:value-type="float" office:value="33.9663575456399" calcext:value-type="float">
            <text:p>33.9663575456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5471" calcext:value-type="float">
            <text:p>6415471</text:p>
          </table:table-cell>
          <table:table-cell office:value-type="float" office:value="2211421" calcext:value-type="float">
            <text:p>2211421</text:p>
          </table:table-cell>
          <table:table-cell office:value-type="float" office:value="2065177" calcext:value-type="float">
            <text:p>2065177</text:p>
          </table:table-cell>
          <table:table-cell office:value-type="float" office:value="203" calcext:value-type="float">
            <text:p>203</text:p>
          </table:table-cell>
          <table:table-cell office:value-type="float" office:value="5657074" calcext:value-type="float">
            <text:p>5657074</text:p>
          </table:table-cell>
          <table:table-cell office:value-type="float" office:value="1090737" calcext:value-type="float">
            <text:p>1090737</text:p>
          </table:table-cell>
          <table:table-cell office:value-type="float" office:value="41" calcext:value-type="float">
            <text:p>41</text:p>
          </table:table-cell>
          <table:table-cell office:value-type="float" office:value="183599" calcext:value-type="float">
            <text:p>183599</text:p>
          </table:table-cell>
          <table:table-cell office:value-type="float" office:value="564726" calcext:value-type="float">
            <text:p>564726</text:p>
          </table:table-cell>
          <table:table-cell office:value-type="float" office:value="1350796" calcext:value-type="float">
            <text:p>1350796</text:p>
          </table:table-cell>
          <table:table-cell office:value-type="float" office:value="10772342" calcext:value-type="float">
            <text:p>10772342</text:p>
          </table:table-cell>
          <table:table-cell office:value-type="float" office:value="33470725" calcext:value-type="float">
            <text:p>33470725</text:p>
          </table:table-cell>
          <table:table-cell table:formula="of:=SUM([.B162:.L162])" office:value-type="float" office:value="30311587" calcext:value-type="float">
            <text:p>30311587</text:p>
          </table:table-cell>
          <table:table-cell table:formula="of:=1000000000/[.N162]" office:value-type="float" office:value="32.9906843874588" calcext:value-type="float">
            <text:p>32.9906843874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9730" calcext:value-type="float">
            <text:p>4879730</text:p>
          </table:table-cell>
          <table:table-cell office:value-type="float" office:value="1718192" calcext:value-type="float">
            <text:p>1718192</text:p>
          </table:table-cell>
          <table:table-cell office:value-type="float" office:value="2059121" calcext:value-type="float">
            <text:p>2059121</text:p>
          </table:table-cell>
          <table:table-cell office:value-type="float" office:value="186" calcext:value-type="float">
            <text:p>186</text:p>
          </table:table-cell>
          <table:table-cell office:value-type="float" office:value="7261453" calcext:value-type="float">
            <text:p>7261453</text:p>
          </table:table-cell>
          <table:table-cell office:value-type="float" office:value="901664" calcext:value-type="float">
            <text:p>901664</text:p>
          </table:table-cell>
          <table:table-cell office:value-type="float" office:value="31" calcext:value-type="float">
            <text:p>31</text:p>
          </table:table-cell>
          <table:table-cell office:value-type="float" office:value="177427" calcext:value-type="float">
            <text:p>177427</text:p>
          </table:table-cell>
          <table:table-cell office:value-type="float" office:value="547477" calcext:value-type="float">
            <text:p>547477</text:p>
          </table:table-cell>
          <table:table-cell office:value-type="float" office:value="1346602" calcext:value-type="float">
            <text:p>1346602</text:p>
          </table:table-cell>
          <table:table-cell office:value-type="float" office:value="10884572" calcext:value-type="float">
            <text:p>10884572</text:p>
          </table:table-cell>
          <table:table-cell office:value-type="float" office:value="33464021" calcext:value-type="float">
            <text:p>33464021</text:p>
          </table:table-cell>
          <table:table-cell table:formula="of:=SUM([.B163:.L163])" office:value-type="float" office:value="29776455" calcext:value-type="float">
            <text:p>29776455</text:p>
          </table:table-cell>
          <table:table-cell table:formula="of:=1000000000/[.N163]" office:value-type="float" office:value="33.5835813900614" calcext:value-type="float">
            <text:p>33.58358139006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1464" calcext:value-type="float">
            <text:p>5341464</text:p>
          </table:table-cell>
          <table:table-cell office:value-type="float" office:value="1525564" calcext:value-type="float">
            <text:p>1525564</text:p>
          </table:table-cell>
          <table:table-cell office:value-type="float" office:value="1663757" calcext:value-type="float">
            <text:p>1663757</text:p>
          </table:table-cell>
          <table:table-cell office:value-type="float" office:value="177" calcext:value-type="float">
            <text:p>177</text:p>
          </table:table-cell>
          <table:table-cell office:value-type="float" office:value="6076314" calcext:value-type="float">
            <text:p>6076314</text:p>
          </table:table-cell>
          <table:table-cell office:value-type="float" office:value="1168664" calcext:value-type="float">
            <text:p>1168664</text:p>
          </table:table-cell>
          <table:table-cell office:value-type="float" office:value="39" calcext:value-type="float">
            <text:p>39</text:p>
          </table:table-cell>
          <table:table-cell office:value-type="float" office:value="224633" calcext:value-type="float">
            <text:p>224633</text:p>
          </table:table-cell>
          <table:table-cell office:value-type="float" office:value="745939" calcext:value-type="float">
            <text:p>745939</text:p>
          </table:table-cell>
          <table:table-cell office:value-type="float" office:value="1718913" calcext:value-type="float">
            <text:p>1718913</text:p>
          </table:table-cell>
          <table:table-cell office:value-type="float" office:value="11099827" calcext:value-type="float">
            <text:p>11099827</text:p>
          </table:table-cell>
          <table:table-cell office:value-type="float" office:value="33478026" calcext:value-type="float">
            <text:p>33478026</text:p>
          </table:table-cell>
          <table:table-cell table:formula="of:=SUM([.B164:.L164])" office:value-type="float" office:value="29565291" calcext:value-type="float">
            <text:p>29565291</text:p>
          </table:table-cell>
          <table:table-cell table:formula="of:=1000000000/[.N164]" office:value-type="float" office:value="33.8234452013342" calcext:value-type="float">
            <text:p>33.8234452013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8548" calcext:value-type="float">
            <text:p>5458548</text:p>
          </table:table-cell>
          <table:table-cell office:value-type="float" office:value="1720564" calcext:value-type="float">
            <text:p>1720564</text:p>
          </table:table-cell>
          <table:table-cell office:value-type="float" office:value="1865351" calcext:value-type="float">
            <text:p>1865351</text:p>
          </table:table-cell>
          <table:table-cell office:value-type="float" office:value="157" calcext:value-type="float">
            <text:p>157</text:p>
          </table:table-cell>
          <table:table-cell office:value-type="float" office:value="5367307" calcext:value-type="float">
            <text:p>5367307</text:p>
          </table:table-cell>
          <table:table-cell office:value-type="float" office:value="1055418" calcext:value-type="float">
            <text:p>1055418</text:p>
          </table:table-cell>
          <table:table-cell office:value-type="float" office:value="33" calcext:value-type="float">
            <text:p>33</text:p>
          </table:table-cell>
          <table:table-cell office:value-type="float" office:value="204645" calcext:value-type="float">
            <text:p>204645</text:p>
          </table:table-cell>
          <table:table-cell office:value-type="float" office:value="669173" calcext:value-type="float">
            <text:p>669173</text:p>
          </table:table-cell>
          <table:table-cell office:value-type="float" office:value="1564600" calcext:value-type="float">
            <text:p>1564600</text:p>
          </table:table-cell>
          <table:table-cell office:value-type="float" office:value="11030631" calcext:value-type="float">
            <text:p>11030631</text:p>
          </table:table-cell>
          <table:table-cell office:value-type="float" office:value="33464997" calcext:value-type="float">
            <text:p>33464997</text:p>
          </table:table-cell>
          <table:table-cell table:formula="of:=SUM([.B165:.L165])" office:value-type="float" office:value="28936427" calcext:value-type="float">
            <text:p>28936427</text:p>
          </table:table-cell>
          <table:table-cell table:formula="of:=1000000000/[.N165]" office:value-type="float" office:value="34.5585168479854" calcext:value-type="float">
            <text:p>34.5585168479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5257" calcext:value-type="float">
            <text:p>6545257</text:p>
          </table:table-cell>
          <table:table-cell office:value-type="float" office:value="2103618" calcext:value-type="float">
            <text:p>2103618</text:p>
          </table:table-cell>
          <table:table-cell office:value-type="float" office:value="1532567" calcext:value-type="float">
            <text:p>1532567</text:p>
          </table:table-cell>
          <table:table-cell office:value-type="float" office:value="190" calcext:value-type="float">
            <text:p>190</text:p>
          </table:table-cell>
          <table:table-cell office:value-type="float" office:value="5873531" calcext:value-type="float">
            <text:p>5873531</text:p>
          </table:table-cell>
          <table:table-cell office:value-type="float" office:value="1116331" calcext:value-type="float">
            <text:p>1116331</text:p>
          </table:table-cell>
          <table:table-cell office:value-type="float" office:value="37" calcext:value-type="float">
            <text:p>37</text:p>
          </table:table-cell>
          <table:table-cell office:value-type="float" office:value="213045" calcext:value-type="float">
            <text:p>213045</text:p>
          </table:table-cell>
          <table:table-cell office:value-type="float" office:value="713192" calcext:value-type="float">
            <text:p>713192</text:p>
          </table:table-cell>
          <table:table-cell office:value-type="float" office:value="1581539" calcext:value-type="float">
            <text:p>1581539</text:p>
          </table:table-cell>
          <table:table-cell office:value-type="float" office:value="10920104" calcext:value-type="float">
            <text:p>10920104</text:p>
          </table:table-cell>
          <table:table-cell office:value-type="float" office:value="33491715" calcext:value-type="float">
            <text:p>33491715</text:p>
          </table:table-cell>
          <table:table-cell table:formula="of:=SUM([.B166:.L166])" office:value-type="float" office:value="30599411" calcext:value-type="float">
            <text:p>30599411</text:p>
          </table:table-cell>
          <table:table-cell table:formula="of:=1000000000/[.N166]" office:value-type="float" office:value="32.6803676057686" calcext:value-type="float">
            <text:p>32.6803676057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3353" calcext:value-type="float">
            <text:p>10873353</text:p>
          </table:table-cell>
          <table:table-cell office:value-type="float" office:value="1690239" calcext:value-type="float">
            <text:p>1690239</text:p>
          </table:table-cell>
          <table:table-cell office:value-type="float" office:value="1697861" calcext:value-type="float">
            <text:p>1697861</text:p>
          </table:table-cell>
          <table:table-cell office:value-type="float" office:value="155" calcext:value-type="float">
            <text:p>155</text:p>
          </table:table-cell>
          <table:table-cell office:value-type="float" office:value="6147657" calcext:value-type="float">
            <text:p>6147657</text:p>
          </table:table-cell>
          <table:table-cell office:value-type="float" office:value="1265317" calcext:value-type="float">
            <text:p>1265317</text:p>
          </table:table-cell>
          <table:table-cell office:value-type="float" office:value="42" calcext:value-type="float">
            <text:p>42</text:p>
          </table:table-cell>
          <table:table-cell office:value-type="float" office:value="179339" calcext:value-type="float">
            <text:p>179339</text:p>
          </table:table-cell>
          <table:table-cell office:value-type="float" office:value="564344" calcext:value-type="float">
            <text:p>564344</text:p>
          </table:table-cell>
          <table:table-cell office:value-type="float" office:value="1373331" calcext:value-type="float">
            <text:p>1373331</text:p>
          </table:table-cell>
          <table:table-cell office:value-type="float" office:value="10659517" calcext:value-type="float">
            <text:p>10659517</text:p>
          </table:table-cell>
          <table:table-cell office:value-type="float" office:value="34523237" calcext:value-type="float">
            <text:p>34523237</text:p>
          </table:table-cell>
          <table:table-cell table:formula="of:=SUM([.B167:.L167])" office:value-type="float" office:value="34451155" calcext:value-type="float">
            <text:p>34451155</text:p>
          </table:table-cell>
          <table:table-cell table:formula="of:=1000000000/[.N167]" office:value-type="float" office:value="29.0266030268071" calcext:value-type="float">
            <text:p>29.0266030268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37602" calcext:value-type="float">
            <text:p>17737602</text:p>
          </table:table-cell>
          <table:table-cell office:value-type="float" office:value="2011259" calcext:value-type="float">
            <text:p>2011259</text:p>
          </table:table-cell>
          <table:table-cell office:value-type="float" office:value="2219687" calcext:value-type="float">
            <text:p>2219687</text:p>
          </table:table-cell>
          <table:table-cell office:value-type="float" office:value="219" calcext:value-type="float">
            <text:p>219</text:p>
          </table:table-cell>
          <table:table-cell office:value-type="float" office:value="5305331" calcext:value-type="float">
            <text:p>5305331</text:p>
          </table:table-cell>
          <table:table-cell office:value-type="float" office:value="960493" calcext:value-type="float">
            <text:p>960493</text:p>
          </table:table-cell>
          <table:table-cell office:value-type="float" office:value="31" calcext:value-type="float">
            <text:p>31</text:p>
          </table:table-cell>
          <table:table-cell office:value-type="float" office:value="192651" calcext:value-type="float">
            <text:p>192651</text:p>
          </table:table-cell>
          <table:table-cell office:value-type="float" office:value="585499" calcext:value-type="float">
            <text:p>585499</text:p>
          </table:table-cell>
          <table:table-cell office:value-type="float" office:value="1613856" calcext:value-type="float">
            <text:p>1613856</text:p>
          </table:table-cell>
          <table:table-cell office:value-type="float" office:value="11171054" calcext:value-type="float">
            <text:p>11171054</text:p>
          </table:table-cell>
          <table:table-cell office:value-type="float" office:value="41874262" calcext:value-type="float">
            <text:p>41874262</text:p>
          </table:table-cell>
          <table:table-cell table:formula="of:=SUM([.B168:.L168])" office:value-type="float" office:value="41797682" calcext:value-type="float">
            <text:p>41797682</text:p>
          </table:table-cell>
          <table:table-cell table:formula="of:=1000000000/[.N168]" office:value-type="float" office:value="23.924771713417" calcext:value-type="float">
            <text:p>23.924771713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30181" calcext:value-type="float">
            <text:p>15730181</text:p>
          </table:table-cell>
          <table:table-cell office:value-type="float" office:value="2156099" calcext:value-type="float">
            <text:p>2156099</text:p>
          </table:table-cell>
          <table:table-cell office:value-type="float" office:value="1446198" calcext:value-type="float">
            <text:p>1446198</text:p>
          </table:table-cell>
          <table:table-cell office:value-type="float" office:value="167" calcext:value-type="float">
            <text:p>167</text:p>
          </table:table-cell>
          <table:table-cell office:value-type="float" office:value="5505471" calcext:value-type="float">
            <text:p>5505471</text:p>
          </table:table-cell>
          <table:table-cell office:value-type="float" office:value="1164955" calcext:value-type="float">
            <text:p>1164955</text:p>
          </table:table-cell>
          <table:table-cell office:value-type="float" office:value="34" calcext:value-type="float">
            <text:p>34</text:p>
          </table:table-cell>
          <table:table-cell office:value-type="float" office:value="205841" calcext:value-type="float">
            <text:p>205841</text:p>
          </table:table-cell>
          <table:table-cell office:value-type="float" office:value="672002" calcext:value-type="float">
            <text:p>672002</text:p>
          </table:table-cell>
          <table:table-cell office:value-type="float" office:value="1548286" calcext:value-type="float">
            <text:p>1548286</text:p>
          </table:table-cell>
          <table:table-cell office:value-type="float" office:value="10443456" calcext:value-type="float">
            <text:p>10443456</text:p>
          </table:table-cell>
          <table:table-cell office:value-type="float" office:value="38937468" calcext:value-type="float">
            <text:p>38937468</text:p>
          </table:table-cell>
          <table:table-cell table:formula="of:=SUM([.B169:.L169])" office:value-type="float" office:value="38872690" calcext:value-type="float">
            <text:p>38872690</text:p>
          </table:table-cell>
          <table:table-cell table:formula="of:=1000000000/[.N169]" office:value-type="float" office:value="25.7250012798188" calcext:value-type="float">
            <text:p>25.7250012798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19362" calcext:value-type="float">
            <text:p>20119362</text:p>
          </table:table-cell>
          <table:table-cell office:value-type="float" office:value="1747592" calcext:value-type="float">
            <text:p>1747592</text:p>
          </table:table-cell>
          <table:table-cell office:value-type="float" office:value="1640274" calcext:value-type="float">
            <text:p>1640274</text:p>
          </table:table-cell>
          <table:table-cell office:value-type="float" office:value="175" calcext:value-type="float">
            <text:p>175</text:p>
          </table:table-cell>
          <table:table-cell office:value-type="float" office:value="6229446" calcext:value-type="float">
            <text:p>6229446</text:p>
          </table:table-cell>
          <table:table-cell office:value-type="float" office:value="947104" calcext:value-type="float">
            <text:p>947104</text:p>
          </table:table-cell>
          <table:table-cell office:value-type="float" office:value="49" calcext:value-type="float">
            <text:p>49</text:p>
          </table:table-cell>
          <table:table-cell office:value-type="float" office:value="271391" calcext:value-type="float">
            <text:p>271391</text:p>
          </table:table-cell>
          <table:table-cell office:value-type="float" office:value="729996" calcext:value-type="float">
            <text:p>729996</text:p>
          </table:table-cell>
          <table:table-cell office:value-type="float" office:value="1988399" calcext:value-type="float">
            <text:p>1988399</text:p>
          </table:table-cell>
          <table:table-cell office:value-type="float" office:value="10692823" calcext:value-type="float">
            <text:p>10692823</text:p>
          </table:table-cell>
          <table:table-cell office:value-type="float" office:value="44440469" calcext:value-type="float">
            <text:p>44440469</text:p>
          </table:table-cell>
          <table:table-cell table:formula="of:=SUM([.B170:.L170])" office:value-type="float" office:value="44366611" calcext:value-type="float">
            <text:p>44366611</text:p>
          </table:table-cell>
          <table:table-cell table:formula="of:=1000000000/[.N170]" office:value-type="float" office:value="22.5394723072267" calcext:value-type="float">
            <text:p>22.5394723072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00942" calcext:value-type="float">
            <text:p>15900942</text:p>
          </table:table-cell>
          <table:table-cell office:value-type="float" office:value="1703951" calcext:value-type="float">
            <text:p>1703951</text:p>
          </table:table-cell>
          <table:table-cell office:value-type="float" office:value="2098102" calcext:value-type="float">
            <text:p>2098102</text:p>
          </table:table-cell>
          <table:table-cell office:value-type="float" office:value="784" calcext:value-type="float">
            <text:p>784</text:p>
          </table:table-cell>
          <table:table-cell office:value-type="float" office:value="7563936" calcext:value-type="float">
            <text:p>7563936</text:p>
          </table:table-cell>
          <table:table-cell office:value-type="float" office:value="1029504" calcext:value-type="float">
            <text:p>1029504</text:p>
          </table:table-cell>
          <table:table-cell office:value-type="float" office:value="43" calcext:value-type="float">
            <text:p>43</text:p>
          </table:table-cell>
          <table:table-cell office:value-type="float" office:value="246577" calcext:value-type="float">
            <text:p>246577</text:p>
          </table:table-cell>
          <table:table-cell office:value-type="float" office:value="828669" calcext:value-type="float">
            <text:p>828669</text:p>
          </table:table-cell>
          <table:table-cell office:value-type="float" office:value="1955450" calcext:value-type="float">
            <text:p>1955450</text:p>
          </table:table-cell>
          <table:table-cell office:value-type="float" office:value="10663658" calcext:value-type="float">
            <text:p>10663658</text:p>
          </table:table-cell>
          <table:table-cell office:value-type="float" office:value="42068219" calcext:value-type="float">
            <text:p>42068219</text:p>
          </table:table-cell>
          <table:table-cell table:formula="of:=SUM([.B171:.L171])" office:value-type="float" office:value="41991616" calcext:value-type="float">
            <text:p>41991616</text:p>
          </table:table-cell>
          <table:table-cell table:formula="of:=1000000000/[.N171]" office:value-type="float" office:value="23.8142775929366" calcext:value-type="float">
            <text:p>23.8142775929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07626" calcext:value-type="float">
            <text:p>13607626</text:p>
          </table:table-cell>
          <table:table-cell office:value-type="float" office:value="3433224" calcext:value-type="float">
            <text:p>3433224</text:p>
          </table:table-cell>
          <table:table-cell office:value-type="float" office:value="2232572" calcext:value-type="float">
            <text:p>2232572</text:p>
          </table:table-cell>
          <table:table-cell office:value-type="float" office:value="424" calcext:value-type="float">
            <text:p>424</text:p>
          </table:table-cell>
          <table:table-cell office:value-type="float" office:value="6162494" calcext:value-type="float">
            <text:p>6162494</text:p>
          </table:table-cell>
          <table:table-cell office:value-type="float" office:value="1002964" calcext:value-type="float">
            <text:p>1002964</text:p>
          </table:table-cell>
          <table:table-cell office:value-type="float" office:value="44" calcext:value-type="float">
            <text:p>44</text:p>
          </table:table-cell>
          <table:table-cell office:value-type="float" office:value="249746" calcext:value-type="float">
            <text:p>249746</text:p>
          </table:table-cell>
          <table:table-cell office:value-type="float" office:value="793036" calcext:value-type="float">
            <text:p>793036</text:p>
          </table:table-cell>
          <table:table-cell office:value-type="float" office:value="1793916" calcext:value-type="float">
            <text:p>1793916</text:p>
          </table:table-cell>
          <table:table-cell office:value-type="float" office:value="11011718" calcext:value-type="float">
            <text:p>11011718</text:p>
          </table:table-cell>
          <table:table-cell office:value-type="float" office:value="40365017" calcext:value-type="float">
            <text:p>40365017</text:p>
          </table:table-cell>
          <table:table-cell table:formula="of:=SUM([.B172:.L172])" office:value-type="float" office:value="40287764" calcext:value-type="float">
            <text:p>40287764</text:p>
          </table:table-cell>
          <table:table-cell table:formula="of:=1000000000/[.N172]" office:value-type="float" office:value="24.821432135077" calcext:value-type="float">
            <text:p>24.821432135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93184" calcext:value-type="float">
            <text:p>13293184</text:p>
          </table:table-cell>
          <table:table-cell office:value-type="float" office:value="2529949" calcext:value-type="float">
            <text:p>2529949</text:p>
          </table:table-cell>
          <table:table-cell office:value-type="float" office:value="1872991" calcext:value-type="float">
            <text:p>1872991</text:p>
          </table:table-cell>
          <table:table-cell office:value-type="float" office:value="185" calcext:value-type="float">
            <text:p>185</text:p>
          </table:table-cell>
          <table:table-cell office:value-type="float" office:value="6895625" calcext:value-type="float">
            <text:p>6895625</text:p>
          </table:table-cell>
          <table:table-cell office:value-type="float" office:value="978674" calcext:value-type="float">
            <text:p>978674</text:p>
          </table:table-cell>
          <table:table-cell office:value-type="float" office:value="41" calcext:value-type="float">
            <text:p>41</text:p>
          </table:table-cell>
          <table:table-cell office:value-type="float" office:value="265155" calcext:value-type="float">
            <text:p>265155</text:p>
          </table:table-cell>
          <table:table-cell office:value-type="float" office:value="582292" calcext:value-type="float">
            <text:p>582292</text:p>
          </table:table-cell>
          <table:table-cell office:value-type="float" office:value="1422300" calcext:value-type="float">
            <text:p>1422300</text:p>
          </table:table-cell>
          <table:table-cell office:value-type="float" office:value="10438557" calcext:value-type="float">
            <text:p>10438557</text:p>
          </table:table-cell>
          <table:table-cell office:value-type="float" office:value="38346385" calcext:value-type="float">
            <text:p>38346385</text:p>
          </table:table-cell>
          <table:table-cell table:formula="of:=SUM([.B173:.L173])" office:value-type="float" office:value="38278953" calcext:value-type="float">
            <text:p>38278953</text:p>
          </table:table-cell>
          <table:table-cell table:formula="of:=1000000000/[.N173]" office:value-type="float" office:value="26.1240165058851" calcext:value-type="float">
            <text:p>26.1240165058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55550" calcext:value-type="float">
            <text:p>14955550</text:p>
          </table:table-cell>
          <table:table-cell office:value-type="float" office:value="2688120" calcext:value-type="float">
            <text:p>2688120</text:p>
          </table:table-cell>
          <table:table-cell office:value-type="float" office:value="1891799" calcext:value-type="float">
            <text:p>1891799</text:p>
          </table:table-cell>
          <table:table-cell office:value-type="float" office:value="349" calcext:value-type="float">
            <text:p>349</text:p>
          </table:table-cell>
          <table:table-cell office:value-type="float" office:value="6323492" calcext:value-type="float">
            <text:p>6323492</text:p>
          </table:table-cell>
          <table:table-cell office:value-type="float" office:value="822286" calcext:value-type="float">
            <text:p>822286</text:p>
          </table:table-cell>
          <table:table-cell office:value-type="float" office:value="73" calcext:value-type="float">
            <text:p>73</text:p>
          </table:table-cell>
          <table:table-cell office:value-type="float" office:value="234907" calcext:value-type="float">
            <text:p>234907</text:p>
          </table:table-cell>
          <table:table-cell office:value-type="float" office:value="760591" calcext:value-type="float">
            <text:p>760591</text:p>
          </table:table-cell>
          <table:table-cell office:value-type="float" office:value="1765219" calcext:value-type="float">
            <text:p>1765219</text:p>
          </table:table-cell>
          <table:table-cell office:value-type="float" office:value="10858543" calcext:value-type="float">
            <text:p>10858543</text:p>
          </table:table-cell>
          <table:table-cell office:value-type="float" office:value="40377363" calcext:value-type="float">
            <text:p>40377363</text:p>
          </table:table-cell>
          <table:table-cell table:formula="of:=SUM([.B174:.L174])" office:value-type="float" office:value="40300929" calcext:value-type="float">
            <text:p>40300929</text:p>
          </table:table-cell>
          <table:table-cell table:formula="of:=1000000000/[.N174]" office:value-type="float" office:value="24.8133237821887" calcext:value-type="float">
            <text:p>24.8133237821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62601" calcext:value-type="float">
            <text:p>13962601</text:p>
          </table:table-cell>
          <table:table-cell office:value-type="float" office:value="1596194" calcext:value-type="float">
            <text:p>1596194</text:p>
          </table:table-cell>
          <table:table-cell office:value-type="float" office:value="1902321" calcext:value-type="float">
            <text:p>1902321</text:p>
          </table:table-cell>
          <table:table-cell office:value-type="float" office:value="210" calcext:value-type="float">
            <text:p>210</text:p>
          </table:table-cell>
          <table:table-cell office:value-type="float" office:value="6849472" calcext:value-type="float">
            <text:p>6849472</text:p>
          </table:table-cell>
          <table:table-cell office:value-type="float" office:value="870948" calcext:value-type="float">
            <text:p>870948</text:p>
          </table:table-cell>
          <table:table-cell office:value-type="float" office:value="55" calcext:value-type="float">
            <text:p>55</text:p>
          </table:table-cell>
          <table:table-cell office:value-type="float" office:value="244734" calcext:value-type="float">
            <text:p>244734</text:p>
          </table:table-cell>
          <table:table-cell office:value-type="float" office:value="554909" calcext:value-type="float">
            <text:p>554909</text:p>
          </table:table-cell>
          <table:table-cell office:value-type="float" office:value="1345548" calcext:value-type="float">
            <text:p>1345548</text:p>
          </table:table-cell>
          <table:table-cell office:value-type="float" office:value="10616109" calcext:value-type="float">
            <text:p>10616109</text:p>
          </table:table-cell>
          <table:table-cell office:value-type="float" office:value="38007356" calcext:value-type="float">
            <text:p>38007356</text:p>
          </table:table-cell>
          <table:table-cell table:formula="of:=SUM([.B175:.L175])" office:value-type="float" office:value="37943101" calcext:value-type="float">
            <text:p>37943101</text:p>
          </table:table-cell>
          <table:table-cell table:formula="of:=1000000000/[.N175]" office:value-type="float" office:value="26.3552523026518" calcext:value-type="float">
            <text:p>26.3552523026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10699" calcext:value-type="float">
            <text:p>16910699</text:p>
          </table:table-cell>
          <table:table-cell office:value-type="float" office:value="1953363" calcext:value-type="float">
            <text:p>1953363</text:p>
          </table:table-cell>
          <table:table-cell office:value-type="float" office:value="2013616" calcext:value-type="float">
            <text:p>2013616</text:p>
          </table:table-cell>
          <table:table-cell office:value-type="float" office:value="198" calcext:value-type="float">
            <text:p>198</text:p>
          </table:table-cell>
          <table:table-cell office:value-type="float" office:value="5424178" calcext:value-type="float">
            <text:p>5424178</text:p>
          </table:table-cell>
          <table:table-cell office:value-type="float" office:value="761585" calcext:value-type="float">
            <text:p>761585</text:p>
          </table:table-cell>
          <table:table-cell office:value-type="float" office:value="48" calcext:value-type="float">
            <text:p>48</text:p>
          </table:table-cell>
          <table:table-cell office:value-type="float" office:value="214403" calcext:value-type="float">
            <text:p>214403</text:p>
          </table:table-cell>
          <table:table-cell office:value-type="float" office:value="544412" calcext:value-type="float">
            <text:p>544412</text:p>
          </table:table-cell>
          <table:table-cell office:value-type="float" office:value="1345855" calcext:value-type="float">
            <text:p>1345855</text:p>
          </table:table-cell>
          <table:table-cell office:value-type="float" office:value="10214962" calcext:value-type="float">
            <text:p>10214962</text:p>
          </table:table-cell>
          <table:table-cell office:value-type="float" office:value="39454679" calcext:value-type="float">
            <text:p>39454679</text:p>
          </table:table-cell>
          <table:table-cell table:formula="of:=SUM([.B176:.L176])" office:value-type="float" office:value="39383319" calcext:value-type="float">
            <text:p>39383319</text:p>
          </table:table-cell>
          <table:table-cell table:formula="of:=1000000000/[.N176]" office:value-type="float" office:value="25.39146078572" calcext:value-type="float">
            <text:p>25.39146078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60559" calcext:value-type="float">
            <text:p>16260559</text:p>
          </table:table-cell>
          <table:table-cell office:value-type="float" office:value="1616174" calcext:value-type="float">
            <text:p>1616174</text:p>
          </table:table-cell>
          <table:table-cell office:value-type="float" office:value="1956776" calcext:value-type="float">
            <text:p>1956776</text:p>
          </table:table-cell>
          <table:table-cell office:value-type="float" office:value="182" calcext:value-type="float">
            <text:p>182</text:p>
          </table:table-cell>
          <table:table-cell office:value-type="float" office:value="7098100" calcext:value-type="float">
            <text:p>7098100</text:p>
          </table:table-cell>
          <table:table-cell office:value-type="float" office:value="847011" calcext:value-type="float">
            <text:p>847011</text:p>
          </table:table-cell>
          <table:table-cell office:value-type="float" office:value="53" calcext:value-type="float">
            <text:p>53</text:p>
          </table:table-cell>
          <table:table-cell office:value-type="float" office:value="37649144" calcext:value-type="float">
            <text:p>37649144</text:p>
          </table:table-cell>
          <table:table-cell office:value-type="float" office:value="987253" calcext:value-type="float">
            <text:p>987253</text:p>
          </table:table-cell>
          <table:table-cell office:value-type="float" office:value="1959127" calcext:value-type="float">
            <text:p>1959127</text:p>
          </table:table-cell>
          <table:table-cell office:value-type="float" office:value="10654276" calcext:value-type="float">
            <text:p>10654276</text:p>
          </table:table-cell>
          <table:table-cell office:value-type="float" office:value="79111927" calcext:value-type="float">
            <text:p>79111927</text:p>
          </table:table-cell>
          <table:table-cell table:formula="of:=SUM([.B177:.L177])" office:value-type="float" office:value="79028655" calcext:value-type="float">
            <text:p>79028655</text:p>
          </table:table-cell>
          <table:table-cell table:formula="of:=1000000000/[.N177]" office:value-type="float" office:value="12.6536381012685" calcext:value-type="float">
            <text:p>12.6536381012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1279" calcext:value-type="float">
            <text:p>4571279</text:p>
          </table:table-cell>
          <table:table-cell office:value-type="float" office:value="2425072" calcext:value-type="float">
            <text:p>2425072</text:p>
          </table:table-cell>
          <table:table-cell office:value-type="float" office:value="1899252" calcext:value-type="float">
            <text:p>1899252</text:p>
          </table:table-cell>
          <table:table-cell office:value-type="float" office:value="560" calcext:value-type="float">
            <text:p>560</text:p>
          </table:table-cell>
          <table:table-cell office:value-type="float" office:value="7227376" calcext:value-type="float">
            <text:p>7227376</text:p>
          </table:table-cell>
          <table:table-cell office:value-type="float" office:value="575362" calcext:value-type="float">
            <text:p>575362</text:p>
          </table:table-cell>
          <table:table-cell office:value-type="float" office:value="67" calcext:value-type="float">
            <text:p>67</text:p>
          </table:table-cell>
          <table:table-cell office:value-type="float" office:value="5452381" calcext:value-type="float">
            <text:p>5452381</text:p>
          </table:table-cell>
          <table:table-cell office:value-type="float" office:value="771205" calcext:value-type="float">
            <text:p>771205</text:p>
          </table:table-cell>
          <table:table-cell office:value-type="float" office:value="1709192" calcext:value-type="float">
            <text:p>1709192</text:p>
          </table:table-cell>
          <table:table-cell office:value-type="float" office:value="10736635" calcext:value-type="float">
            <text:p>10736635</text:p>
          </table:table-cell>
          <table:table-cell office:value-type="float" office:value="35451872" calcext:value-type="float">
            <text:p>35451872</text:p>
          </table:table-cell>
          <table:table-cell table:formula="of:=SUM([.B178:.L178])" office:value-type="float" office:value="35368381" calcext:value-type="float">
            <text:p>35368381</text:p>
          </table:table-cell>
          <table:table-cell table:formula="of:=1000000000/[.N178]" office:value-type="float" office:value="28.2738415422521" calcext:value-type="float">
            <text:p>28.2738415422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5425" calcext:value-type="float">
            <text:p>6005425</text:p>
          </table:table-cell>
          <table:table-cell office:value-type="float" office:value="1761200" calcext:value-type="float">
            <text:p>1761200</text:p>
          </table:table-cell>
          <table:table-cell office:value-type="float" office:value="1644469" calcext:value-type="float">
            <text:p>1644469</text:p>
          </table:table-cell>
          <table:table-cell office:value-type="float" office:value="369" calcext:value-type="float">
            <text:p>369</text:p>
          </table:table-cell>
          <table:table-cell office:value-type="float" office:value="5232489" calcext:value-type="float">
            <text:p>5232489</text:p>
          </table:table-cell>
          <table:table-cell office:value-type="float" office:value="695160" calcext:value-type="float">
            <text:p>695160</text:p>
          </table:table-cell>
          <table:table-cell office:value-type="float" office:value="80" calcext:value-type="float">
            <text:p>80</text:p>
          </table:table-cell>
          <table:table-cell office:value-type="float" office:value="40620493" calcext:value-type="float">
            <text:p>40620493</text:p>
          </table:table-cell>
          <table:table-cell office:value-type="float" office:value="1135715" calcext:value-type="float">
            <text:p>1135715</text:p>
          </table:table-cell>
          <table:table-cell office:value-type="float" office:value="2550346" calcext:value-type="float">
            <text:p>2550346</text:p>
          </table:table-cell>
          <table:table-cell office:value-type="float" office:value="10276147" calcext:value-type="float">
            <text:p>10276147</text:p>
          </table:table-cell>
          <table:table-cell office:value-type="float" office:value="70000286" calcext:value-type="float">
            <text:p>70000286</text:p>
          </table:table-cell>
          <table:table-cell table:formula="of:=SUM([.B179:.L179])" office:value-type="float" office:value="69921893" calcext:value-type="float">
            <text:p>69921893</text:p>
          </table:table-cell>
          <table:table-cell table:formula="of:=1000000000/[.N179]" office:value-type="float" office:value="14.3016722959717" calcext:value-type="float">
            <text:p>14.3016722959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4601" calcext:value-type="float">
            <text:p>5204601</text:p>
          </table:table-cell>
          <table:table-cell office:value-type="float" office:value="1508136" calcext:value-type="float">
            <text:p>1508136</text:p>
          </table:table-cell>
          <table:table-cell office:value-type="float" office:value="1633850" calcext:value-type="float">
            <text:p>1633850</text:p>
          </table:table-cell>
          <table:table-cell office:value-type="float" office:value="178" calcext:value-type="float">
            <text:p>178</text:p>
          </table:table-cell>
          <table:table-cell office:value-type="float" office:value="6033545" calcext:value-type="float">
            <text:p>6033545</text:p>
          </table:table-cell>
          <table:table-cell office:value-type="float" office:value="939001" calcext:value-type="float">
            <text:p>939001</text:p>
          </table:table-cell>
          <table:table-cell office:value-type="float" office:value="64" calcext:value-type="float">
            <text:p>64</text:p>
          </table:table-cell>
          <table:table-cell office:value-type="float" office:value="39815674" calcext:value-type="float">
            <text:p>39815674</text:p>
          </table:table-cell>
          <table:table-cell office:value-type="float" office:value="1108032" calcext:value-type="float">
            <text:p>1108032</text:p>
          </table:table-cell>
          <table:table-cell office:value-type="float" office:value="2694680" calcext:value-type="float">
            <text:p>2694680</text:p>
          </table:table-cell>
          <table:table-cell office:value-type="float" office:value="10217527" calcext:value-type="float">
            <text:p>10217527</text:p>
          </table:table-cell>
          <table:table-cell office:value-type="float" office:value="69231495" calcext:value-type="float">
            <text:p>69231495</text:p>
          </table:table-cell>
          <table:table-cell table:formula="of:=SUM([.B180:.L180])" office:value-type="float" office:value="69155288" calcext:value-type="float">
            <text:p>69155288</text:p>
          </table:table-cell>
          <table:table-cell table:formula="of:=1000000000/[.N180]" office:value-type="float" office:value="14.4602101866744" calcext:value-type="float">
            <text:p>14.4602101866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3102" calcext:value-type="float">
            <text:p>4333102</text:p>
          </table:table-cell>
          <table:table-cell office:value-type="float" office:value="1505358" calcext:value-type="float">
            <text:p>1505358</text:p>
          </table:table-cell>
          <table:table-cell office:value-type="float" office:value="1442033" calcext:value-type="float">
            <text:p>1442033</text:p>
          </table:table-cell>
          <table:table-cell office:value-type="float" office:value="270" calcext:value-type="float">
            <text:p>270</text:p>
          </table:table-cell>
          <table:table-cell office:value-type="float" office:value="5440842" calcext:value-type="float">
            <text:p>5440842</text:p>
          </table:table-cell>
          <table:table-cell office:value-type="float" office:value="615325" calcext:value-type="float">
            <text:p>615325</text:p>
          </table:table-cell>
          <table:table-cell office:value-type="float" office:value="82" calcext:value-type="float">
            <text:p>82</text:p>
          </table:table-cell>
          <table:table-cell office:value-type="float" office:value="41627203" calcext:value-type="float">
            <text:p>41627203</text:p>
          </table:table-cell>
          <table:table-cell office:value-type="float" office:value="988401" calcext:value-type="float">
            <text:p>988401</text:p>
          </table:table-cell>
          <table:table-cell office:value-type="float" office:value="2274675" calcext:value-type="float">
            <text:p>2274675</text:p>
          </table:table-cell>
          <table:table-cell office:value-type="float" office:value="11115075" calcext:value-type="float">
            <text:p>11115075</text:p>
          </table:table-cell>
          <table:table-cell office:value-type="float" office:value="69417106" calcext:value-type="float">
            <text:p>69417106</text:p>
          </table:table-cell>
          <table:table-cell table:formula="of:=SUM([.B181:.L181])" office:value-type="float" office:value="69342366" calcext:value-type="float">
            <text:p>69342366</text:p>
          </table:table-cell>
          <table:table-cell table:formula="of:=1000000000/[.N181]" office:value-type="float" office:value="14.4211981460223" calcext:value-type="float">
            <text:p>14.4211981460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0641" calcext:value-type="float">
            <text:p>5020641</text:p>
          </table:table-cell>
          <table:table-cell office:value-type="float" office:value="1745579" calcext:value-type="float">
            <text:p>1745579</text:p>
          </table:table-cell>
          <table:table-cell office:value-type="float" office:value="1728350" calcext:value-type="float">
            <text:p>1728350</text:p>
          </table:table-cell>
          <table:table-cell office:value-type="float" office:value="312" calcext:value-type="float">
            <text:p>312</text:p>
          </table:table-cell>
          <table:table-cell office:value-type="float" office:value="5569948" calcext:value-type="float">
            <text:p>5569948</text:p>
          </table:table-cell>
          <table:table-cell office:value-type="float" office:value="854562" calcext:value-type="float">
            <text:p>854562</text:p>
          </table:table-cell>
          <table:table-cell office:value-type="float" office:value="59" calcext:value-type="float">
            <text:p>59</text:p>
          </table:table-cell>
          <table:table-cell office:value-type="float" office:value="37645422" calcext:value-type="float">
            <text:p>37645422</text:p>
          </table:table-cell>
          <table:table-cell office:value-type="float" office:value="1005846" calcext:value-type="float">
            <text:p>1005846</text:p>
          </table:table-cell>
          <table:table-cell office:value-type="float" office:value="2393044" calcext:value-type="float">
            <text:p>2393044</text:p>
          </table:table-cell>
          <table:table-cell office:value-type="float" office:value="10112185" calcext:value-type="float">
            <text:p>10112185</text:p>
          </table:table-cell>
          <table:table-cell office:value-type="float" office:value="66150849" calcext:value-type="float">
            <text:p>66150849</text:p>
          </table:table-cell>
          <table:table-cell table:formula="of:=SUM([.B182:.L182])" office:value-type="float" office:value="66075948" calcext:value-type="float">
            <text:p>66075948</text:p>
          </table:table-cell>
          <table:table-cell table:formula="of:=1000000000/[.N182]" office:value-type="float" office:value="15.1340999299775" calcext:value-type="float">
            <text:p>15.1340999299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3986" calcext:value-type="float">
            <text:p>4633986</text:p>
          </table:table-cell>
          <table:table-cell office:value-type="float" office:value="1639145" calcext:value-type="float">
            <text:p>1639145</text:p>
          </table:table-cell>
          <table:table-cell office:value-type="float" office:value="1687023" calcext:value-type="float">
            <text:p>1687023</text:p>
          </table:table-cell>
          <table:table-cell office:value-type="float" office:value="181" calcext:value-type="float">
            <text:p>181</text:p>
          </table:table-cell>
          <table:table-cell office:value-type="float" office:value="5957572" calcext:value-type="float">
            <text:p>5957572</text:p>
          </table:table-cell>
          <table:table-cell office:value-type="float" office:value="642379" calcext:value-type="float">
            <text:p>642379</text:p>
          </table:table-cell>
          <table:table-cell office:value-type="float" office:value="173" calcext:value-type="float">
            <text:p>173</text:p>
          </table:table-cell>
          <table:table-cell office:value-type="float" office:value="38056708" calcext:value-type="float">
            <text:p>38056708</text:p>
          </table:table-cell>
          <table:table-cell office:value-type="float" office:value="579513" calcext:value-type="float">
            <text:p>579513</text:p>
          </table:table-cell>
          <table:table-cell office:value-type="float" office:value="1397275" calcext:value-type="float">
            <text:p>1397275</text:p>
          </table:table-cell>
          <table:table-cell office:value-type="float" office:value="10808110" calcext:value-type="float">
            <text:p>10808110</text:p>
          </table:table-cell>
          <table:table-cell office:value-type="float" office:value="65504050" calcext:value-type="float">
            <text:p>65504050</text:p>
          </table:table-cell>
          <table:table-cell table:formula="of:=SUM([.B183:.L183])" office:value-type="float" office:value="65402065" calcext:value-type="float">
            <text:p>65402065</text:p>
          </table:table-cell>
          <table:table-cell table:formula="of:=1000000000/[.N183]" office:value-type="float" office:value="15.2900370959235" calcext:value-type="float">
            <text:p>15.2900370959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24832" calcext:value-type="float">
            <text:p>3624832</text:p>
          </table:table-cell>
          <table:table-cell office:value-type="float" office:value="1449565" calcext:value-type="float">
            <text:p>1449565</text:p>
          </table:table-cell>
          <table:table-cell office:value-type="float" office:value="1630462" calcext:value-type="float">
            <text:p>1630462</text:p>
          </table:table-cell>
          <table:table-cell office:value-type="float" office:value="190" calcext:value-type="float">
            <text:p>190</text:p>
          </table:table-cell>
          <table:table-cell office:value-type="float" office:value="6622228" calcext:value-type="float">
            <text:p>6622228</text:p>
          </table:table-cell>
          <table:table-cell office:value-type="float" office:value="1215040" calcext:value-type="float">
            <text:p>1215040</text:p>
          </table:table-cell>
          <table:table-cell office:value-type="float" office:value="55" calcext:value-type="float">
            <text:p>55</text:p>
          </table:table-cell>
          <table:table-cell office:value-type="float" office:value="41035902" calcext:value-type="float">
            <text:p>41035902</text:p>
          </table:table-cell>
          <table:table-cell office:value-type="float" office:value="1152363" calcext:value-type="float">
            <text:p>1152363</text:p>
          </table:table-cell>
          <table:table-cell office:value-type="float" office:value="2588925" calcext:value-type="float">
            <text:p>2588925</text:p>
          </table:table-cell>
          <table:table-cell office:value-type="float" office:value="10402496" calcext:value-type="float">
            <text:p>10402496</text:p>
          </table:table-cell>
          <table:table-cell office:value-type="float" office:value="69796384" calcext:value-type="float">
            <text:p>69796384</text:p>
          </table:table-cell>
          <table:table-cell table:formula="of:=SUM([.B184:.L184])" office:value-type="float" office:value="69722058" calcext:value-type="float">
            <text:p>69722058</text:p>
          </table:table-cell>
          <table:table-cell table:formula="of:=1000000000/[.N184]" office:value-type="float" office:value="14.3426632644722" calcext:value-type="float">
            <text:p>14.3426632644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0233" calcext:value-type="float">
            <text:p>4350233</text:p>
          </table:table-cell>
          <table:table-cell office:value-type="float" office:value="1420504" calcext:value-type="float">
            <text:p>1420504</text:p>
          </table:table-cell>
          <table:table-cell office:value-type="float" office:value="1861634" calcext:value-type="float">
            <text:p>1861634</text:p>
          </table:table-cell>
          <table:table-cell office:value-type="float" office:value="186" calcext:value-type="float">
            <text:p>186</text:p>
          </table:table-cell>
          <table:table-cell office:value-type="float" office:value="6952668" calcext:value-type="float">
            <text:p>6952668</text:p>
          </table:table-cell>
          <table:table-cell office:value-type="float" office:value="1488650" calcext:value-type="float">
            <text:p>1488650</text:p>
          </table:table-cell>
          <table:table-cell office:value-type="float" office:value="56" calcext:value-type="float">
            <text:p>56</text:p>
          </table:table-cell>
          <table:table-cell office:value-type="float" office:value="37406634" calcext:value-type="float">
            <text:p>37406634</text:p>
          </table:table-cell>
          <table:table-cell office:value-type="float" office:value="1243745" calcext:value-type="float">
            <text:p>1243745</text:p>
          </table:table-cell>
          <table:table-cell office:value-type="float" office:value="2549296" calcext:value-type="float">
            <text:p>2549296</text:p>
          </table:table-cell>
          <table:table-cell office:value-type="float" office:value="10507723" calcext:value-type="float">
            <text:p>10507723</text:p>
          </table:table-cell>
          <table:table-cell office:value-type="float" office:value="67862516" calcext:value-type="float">
            <text:p>67862516</text:p>
          </table:table-cell>
          <table:table-cell table:formula="of:=SUM([.B185:.L185])" office:value-type="float" office:value="67781329" calcext:value-type="float">
            <text:p>67781329</text:p>
          </table:table-cell>
          <table:table-cell table:formula="of:=1000000000/[.N185]" office:value-type="float" office:value="14.7533253589643" calcext:value-type="float">
            <text:p>14.7533253589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6898" calcext:value-type="float">
            <text:p>4576898</text:p>
          </table:table-cell>
          <table:table-cell office:value-type="float" office:value="1949697" calcext:value-type="float">
            <text:p>1949697</text:p>
          </table:table-cell>
          <table:table-cell office:value-type="float" office:value="1731922" calcext:value-type="float">
            <text:p>1731922</text:p>
          </table:table-cell>
          <table:table-cell office:value-type="float" office:value="188" calcext:value-type="float">
            <text:p>188</text:p>
          </table:table-cell>
          <table:table-cell office:value-type="float" office:value="7269343" calcext:value-type="float">
            <text:p>7269343</text:p>
          </table:table-cell>
          <table:table-cell office:value-type="float" office:value="696402" calcext:value-type="float">
            <text:p>696402</text:p>
          </table:table-cell>
          <table:table-cell office:value-type="float" office:value="75" calcext:value-type="float">
            <text:p>75</text:p>
          </table:table-cell>
          <table:table-cell office:value-type="float" office:value="38617852" calcext:value-type="float">
            <text:p>38617852</text:p>
          </table:table-cell>
          <table:table-cell office:value-type="float" office:value="1013221" calcext:value-type="float">
            <text:p>1013221</text:p>
          </table:table-cell>
          <table:table-cell office:value-type="float" office:value="2413689" calcext:value-type="float">
            <text:p>2413689</text:p>
          </table:table-cell>
          <table:table-cell office:value-type="float" office:value="10536791" calcext:value-type="float">
            <text:p>10536791</text:p>
          </table:table-cell>
          <table:table-cell office:value-type="float" office:value="68884018" calcext:value-type="float">
            <text:p>68884018</text:p>
          </table:table-cell>
          <table:table-cell table:formula="of:=SUM([.B186:.L186])" office:value-type="float" office:value="68806078" calcext:value-type="float">
            <text:p>68806078</text:p>
          </table:table-cell>
          <table:table-cell table:formula="of:=1000000000/[.N186]" office:value-type="float" office:value="14.533599778787" calcext:value-type="float">
            <text:p>14.533599778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12326" calcext:value-type="float">
            <text:p>5912326</text:p>
          </table:table-cell>
          <table:table-cell office:value-type="float" office:value="1726112" calcext:value-type="float">
            <text:p>1726112</text:p>
          </table:table-cell>
          <table:table-cell office:value-type="float" office:value="2067788" calcext:value-type="float">
            <text:p>2067788</text:p>
          </table:table-cell>
          <table:table-cell office:value-type="float" office:value="180" calcext:value-type="float">
            <text:p>180</text:p>
          </table:table-cell>
          <table:table-cell office:value-type="float" office:value="6335621" calcext:value-type="float">
            <text:p>6335621</text:p>
          </table:table-cell>
          <table:table-cell office:value-type="float" office:value="935301" calcext:value-type="float">
            <text:p>935301</text:p>
          </table:table-cell>
          <table:table-cell office:value-type="float" office:value="29" calcext:value-type="float">
            <text:p>29</text:p>
          </table:table-cell>
          <table:table-cell office:value-type="float" office:value="59374663" calcext:value-type="float">
            <text:p>59374663</text:p>
          </table:table-cell>
          <table:table-cell office:value-type="float" office:value="1275720" calcext:value-type="float">
            <text:p>1275720</text:p>
          </table:table-cell>
          <table:table-cell office:value-type="float" office:value="2569623" calcext:value-type="float">
            <text:p>2569623</text:p>
          </table:table-cell>
          <table:table-cell office:value-type="float" office:value="11091944" calcext:value-type="float">
            <text:p>11091944</text:p>
          </table:table-cell>
          <table:table-cell office:value-type="float" office:value="91361334" calcext:value-type="float">
            <text:p>91361334</text:p>
          </table:table-cell>
          <table:table-cell table:formula="of:=SUM([.B187:.L187])" office:value-type="float" office:value="91289307" calcext:value-type="float">
            <text:p>91289307</text:p>
          </table:table-cell>
          <table:table-cell table:formula="of:=1000000000/[.N187]" office:value-type="float" office:value="10.9541854666505" calcext:value-type="float">
            <text:p>10.954185466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71400" calcext:value-type="float">
            <text:p>5071400</text:p>
          </table:table-cell>
          <table:table-cell office:value-type="float" office:value="1760804" calcext:value-type="float">
            <text:p>1760804</text:p>
          </table:table-cell>
          <table:table-cell office:value-type="float" office:value="1880314" calcext:value-type="float">
            <text:p>1880314</text:p>
          </table:table-cell>
          <table:table-cell office:value-type="float" office:value="193" calcext:value-type="float">
            <text:p>193</text:p>
          </table:table-cell>
          <table:table-cell office:value-type="float" office:value="5766301" calcext:value-type="float">
            <text:p>5766301</text:p>
          </table:table-cell>
          <table:table-cell office:value-type="float" office:value="1019340" calcext:value-type="float">
            <text:p>1019340</text:p>
          </table:table-cell>
          <table:table-cell office:value-type="float" office:value="46" calcext:value-type="float">
            <text:p>46</text:p>
          </table:table-cell>
          <table:table-cell office:value-type="float" office:value="38102627" calcext:value-type="float">
            <text:p>38102627</text:p>
          </table:table-cell>
          <table:table-cell office:value-type="float" office:value="650036" calcext:value-type="float">
            <text:p>650036</text:p>
          </table:table-cell>
          <table:table-cell office:value-type="float" office:value="1356149" calcext:value-type="float">
            <text:p>1356149</text:p>
          </table:table-cell>
          <table:table-cell office:value-type="float" office:value="10679067" calcext:value-type="float">
            <text:p>10679067</text:p>
          </table:table-cell>
          <table:table-cell office:value-type="float" office:value="66363629" calcext:value-type="float">
            <text:p>66363629</text:p>
          </table:table-cell>
          <table:table-cell table:formula="of:=SUM([.B188:.L188])" office:value-type="float" office:value="66286277" calcext:value-type="float">
            <text:p>66286277</text:p>
          </table:table-cell>
          <table:table-cell table:formula="of:=1000000000/[.N188]" office:value-type="float" office:value="15.0860788274472" calcext:value-type="float">
            <text:p>15.0860788274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6408" calcext:value-type="float">
            <text:p>5486408</text:p>
          </table:table-cell>
          <table:table-cell office:value-type="float" office:value="2578237" calcext:value-type="float">
            <text:p>2578237</text:p>
          </table:table-cell>
          <table:table-cell office:value-type="float" office:value="1828017" calcext:value-type="float">
            <text:p>1828017</text:p>
          </table:table-cell>
          <table:table-cell office:value-type="float" office:value="191" calcext:value-type="float">
            <text:p>191</text:p>
          </table:table-cell>
          <table:table-cell office:value-type="float" office:value="6549851" calcext:value-type="float">
            <text:p>6549851</text:p>
          </table:table-cell>
          <table:table-cell office:value-type="float" office:value="552598" calcext:value-type="float">
            <text:p>552598</text:p>
          </table:table-cell>
          <table:table-cell office:value-type="float" office:value="72" calcext:value-type="float">
            <text:p>72</text:p>
          </table:table-cell>
          <table:table-cell office:value-type="float" office:value="41517217" calcext:value-type="float">
            <text:p>41517217</text:p>
          </table:table-cell>
          <table:table-cell office:value-type="float" office:value="1179368" calcext:value-type="float">
            <text:p>1179368</text:p>
          </table:table-cell>
          <table:table-cell office:value-type="float" office:value="2548484" calcext:value-type="float">
            <text:p>2548484</text:p>
          </table:table-cell>
          <table:table-cell office:value-type="float" office:value="10620703" calcext:value-type="float">
            <text:p>10620703</text:p>
          </table:table-cell>
          <table:table-cell office:value-type="float" office:value="72942938" calcext:value-type="float">
            <text:p>72942938</text:p>
          </table:table-cell>
          <table:table-cell table:formula="of:=SUM([.B189:.L189])" office:value-type="float" office:value="72861146" calcext:value-type="float">
            <text:p>72861146</text:p>
          </table:table-cell>
          <table:table-cell table:formula="of:=1000000000/[.N189]" office:value-type="float" office:value="13.7247360891085" calcext:value-type="float">
            <text:p>13.724736089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5674" calcext:value-type="float">
            <text:p>4325674</text:p>
          </table:table-cell>
          <table:table-cell office:value-type="float" office:value="1437504" calcext:value-type="float">
            <text:p>1437504</text:p>
          </table:table-cell>
          <table:table-cell office:value-type="float" office:value="1678974" calcext:value-type="float">
            <text:p>1678974</text:p>
          </table:table-cell>
          <table:table-cell office:value-type="float" office:value="201" calcext:value-type="float">
            <text:p>201</text:p>
          </table:table-cell>
          <table:table-cell office:value-type="float" office:value="5946189" calcext:value-type="float">
            <text:p>5946189</text:p>
          </table:table-cell>
          <table:table-cell office:value-type="float" office:value="1341880" calcext:value-type="float">
            <text:p>1341880</text:p>
          </table:table-cell>
          <table:table-cell office:value-type="float" office:value="52" calcext:value-type="float">
            <text:p>52</text:p>
          </table:table-cell>
          <table:table-cell office:value-type="float" office:value="37421579" calcext:value-type="float">
            <text:p>37421579</text:p>
          </table:table-cell>
          <table:table-cell office:value-type="float" office:value="1287134" calcext:value-type="float">
            <text:p>1287134</text:p>
          </table:table-cell>
          <table:table-cell office:value-type="float" office:value="2391044" calcext:value-type="float">
            <text:p>2391044</text:p>
          </table:table-cell>
          <table:table-cell office:value-type="float" office:value="10172498" calcext:value-type="float">
            <text:p>10172498</text:p>
          </table:table-cell>
          <table:table-cell office:value-type="float" office:value="66084012" calcext:value-type="float">
            <text:p>66084012</text:p>
          </table:table-cell>
          <table:table-cell table:formula="of:=SUM([.B190:.L190])" office:value-type="float" office:value="66002729" calcext:value-type="float">
            <text:p>66002729</text:p>
          </table:table-cell>
          <table:table-cell table:formula="of:=1000000000/[.N190]" office:value-type="float" office:value="15.1508886852239" calcext:value-type="float">
            <text:p>15.1508886852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38671" calcext:value-type="float">
            <text:p>4938671</text:p>
          </table:table-cell>
          <table:table-cell office:value-type="float" office:value="1465070" calcext:value-type="float">
            <text:p>1465070</text:p>
          </table:table-cell>
          <table:table-cell office:value-type="float" office:value="1764758" calcext:value-type="float">
            <text:p>1764758</text:p>
          </table:table-cell>
          <table:table-cell office:value-type="float" office:value="186" calcext:value-type="float">
            <text:p>186</text:p>
          </table:table-cell>
          <table:table-cell office:value-type="float" office:value="6252174" calcext:value-type="float">
            <text:p>6252174</text:p>
          </table:table-cell>
          <table:table-cell office:value-type="float" office:value="611603" calcext:value-type="float">
            <text:p>611603</text:p>
          </table:table-cell>
          <table:table-cell office:value-type="float" office:value="84" calcext:value-type="float">
            <text:p>84</text:p>
          </table:table-cell>
          <table:table-cell office:value-type="float" office:value="46608792" calcext:value-type="float">
            <text:p>46608792</text:p>
          </table:table-cell>
          <table:table-cell office:value-type="float" office:value="727738" calcext:value-type="float">
            <text:p>727738</text:p>
          </table:table-cell>
          <table:table-cell office:value-type="float" office:value="1649549" calcext:value-type="float">
            <text:p>1649549</text:p>
          </table:table-cell>
          <table:table-cell office:value-type="float" office:value="10190297" calcext:value-type="float">
            <text:p>10190297</text:p>
          </table:table-cell>
          <table:table-cell office:value-type="float" office:value="74284572" calcext:value-type="float">
            <text:p>74284572</text:p>
          </table:table-cell>
          <table:table-cell table:formula="of:=SUM([.B191:.L191])" office:value-type="float" office:value="74208922" calcext:value-type="float">
            <text:p>74208922</text:p>
          </table:table-cell>
          <table:table-cell table:formula="of:=1000000000/[.N191]" office:value-type="float" office:value="13.4754686235706" calcext:value-type="float">
            <text:p>13.4754686235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9776" calcext:value-type="float">
            <text:p>5369776</text:p>
          </table:table-cell>
          <table:table-cell office:value-type="float" office:value="1700197" calcext:value-type="float">
            <text:p>1700197</text:p>
          </table:table-cell>
          <table:table-cell office:value-type="float" office:value="1877398" calcext:value-type="float">
            <text:p>1877398</text:p>
          </table:table-cell>
          <table:table-cell office:value-type="float" office:value="183" calcext:value-type="float">
            <text:p>183</text:p>
          </table:table-cell>
          <table:table-cell office:value-type="float" office:value="5523267" calcext:value-type="float">
            <text:p>5523267</text:p>
          </table:table-cell>
          <table:table-cell office:value-type="float" office:value="990994" calcext:value-type="float">
            <text:p>990994</text:p>
          </table:table-cell>
          <table:table-cell office:value-type="float" office:value="48" calcext:value-type="float">
            <text:p>48</text:p>
          </table:table-cell>
          <table:table-cell office:value-type="float" office:value="68862296" calcext:value-type="float">
            <text:p>68862296</text:p>
          </table:table-cell>
          <table:table-cell office:value-type="float" office:value="1155208" calcext:value-type="float">
            <text:p>1155208</text:p>
          </table:table-cell>
          <table:table-cell office:value-type="float" office:value="2578256" calcext:value-type="float">
            <text:p>2578256</text:p>
          </table:table-cell>
          <table:table-cell office:value-type="float" office:value="11023628" calcext:value-type="float">
            <text:p>11023628</text:p>
          </table:table-cell>
          <table:table-cell office:value-type="float" office:value="99157451" calcext:value-type="float">
            <text:p>99157451</text:p>
          </table:table-cell>
          <table:table-cell table:formula="of:=SUM([.B192:.L192])" office:value-type="float" office:value="99081251" calcext:value-type="float">
            <text:p>99081251</text:p>
          </table:table-cell>
          <table:table-cell table:formula="of:=1000000000/[.N192]" office:value-type="float" office:value="10.0927268267939" calcext:value-type="float">
            <text:p>10.092726826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75710" calcext:value-type="float">
            <text:p>4375710</text:p>
          </table:table-cell>
          <table:table-cell office:value-type="float" office:value="2845889" calcext:value-type="float">
            <text:p>2845889</text:p>
          </table:table-cell>
          <table:table-cell office:value-type="float" office:value="1717104" calcext:value-type="float">
            <text:p>1717104</text:p>
          </table:table-cell>
          <table:table-cell office:value-type="float" office:value="199" calcext:value-type="float">
            <text:p>199</text:p>
          </table:table-cell>
          <table:table-cell office:value-type="float" office:value="7673072" calcext:value-type="float">
            <text:p>7673072</text:p>
          </table:table-cell>
          <table:table-cell office:value-type="float" office:value="1104295" calcext:value-type="float">
            <text:p>1104295</text:p>
          </table:table-cell>
          <table:table-cell office:value-type="float" office:value="94" calcext:value-type="float">
            <text:p>94</text:p>
          </table:table-cell>
          <table:table-cell office:value-type="float" office:value="330011" calcext:value-type="float">
            <text:p>330011</text:p>
          </table:table-cell>
          <table:table-cell office:value-type="float" office:value="994252" calcext:value-type="float">
            <text:p>994252</text:p>
          </table:table-cell>
          <table:table-cell office:value-type="float" office:value="1343716" calcext:value-type="float">
            <text:p>1343716</text:p>
          </table:table-cell>
          <table:table-cell office:value-type="float" office:value="10940671" calcext:value-type="float">
            <text:p>10940671</text:p>
          </table:table-cell>
          <table:table-cell office:value-type="float" office:value="33494557" calcext:value-type="float">
            <text:p>33494557</text:p>
          </table:table-cell>
          <table:table-cell table:formula="of:=SUM([.B193:.L193])" office:value-type="float" office:value="31325013" calcext:value-type="float">
            <text:p>31325013</text:p>
          </table:table-cell>
          <table:table-cell table:formula="of:=1000000000/[.N193]" office:value-type="float" office:value="31.9233706303649" calcext:value-type="float">
            <text:p>31.9233706303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1326" calcext:value-type="float">
            <text:p>5631326</text:p>
          </table:table-cell>
          <table:table-cell office:value-type="float" office:value="3493004" calcext:value-type="float">
            <text:p>3493004</text:p>
          </table:table-cell>
          <table:table-cell office:value-type="float" office:value="2329782" calcext:value-type="float">
            <text:p>2329782</text:p>
          </table:table-cell>
          <table:table-cell office:value-type="float" office:value="191" calcext:value-type="float">
            <text:p>191</text:p>
          </table:table-cell>
          <table:table-cell office:value-type="float" office:value="4999720" calcext:value-type="float">
            <text:p>4999720</text:p>
          </table:table-cell>
          <table:table-cell office:value-type="float" office:value="1074039" calcext:value-type="float">
            <text:p>1074039</text:p>
          </table:table-cell>
          <table:table-cell office:value-type="float" office:value="45" calcext:value-type="float">
            <text:p>45</text:p>
          </table:table-cell>
          <table:table-cell office:value-type="float" office:value="223603" calcext:value-type="float">
            <text:p>223603</text:p>
          </table:table-cell>
          <table:table-cell office:value-type="float" office:value="708855" calcext:value-type="float">
            <text:p>708855</text:p>
          </table:table-cell>
          <table:table-cell office:value-type="float" office:value="1473745" calcext:value-type="float">
            <text:p>1473745</text:p>
          </table:table-cell>
          <table:table-cell office:value-type="float" office:value="11057903" calcext:value-type="float">
            <text:p>11057903</text:p>
          </table:table-cell>
          <table:table-cell office:value-type="float" office:value="33499984" calcext:value-type="float">
            <text:p>33499984</text:p>
          </table:table-cell>
          <table:table-cell table:formula="of:=SUM([.B194:.L194])" office:value-type="float" office:value="30992213" calcext:value-type="float">
            <text:p>30992213</text:p>
          </table:table-cell>
          <table:table-cell table:formula="of:=1000000000/[.N194]" office:value-type="float" office:value="32.2661695697561" calcext:value-type="float">
            <text:p>32.2661695697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77146" calcext:value-type="float">
            <text:p>6877146</text:p>
          </table:table-cell>
          <table:table-cell office:value-type="float" office:value="2382766" calcext:value-type="float">
            <text:p>2382766</text:p>
          </table:table-cell>
          <table:table-cell office:value-type="float" office:value="1392905" calcext:value-type="float">
            <text:p>1392905</text:p>
          </table:table-cell>
          <table:table-cell office:value-type="float" office:value="182" calcext:value-type="float">
            <text:p>182</text:p>
          </table:table-cell>
          <table:table-cell office:value-type="float" office:value="5408902" calcext:value-type="float">
            <text:p>5408902</text:p>
          </table:table-cell>
          <table:table-cell office:value-type="float" office:value="939596" calcext:value-type="float">
            <text:p>939596</text:p>
          </table:table-cell>
          <table:table-cell office:value-type="float" office:value="185" calcext:value-type="float">
            <text:p>185</text:p>
          </table:table-cell>
          <table:table-cell office:value-type="float" office:value="250676" calcext:value-type="float">
            <text:p>250676</text:p>
          </table:table-cell>
          <table:table-cell office:value-type="float" office:value="670133" calcext:value-type="float">
            <text:p>670133</text:p>
          </table:table-cell>
          <table:table-cell office:value-type="float" office:value="1617115" calcext:value-type="float">
            <text:p>1617115</text:p>
          </table:table-cell>
          <table:table-cell office:value-type="float" office:value="10311809" calcext:value-type="float">
            <text:p>10311809</text:p>
          </table:table-cell>
          <table:table-cell office:value-type="float" office:value="33519889" calcext:value-type="float">
            <text:p>33519889</text:p>
          </table:table-cell>
          <table:table-cell table:formula="of:=SUM([.B195:.L195])" office:value-type="float" office:value="29851415" calcext:value-type="float">
            <text:p>29851415</text:p>
          </table:table-cell>
          <table:table-cell table:formula="of:=1000000000/[.N195]" office:value-type="float" office:value="33.4992495330623" calcext:value-type="float">
            <text:p>33.49924953306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5638" calcext:value-type="float">
            <text:p>6465638</text:p>
          </table:table-cell>
          <table:table-cell office:value-type="float" office:value="2027691" calcext:value-type="float">
            <text:p>2027691</text:p>
          </table:table-cell>
          <table:table-cell office:value-type="float" office:value="1885675" calcext:value-type="float">
            <text:p>1885675</text:p>
          </table:table-cell>
          <table:table-cell office:value-type="float" office:value="188" calcext:value-type="float">
            <text:p>188</text:p>
          </table:table-cell>
          <table:table-cell office:value-type="float" office:value="4847922" calcext:value-type="float">
            <text:p>4847922</text:p>
          </table:table-cell>
          <table:table-cell office:value-type="float" office:value="1010607" calcext:value-type="float">
            <text:p>1010607</text:p>
          </table:table-cell>
          <table:table-cell office:value-type="float" office:value="45" calcext:value-type="float">
            <text:p>45</text:p>
          </table:table-cell>
          <table:table-cell office:value-type="float" office:value="36441729" calcext:value-type="float">
            <text:p>36441729</text:p>
          </table:table-cell>
          <table:table-cell office:value-type="float" office:value="983018" calcext:value-type="float">
            <text:p>983018</text:p>
          </table:table-cell>
          <table:table-cell office:value-type="float" office:value="2447801" calcext:value-type="float">
            <text:p>2447801</text:p>
          </table:table-cell>
          <table:table-cell office:value-type="float" office:value="10209909" calcext:value-type="float">
            <text:p>10209909</text:p>
          </table:table-cell>
          <table:table-cell office:value-type="float" office:value="66393851" calcext:value-type="float">
            <text:p>66393851</text:p>
          </table:table-cell>
          <table:table-cell table:formula="of:=SUM([.B196:.L196])" office:value-type="float" office:value="66320223" calcext:value-type="float">
            <text:p>66320223</text:p>
          </table:table-cell>
          <table:table-cell table:formula="of:=1000000000/[.N196]" office:value-type="float" office:value="15.0783570193966" calcext:value-type="float">
            <text:p>15.0783570193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02342" calcext:value-type="float">
            <text:p>5802342</text:p>
          </table:table-cell>
          <table:table-cell office:value-type="float" office:value="2324072" calcext:value-type="float">
            <text:p>2324072</text:p>
          </table:table-cell>
          <table:table-cell office:value-type="float" office:value="1535127" calcext:value-type="float">
            <text:p>1535127</text:p>
          </table:table-cell>
          <table:table-cell office:value-type="float" office:value="377" calcext:value-type="float">
            <text:p>377</text:p>
          </table:table-cell>
          <table:table-cell office:value-type="float" office:value="5614471" calcext:value-type="float">
            <text:p>5614471</text:p>
          </table:table-cell>
          <table:table-cell office:value-type="float" office:value="734609" calcext:value-type="float">
            <text:p>734609</text:p>
          </table:table-cell>
          <table:table-cell office:value-type="float" office:value="83" calcext:value-type="float">
            <text:p>83</text:p>
          </table:table-cell>
          <table:table-cell office:value-type="float" office:value="38623582" calcext:value-type="float">
            <text:p>38623582</text:p>
          </table:table-cell>
          <table:table-cell office:value-type="float" office:value="560620" calcext:value-type="float">
            <text:p>560620</text:p>
          </table:table-cell>
          <table:table-cell office:value-type="float" office:value="1871844" calcext:value-type="float">
            <text:p>1871844</text:p>
          </table:table-cell>
          <table:table-cell office:value-type="float" office:value="10452812" calcext:value-type="float">
            <text:p>10452812</text:p>
          </table:table-cell>
          <table:table-cell office:value-type="float" office:value="67598083" calcext:value-type="float">
            <text:p>67598083</text:p>
          </table:table-cell>
          <table:table-cell table:formula="of:=SUM([.B197:.L197])" office:value-type="float" office:value="67519939" calcext:value-type="float">
            <text:p>67519939</text:p>
          </table:table-cell>
          <table:table-cell table:formula="of:=1000000000/[.N197]" office:value-type="float" office:value="14.8104399205692" calcext:value-type="float">
            <text:p>14.8104399205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48894" calcext:value-type="float">
            <text:p>5848894</text:p>
          </table:table-cell>
          <table:table-cell office:value-type="float" office:value="2319197" calcext:value-type="float">
            <text:p>2319197</text:p>
          </table:table-cell>
          <table:table-cell office:value-type="float" office:value="2059325" calcext:value-type="float">
            <text:p>2059325</text:p>
          </table:table-cell>
          <table:table-cell office:value-type="float" office:value="195" calcext:value-type="float">
            <text:p>195</text:p>
          </table:table-cell>
          <table:table-cell office:value-type="float" office:value="5496706" calcext:value-type="float">
            <text:p>5496706</text:p>
          </table:table-cell>
          <table:table-cell office:value-type="float" office:value="523205" calcext:value-type="float">
            <text:p>523205</text:p>
          </table:table-cell>
          <table:table-cell office:value-type="float" office:value="73" calcext:value-type="float">
            <text:p>73</text:p>
          </table:table-cell>
          <table:table-cell office:value-type="float" office:value="40215627" calcext:value-type="float">
            <text:p>40215627</text:p>
          </table:table-cell>
          <table:table-cell office:value-type="float" office:value="986413" calcext:value-type="float">
            <text:p>986413</text:p>
          </table:table-cell>
          <table:table-cell office:value-type="float" office:value="2385925" calcext:value-type="float">
            <text:p>2385925</text:p>
          </table:table-cell>
          <table:table-cell office:value-type="float" office:value="11071621" calcext:value-type="float">
            <text:p>11071621</text:p>
          </table:table-cell>
          <table:table-cell office:value-type="float" office:value="70980734" calcext:value-type="float">
            <text:p>70980734</text:p>
          </table:table-cell>
          <table:table-cell table:formula="of:=SUM([.B198:.L198])" office:value-type="float" office:value="70907181" calcext:value-type="float">
            <text:p>70907181</text:p>
          </table:table-cell>
          <table:table-cell table:formula="of:=1000000000/[.N198]" office:value-type="float" office:value="14.1029439599355" calcext:value-type="float">
            <text:p>14.1029439599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9539" calcext:value-type="float">
            <text:p>5289539</text:p>
          </table:table-cell>
          <table:table-cell office:value-type="float" office:value="1719719" calcext:value-type="float">
            <text:p>1719719</text:p>
          </table:table-cell>
          <table:table-cell office:value-type="float" office:value="2040428" calcext:value-type="float">
            <text:p>2040428</text:p>
          </table:table-cell>
          <table:table-cell office:value-type="float" office:value="286" calcext:value-type="float">
            <text:p>286</text:p>
          </table:table-cell>
          <table:table-cell office:value-type="float" office:value="6326122" calcext:value-type="float">
            <text:p>6326122</text:p>
          </table:table-cell>
          <table:table-cell office:value-type="float" office:value="751293" calcext:value-type="float">
            <text:p>751293</text:p>
          </table:table-cell>
          <table:table-cell office:value-type="float" office:value="36" calcext:value-type="float">
            <text:p>36</text:p>
          </table:table-cell>
          <table:table-cell office:value-type="float" office:value="62597436" calcext:value-type="float">
            <text:p>62597436</text:p>
          </table:table-cell>
          <table:table-cell office:value-type="float" office:value="1210279" calcext:value-type="float">
            <text:p>1210279</text:p>
          </table:table-cell>
          <table:table-cell office:value-type="float" office:value="2812589" calcext:value-type="float">
            <text:p>2812589</text:p>
          </table:table-cell>
          <table:table-cell office:value-type="float" office:value="10309870" calcext:value-type="float">
            <text:p>10309870</text:p>
          </table:table-cell>
          <table:table-cell office:value-type="float" office:value="93133704" calcext:value-type="float">
            <text:p>93133704</text:p>
          </table:table-cell>
          <table:table-cell table:formula="of:=SUM([.B199:.L199])" office:value-type="float" office:value="93057597" calcext:value-type="float">
            <text:p>93057597</text:p>
          </table:table-cell>
          <table:table-cell table:formula="of:=1000000000/[.N199]" office:value-type="float" office:value="10.7460329112087" calcext:value-type="float">
            <text:p>10.7460329112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0310" calcext:value-type="float">
            <text:p>4380310</text:p>
          </table:table-cell>
          <table:table-cell office:value-type="float" office:value="1428980" calcext:value-type="float">
            <text:p>1428980</text:p>
          </table:table-cell>
          <table:table-cell office:value-type="float" office:value="2633331" calcext:value-type="float">
            <text:p>2633331</text:p>
          </table:table-cell>
          <table:table-cell office:value-type="float" office:value="200" calcext:value-type="float">
            <text:p>200</text:p>
          </table:table-cell>
          <table:table-cell office:value-type="float" office:value="5589664" calcext:value-type="float">
            <text:p>5589664</text:p>
          </table:table-cell>
          <table:table-cell office:value-type="float" office:value="663195" calcext:value-type="float">
            <text:p>663195</text:p>
          </table:table-cell>
          <table:table-cell office:value-type="float" office:value="81" calcext:value-type="float">
            <text:p>81</text:p>
          </table:table-cell>
          <table:table-cell office:value-type="float" office:value="37626905" calcext:value-type="float">
            <text:p>37626905</text:p>
          </table:table-cell>
          <table:table-cell office:value-type="float" office:value="1083686" calcext:value-type="float">
            <text:p>1083686</text:p>
          </table:table-cell>
          <table:table-cell office:value-type="float" office:value="2551088" calcext:value-type="float">
            <text:p>2551088</text:p>
          </table:table-cell>
          <table:table-cell office:value-type="float" office:value="10389934" calcext:value-type="float">
            <text:p>10389934</text:p>
          </table:table-cell>
          <table:table-cell office:value-type="float" office:value="66428860" calcext:value-type="float">
            <text:p>66428860</text:p>
          </table:table-cell>
          <table:table-cell table:formula="of:=SUM([.B200:.L200])" office:value-type="float" office:value="66347374" calcext:value-type="float">
            <text:p>66347374</text:p>
          </table:table-cell>
          <table:table-cell table:formula="of:=1000000000/[.N200]" office:value-type="float" office:value="15.0721865796829" calcext:value-type="float">
            <text:p>15.0721865796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89098" calcext:value-type="float">
            <text:p>5989098</text:p>
          </table:table-cell>
          <table:table-cell office:value-type="float" office:value="2985267" calcext:value-type="float">
            <text:p>2985267</text:p>
          </table:table-cell>
          <table:table-cell office:value-type="float" office:value="2444956" calcext:value-type="float">
            <text:p>2444956</text:p>
          </table:table-cell>
          <table:table-cell office:value-type="float" office:value="195" calcext:value-type="float">
            <text:p>195</text:p>
          </table:table-cell>
          <table:table-cell office:value-type="float" office:value="5615159" calcext:value-type="float">
            <text:p>5615159</text:p>
          </table:table-cell>
          <table:table-cell office:value-type="float" office:value="752915" calcext:value-type="float">
            <text:p>752915</text:p>
          </table:table-cell>
          <table:table-cell office:value-type="float" office:value="41" calcext:value-type="float">
            <text:p>41</text:p>
          </table:table-cell>
          <table:table-cell office:value-type="float" office:value="39872027" calcext:value-type="float">
            <text:p>39872027</text:p>
          </table:table-cell>
          <table:table-cell office:value-type="float" office:value="914845" calcext:value-type="float">
            <text:p>914845</text:p>
          </table:table-cell>
          <table:table-cell office:value-type="float" office:value="1993996" calcext:value-type="float">
            <text:p>1993996</text:p>
          </table:table-cell>
          <table:table-cell office:value-type="float" office:value="10972517" calcext:value-type="float">
            <text:p>10972517</text:p>
          </table:table-cell>
          <table:table-cell office:value-type="float" office:value="71623473" calcext:value-type="float">
            <text:p>71623473</text:p>
          </table:table-cell>
          <table:table-cell table:formula="of:=SUM([.B201:.L201])" office:value-type="float" office:value="71541016" calcext:value-type="float">
            <text:p>71541016</text:p>
          </table:table-cell>
          <table:table-cell table:formula="of:=1000000000/[.N201]" office:value-type="float" office:value="13.9779955040057" calcext:value-type="float">
            <text:p>13.9779955040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9431" calcext:value-type="float">
            <text:p>6119431</text:p>
          </table:table-cell>
          <table:table-cell office:value-type="float" office:value="1995152" calcext:value-type="float">
            <text:p>1995152</text:p>
          </table:table-cell>
          <table:table-cell office:value-type="float" office:value="2162222" calcext:value-type="float">
            <text:p>2162222</text:p>
          </table:table-cell>
          <table:table-cell office:value-type="float" office:value="145" calcext:value-type="float">
            <text:p>145</text:p>
          </table:table-cell>
          <table:table-cell office:value-type="float" office:value="4497520" calcext:value-type="float">
            <text:p>4497520</text:p>
          </table:table-cell>
          <table:table-cell office:value-type="float" office:value="691035" calcext:value-type="float">
            <text:p>691035</text:p>
          </table:table-cell>
          <table:table-cell office:value-type="float" office:value="38" calcext:value-type="float">
            <text:p>38</text:p>
          </table:table-cell>
          <table:table-cell office:value-type="float" office:value="39901096" calcext:value-type="float">
            <text:p>39901096</text:p>
          </table:table-cell>
          <table:table-cell office:value-type="float" office:value="594063" calcext:value-type="float">
            <text:p>594063</text:p>
          </table:table-cell>
          <table:table-cell office:value-type="float" office:value="1421163" calcext:value-type="float">
            <text:p>1421163</text:p>
          </table:table-cell>
          <table:table-cell office:value-type="float" office:value="10892453" calcext:value-type="float">
            <text:p>10892453</text:p>
          </table:table-cell>
          <table:table-cell office:value-type="float" office:value="68350415" calcext:value-type="float">
            <text:p>68350415</text:p>
          </table:table-cell>
          <table:table-cell table:formula="of:=SUM([.B202:.L202])" office:value-type="float" office:value="68274318" calcext:value-type="float">
            <text:p>68274318</text:p>
          </table:table-cell>
          <table:table-cell table:formula="of:=1000000000/[.N202]" office:value-type="float" office:value="14.6467958859728" calcext:value-type="float">
            <text:p>14.6467958859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29904" calcext:value-type="float">
            <text:p>6929904</text:p>
          </table:table-cell>
          <table:table-cell office:value-type="float" office:value="1666365" calcext:value-type="float">
            <text:p>1666365</text:p>
          </table:table-cell>
          <table:table-cell office:value-type="float" office:value="1882920" calcext:value-type="float">
            <text:p>1882920</text:p>
          </table:table-cell>
          <table:table-cell office:value-type="float" office:value="163" calcext:value-type="float">
            <text:p>163</text:p>
          </table:table-cell>
          <table:table-cell office:value-type="float" office:value="6105144" calcext:value-type="float">
            <text:p>6105144</text:p>
          </table:table-cell>
          <table:table-cell office:value-type="float" office:value="540713" calcext:value-type="float">
            <text:p>540713</text:p>
          </table:table-cell>
          <table:table-cell office:value-type="float" office:value="79" calcext:value-type="float">
            <text:p>79</text:p>
          </table:table-cell>
          <table:table-cell office:value-type="float" office:value="37317780" calcext:value-type="float">
            <text:p>37317780</text:p>
          </table:table-cell>
          <table:table-cell office:value-type="float" office:value="892909" calcext:value-type="float">
            <text:p>892909</text:p>
          </table:table-cell>
          <table:table-cell office:value-type="float" office:value="1986072" calcext:value-type="float">
            <text:p>1986072</text:p>
          </table:table-cell>
          <table:table-cell office:value-type="float" office:value="10915461" calcext:value-type="float">
            <text:p>10915461</text:p>
          </table:table-cell>
          <table:table-cell office:value-type="float" office:value="68312492" calcext:value-type="float">
            <text:p>68312492</text:p>
          </table:table-cell>
          <table:table-cell table:formula="of:=SUM([.B203:.L203])" office:value-type="float" office:value="68237510" calcext:value-type="float">
            <text:p>68237510</text:p>
          </table:table-cell>
          <table:table-cell table:formula="of:=1000000000/[.N203]" office:value-type="float" office:value="14.6546965151571" calcext:value-type="float">
            <text:p>14.6546965151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40941" calcext:value-type="float">
            <text:p>5840941</text:p>
          </table:table-cell>
          <table:table-cell office:value-type="float" office:value="2129526" calcext:value-type="float">
            <text:p>2129526</text:p>
          </table:table-cell>
          <table:table-cell office:value-type="float" office:value="1727915" calcext:value-type="float">
            <text:p>1727915</text:p>
          </table:table-cell>
          <table:table-cell office:value-type="float" office:value="175" calcext:value-type="float">
            <text:p>175</text:p>
          </table:table-cell>
          <table:table-cell office:value-type="float" office:value="7566873" calcext:value-type="float">
            <text:p>7566873</text:p>
          </table:table-cell>
          <table:table-cell office:value-type="float" office:value="620136" calcext:value-type="float">
            <text:p>620136</text:p>
          </table:table-cell>
          <table:table-cell office:value-type="float" office:value="77" calcext:value-type="float">
            <text:p>77</text:p>
          </table:table-cell>
          <table:table-cell office:value-type="float" office:value="38090479" calcext:value-type="float">
            <text:p>38090479</text:p>
          </table:table-cell>
          <table:table-cell office:value-type="float" office:value="627409" calcext:value-type="float">
            <text:p>627409</text:p>
          </table:table-cell>
          <table:table-cell office:value-type="float" office:value="1387518" calcext:value-type="float">
            <text:p>1387518</text:p>
          </table:table-cell>
          <table:table-cell office:value-type="float" office:value="10697305" calcext:value-type="float">
            <text:p>10697305</text:p>
          </table:table-cell>
          <table:table-cell office:value-type="float" office:value="68769302" calcext:value-type="float">
            <text:p>68769302</text:p>
          </table:table-cell>
          <table:table-cell table:formula="of:=SUM([.B204:.L204])" office:value-type="float" office:value="68688354" calcext:value-type="float">
            <text:p>68688354</text:p>
          </table:table-cell>
          <table:table-cell table:formula="of:=1000000000/[.N204]" office:value-type="float" office:value="14.5585087102247" calcext:value-type="float">
            <text:p>14.5585087102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7637" calcext:value-type="float">
            <text:p>4677637</text:p>
          </table:table-cell>
          <table:table-cell office:value-type="float" office:value="2133596" calcext:value-type="float">
            <text:p>2133596</text:p>
          </table:table-cell>
          <table:table-cell office:value-type="float" office:value="1812910" calcext:value-type="float">
            <text:p>1812910</text:p>
          </table:table-cell>
          <table:table-cell office:value-type="float" office:value="233" calcext:value-type="float">
            <text:p>233</text:p>
          </table:table-cell>
          <table:table-cell office:value-type="float" office:value="5284687" calcext:value-type="float">
            <text:p>5284687</text:p>
          </table:table-cell>
          <table:table-cell office:value-type="float" office:value="673238" calcext:value-type="float">
            <text:p>673238</text:p>
          </table:table-cell>
          <table:table-cell office:value-type="float" office:value="80" calcext:value-type="float">
            <text:p>80</text:p>
          </table:table-cell>
          <table:table-cell office:value-type="float" office:value="38463472" calcext:value-type="float">
            <text:p>38463472</text:p>
          </table:table-cell>
          <table:table-cell office:value-type="float" office:value="1094438" calcext:value-type="float">
            <text:p>1094438</text:p>
          </table:table-cell>
          <table:table-cell office:value-type="float" office:value="2652635" calcext:value-type="float">
            <text:p>2652635</text:p>
          </table:table-cell>
          <table:table-cell office:value-type="float" office:value="10395190" calcext:value-type="float">
            <text:p>10395190</text:p>
          </table:table-cell>
          <table:table-cell office:value-type="float" office:value="67315270" calcext:value-type="float">
            <text:p>67315270</text:p>
          </table:table-cell>
          <table:table-cell table:formula="of:=SUM([.B205:.L205])" office:value-type="float" office:value="67188116" calcext:value-type="float">
            <text:p>67188116</text:p>
          </table:table-cell>
          <table:table-cell table:formula="of:=1000000000/[.N205]" office:value-type="float" office:value="14.883584471992" calcext:value-type="float">
            <text:p>14.883584471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9179" calcext:value-type="float">
            <text:p>4389179</text:p>
          </table:table-cell>
          <table:table-cell office:value-type="float" office:value="1452959" calcext:value-type="float">
            <text:p>1452959</text:p>
          </table:table-cell>
          <table:table-cell office:value-type="float" office:value="1623829" calcext:value-type="float">
            <text:p>1623829</text:p>
          </table:table-cell>
          <table:table-cell office:value-type="float" office:value="363" calcext:value-type="float">
            <text:p>363</text:p>
          </table:table-cell>
          <table:table-cell office:value-type="float" office:value="5347830" calcext:value-type="float">
            <text:p>5347830</text:p>
          </table:table-cell>
          <table:table-cell office:value-type="float" office:value="617872" calcext:value-type="float">
            <text:p>617872</text:p>
          </table:table-cell>
          <table:table-cell office:value-type="float" office:value="74" calcext:value-type="float">
            <text:p>74</text:p>
          </table:table-cell>
          <table:table-cell office:value-type="float" office:value="70015019" calcext:value-type="float">
            <text:p>70015019</text:p>
          </table:table-cell>
          <table:table-cell office:value-type="float" office:value="1157449" calcext:value-type="float">
            <text:p>1157449</text:p>
          </table:table-cell>
          <table:table-cell office:value-type="float" office:value="2897085" calcext:value-type="float">
            <text:p>2897085</text:p>
          </table:table-cell>
          <table:table-cell office:value-type="float" office:value="10339854" calcext:value-type="float">
            <text:p>10339854</text:p>
          </table:table-cell>
          <table:table-cell office:value-type="float" office:value="97915778" calcext:value-type="float">
            <text:p>97915778</text:p>
          </table:table-cell>
          <table:table-cell table:formula="of:=SUM([.B206:.L206])" office:value-type="float" office:value="97841513" calcext:value-type="float">
            <text:p>97841513</text:p>
          </table:table-cell>
          <table:table-cell table:formula="of:=1000000000/[.N206]" office:value-type="float" office:value="10.2206105500433" calcext:value-type="float">
            <text:p>10.2206105500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1689" calcext:value-type="float">
            <text:p>5051689</text:p>
          </table:table-cell>
          <table:table-cell office:value-type="float" office:value="1518208" calcext:value-type="float">
            <text:p>1518208</text:p>
          </table:table-cell>
          <table:table-cell office:value-type="float" office:value="1767066" calcext:value-type="float">
            <text:p>1767066</text:p>
          </table:table-cell>
          <table:table-cell office:value-type="float" office:value="184" calcext:value-type="float">
            <text:p>184</text:p>
          </table:table-cell>
          <table:table-cell office:value-type="float" office:value="6757348" calcext:value-type="float">
            <text:p>6757348</text:p>
          </table:table-cell>
          <table:table-cell office:value-type="float" office:value="660851" calcext:value-type="float">
            <text:p>660851</text:p>
          </table:table-cell>
          <table:table-cell office:value-type="float" office:value="71" calcext:value-type="float">
            <text:p>71</text:p>
          </table:table-cell>
          <table:table-cell office:value-type="float" office:value="37534350" calcext:value-type="float">
            <text:p>37534350</text:p>
          </table:table-cell>
          <table:table-cell office:value-type="float" office:value="1095066" calcext:value-type="float">
            <text:p>1095066</text:p>
          </table:table-cell>
          <table:table-cell office:value-type="float" office:value="2586978" calcext:value-type="float">
            <text:p>2586978</text:p>
          </table:table-cell>
          <table:table-cell office:value-type="float" office:value="10742964" calcext:value-type="float">
            <text:p>10742964</text:p>
          </table:table-cell>
          <table:table-cell office:value-type="float" office:value="67784451" calcext:value-type="float">
            <text:p>67784451</text:p>
          </table:table-cell>
          <table:table-cell table:formula="of:=SUM([.B207:.L207])" office:value-type="float" office:value="67714775" calcext:value-type="float">
            <text:p>67714775</text:p>
          </table:table-cell>
          <table:table-cell table:formula="of:=1000000000/[.N207]" office:value-type="float" office:value="14.7678257810057" calcext:value-type="float">
            <text:p>14.7678257810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5438" calcext:value-type="float">
            <text:p>4535438</text:p>
          </table:table-cell>
          <table:table-cell office:value-type="float" office:value="2710390" calcext:value-type="float">
            <text:p>2710390</text:p>
          </table:table-cell>
          <table:table-cell office:value-type="float" office:value="1836996" calcext:value-type="float">
            <text:p>1836996</text:p>
          </table:table-cell>
          <table:table-cell office:value-type="float" office:value="306" calcext:value-type="float">
            <text:p>306</text:p>
          </table:table-cell>
          <table:table-cell office:value-type="float" office:value="6770518" calcext:value-type="float">
            <text:p>6770518</text:p>
          </table:table-cell>
          <table:table-cell office:value-type="float" office:value="529036" calcext:value-type="float">
            <text:p>529036</text:p>
          </table:table-cell>
          <table:table-cell office:value-type="float" office:value="72" calcext:value-type="float">
            <text:p>72</text:p>
          </table:table-cell>
          <table:table-cell office:value-type="float" office:value="38070973" calcext:value-type="float">
            <text:p>38070973</text:p>
          </table:table-cell>
          <table:table-cell office:value-type="float" office:value="973737" calcext:value-type="float">
            <text:p>973737</text:p>
          </table:table-cell>
          <table:table-cell office:value-type="float" office:value="2351018" calcext:value-type="float">
            <text:p>2351018</text:p>
          </table:table-cell>
          <table:table-cell office:value-type="float" office:value="10115263" calcext:value-type="float">
            <text:p>10115263</text:p>
          </table:table-cell>
          <table:table-cell office:value-type="float" office:value="67969701" calcext:value-type="float">
            <text:p>67969701</text:p>
          </table:table-cell>
          <table:table-cell table:formula="of:=SUM([.B208:.L208])" office:value-type="float" office:value="67893747" calcext:value-type="float">
            <text:p>67893747</text:p>
          </table:table-cell>
          <table:table-cell table:formula="of:=1000000000/[.N208]" office:value-type="float" office:value="14.7288969041582" calcext:value-type="float">
            <text:p>14.72889690415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54237" calcext:value-type="float">
            <text:p>4554237</text:p>
          </table:table-cell>
          <table:table-cell office:value-type="float" office:value="1434468" calcext:value-type="float">
            <text:p>1434468</text:p>
          </table:table-cell>
          <table:table-cell office:value-type="float" office:value="1653751" calcext:value-type="float">
            <text:p>1653751</text:p>
          </table:table-cell>
          <table:table-cell office:value-type="float" office:value="213" calcext:value-type="float">
            <text:p>213</text:p>
          </table:table-cell>
          <table:table-cell office:value-type="float" office:value="5948162" calcext:value-type="float">
            <text:p>5948162</text:p>
          </table:table-cell>
          <table:table-cell office:value-type="float" office:value="712879" calcext:value-type="float">
            <text:p>712879</text:p>
          </table:table-cell>
          <table:table-cell office:value-type="float" office:value="96" calcext:value-type="float">
            <text:p>96</text:p>
          </table:table-cell>
          <table:table-cell office:value-type="float" office:value="38225887" calcext:value-type="float">
            <text:p>38225887</text:p>
          </table:table-cell>
          <table:table-cell office:value-type="float" office:value="1104528" calcext:value-type="float">
            <text:p>1104528</text:p>
          </table:table-cell>
          <table:table-cell office:value-type="float" office:value="2681390" calcext:value-type="float">
            <text:p>2681390</text:p>
          </table:table-cell>
          <table:table-cell office:value-type="float" office:value="10573745" calcext:value-type="float">
            <text:p>10573745</text:p>
          </table:table-cell>
          <table:table-cell office:value-type="float" office:value="66972492" calcext:value-type="float">
            <text:p>66972492</text:p>
          </table:table-cell>
          <table:table-cell table:formula="of:=SUM([.B209:.L209])" office:value-type="float" office:value="66889356" calcext:value-type="float">
            <text:p>66889356</text:p>
          </table:table-cell>
          <table:table-cell table:formula="of:=1000000000/[.N209]" office:value-type="float" office:value="14.9500617108647" calcext:value-type="float">
            <text:p>14.9500617108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21391" calcext:value-type="float">
            <text:p>5721391</text:p>
          </table:table-cell>
          <table:table-cell office:value-type="float" office:value="1878416" calcext:value-type="float">
            <text:p>1878416</text:p>
          </table:table-cell>
          <table:table-cell office:value-type="float" office:value="1814982" calcext:value-type="float">
            <text:p>1814982</text:p>
          </table:table-cell>
          <table:table-cell office:value-type="float" office:value="215" calcext:value-type="float">
            <text:p>215</text:p>
          </table:table-cell>
          <table:table-cell office:value-type="float" office:value="5285148" calcext:value-type="float">
            <text:p>5285148</text:p>
          </table:table-cell>
          <table:table-cell office:value-type="float" office:value="611929" calcext:value-type="float">
            <text:p>611929</text:p>
          </table:table-cell>
          <table:table-cell office:value-type="float" office:value="75" calcext:value-type="float">
            <text:p>75</text:p>
          </table:table-cell>
          <table:table-cell office:value-type="float" office:value="37243550" calcext:value-type="float">
            <text:p>37243550</text:p>
          </table:table-cell>
          <table:table-cell office:value-type="float" office:value="1086423" calcext:value-type="float">
            <text:p>1086423</text:p>
          </table:table-cell>
          <table:table-cell office:value-type="float" office:value="2353104" calcext:value-type="float">
            <text:p>2353104</text:p>
          </table:table-cell>
          <table:table-cell office:value-type="float" office:value="11042555" calcext:value-type="float">
            <text:p>11042555</text:p>
          </table:table-cell>
          <table:table-cell office:value-type="float" office:value="67110279" calcext:value-type="float">
            <text:p>67110279</text:p>
          </table:table-cell>
          <table:table-cell table:formula="of:=SUM([.B210:.L210])" office:value-type="float" office:value="67037788" calcext:value-type="float">
            <text:p>67037788</text:p>
          </table:table-cell>
          <table:table-cell table:formula="of:=1000000000/[.N210]" office:value-type="float" office:value="14.9169599689059" calcext:value-type="float">
            <text:p>14.9169599689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566" calcext:value-type="float">
            <text:p>5116566</text:p>
          </table:table-cell>
          <table:table-cell office:value-type="float" office:value="1634263" calcext:value-type="float">
            <text:p>1634263</text:p>
          </table:table-cell>
          <table:table-cell office:value-type="float" office:value="1747214" calcext:value-type="float">
            <text:p>1747214</text:p>
          </table:table-cell>
          <table:table-cell office:value-type="float" office:value="329" calcext:value-type="float">
            <text:p>329</text:p>
          </table:table-cell>
          <table:table-cell office:value-type="float" office:value="6444936" calcext:value-type="float">
            <text:p>6444936</text:p>
          </table:table-cell>
          <table:table-cell office:value-type="float" office:value="996630" calcext:value-type="float">
            <text:p>996630</text:p>
          </table:table-cell>
          <table:table-cell office:value-type="float" office:value="42" calcext:value-type="float">
            <text:p>42</text:p>
          </table:table-cell>
          <table:table-cell office:value-type="float" office:value="37473943" calcext:value-type="float">
            <text:p>37473943</text:p>
          </table:table-cell>
          <table:table-cell office:value-type="float" office:value="1149614" calcext:value-type="float">
            <text:p>1149614</text:p>
          </table:table-cell>
          <table:table-cell office:value-type="float" office:value="2556905" calcext:value-type="float">
            <text:p>2556905</text:p>
          </table:table-cell>
          <table:table-cell office:value-type="float" office:value="10428333" calcext:value-type="float">
            <text:p>10428333</text:p>
          </table:table-cell>
          <table:table-cell office:value-type="float" office:value="67621072" calcext:value-type="float">
            <text:p>67621072</text:p>
          </table:table-cell>
          <table:table-cell table:formula="of:=SUM([.B211:.L211])" office:value-type="float" office:value="67548775" calcext:value-type="float">
            <text:p>67548775</text:p>
          </table:table-cell>
          <table:table-cell table:formula="of:=1000000000/[.N211]" office:value-type="float" office:value="14.8041174691917" calcext:value-type="float">
            <text:p>14.8041174691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39787" calcext:value-type="float">
            <text:p>6139787</text:p>
          </table:table-cell>
          <table:table-cell office:value-type="float" office:value="1423263" calcext:value-type="float">
            <text:p>1423263</text:p>
          </table:table-cell>
          <table:table-cell office:value-type="float" office:value="1531552" calcext:value-type="float">
            <text:p>1531552</text:p>
          </table:table-cell>
          <table:table-cell office:value-type="float" office:value="301" calcext:value-type="float">
            <text:p>301</text:p>
          </table:table-cell>
          <table:table-cell office:value-type="float" office:value="5962506" calcext:value-type="float">
            <text:p>5962506</text:p>
          </table:table-cell>
          <table:table-cell office:value-type="float" office:value="723475" calcext:value-type="float">
            <text:p>723475</text:p>
          </table:table-cell>
          <table:table-cell office:value-type="float" office:value="86" calcext:value-type="float">
            <text:p>86</text:p>
          </table:table-cell>
          <table:table-cell office:value-type="float" office:value="67555844" calcext:value-type="float">
            <text:p>67555844</text:p>
          </table:table-cell>
          <table:table-cell office:value-type="float" office:value="1226183" calcext:value-type="float">
            <text:p>1226183</text:p>
          </table:table-cell>
          <table:table-cell office:value-type="float" office:value="2899280" calcext:value-type="float">
            <text:p>2899280</text:p>
          </table:table-cell>
          <table:table-cell office:value-type="float" office:value="10493876" calcext:value-type="float">
            <text:p>10493876</text:p>
          </table:table-cell>
          <table:table-cell office:value-type="float" office:value="98033524" calcext:value-type="float">
            <text:p>98033524</text:p>
          </table:table-cell>
          <table:table-cell table:formula="of:=SUM([.B212:.L212])" office:value-type="float" office:value="97956153" calcext:value-type="float">
            <text:p>97956153</text:p>
          </table:table-cell>
          <table:table-cell table:formula="of:=1000000000/[.N212]" office:value-type="float" office:value="10.2086491697974" calcext:value-type="float">
            <text:p>10.2086491697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9024" calcext:value-type="float">
            <text:p>4979024</text:p>
          </table:table-cell>
          <table:table-cell office:value-type="float" office:value="1408527" calcext:value-type="float">
            <text:p>1408527</text:p>
          </table:table-cell>
          <table:table-cell office:value-type="float" office:value="1550674" calcext:value-type="float">
            <text:p>1550674</text:p>
          </table:table-cell>
          <table:table-cell office:value-type="float" office:value="173" calcext:value-type="float">
            <text:p>173</text:p>
          </table:table-cell>
          <table:table-cell office:value-type="float" office:value="5179421" calcext:value-type="float">
            <text:p>5179421</text:p>
          </table:table-cell>
          <table:table-cell office:value-type="float" office:value="624044" calcext:value-type="float">
            <text:p>624044</text:p>
          </table:table-cell>
          <table:table-cell office:value-type="float" office:value="76" calcext:value-type="float">
            <text:p>76</text:p>
          </table:table-cell>
          <table:table-cell office:value-type="float" office:value="37945457" calcext:value-type="float">
            <text:p>37945457</text:p>
          </table:table-cell>
          <table:table-cell office:value-type="float" office:value="806801" calcext:value-type="float">
            <text:p>806801</text:p>
          </table:table-cell>
          <table:table-cell office:value-type="float" office:value="1993793" calcext:value-type="float">
            <text:p>1993793</text:p>
          </table:table-cell>
          <table:table-cell office:value-type="float" office:value="10172509" calcext:value-type="float">
            <text:p>10172509</text:p>
          </table:table-cell>
          <table:table-cell office:value-type="float" office:value="64730704" calcext:value-type="float">
            <text:p>64730704</text:p>
          </table:table-cell>
          <table:table-cell table:formula="of:=SUM([.B213:.L213])" office:value-type="float" office:value="64660499" calcext:value-type="float">
            <text:p>64660499</text:p>
          </table:table-cell>
          <table:table-cell table:formula="of:=1000000000/[.N213]" office:value-type="float" office:value="15.465392557518" calcext:value-type="float">
            <text:p>15.465392557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7888" calcext:value-type="float">
            <text:p>5087888</text:p>
          </table:table-cell>
          <table:table-cell office:value-type="float" office:value="1592511" calcext:value-type="float">
            <text:p>1592511</text:p>
          </table:table-cell>
          <table:table-cell office:value-type="float" office:value="1903104" calcext:value-type="float">
            <text:p>1903104</text:p>
          </table:table-cell>
          <table:table-cell office:value-type="float" office:value="319" calcext:value-type="float">
            <text:p>319</text:p>
          </table:table-cell>
          <table:table-cell office:value-type="float" office:value="5825875" calcext:value-type="float">
            <text:p>5825875</text:p>
          </table:table-cell>
          <table:table-cell office:value-type="float" office:value="972768" calcext:value-type="float">
            <text:p>972768</text:p>
          </table:table-cell>
          <table:table-cell office:value-type="float" office:value="30" calcext:value-type="float">
            <text:p>30</text:p>
          </table:table-cell>
          <table:table-cell office:value-type="float" office:value="40098767" calcext:value-type="float">
            <text:p>40098767</text:p>
          </table:table-cell>
          <table:table-cell office:value-type="float" office:value="1091566" calcext:value-type="float">
            <text:p>1091566</text:p>
          </table:table-cell>
          <table:table-cell office:value-type="float" office:value="2595389" calcext:value-type="float">
            <text:p>2595389</text:p>
          </table:table-cell>
          <table:table-cell office:value-type="float" office:value="10720431" calcext:value-type="float">
            <text:p>10720431</text:p>
          </table:table-cell>
          <table:table-cell office:value-type="float" office:value="69964107" calcext:value-type="float">
            <text:p>69964107</text:p>
          </table:table-cell>
          <table:table-cell table:formula="of:=SUM([.B214:.L214])" office:value-type="float" office:value="69888648" calcext:value-type="float">
            <text:p>69888648</text:p>
          </table:table-cell>
          <table:table-cell table:formula="of:=1000000000/[.N214]" office:value-type="float" office:value="14.3084753907387" calcext:value-type="float">
            <text:p>14.3084753907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4201" calcext:value-type="float">
            <text:p>5084201</text:p>
          </table:table-cell>
          <table:table-cell office:value-type="float" office:value="1616851" calcext:value-type="float">
            <text:p>1616851</text:p>
          </table:table-cell>
          <table:table-cell office:value-type="float" office:value="1871986" calcext:value-type="float">
            <text:p>1871986</text:p>
          </table:table-cell>
          <table:table-cell office:value-type="float" office:value="183" calcext:value-type="float">
            <text:p>183</text:p>
          </table:table-cell>
          <table:table-cell office:value-type="float" office:value="6270833" calcext:value-type="float">
            <text:p>6270833</text:p>
          </table:table-cell>
          <table:table-cell office:value-type="float" office:value="920334" calcext:value-type="float">
            <text:p>920334</text:p>
          </table:table-cell>
          <table:table-cell office:value-type="float" office:value="71" calcext:value-type="float">
            <text:p>71</text:p>
          </table:table-cell>
          <table:table-cell office:value-type="float" office:value="36404930" calcext:value-type="float">
            <text:p>36404930</text:p>
          </table:table-cell>
          <table:table-cell office:value-type="float" office:value="558200" calcext:value-type="float">
            <text:p>558200</text:p>
          </table:table-cell>
          <table:table-cell office:value-type="float" office:value="1392208" calcext:value-type="float">
            <text:p>1392208</text:p>
          </table:table-cell>
          <table:table-cell office:value-type="float" office:value="10794589" calcext:value-type="float">
            <text:p>10794589</text:p>
          </table:table-cell>
          <table:table-cell office:value-type="float" office:value="65009164" calcext:value-type="float">
            <text:p>65009164</text:p>
          </table:table-cell>
          <table:table-cell table:formula="of:=SUM([.B215:.L215])" office:value-type="float" office:value="64914386" calcext:value-type="float">
            <text:p>64914386</text:p>
          </table:table-cell>
          <table:table-cell table:formula="of:=1000000000/[.N215]" office:value-type="float" office:value="15.4049057785126" calcext:value-type="float">
            <text:p>15.4049057785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2185" calcext:value-type="float">
            <text:p>4422185</text:p>
          </table:table-cell>
          <table:table-cell office:value-type="float" office:value="1415491" calcext:value-type="float">
            <text:p>1415491</text:p>
          </table:table-cell>
          <table:table-cell office:value-type="float" office:value="1630912" calcext:value-type="float">
            <text:p>1630912</text:p>
          </table:table-cell>
          <table:table-cell office:value-type="float" office:value="177" calcext:value-type="float">
            <text:p>177</text:p>
          </table:table-cell>
          <table:table-cell office:value-type="float" office:value="5703735" calcext:value-type="float">
            <text:p>5703735</text:p>
          </table:table-cell>
          <table:table-cell office:value-type="float" office:value="639298" calcext:value-type="float">
            <text:p>639298</text:p>
          </table:table-cell>
          <table:table-cell office:value-type="float" office:value="83" calcext:value-type="float">
            <text:p>83</text:p>
          </table:table-cell>
          <table:table-cell office:value-type="float" office:value="69207282" calcext:value-type="float">
            <text:p>69207282</text:p>
          </table:table-cell>
          <table:table-cell office:value-type="float" office:value="1395691" calcext:value-type="float">
            <text:p>1395691</text:p>
          </table:table-cell>
          <table:table-cell office:value-type="float" office:value="2805887" calcext:value-type="float">
            <text:p>2805887</text:p>
          </table:table-cell>
          <table:table-cell office:value-type="float" office:value="10321478" calcext:value-type="float">
            <text:p>10321478</text:p>
          </table:table-cell>
          <table:table-cell office:value-type="float" office:value="97611529" calcext:value-type="float">
            <text:p>97611529</text:p>
          </table:table-cell>
          <table:table-cell table:formula="of:=SUM([.B216:.L216])" office:value-type="float" office:value="97542219" calcext:value-type="float">
            <text:p>97542219</text:p>
          </table:table-cell>
          <table:table-cell table:formula="of:=1000000000/[.N216]" office:value-type="float" office:value="10.2519709952467" calcext:value-type="float">
            <text:p>10.2519709952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38216" calcext:value-type="float">
            <text:p>4938216</text:p>
          </table:table-cell>
          <table:table-cell office:value-type="float" office:value="1634788" calcext:value-type="float">
            <text:p>1634788</text:p>
          </table:table-cell>
          <table:table-cell office:value-type="float" office:value="1744619" calcext:value-type="float">
            <text:p>1744619</text:p>
          </table:table-cell>
          <table:table-cell office:value-type="float" office:value="188" calcext:value-type="float">
            <text:p>188</text:p>
          </table:table-cell>
          <table:table-cell office:value-type="float" office:value="5616894" calcext:value-type="float">
            <text:p>5616894</text:p>
          </table:table-cell>
          <table:table-cell office:value-type="float" office:value="790987" calcext:value-type="float">
            <text:p>790987</text:p>
          </table:table-cell>
          <table:table-cell office:value-type="float" office:value="45" calcext:value-type="float">
            <text:p>45</text:p>
          </table:table-cell>
          <table:table-cell office:value-type="float" office:value="37281272" calcext:value-type="float">
            <text:p>37281272</text:p>
          </table:table-cell>
          <table:table-cell office:value-type="float" office:value="1167784" calcext:value-type="float">
            <text:p>1167784</text:p>
          </table:table-cell>
          <table:table-cell office:value-type="float" office:value="2370444" calcext:value-type="float">
            <text:p>2370444</text:p>
          </table:table-cell>
          <table:table-cell office:value-type="float" office:value="10539868" calcext:value-type="float">
            <text:p>10539868</text:p>
          </table:table-cell>
          <table:table-cell office:value-type="float" office:value="66161565" calcext:value-type="float">
            <text:p>66161565</text:p>
          </table:table-cell>
          <table:table-cell table:formula="of:=SUM([.B217:.L217])" office:value-type="float" office:value="66085105" calcext:value-type="float">
            <text:p>66085105</text:p>
          </table:table-cell>
          <table:table-cell table:formula="of:=1000000000/[.N217]" office:value-type="float" office:value="15.132002892331" calcext:value-type="float">
            <text:p>15.132002892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50620" calcext:value-type="float">
            <text:p>5950620</text:p>
          </table:table-cell>
          <table:table-cell office:value-type="float" office:value="2759202" calcext:value-type="float">
            <text:p>2759202</text:p>
          </table:table-cell>
          <table:table-cell office:value-type="float" office:value="1855806" calcext:value-type="float">
            <text:p>1855806</text:p>
          </table:table-cell>
          <table:table-cell office:value-type="float" office:value="190" calcext:value-type="float">
            <text:p>190</text:p>
          </table:table-cell>
          <table:table-cell office:value-type="float" office:value="5129114" calcext:value-type="float">
            <text:p>5129114</text:p>
          </table:table-cell>
          <table:table-cell office:value-type="float" office:value="559324" calcext:value-type="float">
            <text:p>559324</text:p>
          </table:table-cell>
          <table:table-cell office:value-type="float" office:value="67" calcext:value-type="float">
            <text:p>67</text:p>
          </table:table-cell>
          <table:table-cell office:value-type="float" office:value="37192135" calcext:value-type="float">
            <text:p>37192135</text:p>
          </table:table-cell>
          <table:table-cell office:value-type="float" office:value="927229" calcext:value-type="float">
            <text:p>927229</text:p>
          </table:table-cell>
          <table:table-cell office:value-type="float" office:value="2501079" calcext:value-type="float">
            <text:p>2501079</text:p>
          </table:table-cell>
          <table:table-cell office:value-type="float" office:value="10169300" calcext:value-type="float">
            <text:p>10169300</text:p>
          </table:table-cell>
          <table:table-cell office:value-type="float" office:value="67120986" calcext:value-type="float">
            <text:p>67120986</text:p>
          </table:table-cell>
          <table:table-cell table:formula="of:=SUM([.B218:.L218])" office:value-type="float" office:value="67044066" calcext:value-type="float">
            <text:p>67044066</text:p>
          </table:table-cell>
          <table:table-cell table:formula="of:=1000000000/[.N218]" office:value-type="float" office:value="14.9155631461851" calcext:value-type="float">
            <text:p>14.9155631461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92617" calcext:value-type="float">
            <text:p>5892617</text:p>
          </table:table-cell>
          <table:table-cell office:value-type="float" office:value="1780522" calcext:value-type="float">
            <text:p>1780522</text:p>
          </table:table-cell>
          <table:table-cell office:value-type="float" office:value="1920835" calcext:value-type="float">
            <text:p>1920835</text:p>
          </table:table-cell>
          <table:table-cell office:value-type="float" office:value="154" calcext:value-type="float">
            <text:p>154</text:p>
          </table:table-cell>
          <table:table-cell office:value-type="float" office:value="5794153" calcext:value-type="float">
            <text:p>5794153</text:p>
          </table:table-cell>
          <table:table-cell office:value-type="float" office:value="714190" calcext:value-type="float">
            <text:p>714190</text:p>
          </table:table-cell>
          <table:table-cell office:value-type="float" office:value="43" calcext:value-type="float">
            <text:p>43</text:p>
          </table:table-cell>
          <table:table-cell office:value-type="float" office:value="38839796" calcext:value-type="float">
            <text:p>38839796</text:p>
          </table:table-cell>
          <table:table-cell office:value-type="float" office:value="1067002" calcext:value-type="float">
            <text:p>1067002</text:p>
          </table:table-cell>
          <table:table-cell office:value-type="float" office:value="2399836" calcext:value-type="float">
            <text:p>2399836</text:p>
          </table:table-cell>
          <table:table-cell office:value-type="float" office:value="10852166" calcext:value-type="float">
            <text:p>10852166</text:p>
          </table:table-cell>
          <table:table-cell office:value-type="float" office:value="69330801" calcext:value-type="float">
            <text:p>69330801</text:p>
          </table:table-cell>
          <table:table-cell table:formula="of:=SUM([.B219:.L219])" office:value-type="float" office:value="69261314" calcext:value-type="float">
            <text:p>69261314</text:p>
          </table:table-cell>
          <table:table-cell table:formula="of:=1000000000/[.N219]" office:value-type="float" office:value="14.4380743339637" calcext:value-type="float">
            <text:p>14.4380743339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3808" calcext:value-type="float">
            <text:p>5123808</text:p>
          </table:table-cell>
          <table:table-cell office:value-type="float" office:value="1516396" calcext:value-type="float">
            <text:p>1516396</text:p>
          </table:table-cell>
          <table:table-cell office:value-type="float" office:value="1826837" calcext:value-type="float">
            <text:p>1826837</text:p>
          </table:table-cell>
          <table:table-cell office:value-type="float" office:value="204" calcext:value-type="float">
            <text:p>204</text:p>
          </table:table-cell>
          <table:table-cell office:value-type="float" office:value="6880200" calcext:value-type="float">
            <text:p>6880200</text:p>
          </table:table-cell>
          <table:table-cell office:value-type="float" office:value="668542" calcext:value-type="float">
            <text:p>668542</text:p>
          </table:table-cell>
          <table:table-cell office:value-type="float" office:value="68" calcext:value-type="float">
            <text:p>68</text:p>
          </table:table-cell>
          <table:table-cell office:value-type="float" office:value="41230982" calcext:value-type="float">
            <text:p>41230982</text:p>
          </table:table-cell>
          <table:table-cell office:value-type="float" office:value="1067915" calcext:value-type="float">
            <text:p>1067915</text:p>
          </table:table-cell>
          <table:table-cell office:value-type="float" office:value="2432084" calcext:value-type="float">
            <text:p>2432084</text:p>
          </table:table-cell>
          <table:table-cell office:value-type="float" office:value="11039157" calcext:value-type="float">
            <text:p>11039157</text:p>
          </table:table-cell>
          <table:table-cell office:value-type="float" office:value="71859522" calcext:value-type="float">
            <text:p>71859522</text:p>
          </table:table-cell>
          <table:table-cell table:formula="of:=SUM([.B220:.L220])" office:value-type="float" office:value="71786193" calcext:value-type="float">
            <text:p>71786193</text:p>
          </table:table-cell>
          <table:table-cell table:formula="of:=1000000000/[.N220]" office:value-type="float" office:value="13.9302553626155" calcext:value-type="float">
            <text:p>13.9302553626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6387" calcext:value-type="float">
            <text:p>4506387</text:p>
          </table:table-cell>
          <table:table-cell office:value-type="float" office:value="1534763" calcext:value-type="float">
            <text:p>1534763</text:p>
          </table:table-cell>
          <table:table-cell office:value-type="float" office:value="1770150" calcext:value-type="float">
            <text:p>1770150</text:p>
          </table:table-cell>
          <table:table-cell office:value-type="float" office:value="179" calcext:value-type="float">
            <text:p>179</text:p>
          </table:table-cell>
          <table:table-cell office:value-type="float" office:value="6215694" calcext:value-type="float">
            <text:p>6215694</text:p>
          </table:table-cell>
          <table:table-cell office:value-type="float" office:value="756082" calcext:value-type="float">
            <text:p>756082</text:p>
          </table:table-cell>
          <table:table-cell office:value-type="float" office:value="51" calcext:value-type="float">
            <text:p>51</text:p>
          </table:table-cell>
          <table:table-cell office:value-type="float" office:value="38287220" calcext:value-type="float">
            <text:p>38287220</text:p>
          </table:table-cell>
          <table:table-cell office:value-type="float" office:value="581831" calcext:value-type="float">
            <text:p>581831</text:p>
          </table:table-cell>
          <table:table-cell office:value-type="float" office:value="1356537" calcext:value-type="float">
            <text:p>1356537</text:p>
          </table:table-cell>
          <table:table-cell office:value-type="float" office:value="10885108" calcext:value-type="float">
            <text:p>10885108</text:p>
          </table:table-cell>
          <table:table-cell office:value-type="float" office:value="65965426" calcext:value-type="float">
            <text:p>65965426</text:p>
          </table:table-cell>
          <table:table-cell table:formula="of:=SUM([.B221:.L221])" office:value-type="float" office:value="65894002" calcext:value-type="float">
            <text:p>65894002</text:p>
          </table:table-cell>
          <table:table-cell table:formula="of:=1000000000/[.N221]" office:value-type="float" office:value="15.1758880876593" calcext:value-type="float">
            <text:p>15.1758880876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0939" calcext:value-type="float">
            <text:p>3850939</text:p>
          </table:table-cell>
          <table:table-cell office:value-type="float" office:value="1666110" calcext:value-type="float">
            <text:p>1666110</text:p>
          </table:table-cell>
          <table:table-cell office:value-type="float" office:value="1957360" calcext:value-type="float">
            <text:p>1957360</text:p>
          </table:table-cell>
          <table:table-cell office:value-type="float" office:value="176" calcext:value-type="float">
            <text:p>176</text:p>
          </table:table-cell>
          <table:table-cell office:value-type="float" office:value="6577796" calcext:value-type="float">
            <text:p>6577796</text:p>
          </table:table-cell>
          <table:table-cell office:value-type="float" office:value="1225614" calcext:value-type="float">
            <text:p>1225614</text:p>
          </table:table-cell>
          <table:table-cell office:value-type="float" office:value="41" calcext:value-type="float">
            <text:p>41</text:p>
          </table:table-cell>
          <table:table-cell office:value-type="float" office:value="37073825" calcext:value-type="float">
            <text:p>37073825</text:p>
          </table:table-cell>
          <table:table-cell office:value-type="float" office:value="972665" calcext:value-type="float">
            <text:p>972665</text:p>
          </table:table-cell>
          <table:table-cell office:value-type="float" office:value="2159387" calcext:value-type="float">
            <text:p>2159387</text:p>
          </table:table-cell>
          <table:table-cell office:value-type="float" office:value="10202296" calcext:value-type="float">
            <text:p>10202296</text:p>
          </table:table-cell>
          <table:table-cell office:value-type="float" office:value="65768724" calcext:value-type="float">
            <text:p>65768724</text:p>
          </table:table-cell>
          <table:table-cell table:formula="of:=SUM([.B222:.L222])" office:value-type="float" office:value="65686209" calcext:value-type="float">
            <text:p>65686209</text:p>
          </table:table-cell>
          <table:table-cell table:formula="of:=1000000000/[.N222]" office:value-type="float" office:value="15.2238957800107" calcext:value-type="float">
            <text:p>15.2238957800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48513" calcext:value-type="float">
            <text:p>5148513</text:p>
          </table:table-cell>
          <table:table-cell office:value-type="float" office:value="1530439" calcext:value-type="float">
            <text:p>1530439</text:p>
          </table:table-cell>
          <table:table-cell office:value-type="float" office:value="1769234" calcext:value-type="float">
            <text:p>1769234</text:p>
          </table:table-cell>
          <table:table-cell office:value-type="float" office:value="181" calcext:value-type="float">
            <text:p>181</text:p>
          </table:table-cell>
          <table:table-cell office:value-type="float" office:value="6941307" calcext:value-type="float">
            <text:p>6941307</text:p>
          </table:table-cell>
          <table:table-cell office:value-type="float" office:value="888694" calcext:value-type="float">
            <text:p>888694</text:p>
          </table:table-cell>
          <table:table-cell office:value-type="float" office:value="39" calcext:value-type="float">
            <text:p>39</text:p>
          </table:table-cell>
          <table:table-cell office:value-type="float" office:value="41490120" calcext:value-type="float">
            <text:p>41490120</text:p>
          </table:table-cell>
          <table:table-cell office:value-type="float" office:value="1062559" calcext:value-type="float">
            <text:p>1062559</text:p>
          </table:table-cell>
          <table:table-cell office:value-type="float" office:value="2299581" calcext:value-type="float">
            <text:p>2299581</text:p>
          </table:table-cell>
          <table:table-cell office:value-type="float" office:value="11036867" calcext:value-type="float">
            <text:p>11036867</text:p>
          </table:table-cell>
          <table:table-cell office:value-type="float" office:value="72247376" calcext:value-type="float">
            <text:p>72247376</text:p>
          </table:table-cell>
          <table:table-cell table:formula="of:=SUM([.B223:.L223])" office:value-type="float" office:value="72167534" calcext:value-type="float">
            <text:p>72167534</text:p>
          </table:table-cell>
          <table:table-cell table:formula="of:=1000000000/[.N223]" office:value-type="float" office:value="13.8566463972567" calcext:value-type="float">
            <text:p>13.8566463972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8482" calcext:value-type="float">
            <text:p>6108482</text:p>
          </table:table-cell>
          <table:table-cell office:value-type="float" office:value="2954274" calcext:value-type="float">
            <text:p>2954274</text:p>
          </table:table-cell>
          <table:table-cell office:value-type="float" office:value="2138271" calcext:value-type="float">
            <text:p>2138271</text:p>
          </table:table-cell>
          <table:table-cell office:value-type="float" office:value="221" calcext:value-type="float">
            <text:p>221</text:p>
          </table:table-cell>
          <table:table-cell office:value-type="float" office:value="4815365" calcext:value-type="float">
            <text:p>4815365</text:p>
          </table:table-cell>
          <table:table-cell office:value-type="float" office:value="1036164" calcext:value-type="float">
            <text:p>1036164</text:p>
          </table:table-cell>
          <table:table-cell office:value-type="float" office:value="30" calcext:value-type="float">
            <text:p>30</text:p>
          </table:table-cell>
          <table:table-cell office:value-type="float" office:value="203626" calcext:value-type="float">
            <text:p>203626</text:p>
          </table:table-cell>
          <table:table-cell office:value-type="float" office:value="586453" calcext:value-type="float">
            <text:p>586453</text:p>
          </table:table-cell>
          <table:table-cell office:value-type="float" office:value="1338080" calcext:value-type="float">
            <text:p>1338080</text:p>
          </table:table-cell>
          <table:table-cell office:value-type="float" office:value="10872113" calcext:value-type="float">
            <text:p>10872113</text:p>
          </table:table-cell>
          <table:table-cell office:value-type="float" office:value="33550890" calcext:value-type="float">
            <text:p>33550890</text:p>
          </table:table-cell>
          <table:table-cell table:formula="of:=SUM([.B224:.L224])" office:value-type="float" office:value="30053079" calcext:value-type="float">
            <text:p>30053079</text:p>
          </table:table-cell>
          <table:table-cell table:formula="of:=1000000000/[.N224]" office:value-type="float" office:value="33.2744608297872" calcext:value-type="float">
            <text:p>33.2744608297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8422" calcext:value-type="float">
            <text:p>6738422</text:p>
          </table:table-cell>
          <table:table-cell office:value-type="float" office:value="1876151" calcext:value-type="float">
            <text:p>1876151</text:p>
          </table:table-cell>
          <table:table-cell office:value-type="float" office:value="1822119" calcext:value-type="float">
            <text:p>1822119</text:p>
          </table:table-cell>
          <table:table-cell office:value-type="float" office:value="259" calcext:value-type="float">
            <text:p>259</text:p>
          </table:table-cell>
          <table:table-cell office:value-type="float" office:value="4617546" calcext:value-type="float">
            <text:p>4617546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32" calcext:value-type="float">
            <text:p>32</text:p>
          </table:table-cell>
          <table:table-cell office:value-type="float" office:value="205648" calcext:value-type="float">
            <text:p>205648</text:p>
          </table:table-cell>
          <table:table-cell office:value-type="float" office:value="606750" calcext:value-type="float">
            <text:p>606750</text:p>
          </table:table-cell>
          <table:table-cell office:value-type="float" office:value="1371864" calcext:value-type="float">
            <text:p>1371864</text:p>
          </table:table-cell>
          <table:table-cell office:value-type="float" office:value="10570662" calcext:value-type="float">
            <text:p>10570662</text:p>
          </table:table-cell>
          <table:table-cell office:value-type="float" office:value="33522258" calcext:value-type="float">
            <text:p>33522258</text:p>
          </table:table-cell>
          <table:table-cell table:formula="of:=SUM([.B225:.L225])" office:value-type="float" office:value="28845475" calcext:value-type="float">
            <text:p>28845475</text:p>
          </table:table-cell>
          <table:table-cell table:formula="of:=1000000000/[.N225]" office:value-type="float" office:value="34.6674825080884" calcext:value-type="float">
            <text:p>34.6674825080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2534" calcext:value-type="float">
            <text:p>6102534</text:p>
          </table:table-cell>
          <table:table-cell office:value-type="float" office:value="3762437" calcext:value-type="float">
            <text:p>3762437</text:p>
          </table:table-cell>
          <table:table-cell office:value-type="float" office:value="2048300" calcext:value-type="float">
            <text:p>2048300</text:p>
          </table:table-cell>
          <table:table-cell office:value-type="float" office:value="320" calcext:value-type="float">
            <text:p>320</text:p>
          </table:table-cell>
          <table:table-cell office:value-type="float" office:value="4903965" calcext:value-type="float">
            <text:p>4903965</text:p>
          </table:table-cell>
          <table:table-cell office:value-type="float" office:value="1070372" calcext:value-type="float">
            <text:p>1070372</text:p>
          </table:table-cell>
          <table:table-cell office:value-type="float" office:value="60" calcext:value-type="float">
            <text:p>60</text:p>
          </table:table-cell>
          <table:table-cell office:value-type="float" office:value="246629" calcext:value-type="float">
            <text:p>246629</text:p>
          </table:table-cell>
          <table:table-cell office:value-type="float" office:value="675115" calcext:value-type="float">
            <text:p>675115</text:p>
          </table:table-cell>
          <table:table-cell office:value-type="float" office:value="1357509" calcext:value-type="float">
            <text:p>1357509</text:p>
          </table:table-cell>
          <table:table-cell office:value-type="float" office:value="10717060" calcext:value-type="float">
            <text:p>10717060</text:p>
          </table:table-cell>
          <table:table-cell office:value-type="float" office:value="33548164" calcext:value-type="float">
            <text:p>33548164</text:p>
          </table:table-cell>
          <table:table-cell table:formula="of:=SUM([.B226:.L226])" office:value-type="float" office:value="30884301" calcext:value-type="float">
            <text:p>30884301</text:p>
          </table:table-cell>
          <table:table-cell table:formula="of:=1000000000/[.N226]" office:value-type="float" office:value="32.3789099193147" calcext:value-type="float">
            <text:p>32.3789099193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1868" calcext:value-type="float">
            <text:p>6791868</text:p>
          </table:table-cell>
          <table:table-cell office:value-type="float" office:value="1731967" calcext:value-type="float">
            <text:p>1731967</text:p>
          </table:table-cell>
          <table:table-cell office:value-type="float" office:value="1633226" calcext:value-type="float">
            <text:p>1633226</text:p>
          </table:table-cell>
          <table:table-cell office:value-type="float" office:value="288" calcext:value-type="float">
            <text:p>288</text:p>
          </table:table-cell>
          <table:table-cell office:value-type="float" office:value="5089342" calcext:value-type="float">
            <text:p>5089342</text:p>
          </table:table-cell>
          <table:table-cell office:value-type="float" office:value="909785" calcext:value-type="float">
            <text:p>909785</text:p>
          </table:table-cell>
          <table:table-cell office:value-type="float" office:value="32" calcext:value-type="float">
            <text:p>32</text:p>
          </table:table-cell>
          <table:table-cell office:value-type="float" office:value="248425" calcext:value-type="float">
            <text:p>248425</text:p>
          </table:table-cell>
          <table:table-cell office:value-type="float" office:value="635125" calcext:value-type="float">
            <text:p>635125</text:p>
          </table:table-cell>
          <table:table-cell office:value-type="float" office:value="1354994" calcext:value-type="float">
            <text:p>1354994</text:p>
          </table:table-cell>
          <table:table-cell office:value-type="float" office:value="10815717" calcext:value-type="float">
            <text:p>10815717</text:p>
          </table:table-cell>
          <table:table-cell office:value-type="float" office:value="33549236" calcext:value-type="float">
            <text:p>33549236</text:p>
          </table:table-cell>
          <table:table-cell table:formula="of:=SUM([.B227:.L227])" office:value-type="float" office:value="29210769" calcext:value-type="float">
            <text:p>29210769</text:p>
          </table:table-cell>
          <table:table-cell table:formula="of:=1000000000/[.N227]" office:value-type="float" office:value="34.2339498148782" calcext:value-type="float">
            <text:p>34.23394981487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85086" calcext:value-type="float">
            <text:p>6885086</text:p>
          </table:table-cell>
          <table:table-cell office:value-type="float" office:value="1985266" calcext:value-type="float">
            <text:p>1985266</text:p>
          </table:table-cell>
          <table:table-cell office:value-type="float" office:value="2239006" calcext:value-type="float">
            <text:p>2239006</text:p>
          </table:table-cell>
          <table:table-cell office:value-type="float" office:value="213" calcext:value-type="float">
            <text:p>213</text:p>
          </table:table-cell>
          <table:table-cell office:value-type="float" office:value="6028040" calcext:value-type="float">
            <text:p>6028040</text:p>
          </table:table-cell>
          <table:table-cell office:value-type="float" office:value="1052082" calcext:value-type="float">
            <text:p>1052082</text:p>
          </table:table-cell>
          <table:table-cell office:value-type="float" office:value="30" calcext:value-type="float">
            <text:p>30</text:p>
          </table:table-cell>
          <table:table-cell office:value-type="float" office:value="214911" calcext:value-type="float">
            <text:p>214911</text:p>
          </table:table-cell>
          <table:table-cell office:value-type="float" office:value="604990" calcext:value-type="float">
            <text:p>604990</text:p>
          </table:table-cell>
          <table:table-cell office:value-type="float" office:value="1339263" calcext:value-type="float">
            <text:p>1339263</text:p>
          </table:table-cell>
          <table:table-cell office:value-type="float" office:value="10911322" calcext:value-type="float">
            <text:p>10911322</text:p>
          </table:table-cell>
          <table:table-cell office:value-type="float" office:value="33535729" calcext:value-type="float">
            <text:p>33535729</text:p>
          </table:table-cell>
          <table:table-cell table:formula="of:=SUM([.B228:.L228])" office:value-type="float" office:value="31260209" calcext:value-type="float">
            <text:p>31260209</text:p>
          </table:table-cell>
          <table:table-cell table:formula="of:=1000000000/[.N228]" office:value-type="float" office:value="31.9895493980862" calcext:value-type="float">
            <text:p>31.9895493980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0148" calcext:value-type="float">
            <text:p>3830148</text:p>
          </table:table-cell>
          <table:table-cell office:value-type="float" office:value="1722596" calcext:value-type="float">
            <text:p>1722596</text:p>
          </table:table-cell>
          <table:table-cell office:value-type="float" office:value="3096951" calcext:value-type="float">
            <text:p>3096951</text:p>
          </table:table-cell>
          <table:table-cell office:value-type="float" office:value="193" calcext:value-type="float">
            <text:p>193</text:p>
          </table:table-cell>
          <table:table-cell office:value-type="float" office:value="7158983" calcext:value-type="float">
            <text:p>7158983</text:p>
          </table:table-cell>
          <table:table-cell office:value-type="float" office:value="1102801" calcext:value-type="float">
            <text:p>1102801</text:p>
          </table:table-cell>
          <table:table-cell office:value-type="float" office:value="30" calcext:value-type="float">
            <text:p>30</text:p>
          </table:table-cell>
          <table:table-cell office:value-type="float" office:value="213524" calcext:value-type="float">
            <text:p>213524</text:p>
          </table:table-cell>
          <table:table-cell office:value-type="float" office:value="553486" calcext:value-type="float">
            <text:p>553486</text:p>
          </table:table-cell>
          <table:table-cell office:value-type="float" office:value="1330779" calcext:value-type="float">
            <text:p>1330779</text:p>
          </table:table-cell>
          <table:table-cell office:value-type="float" office:value="10779962" calcext:value-type="float">
            <text:p>10779962</text:p>
          </table:table-cell>
          <table:table-cell office:value-type="float" office:value="33484000" calcext:value-type="float">
            <text:p>33484000</text:p>
          </table:table-cell>
          <table:table-cell table:formula="of:=SUM([.B229:.L229])" office:value-type="float" office:value="29789453" calcext:value-type="float">
            <text:p>29789453</text:p>
          </table:table-cell>
          <table:table-cell table:formula="of:=1000000000/[.N229]" office:value-type="float" office:value="33.5689279021001" calcext:value-type="float">
            <text:p>33.5689279021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9956" calcext:value-type="float">
            <text:p>5289956</text:p>
          </table:table-cell>
          <table:table-cell office:value-type="float" office:value="1849559" calcext:value-type="float">
            <text:p>1849559</text:p>
          </table:table-cell>
          <table:table-cell office:value-type="float" office:value="2019407" calcext:value-type="float">
            <text:p>2019407</text:p>
          </table:table-cell>
          <table:table-cell office:value-type="float" office:value="192" calcext:value-type="float">
            <text:p>192</text:p>
          </table:table-cell>
          <table:table-cell office:value-type="float" office:value="5332659" calcext:value-type="float">
            <text:p>5332659</text:p>
          </table:table-cell>
          <table:table-cell office:value-type="float" office:value="1058850" calcext:value-type="float">
            <text:p>1058850</text:p>
          </table:table-cell>
          <table:table-cell office:value-type="float" office:value="31" calcext:value-type="float">
            <text:p>31</text:p>
          </table:table-cell>
          <table:table-cell office:value-type="float" office:value="213950" calcext:value-type="float">
            <text:p>213950</text:p>
          </table:table-cell>
          <table:table-cell office:value-type="float" office:value="584772" calcext:value-type="float">
            <text:p>584772</text:p>
          </table:table-cell>
          <table:table-cell office:value-type="float" office:value="1398475" calcext:value-type="float">
            <text:p>1398475</text:p>
          </table:table-cell>
          <table:table-cell office:value-type="float" office:value="10545231" calcext:value-type="float">
            <text:p>10545231</text:p>
          </table:table-cell>
          <table:table-cell office:value-type="float" office:value="33543182" calcext:value-type="float">
            <text:p>33543182</text:p>
          </table:table-cell>
          <table:table-cell table:formula="of:=SUM([.B230:.L230])" office:value-type="float" office:value="28293082" calcext:value-type="float">
            <text:p>28293082</text:p>
          </table:table-cell>
          <table:table-cell table:formula="of:=1000000000/[.N230]" office:value-type="float" office:value="35.3443290483518" calcext:value-type="float">
            <text:p>35.3443290483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3320" calcext:value-type="float">
            <text:p>7103320</text:p>
          </table:table-cell>
          <table:table-cell office:value-type="float" office:value="2038264" calcext:value-type="float">
            <text:p>2038264</text:p>
          </table:table-cell>
          <table:table-cell office:value-type="float" office:value="2216043" calcext:value-type="float">
            <text:p>2216043</text:p>
          </table:table-cell>
          <table:table-cell office:value-type="float" office:value="193" calcext:value-type="float">
            <text:p>193</text:p>
          </table:table-cell>
          <table:table-cell office:value-type="float" office:value="5287924" calcext:value-type="float">
            <text:p>5287924</text:p>
          </table:table-cell>
          <table:table-cell office:value-type="float" office:value="1017068" calcext:value-type="float">
            <text:p>1017068</text:p>
          </table:table-cell>
          <table:table-cell office:value-type="float" office:value="30" calcext:value-type="float">
            <text:p>30</text:p>
          </table:table-cell>
          <table:table-cell office:value-type="float" office:value="206860" calcext:value-type="float">
            <text:p>206860</text:p>
          </table:table-cell>
          <table:table-cell office:value-type="float" office:value="551172" calcext:value-type="float">
            <text:p>551172</text:p>
          </table:table-cell>
          <table:table-cell office:value-type="float" office:value="1340970" calcext:value-type="float">
            <text:p>1340970</text:p>
          </table:table-cell>
          <table:table-cell office:value-type="float" office:value="10659660" calcext:value-type="float">
            <text:p>10659660</text:p>
          </table:table-cell>
          <table:table-cell office:value-type="float" office:value="33490382" calcext:value-type="float">
            <text:p>33490382</text:p>
          </table:table-cell>
          <table:table-cell table:formula="of:=SUM([.B231:.L231])" office:value-type="float" office:value="30421504" calcext:value-type="float">
            <text:p>30421504</text:p>
          </table:table-cell>
          <table:table-cell table:formula="of:=1000000000/[.N231]" office:value-type="float" office:value="32.8714845919518" calcext:value-type="float">
            <text:p>32.87148459195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9880" calcext:value-type="float">
            <text:p>4639880</text:p>
          </table:table-cell>
          <table:table-cell office:value-type="float" office:value="2144258" calcext:value-type="float">
            <text:p>2144258</text:p>
          </table:table-cell>
          <table:table-cell office:value-type="float" office:value="2980442" calcext:value-type="float">
            <text:p>2980442</text:p>
          </table:table-cell>
          <table:table-cell office:value-type="float" office:value="286" calcext:value-type="float">
            <text:p>286</text:p>
          </table:table-cell>
          <table:table-cell office:value-type="float" office:value="6772129" calcext:value-type="float">
            <text:p>6772129</text:p>
          </table:table-cell>
          <table:table-cell office:value-type="float" office:value="1016663" calcext:value-type="float">
            <text:p>1016663</text:p>
          </table:table-cell>
          <table:table-cell office:value-type="float" office:value="32" calcext:value-type="float">
            <text:p>32</text:p>
          </table:table-cell>
          <table:table-cell office:value-type="float" office:value="222224" calcext:value-type="float">
            <text:p>222224</text:p>
          </table:table-cell>
          <table:table-cell office:value-type="float" office:value="562748" calcext:value-type="float">
            <text:p>562748</text:p>
          </table:table-cell>
          <table:table-cell office:value-type="float" office:value="1397855" calcext:value-type="float">
            <text:p>1397855</text:p>
          </table:table-cell>
          <table:table-cell office:value-type="float" office:value="10426587" calcext:value-type="float">
            <text:p>10426587</text:p>
          </table:table-cell>
          <table:table-cell office:value-type="float" office:value="33492733" calcext:value-type="float">
            <text:p>33492733</text:p>
          </table:table-cell>
          <table:table-cell table:formula="of:=SUM([.B232:.L232])" office:value-type="float" office:value="30163104" calcext:value-type="float">
            <text:p>30163104</text:p>
          </table:table-cell>
          <table:table-cell table:formula="of:=1000000000/[.N232]" office:value-type="float" office:value="33.1530866319328" calcext:value-type="float">
            <text:p>33.1530866319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21380" calcext:value-type="float">
            <text:p>4621380</text:p>
          </table:table-cell>
          <table:table-cell office:value-type="float" office:value="1758601" calcext:value-type="float">
            <text:p>1758601</text:p>
          </table:table-cell>
          <table:table-cell office:value-type="float" office:value="2710637" calcext:value-type="float">
            <text:p>2710637</text:p>
          </table:table-cell>
          <table:table-cell office:value-type="float" office:value="192" calcext:value-type="float">
            <text:p>192</text:p>
          </table:table-cell>
          <table:table-cell office:value-type="float" office:value="6716795" calcext:value-type="float">
            <text:p>6716795</text:p>
          </table:table-cell>
          <table:table-cell office:value-type="float" office:value="1260742" calcext:value-type="float">
            <text:p>1260742</text:p>
          </table:table-cell>
          <table:table-cell office:value-type="float" office:value="56" calcext:value-type="float">
            <text:p>56</text:p>
          </table:table-cell>
          <table:table-cell office:value-type="float" office:value="300902" calcext:value-type="float">
            <text:p>300902</text:p>
          </table:table-cell>
          <table:table-cell office:value-type="float" office:value="811962" calcext:value-type="float">
            <text:p>811962</text:p>
          </table:table-cell>
          <table:table-cell office:value-type="float" office:value="1340328" calcext:value-type="float">
            <text:p>1340328</text:p>
          </table:table-cell>
          <table:table-cell office:value-type="float" office:value="10458480" calcext:value-type="float">
            <text:p>10458480</text:p>
          </table:table-cell>
          <table:table-cell office:value-type="float" office:value="33505709" calcext:value-type="float">
            <text:p>33505709</text:p>
          </table:table-cell>
          <table:table-cell table:formula="of:=SUM([.B233:.L233])" office:value-type="float" office:value="29980075" calcext:value-type="float">
            <text:p>29980075</text:p>
          </table:table-cell>
          <table:table-cell table:formula="of:=1000000000/[.N233]" office:value-type="float" office:value="33.3554869359066" calcext:value-type="float">
            <text:p>33.3554869359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6410" calcext:value-type="float">
            <text:p>5406410</text:p>
          </table:table-cell>
          <table:table-cell office:value-type="float" office:value="3313437" calcext:value-type="float">
            <text:p>3313437</text:p>
          </table:table-cell>
          <table:table-cell office:value-type="float" office:value="1461490" calcext:value-type="float">
            <text:p>1461490</text:p>
          </table:table-cell>
          <table:table-cell office:value-type="float" office:value="251" calcext:value-type="float">
            <text:p>251</text:p>
          </table:table-cell>
          <table:table-cell office:value-type="float" office:value="5232029" calcext:value-type="float">
            <text:p>5232029</text:p>
          </table:table-cell>
          <table:table-cell office:value-type="float" office:value="1160345" calcext:value-type="float">
            <text:p>1160345</text:p>
          </table:table-cell>
          <table:table-cell office:value-type="float" office:value="59" calcext:value-type="float">
            <text:p>59</text:p>
          </table:table-cell>
          <table:table-cell office:value-type="float" office:value="337782" calcext:value-type="float">
            <text:p>337782</text:p>
          </table:table-cell>
          <table:table-cell office:value-type="float" office:value="688087" calcext:value-type="float">
            <text:p>688087</text:p>
          </table:table-cell>
          <table:table-cell office:value-type="float" office:value="1553229" calcext:value-type="float">
            <text:p>1553229</text:p>
          </table:table-cell>
          <table:table-cell office:value-type="float" office:value="10863268" calcext:value-type="float">
            <text:p>10863268</text:p>
          </table:table-cell>
          <table:table-cell office:value-type="float" office:value="33488146" calcext:value-type="float">
            <text:p>33488146</text:p>
          </table:table-cell>
          <table:table-cell table:formula="of:=SUM([.B234:.L234])" office:value-type="float" office:value="30016387" calcext:value-type="float">
            <text:p>30016387</text:p>
          </table:table-cell>
          <table:table-cell table:formula="of:=1000000000/[.N234]" office:value-type="float" office:value="33.315135495821" calcext:value-type="float">
            <text:p>33.315135495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9706" calcext:value-type="float">
            <text:p>5359706</text:p>
          </table:table-cell>
          <table:table-cell office:value-type="float" office:value="3278256" calcext:value-type="float">
            <text:p>3278256</text:p>
          </table:table-cell>
          <table:table-cell office:value-type="float" office:value="1983001" calcext:value-type="float">
            <text:p>1983001</text:p>
          </table:table-cell>
          <table:table-cell office:value-type="float" office:value="204" calcext:value-type="float">
            <text:p>204</text:p>
          </table:table-cell>
          <table:table-cell office:value-type="float" office:value="4773106" calcext:value-type="float">
            <text:p>4773106</text:p>
          </table:table-cell>
          <table:table-cell office:value-type="float" office:value="1069535" calcext:value-type="float">
            <text:p>1069535</text:p>
          </table:table-cell>
          <table:table-cell office:value-type="float" office:value="32" calcext:value-type="float">
            <text:p>32</text:p>
          </table:table-cell>
          <table:table-cell office:value-type="float" office:value="217489" calcext:value-type="float">
            <text:p>217489</text:p>
          </table:table-cell>
          <table:table-cell office:value-type="float" office:value="577934" calcext:value-type="float">
            <text:p>577934</text:p>
          </table:table-cell>
          <table:table-cell office:value-type="float" office:value="1401488" calcext:value-type="float">
            <text:p>1401488</text:p>
          </table:table-cell>
          <table:table-cell office:value-type="float" office:value="10733019" calcext:value-type="float">
            <text:p>10733019</text:p>
          </table:table-cell>
          <table:table-cell office:value-type="float" office:value="33532532" calcext:value-type="float">
            <text:p>33532532</text:p>
          </table:table-cell>
          <table:table-cell table:formula="of:=SUM([.B235:.L235])" office:value-type="float" office:value="29393770" calcext:value-type="float">
            <text:p>29393770</text:p>
          </table:table-cell>
          <table:table-cell table:formula="of:=1000000000/[.N235]" office:value-type="float" office:value="34.0208146147976" calcext:value-type="float">
            <text:p>34.0208146147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1826" calcext:value-type="float">
            <text:p>5381826</text:p>
          </table:table-cell>
          <table:table-cell office:value-type="float" office:value="3495729" calcext:value-type="float">
            <text:p>3495729</text:p>
          </table:table-cell>
          <table:table-cell office:value-type="float" office:value="2057285" calcext:value-type="float">
            <text:p>2057285</text:p>
          </table:table-cell>
          <table:table-cell office:value-type="float" office:value="190" calcext:value-type="float">
            <text:p>190</text:p>
          </table:table-cell>
          <table:table-cell office:value-type="float" office:value="5424021" calcext:value-type="float">
            <text:p>5424021</text:p>
          </table:table-cell>
          <table:table-cell office:value-type="float" office:value="1036818" calcext:value-type="float">
            <text:p>1036818</text:p>
          </table:table-cell>
          <table:table-cell office:value-type="float" office:value="30" calcext:value-type="float">
            <text:p>30</text:p>
          </table:table-cell>
          <table:table-cell office:value-type="float" office:value="209878" calcext:value-type="float">
            <text:p>209878</text:p>
          </table:table-cell>
          <table:table-cell office:value-type="float" office:value="570684" calcext:value-type="float">
            <text:p>570684</text:p>
          </table:table-cell>
          <table:table-cell office:value-type="float" office:value="1343486" calcext:value-type="float">
            <text:p>1343486</text:p>
          </table:table-cell>
          <table:table-cell office:value-type="float" office:value="10665136" calcext:value-type="float">
            <text:p>10665136</text:p>
          </table:table-cell>
          <table:table-cell office:value-type="float" office:value="33473012" calcext:value-type="float">
            <text:p>33473012</text:p>
          </table:table-cell>
          <table:table-cell table:formula="of:=SUM([.B236:.L236])" office:value-type="float" office:value="30185083" calcext:value-type="float">
            <text:p>30185083</text:p>
          </table:table-cell>
          <table:table-cell table:formula="of:=1000000000/[.N236]" office:value-type="float" office:value="33.1289465064582" calcext:value-type="float">
            <text:p>33.1289465064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0347" calcext:value-type="float">
            <text:p>4020347</text:p>
          </table:table-cell>
          <table:table-cell office:value-type="float" office:value="1673363" calcext:value-type="float">
            <text:p>1673363</text:p>
          </table:table-cell>
          <table:table-cell office:value-type="float" office:value="2672063" calcext:value-type="float">
            <text:p>2672063</text:p>
          </table:table-cell>
          <table:table-cell office:value-type="float" office:value="175" calcext:value-type="float">
            <text:p>175</text:p>
          </table:table-cell>
          <table:table-cell office:value-type="float" office:value="6157529" calcext:value-type="float">
            <text:p>6157529</text:p>
          </table:table-cell>
          <table:table-cell office:value-type="float" office:value="1308582" calcext:value-type="float">
            <text:p>1308582</text:p>
          </table:table-cell>
          <table:table-cell office:value-type="float" office:value="41" calcext:value-type="float">
            <text:p>41</text:p>
          </table:table-cell>
          <table:table-cell office:value-type="float" office:value="258051" calcext:value-type="float">
            <text:p>258051</text:p>
          </table:table-cell>
          <table:table-cell office:value-type="float" office:value="758789" calcext:value-type="float">
            <text:p>758789</text:p>
          </table:table-cell>
          <table:table-cell office:value-type="float" office:value="1733408" calcext:value-type="float">
            <text:p>1733408</text:p>
          </table:table-cell>
          <table:table-cell office:value-type="float" office:value="10287015" calcext:value-type="float">
            <text:p>10287015</text:p>
          </table:table-cell>
          <table:table-cell office:value-type="float" office:value="33480865" calcext:value-type="float">
            <text:p>33480865</text:p>
          </table:table-cell>
          <table:table-cell table:formula="of:=SUM([.B237:.L237])" office:value-type="float" office:value="28869363" calcext:value-type="float">
            <text:p>28869363</text:p>
          </table:table-cell>
          <table:table-cell table:formula="of:=1000000000/[.N237]" office:value-type="float" office:value="34.638796844946" calcext:value-type="float">
            <text:p>34.638796844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7865" calcext:value-type="float">
            <text:p>6467865</text:p>
          </table:table-cell>
          <table:table-cell office:value-type="float" office:value="3526851" calcext:value-type="float">
            <text:p>3526851</text:p>
          </table:table-cell>
          <table:table-cell office:value-type="float" office:value="1483225" calcext:value-type="float">
            <text:p>1483225</text:p>
          </table:table-cell>
          <table:table-cell office:value-type="float" office:value="186" calcext:value-type="float">
            <text:p>186</text:p>
          </table:table-cell>
          <table:table-cell office:value-type="float" office:value="4957828" calcext:value-type="float">
            <text:p>4957828</text:p>
          </table:table-cell>
          <table:table-cell office:value-type="float" office:value="1101408" calcext:value-type="float">
            <text:p>1101408</text:p>
          </table:table-cell>
          <table:table-cell office:value-type="float" office:value="33" calcext:value-type="float">
            <text:p>33</text:p>
          </table:table-cell>
          <table:table-cell office:value-type="float" office:value="223191" calcext:value-type="float">
            <text:p>223191</text:p>
          </table:table-cell>
          <table:table-cell office:value-type="float" office:value="832129" calcext:value-type="float">
            <text:p>832129</text:p>
          </table:table-cell>
          <table:table-cell office:value-type="float" office:value="1837113" calcext:value-type="float">
            <text:p>1837113</text:p>
          </table:table-cell>
          <table:table-cell office:value-type="float" office:value="10904679" calcext:value-type="float">
            <text:p>10904679</text:p>
          </table:table-cell>
          <table:table-cell office:value-type="float" office:value="33490197" calcext:value-type="float">
            <text:p>33490197</text:p>
          </table:table-cell>
          <table:table-cell table:formula="of:=SUM([.B238:.L238])" office:value-type="float" office:value="31334508" calcext:value-type="float">
            <text:p>31334508</text:p>
          </table:table-cell>
          <table:table-cell table:formula="of:=1000000000/[.N238]" office:value-type="float" office:value="31.913697192884" calcext:value-type="float">
            <text:p>31.913697192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4516" calcext:value-type="float">
            <text:p>6524516</text:p>
          </table:table-cell>
          <table:table-cell office:value-type="float" office:value="3011861" calcext:value-type="float">
            <text:p>3011861</text:p>
          </table:table-cell>
          <table:table-cell office:value-type="float" office:value="1339836" calcext:value-type="float">
            <text:p>1339836</text:p>
          </table:table-cell>
          <table:table-cell office:value-type="float" office:value="172" calcext:value-type="float">
            <text:p>172</text:p>
          </table:table-cell>
          <table:table-cell office:value-type="float" office:value="4927598" calcext:value-type="float">
            <text:p>4927598</text:p>
          </table:table-cell>
          <table:table-cell office:value-type="float" office:value="1198392" calcext:value-type="float">
            <text:p>1198392</text:p>
          </table:table-cell>
          <table:table-cell office:value-type="float" office:value="57" calcext:value-type="float">
            <text:p>57</text:p>
          </table:table-cell>
          <table:table-cell office:value-type="float" office:value="338364" calcext:value-type="float">
            <text:p>338364</text:p>
          </table:table-cell>
          <table:table-cell office:value-type="float" office:value="672770" calcext:value-type="float">
            <text:p>672770</text:p>
          </table:table-cell>
          <table:table-cell office:value-type="float" office:value="1486084" calcext:value-type="float">
            <text:p>1486084</text:p>
          </table:table-cell>
          <table:table-cell office:value-type="float" office:value="10648203" calcext:value-type="float">
            <text:p>10648203</text:p>
          </table:table-cell>
          <table:table-cell office:value-type="float" office:value="33486718" calcext:value-type="float">
            <text:p>33486718</text:p>
          </table:table-cell>
          <table:table-cell table:formula="of:=SUM([.B239:.L239])" office:value-type="float" office:value="30147853" calcext:value-type="float">
            <text:p>30147853</text:p>
          </table:table-cell>
          <table:table-cell table:formula="of:=1000000000/[.N239]" office:value-type="float" office:value="33.1698578999971" calcext:value-type="float">
            <text:p>33.1698578999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5819" calcext:value-type="float">
            <text:p>6325819</text:p>
          </table:table-cell>
          <table:table-cell office:value-type="float" office:value="2165494" calcext:value-type="float">
            <text:p>2165494</text:p>
          </table:table-cell>
          <table:table-cell office:value-type="float" office:value="1973434" calcext:value-type="float">
            <text:p>1973434</text:p>
          </table:table-cell>
          <table:table-cell office:value-type="float" office:value="213" calcext:value-type="float">
            <text:p>213</text:p>
          </table:table-cell>
          <table:table-cell office:value-type="float" office:value="5222679" calcext:value-type="float">
            <text:p>5222679</text:p>
          </table:table-cell>
          <table:table-cell office:value-type="float" office:value="1083917" calcext:value-type="float">
            <text:p>1083917</text:p>
          </table:table-cell>
          <table:table-cell office:value-type="float" office:value="32" calcext:value-type="float">
            <text:p>32</text:p>
          </table:table-cell>
          <table:table-cell office:value-type="float" office:value="222420" calcext:value-type="float">
            <text:p>222420</text:p>
          </table:table-cell>
          <table:table-cell office:value-type="float" office:value="577946" calcext:value-type="float">
            <text:p>577946</text:p>
          </table:table-cell>
          <table:table-cell office:value-type="float" office:value="1396055" calcext:value-type="float">
            <text:p>1396055</text:p>
          </table:table-cell>
          <table:table-cell office:value-type="float" office:value="10799522" calcext:value-type="float">
            <text:p>10799522</text:p>
          </table:table-cell>
          <table:table-cell office:value-type="float" office:value="33559581" calcext:value-type="float">
            <text:p>33559581</text:p>
          </table:table-cell>
          <table:table-cell table:formula="of:=SUM([.B240:.L240])" office:value-type="float" office:value="29767531" calcext:value-type="float">
            <text:p>29767531</text:p>
          </table:table-cell>
          <table:table-cell table:formula="of:=1000000000/[.N240]" office:value-type="float" office:value="33.5936494027671" calcext:value-type="float">
            <text:p>33.59364940276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1679" calcext:value-type="float">
            <text:p>6551679</text:p>
          </table:table-cell>
          <table:table-cell office:value-type="float" office:value="2599385" calcext:value-type="float">
            <text:p>2599385</text:p>
          </table:table-cell>
          <table:table-cell office:value-type="float" office:value="2295775" calcext:value-type="float">
            <text:p>2295775</text:p>
          </table:table-cell>
          <table:table-cell office:value-type="float" office:value="198" calcext:value-type="float">
            <text:p>198</text:p>
          </table:table-cell>
          <table:table-cell office:value-type="float" office:value="5732309" calcext:value-type="float">
            <text:p>5732309</text:p>
          </table:table-cell>
          <table:table-cell office:value-type="float" office:value="984732" calcext:value-type="float">
            <text:p>984732</text:p>
          </table:table-cell>
          <table:table-cell office:value-type="float" office:value="30" calcext:value-type="float">
            <text:p>30</text:p>
          </table:table-cell>
          <table:table-cell office:value-type="float" office:value="211257" calcext:value-type="float">
            <text:p>211257</text:p>
          </table:table-cell>
          <table:table-cell office:value-type="float" office:value="564359" calcext:value-type="float">
            <text:p>564359</text:p>
          </table:table-cell>
          <table:table-cell office:value-type="float" office:value="1380423" calcext:value-type="float">
            <text:p>1380423</text:p>
          </table:table-cell>
          <table:table-cell office:value-type="float" office:value="10883904" calcext:value-type="float">
            <text:p>10883904</text:p>
          </table:table-cell>
          <table:table-cell office:value-type="float" office:value="33519172" calcext:value-type="float">
            <text:p>33519172</text:p>
          </table:table-cell>
          <table:table-cell table:formula="of:=SUM([.B241:.L241])" office:value-type="float" office:value="31204051" calcext:value-type="float">
            <text:p>31204051</text:p>
          </table:table-cell>
          <table:table-cell table:formula="of:=1000000000/[.N241]" office:value-type="float" office:value="32.0471210613007" calcext:value-type="float">
            <text:p>32.0471210613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0135" calcext:value-type="float">
            <text:p>10190135</text:p>
          </table:table-cell>
          <table:table-cell office:value-type="float" office:value="1611363" calcext:value-type="float">
            <text:p>1611363</text:p>
          </table:table-cell>
          <table:table-cell office:value-type="float" office:value="1895823" calcext:value-type="float">
            <text:p>1895823</text:p>
          </table:table-cell>
          <table:table-cell office:value-type="float" office:value="202" calcext:value-type="float">
            <text:p>202</text:p>
          </table:table-cell>
          <table:table-cell office:value-type="float" office:value="6837075" calcext:value-type="float">
            <text:p>6837075</text:p>
          </table:table-cell>
          <table:table-cell office:value-type="float" office:value="1049337" calcext:value-type="float">
            <text:p>1049337</text:p>
          </table:table-cell>
          <table:table-cell office:value-type="float" office:value="30" calcext:value-type="float">
            <text:p>30</text:p>
          </table:table-cell>
          <table:table-cell office:value-type="float" office:value="211071" calcext:value-type="float">
            <text:p>211071</text:p>
          </table:table-cell>
          <table:table-cell office:value-type="float" office:value="536642" calcext:value-type="float">
            <text:p>536642</text:p>
          </table:table-cell>
          <table:table-cell office:value-type="float" office:value="1537151" calcext:value-type="float">
            <text:p>1537151</text:p>
          </table:table-cell>
          <table:table-cell office:value-type="float" office:value="10751297" calcext:value-type="float">
            <text:p>10751297</text:p>
          </table:table-cell>
          <table:table-cell office:value-type="float" office:value="34688666" calcext:value-type="float">
            <text:p>34688666</text:p>
          </table:table-cell>
          <table:table-cell table:formula="of:=SUM([.B242:.L242])" office:value-type="float" office:value="34620126" calcext:value-type="float">
            <text:p>34620126</text:p>
          </table:table-cell>
          <table:table-cell table:formula="of:=1000000000/[.N242]" office:value-type="float" office:value="28.8849324234117" calcext:value-type="float">
            <text:p>28.8849324234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04820" calcext:value-type="float">
            <text:p>15404820</text:p>
          </table:table-cell>
          <table:table-cell office:value-type="float" office:value="1857683" calcext:value-type="float">
            <text:p>1857683</text:p>
          </table:table-cell>
          <table:table-cell office:value-type="float" office:value="1535839" calcext:value-type="float">
            <text:p>1535839</text:p>
          </table:table-cell>
          <table:table-cell office:value-type="float" office:value="167" calcext:value-type="float">
            <text:p>167</text:p>
          </table:table-cell>
          <table:table-cell office:value-type="float" office:value="5580609" calcext:value-type="float">
            <text:p>5580609</text:p>
          </table:table-cell>
          <table:table-cell office:value-type="float" office:value="1142770" calcext:value-type="float">
            <text:p>1142770</text:p>
          </table:table-cell>
          <table:table-cell office:value-type="float" office:value="35" calcext:value-type="float">
            <text:p>35</text:p>
          </table:table-cell>
          <table:table-cell office:value-type="float" office:value="294882" calcext:value-type="float">
            <text:p>294882</text:p>
          </table:table-cell>
          <table:table-cell office:value-type="float" office:value="644185" calcext:value-type="float">
            <text:p>644185</text:p>
          </table:table-cell>
          <table:table-cell office:value-type="float" office:value="1541845" calcext:value-type="float">
            <text:p>1541845</text:p>
          </table:table-cell>
          <table:table-cell office:value-type="float" office:value="10757246" calcext:value-type="float">
            <text:p>10757246</text:p>
          </table:table-cell>
          <table:table-cell office:value-type="float" office:value="38843598" calcext:value-type="float">
            <text:p>38843598</text:p>
          </table:table-cell>
          <table:table-cell table:formula="of:=SUM([.B243:.L243])" office:value-type="float" office:value="38760081" calcext:value-type="float">
            <text:p>38760081</text:p>
          </table:table-cell>
          <table:table-cell table:formula="of:=1000000000/[.N243]" office:value-type="float" office:value="25.7997396857865" calcext:value-type="float">
            <text:p>25.7997396857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85958" calcext:value-type="float">
            <text:p>16485958</text:p>
          </table:table-cell>
          <table:table-cell office:value-type="float" office:value="1617981" calcext:value-type="float">
            <text:p>1617981</text:p>
          </table:table-cell>
          <table:table-cell office:value-type="float" office:value="1900341" calcext:value-type="float">
            <text:p>1900341</text:p>
          </table:table-cell>
          <table:table-cell office:value-type="float" office:value="189" calcext:value-type="float">
            <text:p>189</text:p>
          </table:table-cell>
          <table:table-cell office:value-type="float" office:value="7263685" calcext:value-type="float">
            <text:p>7263685</text:p>
          </table:table-cell>
          <table:table-cell office:value-type="float" office:value="1040972" calcext:value-type="float">
            <text:p>1040972</text:p>
          </table:table-cell>
          <table:table-cell office:value-type="float" office:value="30" calcext:value-type="float">
            <text:p>30</text:p>
          </table:table-cell>
          <table:table-cell office:value-type="float" office:value="215559" calcext:value-type="float">
            <text:p>215559</text:p>
          </table:table-cell>
          <table:table-cell office:value-type="float" office:value="576919" calcext:value-type="float">
            <text:p>576919</text:p>
          </table:table-cell>
          <table:table-cell office:value-type="float" office:value="1349443" calcext:value-type="float">
            <text:p>1349443</text:p>
          </table:table-cell>
          <table:table-cell office:value-type="float" office:value="11116007" calcext:value-type="float">
            <text:p>11116007</text:p>
          </table:table-cell>
          <table:table-cell office:value-type="float" office:value="41641796" calcext:value-type="float">
            <text:p>41641796</text:p>
          </table:table-cell>
          <table:table-cell table:formula="of:=SUM([.B244:.L244])" office:value-type="float" office:value="41567084" calcext:value-type="float">
            <text:p>41567084</text:p>
          </table:table-cell>
          <table:table-cell table:formula="of:=1000000000/[.N244]" office:value-type="float" office:value="24.0574970329889" calcext:value-type="float">
            <text:p>24.0574970329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56789" calcext:value-type="float">
            <text:p>16056789</text:p>
          </table:table-cell>
          <table:table-cell office:value-type="float" office:value="3148064" calcext:value-type="float">
            <text:p>3148064</text:p>
          </table:table-cell>
          <table:table-cell office:value-type="float" office:value="1937540" calcext:value-type="float">
            <text:p>1937540</text:p>
          </table:table-cell>
          <table:table-cell office:value-type="float" office:value="155" calcext:value-type="float">
            <text:p>155</text:p>
          </table:table-cell>
          <table:table-cell office:value-type="float" office:value="4596796" calcext:value-type="float">
            <text:p>4596796</text:p>
          </table:table-cell>
          <table:table-cell office:value-type="float" office:value="1089685" calcext:value-type="float">
            <text:p>1089685</text:p>
          </table:table-cell>
          <table:table-cell office:value-type="float" office:value="32" calcext:value-type="float">
            <text:p>32</text:p>
          </table:table-cell>
          <table:table-cell office:value-type="float" office:value="216767" calcext:value-type="float">
            <text:p>216767</text:p>
          </table:table-cell>
          <table:table-cell office:value-type="float" office:value="643310" calcext:value-type="float">
            <text:p>643310</text:p>
          </table:table-cell>
          <table:table-cell office:value-type="float" office:value="1411142" calcext:value-type="float">
            <text:p>1411142</text:p>
          </table:table-cell>
          <table:table-cell office:value-type="float" office:value="10541697" calcext:value-type="float">
            <text:p>10541697</text:p>
          </table:table-cell>
          <table:table-cell office:value-type="float" office:value="39715087" calcext:value-type="float">
            <text:p>39715087</text:p>
          </table:table-cell>
          <table:table-cell table:formula="of:=SUM([.B245:.L245])" office:value-type="float" office:value="39641977" calcext:value-type="float">
            <text:p>39641977</text:p>
          </table:table-cell>
          <table:table-cell table:formula="of:=1000000000/[.N245]" office:value-type="float" office:value="25.2257852831104" calcext:value-type="float">
            <text:p>25.2257852831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61980" calcext:value-type="float">
            <text:p>15761980</text:p>
          </table:table-cell>
          <table:table-cell office:value-type="float" office:value="1851627" calcext:value-type="float">
            <text:p>1851627</text:p>
          </table:table-cell>
          <table:table-cell office:value-type="float" office:value="2261508" calcext:value-type="float">
            <text:p>2261508</text:p>
          </table:table-cell>
          <table:table-cell office:value-type="float" office:value="402" calcext:value-type="float">
            <text:p>402</text:p>
          </table:table-cell>
          <table:table-cell office:value-type="float" office:value="5791850" calcext:value-type="float">
            <text:p>5791850</text:p>
          </table:table-cell>
          <table:table-cell office:value-type="float" office:value="1288253" calcext:value-type="float">
            <text:p>1288253</text:p>
          </table:table-cell>
          <table:table-cell office:value-type="float" office:value="38" calcext:value-type="float">
            <text:p>38</text:p>
          </table:table-cell>
          <table:table-cell office:value-type="float" office:value="250378" calcext:value-type="float">
            <text:p>250378</text:p>
          </table:table-cell>
          <table:table-cell office:value-type="float" office:value="710977" calcext:value-type="float">
            <text:p>710977</text:p>
          </table:table-cell>
          <table:table-cell office:value-type="float" office:value="1687788" calcext:value-type="float">
            <text:p>1687788</text:p>
          </table:table-cell>
          <table:table-cell office:value-type="float" office:value="10842986" calcext:value-type="float">
            <text:p>10842986</text:p>
          </table:table-cell>
          <table:table-cell office:value-type="float" office:value="40528397" calcext:value-type="float">
            <text:p>40528397</text:p>
          </table:table-cell>
          <table:table-cell table:formula="of:=SUM([.B246:.L246])" office:value-type="float" office:value="40447787" calcext:value-type="float">
            <text:p>40447787</text:p>
          </table:table-cell>
          <table:table-cell table:formula="of:=1000000000/[.N246]" office:value-type="float" office:value="24.7232314588682" calcext:value-type="float">
            <text:p>24.7232314588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64109" calcext:value-type="float">
            <text:p>14864109</text:p>
          </table:table-cell>
          <table:table-cell office:value-type="float" office:value="1733792" calcext:value-type="float">
            <text:p>1733792</text:p>
          </table:table-cell>
          <table:table-cell office:value-type="float" office:value="2059626" calcext:value-type="float">
            <text:p>2059626</text:p>
          </table:table-cell>
          <table:table-cell office:value-type="float" office:value="191" calcext:value-type="float">
            <text:p>191</text:p>
          </table:table-cell>
          <table:table-cell office:value-type="float" office:value="7051031" calcext:value-type="float">
            <text:p>7051031</text:p>
          </table:table-cell>
          <table:table-cell office:value-type="float" office:value="834196" calcext:value-type="float">
            <text:p>834196</text:p>
          </table:table-cell>
          <table:table-cell office:value-type="float" office:value="64" calcext:value-type="float">
            <text:p>64</text:p>
          </table:table-cell>
          <table:table-cell office:value-type="float" office:value="234346" calcext:value-type="float">
            <text:p>234346</text:p>
          </table:table-cell>
          <table:table-cell office:value-type="float" office:value="589594" calcext:value-type="float">
            <text:p>589594</text:p>
          </table:table-cell>
          <table:table-cell office:value-type="float" office:value="1720759" calcext:value-type="float">
            <text:p>1720759</text:p>
          </table:table-cell>
          <table:table-cell office:value-type="float" office:value="10624460" calcext:value-type="float">
            <text:p>10624460</text:p>
          </table:table-cell>
          <table:table-cell office:value-type="float" office:value="39781855" calcext:value-type="float">
            <text:p>39781855</text:p>
          </table:table-cell>
          <table:table-cell table:formula="of:=SUM([.B247:.L247])" office:value-type="float" office:value="39712168" calcext:value-type="float">
            <text:p>39712168</text:p>
          </table:table-cell>
          <table:table-cell table:formula="of:=1000000000/[.N247]" office:value-type="float" office:value="25.1811988708348" calcext:value-type="float">
            <text:p>25.181198870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70083" calcext:value-type="float">
            <text:p>15270083</text:p>
          </table:table-cell>
          <table:table-cell office:value-type="float" office:value="1726373" calcext:value-type="float">
            <text:p>1726373</text:p>
          </table:table-cell>
          <table:table-cell office:value-type="float" office:value="2150308" calcext:value-type="float">
            <text:p>2150308</text:p>
          </table:table-cell>
          <table:table-cell office:value-type="float" office:value="191" calcext:value-type="float">
            <text:p>191</text:p>
          </table:table-cell>
          <table:table-cell office:value-type="float" office:value="5644121" calcext:value-type="float">
            <text:p>5644121</text:p>
          </table:table-cell>
          <table:table-cell office:value-type="float" office:value="1137366" calcext:value-type="float">
            <text:p>1137366</text:p>
          </table:table-cell>
          <table:table-cell office:value-type="float" office:value="31" calcext:value-type="float">
            <text:p>31</text:p>
          </table:table-cell>
          <table:table-cell office:value-type="float" office:value="230581" calcext:value-type="float">
            <text:p>230581</text:p>
          </table:table-cell>
          <table:table-cell office:value-type="float" office:value="605376" calcext:value-type="float">
            <text:p>605376</text:p>
          </table:table-cell>
          <table:table-cell office:value-type="float" office:value="1554054" calcext:value-type="float">
            <text:p>1554054</text:p>
          </table:table-cell>
          <table:table-cell office:value-type="float" office:value="10740654" calcext:value-type="float">
            <text:p>10740654</text:p>
          </table:table-cell>
          <table:table-cell office:value-type="float" office:value="39134553" calcext:value-type="float">
            <text:p>39134553</text:p>
          </table:table-cell>
          <table:table-cell table:formula="of:=SUM([.B248:.L248])" office:value-type="float" office:value="39059138" calcext:value-type="float">
            <text:p>39059138</text:p>
          </table:table-cell>
          <table:table-cell table:formula="of:=1000000000/[.N248]" office:value-type="float" office:value="25.6022035099699" calcext:value-type="float">
            <text:p>25.6022035099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09492" calcext:value-type="float">
            <text:p>16709492</text:p>
          </table:table-cell>
          <table:table-cell office:value-type="float" office:value="2394377" calcext:value-type="float">
            <text:p>2394377</text:p>
          </table:table-cell>
          <table:table-cell office:value-type="float" office:value="1536811" calcext:value-type="float">
            <text:p>1536811</text:p>
          </table:table-cell>
          <table:table-cell office:value-type="float" office:value="173" calcext:value-type="float">
            <text:p>173</text:p>
          </table:table-cell>
          <table:table-cell office:value-type="float" office:value="5668910" calcext:value-type="float">
            <text:p>5668910</text:p>
          </table:table-cell>
          <table:table-cell office:value-type="float" office:value="1215071" calcext:value-type="float">
            <text:p>1215071</text:p>
          </table:table-cell>
          <table:table-cell office:value-type="float" office:value="38" calcext:value-type="float">
            <text:p>38</text:p>
          </table:table-cell>
          <table:table-cell office:value-type="float" office:value="263688" calcext:value-type="float">
            <text:p>263688</text:p>
          </table:table-cell>
          <table:table-cell office:value-type="float" office:value="704984" calcext:value-type="float">
            <text:p>704984</text:p>
          </table:table-cell>
          <table:table-cell office:value-type="float" office:value="1797740" calcext:value-type="float">
            <text:p>1797740</text:p>
          </table:table-cell>
          <table:table-cell office:value-type="float" office:value="10551514" calcext:value-type="float">
            <text:p>10551514</text:p>
          </table:table-cell>
          <table:table-cell office:value-type="float" office:value="40915644" calcext:value-type="float">
            <text:p>40915644</text:p>
          </table:table-cell>
          <table:table-cell table:formula="of:=SUM([.B249:.L249])" office:value-type="float" office:value="40842798" calcext:value-type="float">
            <text:p>40842798</text:p>
          </table:table-cell>
          <table:table-cell table:formula="of:=1000000000/[.N249]" office:value-type="float" office:value="24.4841207989717" calcext:value-type="float">
            <text:p>24.4841207989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65622" calcext:value-type="float">
            <text:p>15765622</text:p>
          </table:table-cell>
          <table:table-cell office:value-type="float" office:value="1687210" calcext:value-type="float">
            <text:p>1687210</text:p>
          </table:table-cell>
          <table:table-cell office:value-type="float" office:value="1527759" calcext:value-type="float">
            <text:p>1527759</text:p>
          </table:table-cell>
          <table:table-cell office:value-type="float" office:value="171" calcext:value-type="float">
            <text:p>171</text:p>
          </table:table-cell>
          <table:table-cell office:value-type="float" office:value="5873670" calcext:value-type="float">
            <text:p>5873670</text:p>
          </table:table-cell>
          <table:table-cell office:value-type="float" office:value="1023262" calcext:value-type="float">
            <text:p>1023262</text:p>
          </table:table-cell>
          <table:table-cell office:value-type="float" office:value="88" calcext:value-type="float">
            <text:p>88</text:p>
          </table:table-cell>
          <table:table-cell office:value-type="float" office:value="286215" calcext:value-type="float">
            <text:p>286215</text:p>
          </table:table-cell>
          <table:table-cell office:value-type="float" office:value="703103" calcext:value-type="float">
            <text:p>703103</text:p>
          </table:table-cell>
          <table:table-cell office:value-type="float" office:value="1632660" calcext:value-type="float">
            <text:p>1632660</text:p>
          </table:table-cell>
          <table:table-cell office:value-type="float" office:value="10839141" calcext:value-type="float">
            <text:p>10839141</text:p>
          </table:table-cell>
          <table:table-cell office:value-type="float" office:value="39409567" calcext:value-type="float">
            <text:p>39409567</text:p>
          </table:table-cell>
          <table:table-cell table:formula="of:=SUM([.B250:.L250])" office:value-type="float" office:value="39338901" calcext:value-type="float">
            <text:p>39338901</text:p>
          </table:table-cell>
          <table:table-cell table:formula="of:=1000000000/[.N250]" office:value-type="float" office:value="25.4201305725343" calcext:value-type="float">
            <text:p>25.4201305725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12118" calcext:value-type="float">
            <text:p>15812118</text:p>
          </table:table-cell>
          <table:table-cell office:value-type="float" office:value="1707554" calcext:value-type="float">
            <text:p>1707554</text:p>
          </table:table-cell>
          <table:table-cell office:value-type="float" office:value="1870218" calcext:value-type="float">
            <text:p>1870218</text:p>
          </table:table-cell>
          <table:table-cell office:value-type="float" office:value="185" calcext:value-type="float">
            <text:p>185</text:p>
          </table:table-cell>
          <table:table-cell office:value-type="float" office:value="5874464" calcext:value-type="float">
            <text:p>5874464</text:p>
          </table:table-cell>
          <table:table-cell office:value-type="float" office:value="1124044" calcext:value-type="float">
            <text:p>1124044</text:p>
          </table:table-cell>
          <table:table-cell office:value-type="float" office:value="30" calcext:value-type="float">
            <text:p>30</text:p>
          </table:table-cell>
          <table:table-cell office:value-type="float" office:value="212751" calcext:value-type="float">
            <text:p>212751</text:p>
          </table:table-cell>
          <table:table-cell office:value-type="float" office:value="575397" calcext:value-type="float">
            <text:p>575397</text:p>
          </table:table-cell>
          <table:table-cell office:value-type="float" office:value="1358085" calcext:value-type="float">
            <text:p>1358085</text:p>
          </table:table-cell>
          <table:table-cell office:value-type="float" office:value="10738431" calcext:value-type="float">
            <text:p>10738431</text:p>
          </table:table-cell>
          <table:table-cell office:value-type="float" office:value="39348400" calcext:value-type="float">
            <text:p>39348400</text:p>
          </table:table-cell>
          <table:table-cell table:formula="of:=SUM([.B251:.L251])" office:value-type="float" office:value="39273277" calcext:value-type="float">
            <text:p>39273277</text:p>
          </table:table-cell>
          <table:table-cell table:formula="of:=1000000000/[.N251]" office:value-type="float" office:value="25.4626065454125" calcext:value-type="float">
            <text:p>25.4626065454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44328" calcext:value-type="float">
            <text:p>16444328</text:p>
          </table:table-cell>
          <table:table-cell office:value-type="float" office:value="2519365" calcext:value-type="float">
            <text:p>2519365</text:p>
          </table:table-cell>
          <table:table-cell office:value-type="float" office:value="1537668" calcext:value-type="float">
            <text:p>1537668</text:p>
          </table:table-cell>
          <table:table-cell office:value-type="float" office:value="231" calcext:value-type="float">
            <text:p>231</text:p>
          </table:table-cell>
          <table:table-cell office:value-type="float" office:value="5670190" calcext:value-type="float">
            <text:p>5670190</text:p>
          </table:table-cell>
          <table:table-cell office:value-type="float" office:value="1040637" calcext:value-type="float">
            <text:p>1040637</text:p>
          </table:table-cell>
          <table:table-cell office:value-type="float" office:value="88" calcext:value-type="float">
            <text:p>88</text:p>
          </table:table-cell>
          <table:table-cell office:value-type="float" office:value="325407" calcext:value-type="float">
            <text:p>325407</text:p>
          </table:table-cell>
          <table:table-cell office:value-type="float" office:value="707011" calcext:value-type="float">
            <text:p>707011</text:p>
          </table:table-cell>
          <table:table-cell office:value-type="float" office:value="1672376" calcext:value-type="float">
            <text:p>1672376</text:p>
          </table:table-cell>
          <table:table-cell office:value-type="float" office:value="10858963" calcext:value-type="float">
            <text:p>10858963</text:p>
          </table:table-cell>
          <table:table-cell office:value-type="float" office:value="40889815" calcext:value-type="float">
            <text:p>40889815</text:p>
          </table:table-cell>
          <table:table-cell table:formula="of:=SUM([.B252:.L252])" office:value-type="float" office:value="40776264" calcext:value-type="float">
            <text:p>40776264</text:p>
          </table:table-cell>
          <table:table-cell table:formula="of:=1000000000/[.N252]" office:value-type="float" office:value="24.5240711606144" calcext:value-type="float">
            <text:p>24.5240711606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63743" calcext:value-type="float">
            <text:p>14663743</text:p>
          </table:table-cell>
          <table:table-cell office:value-type="float" office:value="1600023" calcext:value-type="float">
            <text:p>1600023</text:p>
          </table:table-cell>
          <table:table-cell office:value-type="float" office:value="1899724" calcext:value-type="float">
            <text:p>1899724</text:p>
          </table:table-cell>
          <table:table-cell office:value-type="float" office:value="220" calcext:value-type="float">
            <text:p>220</text:p>
          </table:table-cell>
          <table:table-cell office:value-type="float" office:value="7346395" calcext:value-type="float">
            <text:p>7346395</text:p>
          </table:table-cell>
          <table:table-cell office:value-type="float" office:value="1057843" calcext:value-type="float">
            <text:p>1057843</text:p>
          </table:table-cell>
          <table:table-cell office:value-type="float" office:value="30" calcext:value-type="float">
            <text:p>30</text:p>
          </table:table-cell>
          <table:table-cell office:value-type="float" office:value="219263" calcext:value-type="float">
            <text:p>219263</text:p>
          </table:table-cell>
          <table:table-cell office:value-type="float" office:value="542535" calcext:value-type="float">
            <text:p>542535</text:p>
          </table:table-cell>
          <table:table-cell office:value-type="float" office:value="1336482" calcext:value-type="float">
            <text:p>1336482</text:p>
          </table:table-cell>
          <table:table-cell office:value-type="float" office:value="10660917" calcext:value-type="float">
            <text:p>10660917</text:p>
          </table:table-cell>
          <table:table-cell office:value-type="float" office:value="39405065" calcext:value-type="float">
            <text:p>39405065</text:p>
          </table:table-cell>
          <table:table-cell table:formula="of:=SUM([.B253:.L253])" office:value-type="float" office:value="39327175" calcext:value-type="float">
            <text:p>39327175</text:p>
          </table:table-cell>
          <table:table-cell table:formula="of:=1000000000/[.N253]" office:value-type="float" office:value="25.4277099740828" calcext:value-type="float">
            <text:p>25.427709974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45670" calcext:value-type="float">
            <text:p>16045670</text:p>
          </table:table-cell>
          <table:table-cell office:value-type="float" office:value="1866807" calcext:value-type="float">
            <text:p>1866807</text:p>
          </table:table-cell>
          <table:table-cell office:value-type="float" office:value="2426712" calcext:value-type="float">
            <text:p>2426712</text:p>
          </table:table-cell>
          <table:table-cell office:value-type="float" office:value="217" calcext:value-type="float">
            <text:p>217</text:p>
          </table:table-cell>
          <table:table-cell office:value-type="float" office:value="5372479" calcext:value-type="float">
            <text:p>5372479</text:p>
          </table:table-cell>
          <table:table-cell office:value-type="float" office:value="870646" calcext:value-type="float">
            <text:p>870646</text:p>
          </table:table-cell>
          <table:table-cell office:value-type="float" office:value="72" calcext:value-type="float">
            <text:p>72</text:p>
          </table:table-cell>
          <table:table-cell office:value-type="float" office:value="228676" calcext:value-type="float">
            <text:p>228676</text:p>
          </table:table-cell>
          <table:table-cell office:value-type="float" office:value="564970" calcext:value-type="float">
            <text:p>564970</text:p>
          </table:table-cell>
          <table:table-cell office:value-type="float" office:value="1617446" calcext:value-type="float">
            <text:p>1617446</text:p>
          </table:table-cell>
          <table:table-cell office:value-type="float" office:value="10894931" calcext:value-type="float">
            <text:p>10894931</text:p>
          </table:table-cell>
          <table:table-cell office:value-type="float" office:value="39961467" calcext:value-type="float">
            <text:p>39961467</text:p>
          </table:table-cell>
          <table:table-cell table:formula="of:=SUM([.B254:.L254])" office:value-type="float" office:value="39888626" calcext:value-type="float">
            <text:p>39888626</text:p>
          </table:table-cell>
          <table:table-cell table:formula="of:=1000000000/[.N254]" office:value-type="float" office:value="25.069803106279" calcext:value-type="float">
            <text:p>25.069803106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05608" calcext:value-type="float">
            <text:p>16105608</text:p>
          </table:table-cell>
          <table:table-cell office:value-type="float" office:value="1859605" calcext:value-type="float">
            <text:p>1859605</text:p>
          </table:table-cell>
          <table:table-cell office:value-type="float" office:value="1915764" calcext:value-type="float">
            <text:p>1915764</text:p>
          </table:table-cell>
          <table:table-cell office:value-type="float" office:value="188" calcext:value-type="float">
            <text:p>188</text:p>
          </table:table-cell>
          <table:table-cell office:value-type="float" office:value="6126297" calcext:value-type="float">
            <text:p>6126297</text:p>
          </table:table-cell>
          <table:table-cell office:value-type="float" office:value="1341311" calcext:value-type="float">
            <text:p>1341311</text:p>
          </table:table-cell>
          <table:table-cell office:value-type="float" office:value="96" calcext:value-type="float">
            <text:p>96</text:p>
          </table:table-cell>
          <table:table-cell office:value-type="float" office:value="364197" calcext:value-type="float">
            <text:p>364197</text:p>
          </table:table-cell>
          <table:table-cell office:value-type="float" office:value="740462" calcext:value-type="float">
            <text:p>740462</text:p>
          </table:table-cell>
          <table:table-cell office:value-type="float" office:value="1695255" calcext:value-type="float">
            <text:p>1695255</text:p>
          </table:table-cell>
          <table:table-cell office:value-type="float" office:value="2010549" calcext:value-type="float">
            <text:p>2010549</text:p>
          </table:table-cell>
          <table:table-cell office:value-type="float" office:value="33469107" calcext:value-type="float">
            <text:p>33469107</text:p>
          </table:table-cell>
          <table:table-cell table:formula="of:=SUM([.B255:.L255])" office:value-type="float" office:value="32159332" calcext:value-type="float">
            <text:p>32159332</text:p>
          </table:table-cell>
          <table:table-cell table:formula="of:=1000000000/[.N255]" office:value-type="float" office:value="31.0951732455139" calcext:value-type="float">
            <text:p>31.0951732455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4:38:01.515791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9T15:17:39.696438020</dc:date>
    <meta:editing-duration>PT27M16S</meta:editing-duration>
    <meta:editing-cycles>2</meta:editing-cycles>
    <meta:generator>LibreOffice/6.0.7.3$Linux_X86_64 LibreOffice_project/00m0$Build-3</meta:generator>
    <meta:document-statistic meta:table-count="1" meta:cell-count="37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509cm" svg:height="9.006cm" xlink:href=".." xlink:type="simple" chart:class="chart:area" chart:style-name="ch1">
        <chart:legend chart:legend-position="end" svg:x="22.409cm" svg:y="1.714cm" style:legend-expansion="high" chart:style-name="ch2"/>
        <chart:plot-area chart:style-name="ch3" table:cell-range-address="Log_1552483422405.B5:Log_1552483422405.L255" chart:data-source-has-labels="row" svg:x="0.57cm" svg:y="0.18cm" svg:width="21.269cm" svg:height="8.646cm">
          <chartooo:coordinate-region svg:x="2.303cm" svg:y="0.301cm" svg:width="19.289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1552483422405.B6:Log_1552483422405.B255" chart:label-cell-address="Log_1552483422405.B5:Log_1552483422405.B5" chart:class="chart:area">
            <chart:data-point chart:repeated="250"/>
          </chart:series>
          <chart:series chart:style-name="ch7" chart:values-cell-range-address="Log_1552483422405.C6:Log_1552483422405.C255" chart:label-cell-address="Log_1552483422405.C5:Log_1552483422405.C5" chart:class="chart:area">
            <chart:data-point chart:repeated="250"/>
          </chart:series>
          <chart:series chart:style-name="ch8" chart:values-cell-range-address="Log_1552483422405.D6:Log_1552483422405.D255" chart:label-cell-address="Log_1552483422405.D5:Log_1552483422405.D5" chart:class="chart:area">
            <chart:data-point chart:repeated="250"/>
          </chart:series>
          <chart:series chart:style-name="ch9" chart:values-cell-range-address="Log_1552483422405.E6:Log_1552483422405.E255" chart:label-cell-address="Log_1552483422405.E5:Log_1552483422405.E5" chart:class="chart:area">
            <chart:data-point chart:repeated="250"/>
          </chart:series>
          <chart:series chart:style-name="ch10" chart:values-cell-range-address="Log_1552483422405.F6:Log_1552483422405.F255" chart:label-cell-address="Log_1552483422405.F5:Log_1552483422405.F5" chart:class="chart:area">
            <chart:data-point chart:repeated="250"/>
          </chart:series>
          <chart:series chart:style-name="ch11" chart:values-cell-range-address="Log_1552483422405.G6:Log_1552483422405.G255" chart:label-cell-address="Log_1552483422405.G5:Log_1552483422405.G5" chart:class="chart:area">
            <chart:data-point chart:repeated="250"/>
          </chart:series>
          <chart:series chart:style-name="ch12" chart:values-cell-range-address="Log_1552483422405.H6:Log_1552483422405.H255" chart:label-cell-address="Log_1552483422405.H5:Log_1552483422405.H5" chart:class="chart:area">
            <chart:data-point chart:repeated="250"/>
          </chart:series>
          <chart:series chart:style-name="ch13" chart:values-cell-range-address="Log_1552483422405.I6:Log_1552483422405.I255" chart:label-cell-address="Log_1552483422405.I5:Log_1552483422405.I5" chart:class="chart:area">
            <chart:data-point chart:repeated="250"/>
          </chart:series>
          <chart:series chart:style-name="ch14" chart:values-cell-range-address="Log_1552483422405.J6:Log_1552483422405.J255" chart:label-cell-address="Log_1552483422405.J5:Log_1552483422405.J5" chart:class="chart:area">
            <chart:data-point chart:repeated="250"/>
          </chart:series>
          <chart:series chart:style-name="ch15" chart:values-cell-range-address="Log_1552483422405.K6:Log_1552483422405.K255" chart:label-cell-address="Log_1552483422405.K5:Log_1552483422405.K5" chart:class="chart:area">
            <chart:data-point chart:repeated="250"/>
          </chart:series>
          <chart:series chart:style-name="ch16" chart:values-cell-range-address="Log_1552483422405.L6:Log_1552483422405.L255" chart:label-cell-address="Log_1552483422405.L5:Log_1552483422405.L5" chart:class="chart:area">
            <chart:data-point chart:repeated="2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camRead</text:p>
                <draw:g>
                  <svg:desc>Log_1552483422405.B5:Log_1552483422405.B5</svg:desc>
                </draw:g>
              </table:table-cell>
              <table:table-cell office:value-type="string">
                <text:p>GaussianBlur</text:p>
                <draw:g>
                  <svg:desc>Log_1552483422405.C5:Log_1552483422405.C5</svg:desc>
                </draw:g>
              </table:table-cell>
              <table:table-cell office:value-type="string">
                <text:p>ColourConversion</text:p>
                <draw:g>
                  <svg:desc>Log_1552483422405.D5:Log_1552483422405.D5</svg:desc>
                </draw:g>
              </table:table-cell>
              <table:table-cell office:value-type="string">
                <text:p>SelectMode</text:p>
                <draw:g>
                  <svg:desc>Log_1552483422405.E5:Log_1552483422405.E5</svg:desc>
                </draw:g>
              </table:table-cell>
              <table:table-cell office:value-type="string">
                <text:p>InRangeMorphOpsDisplayDirection</text:p>
                <draw:g>
                  <svg:desc>Log_1552483422405.F5:Log_1552483422405.F5</svg:desc>
                </draw:g>
              </table:table-cell>
              <table:table-cell office:value-type="string">
                <text:p>TrackFilteredObject</text:p>
                <draw:g>
                  <svg:desc>Log_1552483422405.G5:Log_1552483422405.G5</svg:desc>
                </draw:g>
              </table:table-cell>
              <table:table-cell office:value-type="string">
                <text:p>PIDDist</text:p>
                <draw:g>
                  <svg:desc>Log_1552483422405.H5:Log_1552483422405.H5</svg:desc>
                </draw:g>
              </table:table-cell>
              <table:table-cell office:value-type="string">
                <text:p>Facendi</text:p>
                <draw:g>
                  <svg:desc>Log_1552483422405.I5:Log_1552483422405.I5</svg:desc>
                </draw:g>
              </table:table-cell>
              <table:table-cell office:value-type="string">
                <text:p>PutText</text:p>
                <draw:g>
                  <svg:desc>Log_1552483422405.J5:Log_1552483422405.J5</svg:desc>
                </draw:g>
              </table:table-cell>
              <table:table-cell office:value-type="string">
                <text:p>ShowImage</text:p>
                <draw:g>
                  <svg:desc>Log_1552483422405.K5:Log_1552483422405.K5</svg:desc>
                </draw:g>
              </table:table-cell>
              <table:table-cell office:value-type="string">
                <text:p>TimeWaitKey</text:p>
                <draw:g>
                  <svg:desc>Log_1552483422405.L5:Log_1552483422405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80073">
                <text:p>5480073</text:p>
                <draw:g>
                  <svg:desc>Log_1552483422405.B6:Log_1552483422405.B255</svg:desc>
                </draw:g>
              </table:table-cell>
              <table:table-cell office:value-type="float" office:value="2540361">
                <text:p>2540361</text:p>
                <draw:g>
                  <svg:desc>Log_1552483422405.C6:Log_1552483422405.C255</svg:desc>
                </draw:g>
              </table:table-cell>
              <table:table-cell office:value-type="float" office:value="1598665">
                <text:p>1598665</text:p>
                <draw:g>
                  <svg:desc>Log_1552483422405.D6:Log_1552483422405.D255</svg:desc>
                </draw:g>
              </table:table-cell>
              <table:table-cell office:value-type="float" office:value="169">
                <text:p>169</text:p>
                <draw:g>
                  <svg:desc>Log_1552483422405.E6:Log_1552483422405.E255</svg:desc>
                </draw:g>
              </table:table-cell>
              <table:table-cell office:value-type="float" office:value="6083065">
                <text:p>6083065</text:p>
                <draw:g>
                  <svg:desc>Log_1552483422405.F6:Log_1552483422405.F255</svg:desc>
                </draw:g>
              </table:table-cell>
              <table:table-cell office:value-type="float" office:value="605618">
                <text:p>605618</text:p>
                <draw:g>
                  <svg:desc>Log_1552483422405.G6:Log_1552483422405.G255</svg:desc>
                </draw:g>
              </table:table-cell>
              <table:table-cell office:value-type="float" office:value="78">
                <text:p>78</text:p>
                <draw:g>
                  <svg:desc>Log_1552483422405.H6:Log_1552483422405.H255</svg:desc>
                </draw:g>
              </table:table-cell>
              <table:table-cell office:value-type="float" office:value="199396">
                <text:p>199396</text:p>
                <draw:g>
                  <svg:desc>Log_1552483422405.I6:Log_1552483422405.I255</svg:desc>
                </draw:g>
              </table:table-cell>
              <table:table-cell office:value-type="float" office:value="850511">
                <text:p>850511</text:p>
                <draw:g>
                  <svg:desc>Log_1552483422405.J6:Log_1552483422405.J255</svg:desc>
                </draw:g>
              </table:table-cell>
              <table:table-cell office:value-type="float" office:value="1521449">
                <text:p>1521449</text:p>
                <draw:g>
                  <svg:desc>Log_1552483422405.K6:Log_1552483422405.K255</svg:desc>
                </draw:g>
              </table:table-cell>
              <table:table-cell office:value-type="float" office:value="10208843">
                <text:p>10208843</text:p>
                <draw:g>
                  <svg:desc>Log_1552483422405.L6:Log_1552483422405.L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7360">
                <text:p>4147360</text:p>
              </table:table-cell>
              <table:table-cell office:value-type="float" office:value="2202078">
                <text:p>2202078</text:p>
              </table:table-cell>
              <table:table-cell office:value-type="float" office:value="1533981">
                <text:p>1533981</text:p>
              </table:table-cell>
              <table:table-cell office:value-type="float" office:value="310">
                <text:p>310</text:p>
              </table:table-cell>
              <table:table-cell office:value-type="float" office:value="6243221">
                <text:p>6243221</text:p>
              </table:table-cell>
              <table:table-cell office:value-type="float" office:value="583460">
                <text:p>583460</text:p>
              </table:table-cell>
              <table:table-cell office:value-type="float" office:value="63">
                <text:p>63</text:p>
              </table:table-cell>
              <table:table-cell office:value-type="float" office:value="254820">
                <text:p>254820</text:p>
              </table:table-cell>
              <table:table-cell office:value-type="float" office:value="841225">
                <text:p>841225</text:p>
              </table:table-cell>
              <table:table-cell office:value-type="float" office:value="2132221">
                <text:p>2132221</text:p>
              </table:table-cell>
              <table:table-cell office:value-type="float" office:value="10135130">
                <text:p>10135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42547">
                <text:p>3442547</text:p>
              </table:table-cell>
              <table:table-cell office:value-type="float" office:value="1593342">
                <text:p>1593342</text:p>
              </table:table-cell>
              <table:table-cell office:value-type="float" office:value="1299153">
                <text:p>1299153</text:p>
              </table:table-cell>
              <table:table-cell office:value-type="float" office:value="553">
                <text:p>553</text:p>
              </table:table-cell>
              <table:table-cell office:value-type="float" office:value="5413862">
                <text:p>5413862</text:p>
              </table:table-cell>
              <table:table-cell office:value-type="float" office:value="559085">
                <text:p>559085</text:p>
              </table:table-cell>
              <table:table-cell office:value-type="float" office:value="63">
                <text:p>63</text:p>
              </table:table-cell>
              <table:table-cell office:value-type="float" office:value="243521">
                <text:p>243521</text:p>
              </table:table-cell>
              <table:table-cell office:value-type="float" office:value="846068">
                <text:p>846068</text:p>
              </table:table-cell>
              <table:table-cell office:value-type="float" office:value="1862926">
                <text:p>1862926</text:p>
              </table:table-cell>
              <table:table-cell office:value-type="float" office:value="10696418">
                <text:p>10696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58391">
                <text:p>4358391</text:p>
              </table:table-cell>
              <table:table-cell office:value-type="float" office:value="1304767">
                <text:p>1304767</text:p>
              </table:table-cell>
              <table:table-cell office:value-type="float" office:value="1530061">
                <text:p>1530061</text:p>
              </table:table-cell>
              <table:table-cell office:value-type="float" office:value="207">
                <text:p>207</text:p>
              </table:table-cell>
              <table:table-cell office:value-type="float" office:value="5651026">
                <text:p>5651026</text:p>
              </table:table-cell>
              <table:table-cell office:value-type="float" office:value="633518">
                <text:p>633518</text:p>
              </table:table-cell>
              <table:table-cell office:value-type="float" office:value="83">
                <text:p>83</text:p>
              </table:table-cell>
              <table:table-cell office:value-type="float" office:value="7768065">
                <text:p>7768065</text:p>
              </table:table-cell>
              <table:table-cell office:value-type="float" office:value="746903">
                <text:p>746903</text:p>
              </table:table-cell>
              <table:table-cell office:value-type="float" office:value="1759858">
                <text:p>1759858</text:p>
              </table:table-cell>
              <table:table-cell office:value-type="float" office:value="10321728">
                <text:p>10321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27688">
                <text:p>4027688</text:p>
              </table:table-cell>
              <table:table-cell office:value-type="float" office:value="1530118">
                <text:p>1530118</text:p>
              </table:table-cell>
              <table:table-cell office:value-type="float" office:value="1544958">
                <text:p>1544958</text:p>
              </table:table-cell>
              <table:table-cell office:value-type="float" office:value="398">
                <text:p>398</text:p>
              </table:table-cell>
              <table:table-cell office:value-type="float" office:value="8019580">
                <text:p>8019580</text:p>
              </table:table-cell>
              <table:table-cell office:value-type="float" office:value="2446012">
                <text:p>2446012</text:p>
              </table:table-cell>
              <table:table-cell office:value-type="float" office:value="199">
                <text:p>199</text:p>
              </table:table-cell>
              <table:table-cell office:value-type="float" office:value="68183333">
                <text:p>68183333</text:p>
              </table:table-cell>
              <table:table-cell office:value-type="float" office:value="801580">
                <text:p>801580</text:p>
              </table:table-cell>
              <table:table-cell office:value-type="float" office:value="2099492">
                <text:p>2099492</text:p>
              </table:table-cell>
              <table:table-cell office:value-type="float" office:value="10273650">
                <text:p>10273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2318">
                <text:p>4392318</text:p>
              </table:table-cell>
              <table:table-cell office:value-type="float" office:value="1432564">
                <text:p>1432564</text:p>
              </table:table-cell>
              <table:table-cell office:value-type="float" office:value="1608919">
                <text:p>1608919</text:p>
              </table:table-cell>
              <table:table-cell office:value-type="float" office:value="558">
                <text:p>558</text:p>
              </table:table-cell>
              <table:table-cell office:value-type="float" office:value="5610303">
                <text:p>5610303</text:p>
              </table:table-cell>
              <table:table-cell office:value-type="float" office:value="612823">
                <text:p>612823</text:p>
              </table:table-cell>
              <table:table-cell office:value-type="float" office:value="46">
                <text:p>46</text:p>
              </table:table-cell>
              <table:table-cell office:value-type="float" office:value="71149209">
                <text:p>71149209</text:p>
              </table:table-cell>
              <table:table-cell office:value-type="float" office:value="561247">
                <text:p>561247</text:p>
              </table:table-cell>
              <table:table-cell office:value-type="float" office:value="1655284">
                <text:p>1655284</text:p>
              </table:table-cell>
              <table:table-cell office:value-type="float" office:value="10611212">
                <text:p>10611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3142">
                <text:p>4293142</text:p>
              </table:table-cell>
              <table:table-cell office:value-type="float" office:value="2117580">
                <text:p>2117580</text:p>
              </table:table-cell>
              <table:table-cell office:value-type="float" office:value="1770294">
                <text:p>1770294</text:p>
              </table:table-cell>
              <table:table-cell office:value-type="float" office:value="193">
                <text:p>193</text:p>
              </table:table-cell>
              <table:table-cell office:value-type="float" office:value="5920797">
                <text:p>5920797</text:p>
              </table:table-cell>
              <table:table-cell office:value-type="float" office:value="983170">
                <text:p>983170</text:p>
              </table:table-cell>
              <table:table-cell office:value-type="float" office:value="42">
                <text:p>42</text:p>
              </table:table-cell>
              <table:table-cell office:value-type="float" office:value="70796023">
                <text:p>70796023</text:p>
              </table:table-cell>
              <table:table-cell office:value-type="float" office:value="556090">
                <text:p>556090</text:p>
              </table:table-cell>
              <table:table-cell office:value-type="float" office:value="1451657">
                <text:p>1451657</text:p>
              </table:table-cell>
              <table:table-cell office:value-type="float" office:value="10109031">
                <text:p>10109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3521">
                <text:p>4443521</text:p>
              </table:table-cell>
              <table:table-cell office:value-type="float" office:value="1634131">
                <text:p>1634131</text:p>
              </table:table-cell>
              <table:table-cell office:value-type="float" office:value="1255258">
                <text:p>1255258</text:p>
              </table:table-cell>
              <table:table-cell office:value-type="float" office:value="197">
                <text:p>197</text:p>
              </table:table-cell>
              <table:table-cell office:value-type="float" office:value="6909470">
                <text:p>6909470</text:p>
              </table:table-cell>
              <table:table-cell office:value-type="float" office:value="1330908">
                <text:p>1330908</text:p>
              </table:table-cell>
              <table:table-cell office:value-type="float" office:value="42">
                <text:p>42</text:p>
              </table:table-cell>
              <table:table-cell office:value-type="float" office:value="214831">
                <text:p>214831</text:p>
              </table:table-cell>
              <table:table-cell office:value-type="float" office:value="644173">
                <text:p>644173</text:p>
              </table:table-cell>
              <table:table-cell office:value-type="float" office:value="1427766">
                <text:p>1427766</text:p>
              </table:table-cell>
              <table:table-cell office:value-type="float" office:value="11076315">
                <text:p>11076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0669">
                <text:p>4990669</text:p>
              </table:table-cell>
              <table:table-cell office:value-type="float" office:value="1778675">
                <text:p>1778675</text:p>
              </table:table-cell>
              <table:table-cell office:value-type="float" office:value="1977984">
                <text:p>1977984</text:p>
              </table:table-cell>
              <table:table-cell office:value-type="float" office:value="198">
                <text:p>198</text:p>
              </table:table-cell>
              <table:table-cell office:value-type="float" office:value="7177728">
                <text:p>7177728</text:p>
              </table:table-cell>
              <table:table-cell office:value-type="float" office:value="1190015">
                <text:p>1190015</text:p>
              </table:table-cell>
              <table:table-cell office:value-type="float" office:value="31">
                <text:p>31</text:p>
              </table:table-cell>
              <table:table-cell office:value-type="float" office:value="200792">
                <text:p>200792</text:p>
              </table:table-cell>
              <table:table-cell office:value-type="float" office:value="603782">
                <text:p>603782</text:p>
              </table:table-cell>
              <table:table-cell office:value-type="float" office:value="1415128">
                <text:p>1415128</text:p>
              </table:table-cell>
              <table:table-cell office:value-type="float" office:value="10866519">
                <text:p>10866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4743">
                <text:p>4224743</text:p>
              </table:table-cell>
              <table:table-cell office:value-type="float" office:value="1623260">
                <text:p>1623260</text:p>
              </table:table-cell>
              <table:table-cell office:value-type="float" office:value="1816010">
                <text:p>1816010</text:p>
              </table:table-cell>
              <table:table-cell office:value-type="float" office:value="247">
                <text:p>247</text:p>
              </table:table-cell>
              <table:table-cell office:value-type="float" office:value="7999232">
                <text:p>7999232</text:p>
              </table:table-cell>
              <table:table-cell office:value-type="float" office:value="1192002">
                <text:p>1192002</text:p>
              </table:table-cell>
              <table:table-cell office:value-type="float" office:value="43">
                <text:p>43</text:p>
              </table:table-cell>
              <table:table-cell office:value-type="float" office:value="201063">
                <text:p>201063</text:p>
              </table:table-cell>
              <table:table-cell office:value-type="float" office:value="613687">
                <text:p>613687</text:p>
              </table:table-cell>
              <table:table-cell office:value-type="float" office:value="1446155">
                <text:p>1446155</text:p>
              </table:table-cell>
              <table:table-cell office:value-type="float" office:value="10896266">
                <text:p>10896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21645">
                <text:p>4721645</text:p>
              </table:table-cell>
              <table:table-cell office:value-type="float" office:value="2703182">
                <text:p>2703182</text:p>
              </table:table-cell>
              <table:table-cell office:value-type="float" office:value="1710162">
                <text:p>1710162</text:p>
              </table:table-cell>
              <table:table-cell office:value-type="float" office:value="184">
                <text:p>184</text:p>
              </table:table-cell>
              <table:table-cell office:value-type="float" office:value="6080515">
                <text:p>6080515</text:p>
              </table:table-cell>
              <table:table-cell office:value-type="float" office:value="1219480">
                <text:p>1219480</text:p>
              </table:table-cell>
              <table:table-cell office:value-type="float" office:value="43">
                <text:p>43</text:p>
              </table:table-cell>
              <table:table-cell office:value-type="float" office:value="225584">
                <text:p>225584</text:p>
              </table:table-cell>
              <table:table-cell office:value-type="float" office:value="804763">
                <text:p>804763</text:p>
              </table:table-cell>
              <table:table-cell office:value-type="float" office:value="1794532">
                <text:p>1794532</text:p>
              </table:table-cell>
              <table:table-cell office:value-type="float" office:value="10845227">
                <text:p>10845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60501">
                <text:p>6160501</text:p>
              </table:table-cell>
              <table:table-cell office:value-type="float" office:value="1781188">
                <text:p>1781188</text:p>
              </table:table-cell>
              <table:table-cell office:value-type="float" office:value="1784168">
                <text:p>1784168</text:p>
              </table:table-cell>
              <table:table-cell office:value-type="float" office:value="177">
                <text:p>177</text:p>
              </table:table-cell>
              <table:table-cell office:value-type="float" office:value="5469092">
                <text:p>5469092</text:p>
              </table:table-cell>
              <table:table-cell office:value-type="float" office:value="1088660">
                <text:p>1088660</text:p>
              </table:table-cell>
              <table:table-cell office:value-type="float" office:value="39">
                <text:p>39</text:p>
              </table:table-cell>
              <table:table-cell office:value-type="float" office:value="212236">
                <text:p>212236</text:p>
              </table:table-cell>
              <table:table-cell office:value-type="float" office:value="710580">
                <text:p>710580</text:p>
              </table:table-cell>
              <table:table-cell office:value-type="float" office:value="1641533">
                <text:p>1641533</text:p>
              </table:table-cell>
              <table:table-cell office:value-type="float" office:value="10841160">
                <text:p>1084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91155">
                <text:p>6491155</text:p>
              </table:table-cell>
              <table:table-cell office:value-type="float" office:value="1812834">
                <text:p>1812834</text:p>
              </table:table-cell>
              <table:table-cell office:value-type="float" office:value="1444614">
                <text:p>1444614</text:p>
              </table:table-cell>
              <table:table-cell office:value-type="float" office:value="170">
                <text:p>170</text:p>
              </table:table-cell>
              <table:table-cell office:value-type="float" office:value="5442839">
                <text:p>5442839</text:p>
              </table:table-cell>
              <table:table-cell office:value-type="float" office:value="1328290">
                <text:p>1328290</text:p>
              </table:table-cell>
              <table:table-cell office:value-type="float" office:value="41">
                <text:p>41</text:p>
              </table:table-cell>
              <table:table-cell office:value-type="float" office:value="221002">
                <text:p>221002</text:p>
              </table:table-cell>
              <table:table-cell office:value-type="float" office:value="702640">
                <text:p>702640</text:p>
              </table:table-cell>
              <table:table-cell office:value-type="float" office:value="1606675">
                <text:p>1606675</text:p>
              </table:table-cell>
              <table:table-cell office:value-type="float" office:value="10994379">
                <text:p>10994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30919">
                <text:p>6830919</text:p>
              </table:table-cell>
              <table:table-cell office:value-type="float" office:value="1885734">
                <text:p>1885734</text:p>
              </table:table-cell>
              <table:table-cell office:value-type="float" office:value="1919652">
                <text:p>1919652</text:p>
              </table:table-cell>
              <table:table-cell office:value-type="float" office:value="193">
                <text:p>193</text:p>
              </table:table-cell>
              <table:table-cell office:value-type="float" office:value="5231098">
                <text:p>5231098</text:p>
              </table:table-cell>
              <table:table-cell office:value-type="float" office:value="1092999">
                <text:p>1092999</text:p>
              </table:table-cell>
              <table:table-cell office:value-type="float" office:value="34">
                <text:p>34</text:p>
              </table:table-cell>
              <table:table-cell office:value-type="float" office:value="208400">
                <text:p>208400</text:p>
              </table:table-cell>
              <table:table-cell office:value-type="float" office:value="675493">
                <text:p>675493</text:p>
              </table:table-cell>
              <table:table-cell office:value-type="float" office:value="1708338">
                <text:p>1708338</text:p>
              </table:table-cell>
              <table:table-cell office:value-type="float" office:value="10713459">
                <text:p>10713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94893">
                <text:p>6894893</text:p>
              </table:table-cell>
              <table:table-cell office:value-type="float" office:value="2552377">
                <text:p>2552377</text:p>
              </table:table-cell>
              <table:table-cell office:value-type="float" office:value="2441761">
                <text:p>2441761</text:p>
              </table:table-cell>
              <table:table-cell office:value-type="float" office:value="196">
                <text:p>196</text:p>
              </table:table-cell>
              <table:table-cell office:value-type="float" office:value="4844450">
                <text:p>4844450</text:p>
              </table:table-cell>
              <table:table-cell office:value-type="float" office:value="1159777">
                <text:p>1159777</text:p>
              </table:table-cell>
              <table:table-cell office:value-type="float" office:value="30">
                <text:p>30</text:p>
              </table:table-cell>
              <table:table-cell office:value-type="float" office:value="208659">
                <text:p>208659</text:p>
              </table:table-cell>
              <table:table-cell office:value-type="float" office:value="634512">
                <text:p>634512</text:p>
              </table:table-cell>
              <table:table-cell office:value-type="float" office:value="1341985">
                <text:p>1341985</text:p>
              </table:table-cell>
              <table:table-cell office:value-type="float" office:value="10802512">
                <text:p>10802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62557">
                <text:p>3962557</text:p>
              </table:table-cell>
              <table:table-cell office:value-type="float" office:value="3626474">
                <text:p>3626474</text:p>
              </table:table-cell>
              <table:table-cell office:value-type="float" office:value="1878662">
                <text:p>1878662</text:p>
              </table:table-cell>
              <table:table-cell office:value-type="float" office:value="185">
                <text:p>185</text:p>
              </table:table-cell>
              <table:table-cell office:value-type="float" office:value="6448388">
                <text:p>6448388</text:p>
              </table:table-cell>
              <table:table-cell office:value-type="float" office:value="932214">
                <text:p>932214</text:p>
              </table:table-cell>
              <table:table-cell office:value-type="float" office:value="31">
                <text:p>31</text:p>
              </table:table-cell>
              <table:table-cell office:value-type="float" office:value="183821">
                <text:p>183821</text:p>
              </table:table-cell>
              <table:table-cell office:value-type="float" office:value="602864">
                <text:p>602864</text:p>
              </table:table-cell>
              <table:table-cell office:value-type="float" office:value="1511710">
                <text:p>1511710</text:p>
              </table:table-cell>
              <table:table-cell office:value-type="float" office:value="10885876">
                <text:p>10885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3899">
                <text:p>4623899</text:p>
              </table:table-cell>
              <table:table-cell office:value-type="float" office:value="2962968">
                <text:p>2962968</text:p>
              </table:table-cell>
              <table:table-cell office:value-type="float" office:value="1756234">
                <text:p>1756234</text:p>
              </table:table-cell>
              <table:table-cell office:value-type="float" office:value="258">
                <text:p>258</text:p>
              </table:table-cell>
              <table:table-cell office:value-type="float" office:value="6384762">
                <text:p>6384762</text:p>
              </table:table-cell>
              <table:table-cell office:value-type="float" office:value="1291896">
                <text:p>1291896</text:p>
              </table:table-cell>
              <table:table-cell office:value-type="float" office:value="42">
                <text:p>42</text:p>
              </table:table-cell>
              <table:table-cell office:value-type="float" office:value="241396">
                <text:p>241396</text:p>
              </table:table-cell>
              <table:table-cell office:value-type="float" office:value="762751">
                <text:p>762751</text:p>
              </table:table-cell>
              <table:table-cell office:value-type="float" office:value="1379205">
                <text:p>1379205</text:p>
              </table:table-cell>
              <table:table-cell office:value-type="float" office:value="11040518">
                <text:p>1104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58743">
                <text:p>5158743</text:p>
              </table:table-cell>
              <table:table-cell office:value-type="float" office:value="2683947">
                <text:p>2683947</text:p>
              </table:table-cell>
              <table:table-cell office:value-type="float" office:value="1574725">
                <text:p>1574725</text:p>
              </table:table-cell>
              <table:table-cell office:value-type="float" office:value="173">
                <text:p>173</text:p>
              </table:table-cell>
              <table:table-cell office:value-type="float" office:value="5554300">
                <text:p>5554300</text:p>
              </table:table-cell>
              <table:table-cell office:value-type="float" office:value="1262341">
                <text:p>1262341</text:p>
              </table:table-cell>
              <table:table-cell office:value-type="float" office:value="51">
                <text:p>51</text:p>
              </table:table-cell>
              <table:table-cell office:value-type="float" office:value="213368">
                <text:p>213368</text:p>
              </table:table-cell>
              <table:table-cell office:value-type="float" office:value="729964">
                <text:p>729964</text:p>
              </table:table-cell>
              <table:table-cell office:value-type="float" office:value="1768208">
                <text:p>1768208</text:p>
              </table:table-cell>
              <table:table-cell office:value-type="float" office:value="10876285">
                <text:p>10876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72786">
                <text:p>5572786</text:p>
              </table:table-cell>
              <table:table-cell office:value-type="float" office:value="1779477">
                <text:p>1779477</text:p>
              </table:table-cell>
              <table:table-cell office:value-type="float" office:value="1524311">
                <text:p>1524311</text:p>
              </table:table-cell>
              <table:table-cell office:value-type="float" office:value="252">
                <text:p>252</text:p>
              </table:table-cell>
              <table:table-cell office:value-type="float" office:value="5522815">
                <text:p>5522815</text:p>
              </table:table-cell>
              <table:table-cell office:value-type="float" office:value="1142467">
                <text:p>1142467</text:p>
              </table:table-cell>
              <table:table-cell office:value-type="float" office:value="38">
                <text:p>38</text:p>
              </table:table-cell>
              <table:table-cell office:value-type="float" office:value="34801670">
                <text:p>34801670</text:p>
              </table:table-cell>
              <table:table-cell office:value-type="float" office:value="823946">
                <text:p>823946</text:p>
              </table:table-cell>
              <table:table-cell office:value-type="float" office:value="2819159">
                <text:p>2819159</text:p>
              </table:table-cell>
              <table:table-cell office:value-type="float" office:value="10176632">
                <text:p>10176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8739">
                <text:p>4198739</text:p>
              </table:table-cell>
              <table:table-cell office:value-type="float" office:value="1444042">
                <text:p>1444042</text:p>
              </table:table-cell>
              <table:table-cell office:value-type="float" office:value="2877860">
                <text:p>2877860</text:p>
              </table:table-cell>
              <table:table-cell office:value-type="float" office:value="415">
                <text:p>415</text:p>
              </table:table-cell>
              <table:table-cell office:value-type="float" office:value="6305062">
                <text:p>6305062</text:p>
              </table:table-cell>
              <table:table-cell office:value-type="float" office:value="885807">
                <text:p>885807</text:p>
              </table:table-cell>
              <table:table-cell office:value-type="float" office:value="81">
                <text:p>81</text:p>
              </table:table-cell>
              <table:table-cell office:value-type="float" office:value="66091340">
                <text:p>66091340</text:p>
              </table:table-cell>
              <table:table-cell office:value-type="float" office:value="1125716">
                <text:p>1125716</text:p>
              </table:table-cell>
              <table:table-cell office:value-type="float" office:value="2802320">
                <text:p>2802320</text:p>
              </table:table-cell>
              <table:table-cell office:value-type="float" office:value="10263486">
                <text:p>102634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11235">
                <text:p>4211235</text:p>
              </table:table-cell>
              <table:table-cell office:value-type="float" office:value="1437004">
                <text:p>1437004</text:p>
              </table:table-cell>
              <table:table-cell office:value-type="float" office:value="1672154">
                <text:p>1672154</text:p>
              </table:table-cell>
              <table:table-cell office:value-type="float" office:value="165">
                <text:p>165</text:p>
              </table:table-cell>
              <table:table-cell office:value-type="float" office:value="6246830">
                <text:p>6246830</text:p>
              </table:table-cell>
              <table:table-cell office:value-type="float" office:value="1173318">
                <text:p>1173318</text:p>
              </table:table-cell>
              <table:table-cell office:value-type="float" office:value="180">
                <text:p>180</text:p>
              </table:table-cell>
              <table:table-cell office:value-type="float" office:value="39415323">
                <text:p>39415323</text:p>
              </table:table-cell>
              <table:table-cell office:value-type="float" office:value="996338">
                <text:p>996338</text:p>
              </table:table-cell>
              <table:table-cell office:value-type="float" office:value="2358642">
                <text:p>2358642</text:p>
              </table:table-cell>
              <table:table-cell office:value-type="float" office:value="10999390">
                <text:p>109993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29864">
                <text:p>4529864</text:p>
              </table:table-cell>
              <table:table-cell office:value-type="float" office:value="2663233">
                <text:p>2663233</text:p>
              </table:table-cell>
              <table:table-cell office:value-type="float" office:value="1687218">
                <text:p>1687218</text:p>
              </table:table-cell>
              <table:table-cell office:value-type="float" office:value="197">
                <text:p>197</text:p>
              </table:table-cell>
              <table:table-cell office:value-type="float" office:value="5500097">
                <text:p>5500097</text:p>
              </table:table-cell>
              <table:table-cell office:value-type="float" office:value="581201">
                <text:p>581201</text:p>
              </table:table-cell>
              <table:table-cell office:value-type="float" office:value="92">
                <text:p>92</text:p>
              </table:table-cell>
              <table:table-cell office:value-type="float" office:value="40505337">
                <text:p>40505337</text:p>
              </table:table-cell>
              <table:table-cell office:value-type="float" office:value="978651">
                <text:p>978651</text:p>
              </table:table-cell>
              <table:table-cell office:value-type="float" office:value="2391773">
                <text:p>2391773</text:p>
              </table:table-cell>
              <table:table-cell office:value-type="float" office:value="10728779">
                <text:p>10728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67838">
                <text:p>4967838</text:p>
              </table:table-cell>
              <table:table-cell office:value-type="float" office:value="3095788">
                <text:p>3095788</text:p>
              </table:table-cell>
              <table:table-cell office:value-type="float" office:value="1915460">
                <text:p>1915460</text:p>
              </table:table-cell>
              <table:table-cell office:value-type="float" office:value="204">
                <text:p>204</text:p>
              </table:table-cell>
              <table:table-cell office:value-type="float" office:value="7704954">
                <text:p>7704954</text:p>
              </table:table-cell>
              <table:table-cell office:value-type="float" office:value="624815">
                <text:p>624815</text:p>
              </table:table-cell>
              <table:table-cell office:value-type="float" office:value="176">
                <text:p>176</text:p>
              </table:table-cell>
              <table:table-cell office:value-type="float" office:value="38733893">
                <text:p>38733893</text:p>
              </table:table-cell>
              <table:table-cell office:value-type="float" office:value="975636">
                <text:p>975636</text:p>
              </table:table-cell>
              <table:table-cell office:value-type="float" office:value="2429201">
                <text:p>2429201</text:p>
              </table:table-cell>
              <table:table-cell office:value-type="float" office:value="10646942">
                <text:p>10646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9682">
                <text:p>5509682</text:p>
              </table:table-cell>
              <table:table-cell office:value-type="float" office:value="1732401">
                <text:p>1732401</text:p>
              </table:table-cell>
              <table:table-cell office:value-type="float" office:value="1900810">
                <text:p>1900810</text:p>
              </table:table-cell>
              <table:table-cell office:value-type="float" office:value="185">
                <text:p>185</text:p>
              </table:table-cell>
              <table:table-cell office:value-type="float" office:value="5255211">
                <text:p>5255211</text:p>
              </table:table-cell>
              <table:table-cell office:value-type="float" office:value="1111615">
                <text:p>1111615</text:p>
              </table:table-cell>
              <table:table-cell office:value-type="float" office:value="86">
                <text:p>86</text:p>
              </table:table-cell>
              <table:table-cell office:value-type="float" office:value="287036">
                <text:p>287036</text:p>
              </table:table-cell>
              <table:table-cell office:value-type="float" office:value="643596">
                <text:p>643596</text:p>
              </table:table-cell>
              <table:table-cell office:value-type="float" office:value="1612601">
                <text:p>1612601</text:p>
              </table:table-cell>
              <table:table-cell office:value-type="float" office:value="11022583">
                <text:p>11022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47302">
                <text:p>6347302</text:p>
              </table:table-cell>
              <table:table-cell office:value-type="float" office:value="1444672">
                <text:p>1444672</text:p>
              </table:table-cell>
              <table:table-cell office:value-type="float" office:value="1714749">
                <text:p>1714749</text:p>
              </table:table-cell>
              <table:table-cell office:value-type="float" office:value="166">
                <text:p>166</text:p>
              </table:table-cell>
              <table:table-cell office:value-type="float" office:value="6290844">
                <text:p>6290844</text:p>
              </table:table-cell>
              <table:table-cell office:value-type="float" office:value="1031652">
                <text:p>1031652</text:p>
              </table:table-cell>
              <table:table-cell office:value-type="float" office:value="51">
                <text:p>51</text:p>
              </table:table-cell>
              <table:table-cell office:value-type="float" office:value="335831">
                <text:p>335831</text:p>
              </table:table-cell>
              <table:table-cell office:value-type="float" office:value="774682">
                <text:p>774682</text:p>
              </table:table-cell>
              <table:table-cell office:value-type="float" office:value="1769531">
                <text:p>1769531</text:p>
              </table:table-cell>
              <table:table-cell office:value-type="float" office:value="10904941">
                <text:p>10904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7187">
                <text:p>6047187</text:p>
              </table:table-cell>
              <table:table-cell office:value-type="float" office:value="1819147">
                <text:p>1819147</text:p>
              </table:table-cell>
              <table:table-cell office:value-type="float" office:value="2071362">
                <text:p>2071362</text:p>
              </table:table-cell>
              <table:table-cell office:value-type="float" office:value="159">
                <text:p>159</text:p>
              </table:table-cell>
              <table:table-cell office:value-type="float" office:value="5013251">
                <text:p>5013251</text:p>
              </table:table-cell>
              <table:table-cell office:value-type="float" office:value="1026834">
                <text:p>1026834</text:p>
              </table:table-cell>
              <table:table-cell office:value-type="float" office:value="75">
                <text:p>75</text:p>
              </table:table-cell>
              <table:table-cell office:value-type="float" office:value="239115">
                <text:p>239115</text:p>
              </table:table-cell>
              <table:table-cell office:value-type="float" office:value="624710">
                <text:p>624710</text:p>
              </table:table-cell>
              <table:table-cell office:value-type="float" office:value="1547562">
                <text:p>1547562</text:p>
              </table:table-cell>
              <table:table-cell office:value-type="float" office:value="10176210">
                <text:p>101762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16741">
                <text:p>6216741</text:p>
              </table:table-cell>
              <table:table-cell office:value-type="float" office:value="1669067">
                <text:p>1669067</text:p>
              </table:table-cell>
              <table:table-cell office:value-type="float" office:value="2171848">
                <text:p>2171848</text:p>
              </table:table-cell>
              <table:table-cell office:value-type="float" office:value="208">
                <text:p>208</text:p>
              </table:table-cell>
              <table:table-cell office:value-type="float" office:value="5623929">
                <text:p>5623929</text:p>
              </table:table-cell>
              <table:table-cell office:value-type="float" office:value="831227">
                <text:p>831227</text:p>
              </table:table-cell>
              <table:table-cell office:value-type="float" office:value="41">
                <text:p>41</text:p>
              </table:table-cell>
              <table:table-cell office:value-type="float" office:value="210992">
                <text:p>210992</text:p>
              </table:table-cell>
              <table:table-cell office:value-type="float" office:value="547058">
                <text:p>547058</text:p>
              </table:table-cell>
              <table:table-cell office:value-type="float" office:value="1475304">
                <text:p>1475304</text:p>
              </table:table-cell>
              <table:table-cell office:value-type="float" office:value="10161825">
                <text:p>10161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72898">
                <text:p>6672898</text:p>
              </table:table-cell>
              <table:table-cell office:value-type="float" office:value="3105225">
                <text:p>3105225</text:p>
              </table:table-cell>
              <table:table-cell office:value-type="float" office:value="1433794">
                <text:p>1433794</text:p>
              </table:table-cell>
              <table:table-cell office:value-type="float" office:value="157">
                <text:p>157</text:p>
              </table:table-cell>
              <table:table-cell office:value-type="float" office:value="5289003">
                <text:p>5289003</text:p>
              </table:table-cell>
              <table:table-cell office:value-type="float" office:value="957273">
                <text:p>957273</text:p>
              </table:table-cell>
              <table:table-cell office:value-type="float" office:value="29">
                <text:p>29</text:p>
              </table:table-cell>
              <table:table-cell office:value-type="float" office:value="185363">
                <text:p>185363</text:p>
              </table:table-cell>
              <table:table-cell office:value-type="float" office:value="605909">
                <text:p>605909</text:p>
              </table:table-cell>
              <table:table-cell office:value-type="float" office:value="1973738">
                <text:p>1973738</text:p>
              </table:table-cell>
              <table:table-cell office:value-type="float" office:value="10238562">
                <text:p>10238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62355">
                <text:p>6262355</text:p>
              </table:table-cell>
              <table:table-cell office:value-type="float" office:value="2780700">
                <text:p>2780700</text:p>
              </table:table-cell>
              <table:table-cell office:value-type="float" office:value="2174167">
                <text:p>2174167</text:p>
              </table:table-cell>
              <table:table-cell office:value-type="float" office:value="158">
                <text:p>158</text:p>
              </table:table-cell>
              <table:table-cell office:value-type="float" office:value="5249498">
                <text:p>5249498</text:p>
              </table:table-cell>
              <table:table-cell office:value-type="float" office:value="814451">
                <text:p>814451</text:p>
              </table:table-cell>
              <table:table-cell office:value-type="float" office:value="49">
                <text:p>49</text:p>
              </table:table-cell>
              <table:table-cell office:value-type="float" office:value="236812">
                <text:p>236812</text:p>
              </table:table-cell>
              <table:table-cell office:value-type="float" office:value="574417">
                <text:p>574417</text:p>
              </table:table-cell>
              <table:table-cell office:value-type="float" office:value="1512165">
                <text:p>1512165</text:p>
              </table:table-cell>
              <table:table-cell office:value-type="float" office:value="10648948">
                <text:p>10648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97084">
                <text:p>6997084</text:p>
              </table:table-cell>
              <table:table-cell office:value-type="float" office:value="2077034">
                <text:p>2077034</text:p>
              </table:table-cell>
              <table:table-cell office:value-type="float" office:value="1969884">
                <text:p>1969884</text:p>
              </table:table-cell>
              <table:table-cell office:value-type="float" office:value="169">
                <text:p>169</text:p>
              </table:table-cell>
              <table:table-cell office:value-type="float" office:value="4894733">
                <text:p>4894733</text:p>
              </table:table-cell>
              <table:table-cell office:value-type="float" office:value="840026">
                <text:p>840026</text:p>
              </table:table-cell>
              <table:table-cell office:value-type="float" office:value="59">
                <text:p>59</text:p>
              </table:table-cell>
              <table:table-cell office:value-type="float" office:value="212409">
                <text:p>212409</text:p>
              </table:table-cell>
              <table:table-cell office:value-type="float" office:value="602813">
                <text:p>602813</text:p>
              </table:table-cell>
              <table:table-cell office:value-type="float" office:value="1897547">
                <text:p>1897547</text:p>
              </table:table-cell>
              <table:table-cell office:value-type="float" office:value="11020320">
                <text:p>11020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40960">
                <text:p>6740960</text:p>
              </table:table-cell>
              <table:table-cell office:value-type="float" office:value="1807538">
                <text:p>1807538</text:p>
              </table:table-cell>
              <table:table-cell office:value-type="float" office:value="2031212">
                <text:p>2031212</text:p>
              </table:table-cell>
              <table:table-cell office:value-type="float" office:value="193">
                <text:p>193</text:p>
              </table:table-cell>
              <table:table-cell office:value-type="float" office:value="6222920">
                <text:p>6222920</text:p>
              </table:table-cell>
              <table:table-cell office:value-type="float" office:value="985437">
                <text:p>985437</text:p>
              </table:table-cell>
              <table:table-cell office:value-type="float" office:value="59">
                <text:p>59</text:p>
              </table:table-cell>
              <table:table-cell office:value-type="float" office:value="236585">
                <text:p>236585</text:p>
              </table:table-cell>
              <table:table-cell office:value-type="float" office:value="782208">
                <text:p>782208</text:p>
              </table:table-cell>
              <table:table-cell office:value-type="float" office:value="1759415">
                <text:p>1759415</text:p>
              </table:table-cell>
              <table:table-cell office:value-type="float" office:value="10584268">
                <text:p>10584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5927">
                <text:p>5245927</text:p>
              </table:table-cell>
              <table:table-cell office:value-type="float" office:value="1404647">
                <text:p>1404647</text:p>
              </table:table-cell>
              <table:table-cell office:value-type="float" office:value="1673123">
                <text:p>1673123</text:p>
              </table:table-cell>
              <table:table-cell office:value-type="float" office:value="164">
                <text:p>164</text:p>
              </table:table-cell>
              <table:table-cell office:value-type="float" office:value="5336580">
                <text:p>5336580</text:p>
              </table:table-cell>
              <table:table-cell office:value-type="float" office:value="1080383">
                <text:p>1080383</text:p>
              </table:table-cell>
              <table:table-cell office:value-type="float" office:value="158">
                <text:p>158</text:p>
              </table:table-cell>
              <table:table-cell office:value-type="float" office:value="285513">
                <text:p>285513</text:p>
              </table:table-cell>
              <table:table-cell office:value-type="float" office:value="657618">
                <text:p>657618</text:p>
              </table:table-cell>
              <table:table-cell office:value-type="float" office:value="1605301">
                <text:p>1605301</text:p>
              </table:table-cell>
              <table:table-cell office:value-type="float" office:value="10606422">
                <text:p>106064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26873">
                <text:p>6026873</text:p>
              </table:table-cell>
              <table:table-cell office:value-type="float" office:value="1778907">
                <text:p>1778907</text:p>
              </table:table-cell>
              <table:table-cell office:value-type="float" office:value="1750806">
                <text:p>1750806</text:p>
              </table:table-cell>
              <table:table-cell office:value-type="float" office:value="244">
                <text:p>244</text:p>
              </table:table-cell>
              <table:table-cell office:value-type="float" office:value="6384133">
                <text:p>6384133</text:p>
              </table:table-cell>
              <table:table-cell office:value-type="float" office:value="1326861">
                <text:p>1326861</text:p>
              </table:table-cell>
              <table:table-cell office:value-type="float" office:value="43">
                <text:p>43</text:p>
              </table:table-cell>
              <table:table-cell office:value-type="float" office:value="245134">
                <text:p>245134</text:p>
              </table:table-cell>
              <table:table-cell office:value-type="float" office:value="797863">
                <text:p>797863</text:p>
              </table:table-cell>
              <table:table-cell office:value-type="float" office:value="1556495">
                <text:p>1556495</text:p>
              </table:table-cell>
              <table:table-cell office:value-type="float" office:value="10556750">
                <text:p>105567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4419">
                <text:p>5734419</text:p>
              </table:table-cell>
              <table:table-cell office:value-type="float" office:value="2154361">
                <text:p>2154361</text:p>
              </table:table-cell>
              <table:table-cell office:value-type="float" office:value="1916254">
                <text:p>1916254</text:p>
              </table:table-cell>
              <table:table-cell office:value-type="float" office:value="197">
                <text:p>197</text:p>
              </table:table-cell>
              <table:table-cell office:value-type="float" office:value="5274778">
                <text:p>5274778</text:p>
              </table:table-cell>
              <table:table-cell office:value-type="float" office:value="915626">
                <text:p>915626</text:p>
              </table:table-cell>
              <table:table-cell office:value-type="float" office:value="71">
                <text:p>71</text:p>
              </table:table-cell>
              <table:table-cell office:value-type="float" office:value="235788">
                <text:p>235788</text:p>
              </table:table-cell>
              <table:table-cell office:value-type="float" office:value="660032">
                <text:p>660032</text:p>
              </table:table-cell>
              <table:table-cell office:value-type="float" office:value="1588850">
                <text:p>1588850</text:p>
              </table:table-cell>
              <table:table-cell office:value-type="float" office:value="10847941">
                <text:p>10847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63333">
                <text:p>6563333</text:p>
              </table:table-cell>
              <table:table-cell office:value-type="float" office:value="1828495">
                <text:p>1828495</text:p>
              </table:table-cell>
              <table:table-cell office:value-type="float" office:value="1532509">
                <text:p>1532509</text:p>
              </table:table-cell>
              <table:table-cell office:value-type="float" office:value="175">
                <text:p>175</text:p>
              </table:table-cell>
              <table:table-cell office:value-type="float" office:value="5854945">
                <text:p>5854945</text:p>
              </table:table-cell>
              <table:table-cell office:value-type="float" office:value="966394">
                <text:p>966394</text:p>
              </table:table-cell>
              <table:table-cell office:value-type="float" office:value="53">
                <text:p>53</text:p>
              </table:table-cell>
              <table:table-cell office:value-type="float" office:value="247739">
                <text:p>247739</text:p>
              </table:table-cell>
              <table:table-cell office:value-type="float" office:value="704317">
                <text:p>704317</text:p>
              </table:table-cell>
              <table:table-cell office:value-type="float" office:value="1632674">
                <text:p>1632674</text:p>
              </table:table-cell>
              <table:table-cell office:value-type="float" office:value="11084804">
                <text:p>11084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98556">
                <text:p>5998556</text:p>
              </table:table-cell>
              <table:table-cell office:value-type="float" office:value="2288277">
                <text:p>2288277</text:p>
              </table:table-cell>
              <table:table-cell office:value-type="float" office:value="2225874">
                <text:p>2225874</text:p>
              </table:table-cell>
              <table:table-cell office:value-type="float" office:value="162">
                <text:p>162</text:p>
              </table:table-cell>
              <table:table-cell office:value-type="float" office:value="5283577">
                <text:p>5283577</text:p>
              </table:table-cell>
              <table:table-cell office:value-type="float" office:value="935533">
                <text:p>935533</text:p>
              </table:table-cell>
              <table:table-cell office:value-type="float" office:value="43">
                <text:p>43</text:p>
              </table:table-cell>
              <table:table-cell office:value-type="float" office:value="240686">
                <text:p>240686</text:p>
              </table:table-cell>
              <table:table-cell office:value-type="float" office:value="676797">
                <text:p>676797</text:p>
              </table:table-cell>
              <table:table-cell office:value-type="float" office:value="1767234">
                <text:p>1767234</text:p>
              </table:table-cell>
              <table:table-cell office:value-type="float" office:value="10408411">
                <text:p>10408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36901">
                <text:p>6536901</text:p>
              </table:table-cell>
              <table:table-cell office:value-type="float" office:value="1956997">
                <text:p>1956997</text:p>
              </table:table-cell>
              <table:table-cell office:value-type="float" office:value="2216865">
                <text:p>2216865</text:p>
              </table:table-cell>
              <table:table-cell office:value-type="float" office:value="218">
                <text:p>218</text:p>
              </table:table-cell>
              <table:table-cell office:value-type="float" office:value="5695984">
                <text:p>5695984</text:p>
              </table:table-cell>
              <table:table-cell office:value-type="float" office:value="889433">
                <text:p>889433</text:p>
              </table:table-cell>
              <table:table-cell office:value-type="float" office:value="50">
                <text:p>50</text:p>
              </table:table-cell>
              <table:table-cell office:value-type="float" office:value="35271267">
                <text:p>35271267</text:p>
              </table:table-cell>
              <table:table-cell office:value-type="float" office:value="545836">
                <text:p>545836</text:p>
              </table:table-cell>
              <table:table-cell office:value-type="float" office:value="1542012">
                <text:p>1542012</text:p>
              </table:table-cell>
              <table:table-cell office:value-type="float" office:value="10135386">
                <text:p>10135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53832">
                <text:p>3653832</text:p>
              </table:table-cell>
              <table:table-cell office:value-type="float" office:value="2020539">
                <text:p>2020539</text:p>
              </table:table-cell>
              <table:table-cell office:value-type="float" office:value="1880571">
                <text:p>1880571</text:p>
              </table:table-cell>
              <table:table-cell office:value-type="float" office:value="403">
                <text:p>403</text:p>
              </table:table-cell>
              <table:table-cell office:value-type="float" office:value="7242596">
                <text:p>7242596</text:p>
              </table:table-cell>
              <table:table-cell office:value-type="float" office:value="814615">
                <text:p>814615</text:p>
              </table:table-cell>
              <table:table-cell office:value-type="float" office:value="85">
                <text:p>85</text:p>
              </table:table-cell>
              <table:table-cell office:value-type="float" office:value="67270285">
                <text:p>67270285</text:p>
              </table:table-cell>
              <table:table-cell office:value-type="float" office:value="1287988">
                <text:p>1287988</text:p>
              </table:table-cell>
              <table:table-cell office:value-type="float" office:value="2539606">
                <text:p>2539606</text:p>
              </table:table-cell>
              <table:table-cell office:value-type="float" office:value="10432451">
                <text:p>104324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92857">
                <text:p>4692857</text:p>
              </table:table-cell>
              <table:table-cell office:value-type="float" office:value="1585754">
                <text:p>1585754</text:p>
              </table:table-cell>
              <table:table-cell office:value-type="float" office:value="1787704">
                <text:p>1787704</text:p>
              </table:table-cell>
              <table:table-cell office:value-type="float" office:value="244">
                <text:p>244</text:p>
              </table:table-cell>
              <table:table-cell office:value-type="float" office:value="7114964">
                <text:p>7114964</text:p>
              </table:table-cell>
              <table:table-cell office:value-type="float" office:value="758193">
                <text:p>758193</text:p>
              </table:table-cell>
              <table:table-cell office:value-type="float" office:value="51">
                <text:p>51</text:p>
              </table:table-cell>
              <table:table-cell office:value-type="float" office:value="37177865">
                <text:p>37177865</text:p>
              </table:table-cell>
              <table:table-cell office:value-type="float" office:value="554406">
                <text:p>554406</text:p>
              </table:table-cell>
              <table:table-cell office:value-type="float" office:value="1404246">
                <text:p>1404246</text:p>
              </table:table-cell>
              <table:table-cell office:value-type="float" office:value="10243588">
                <text:p>10243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7621">
                <text:p>4587621</text:p>
              </table:table-cell>
              <table:table-cell office:value-type="float" office:value="1548368">
                <text:p>1548368</text:p>
              </table:table-cell>
              <table:table-cell office:value-type="float" office:value="2218995">
                <text:p>2218995</text:p>
              </table:table-cell>
              <table:table-cell office:value-type="float" office:value="416">
                <text:p>416</text:p>
              </table:table-cell>
              <table:table-cell office:value-type="float" office:value="5809227">
                <text:p>5809227</text:p>
              </table:table-cell>
              <table:table-cell office:value-type="float" office:value="703381">
                <text:p>703381</text:p>
              </table:table-cell>
              <table:table-cell office:value-type="float" office:value="76">
                <text:p>76</text:p>
              </table:table-cell>
              <table:table-cell office:value-type="float" office:value="40624394">
                <text:p>40624394</text:p>
              </table:table-cell>
              <table:table-cell office:value-type="float" office:value="987463">
                <text:p>987463</text:p>
              </table:table-cell>
              <table:table-cell office:value-type="float" office:value="2466871">
                <text:p>2466871</text:p>
              </table:table-cell>
              <table:table-cell office:value-type="float" office:value="10482185">
                <text:p>10482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61953">
                <text:p>5261953</text:p>
              </table:table-cell>
              <table:table-cell office:value-type="float" office:value="2331407">
                <text:p>2331407</text:p>
              </table:table-cell>
              <table:table-cell office:value-type="float" office:value="1871097">
                <text:p>1871097</text:p>
              </table:table-cell>
              <table:table-cell office:value-type="float" office:value="419">
                <text:p>419</text:p>
              </table:table-cell>
              <table:table-cell office:value-type="float" office:value="5195723">
                <text:p>5195723</text:p>
              </table:table-cell>
              <table:table-cell office:value-type="float" office:value="1057693">
                <text:p>1057693</text:p>
              </table:table-cell>
              <table:table-cell office:value-type="float" office:value="42">
                <text:p>42</text:p>
              </table:table-cell>
              <table:table-cell office:value-type="float" office:value="39593604">
                <text:p>39593604</text:p>
              </table:table-cell>
              <table:table-cell office:value-type="float" office:value="1220005">
                <text:p>1220005</text:p>
              </table:table-cell>
              <table:table-cell office:value-type="float" office:value="2318097">
                <text:p>2318097</text:p>
              </table:table-cell>
              <table:table-cell office:value-type="float" office:value="10156908">
                <text:p>10156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53855">
                <text:p>4853855</text:p>
              </table:table-cell>
              <table:table-cell office:value-type="float" office:value="1666688">
                <text:p>1666688</text:p>
              </table:table-cell>
              <table:table-cell office:value-type="float" office:value="1840038">
                <text:p>1840038</text:p>
              </table:table-cell>
              <table:table-cell office:value-type="float" office:value="185">
                <text:p>185</text:p>
              </table:table-cell>
              <table:table-cell office:value-type="float" office:value="6569597">
                <text:p>6569597</text:p>
              </table:table-cell>
              <table:table-cell office:value-type="float" office:value="560487">
                <text:p>560487</text:p>
              </table:table-cell>
              <table:table-cell office:value-type="float" office:value="72">
                <text:p>72</text:p>
              </table:table-cell>
              <table:table-cell office:value-type="float" office:value="36882601">
                <text:p>36882601</text:p>
              </table:table-cell>
              <table:table-cell office:value-type="float" office:value="1066957">
                <text:p>1066957</text:p>
              </table:table-cell>
              <table:table-cell office:value-type="float" office:value="1814165">
                <text:p>1814165</text:p>
              </table:table-cell>
              <table:table-cell office:value-type="float" office:value="10513969">
                <text:p>10513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13792">
                <text:p>5013792</text:p>
              </table:table-cell>
              <table:table-cell office:value-type="float" office:value="1595532">
                <text:p>1595532</text:p>
              </table:table-cell>
              <table:table-cell office:value-type="float" office:value="1884941">
                <text:p>1884941</text:p>
              </table:table-cell>
              <table:table-cell office:value-type="float" office:value="187">
                <text:p>187</text:p>
              </table:table-cell>
              <table:table-cell office:value-type="float" office:value="6541222">
                <text:p>6541222</text:p>
              </table:table-cell>
              <table:table-cell office:value-type="float" office:value="698717">
                <text:p>698717</text:p>
              </table:table-cell>
              <table:table-cell office:value-type="float" office:value="94">
                <text:p>94</text:p>
              </table:table-cell>
              <table:table-cell office:value-type="float" office:value="37319560">
                <text:p>37319560</text:p>
              </table:table-cell>
              <table:table-cell office:value-type="float" office:value="1164390">
                <text:p>1164390</text:p>
              </table:table-cell>
              <table:table-cell office:value-type="float" office:value="2648145">
                <text:p>2648145</text:p>
              </table:table-cell>
              <table:table-cell office:value-type="float" office:value="10484911">
                <text:p>10484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90525">
                <text:p>4490525</text:p>
              </table:table-cell>
              <table:table-cell office:value-type="float" office:value="1518298">
                <text:p>1518298</text:p>
              </table:table-cell>
              <table:table-cell office:value-type="float" office:value="1614708">
                <text:p>1614708</text:p>
              </table:table-cell>
              <table:table-cell office:value-type="float" office:value="181">
                <text:p>181</text:p>
              </table:table-cell>
              <table:table-cell office:value-type="float" office:value="5942037">
                <text:p>5942037</text:p>
              </table:table-cell>
              <table:table-cell office:value-type="float" office:value="702880">
                <text:p>702880</text:p>
              </table:table-cell>
              <table:table-cell office:value-type="float" office:value="181">
                <text:p>181</text:p>
              </table:table-cell>
              <table:table-cell office:value-type="float" office:value="40643522">
                <text:p>40643522</text:p>
              </table:table-cell>
              <table:table-cell office:value-type="float" office:value="1114070">
                <text:p>1114070</text:p>
              </table:table-cell>
              <table:table-cell office:value-type="float" office:value="2583706">
                <text:p>2583706</text:p>
              </table:table-cell>
              <table:table-cell office:value-type="float" office:value="11069750">
                <text:p>11069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26506">
                <text:p>5626506</text:p>
              </table:table-cell>
              <table:table-cell office:value-type="float" office:value="2234301">
                <text:p>2234301</text:p>
              </table:table-cell>
              <table:table-cell office:value-type="float" office:value="1530157">
                <text:p>1530157</text:p>
              </table:table-cell>
              <table:table-cell office:value-type="float" office:value="491">
                <text:p>491</text:p>
              </table:table-cell>
              <table:table-cell office:value-type="float" office:value="5554645">
                <text:p>5554645</text:p>
              </table:table-cell>
              <table:table-cell office:value-type="float" office:value="653232">
                <text:p>653232</text:p>
              </table:table-cell>
              <table:table-cell office:value-type="float" office:value="83">
                <text:p>83</text:p>
              </table:table-cell>
              <table:table-cell office:value-type="float" office:value="6751423">
                <text:p>6751423</text:p>
              </table:table-cell>
              <table:table-cell office:value-type="float" office:value="533591">
                <text:p>533591</text:p>
              </table:table-cell>
              <table:table-cell office:value-type="float" office:value="1393190">
                <text:p>1393190</text:p>
              </table:table-cell>
              <table:table-cell office:value-type="float" office:value="10666506">
                <text:p>10666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17233">
                <text:p>5817233</text:p>
              </table:table-cell>
              <table:table-cell office:value-type="float" office:value="1533153">
                <text:p>1533153</text:p>
              </table:table-cell>
              <table:table-cell office:value-type="float" office:value="1830568">
                <text:p>1830568</text:p>
              </table:table-cell>
              <table:table-cell office:value-type="float" office:value="376">
                <text:p>376</text:p>
              </table:table-cell>
              <table:table-cell office:value-type="float" office:value="6910343">
                <text:p>6910343</text:p>
              </table:table-cell>
              <table:table-cell office:value-type="float" office:value="831138">
                <text:p>831138</text:p>
              </table:table-cell>
              <table:table-cell office:value-type="float" office:value="67">
                <text:p>67</text:p>
              </table:table-cell>
              <table:table-cell office:value-type="float" office:value="41131586">
                <text:p>41131586</text:p>
              </table:table-cell>
              <table:table-cell office:value-type="float" office:value="990818">
                <text:p>990818</text:p>
              </table:table-cell>
              <table:table-cell office:value-type="float" office:value="2469756">
                <text:p>2469756</text:p>
              </table:table-cell>
              <table:table-cell office:value-type="float" office:value="10760455">
                <text:p>10760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28622">
                <text:p>6228622</text:p>
              </table:table-cell>
              <table:table-cell office:value-type="float" office:value="1817478">
                <text:p>1817478</text:p>
              </table:table-cell>
              <table:table-cell office:value-type="float" office:value="2730132">
                <text:p>2730132</text:p>
              </table:table-cell>
              <table:table-cell office:value-type="float" office:value="183">
                <text:p>183</text:p>
              </table:table-cell>
              <table:table-cell office:value-type="float" office:value="5875583">
                <text:p>5875583</text:p>
              </table:table-cell>
              <table:table-cell office:value-type="float" office:value="1108978">
                <text:p>1108978</text:p>
              </table:table-cell>
              <table:table-cell office:value-type="float" office:value="38">
                <text:p>38</text:p>
              </table:table-cell>
              <table:table-cell office:value-type="float" office:value="220642">
                <text:p>220642</text:p>
              </table:table-cell>
              <table:table-cell office:value-type="float" office:value="681932">
                <text:p>681932</text:p>
              </table:table-cell>
              <table:table-cell office:value-type="float" office:value="1674092">
                <text:p>1674092</text:p>
              </table:table-cell>
              <table:table-cell office:value-type="float" office:value="11045496">
                <text:p>110454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13848">
                <text:p>5713848</text:p>
              </table:table-cell>
              <table:table-cell office:value-type="float" office:value="1878870">
                <text:p>1878870</text:p>
              </table:table-cell>
              <table:table-cell office:value-type="float" office:value="3133958">
                <text:p>3133958</text:p>
              </table:table-cell>
              <table:table-cell office:value-type="float" office:value="195">
                <text:p>195</text:p>
              </table:table-cell>
              <table:table-cell office:value-type="float" office:value="4984440">
                <text:p>4984440</text:p>
              </table:table-cell>
              <table:table-cell office:value-type="float" office:value="803652">
                <text:p>803652</text:p>
              </table:table-cell>
              <table:table-cell office:value-type="float" office:value="41">
                <text:p>41</text:p>
              </table:table-cell>
              <table:table-cell office:value-type="float" office:value="250601">
                <text:p>250601</text:p>
              </table:table-cell>
              <table:table-cell office:value-type="float" office:value="623951">
                <text:p>623951</text:p>
              </table:table-cell>
              <table:table-cell office:value-type="float" office:value="1839299">
                <text:p>1839299</text:p>
              </table:table-cell>
              <table:table-cell office:value-type="float" office:value="10743848">
                <text:p>10743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74806">
                <text:p>4374806</text:p>
              </table:table-cell>
              <table:table-cell office:value-type="float" office:value="1846103">
                <text:p>1846103</text:p>
              </table:table-cell>
              <table:table-cell office:value-type="float" office:value="1751608">
                <text:p>1751608</text:p>
              </table:table-cell>
              <table:table-cell office:value-type="float" office:value="192">
                <text:p>192</text:p>
              </table:table-cell>
              <table:table-cell office:value-type="float" office:value="6660841">
                <text:p>6660841</text:p>
              </table:table-cell>
              <table:table-cell office:value-type="float" office:value="1264083">
                <text:p>1264083</text:p>
              </table:table-cell>
              <table:table-cell office:value-type="float" office:value="43">
                <text:p>43</text:p>
              </table:table-cell>
              <table:table-cell office:value-type="float" office:value="243567">
                <text:p>243567</text:p>
              </table:table-cell>
              <table:table-cell office:value-type="float" office:value="853339">
                <text:p>853339</text:p>
              </table:table-cell>
              <table:table-cell office:value-type="float" office:value="1367530">
                <text:p>1367530</text:p>
              </table:table-cell>
              <table:table-cell office:value-type="float" office:value="10859801">
                <text:p>108598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93145">
                <text:p>5293145</text:p>
              </table:table-cell>
              <table:table-cell office:value-type="float" office:value="1911357">
                <text:p>1911357</text:p>
              </table:table-cell>
              <table:table-cell office:value-type="float" office:value="1602578">
                <text:p>1602578</text:p>
              </table:table-cell>
              <table:table-cell office:value-type="float" office:value="209">
                <text:p>209</text:p>
              </table:table-cell>
              <table:table-cell office:value-type="float" office:value="5758483">
                <text:p>5758483</text:p>
              </table:table-cell>
              <table:table-cell office:value-type="float" office:value="947540">
                <text:p>947540</text:p>
              </table:table-cell>
              <table:table-cell office:value-type="float" office:value="58">
                <text:p>58</text:p>
              </table:table-cell>
              <table:table-cell office:value-type="float" office:value="333145">
                <text:p>333145</text:p>
              </table:table-cell>
              <table:table-cell office:value-type="float" office:value="1062015">
                <text:p>1062015</text:p>
              </table:table-cell>
              <table:table-cell office:value-type="float" office:value="2059975">
                <text:p>2059975</text:p>
              </table:table-cell>
              <table:table-cell office:value-type="float" office:value="10870052">
                <text:p>108700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2717">
                <text:p>6252717</text:p>
              </table:table-cell>
              <table:table-cell office:value-type="float" office:value="1735854">
                <text:p>1735854</text:p>
              </table:table-cell>
              <table:table-cell office:value-type="float" office:value="2413907">
                <text:p>2413907</text:p>
              </table:table-cell>
              <table:table-cell office:value-type="float" office:value="195">
                <text:p>195</text:p>
              </table:table-cell>
              <table:table-cell office:value-type="float" office:value="5579045">
                <text:p>5579045</text:p>
              </table:table-cell>
              <table:table-cell office:value-type="float" office:value="1089447">
                <text:p>1089447</text:p>
              </table:table-cell>
              <table:table-cell office:value-type="float" office:value="34">
                <text:p>34</text:p>
              </table:table-cell>
              <table:table-cell office:value-type="float" office:value="209023">
                <text:p>209023</text:p>
              </table:table-cell>
              <table:table-cell office:value-type="float" office:value="647381">
                <text:p>647381</text:p>
              </table:table-cell>
              <table:table-cell office:value-type="float" office:value="1544566">
                <text:p>1544566</text:p>
              </table:table-cell>
              <table:table-cell office:value-type="float" office:value="10791463">
                <text:p>10791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31094">
                <text:p>6331094</text:p>
              </table:table-cell>
              <table:table-cell office:value-type="float" office:value="3899136">
                <text:p>3899136</text:p>
              </table:table-cell>
              <table:table-cell office:value-type="float" office:value="1462821">
                <text:p>1462821</text:p>
              </table:table-cell>
              <table:table-cell office:value-type="float" office:value="165">
                <text:p>165</text:p>
              </table:table-cell>
              <table:table-cell office:value-type="float" office:value="5557088">
                <text:p>5557088</text:p>
              </table:table-cell>
              <table:table-cell office:value-type="float" office:value="1050324">
                <text:p>1050324</text:p>
              </table:table-cell>
              <table:table-cell office:value-type="float" office:value="34">
                <text:p>34</text:p>
              </table:table-cell>
              <table:table-cell office:value-type="float" office:value="207414">
                <text:p>207414</text:p>
              </table:table-cell>
              <table:table-cell office:value-type="float" office:value="663705">
                <text:p>663705</text:p>
              </table:table-cell>
              <table:table-cell office:value-type="float" office:value="1585092">
                <text:p>1585092</text:p>
              </table:table-cell>
              <table:table-cell office:value-type="float" office:value="10715028">
                <text:p>10715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58318">
                <text:p>5758318</text:p>
              </table:table-cell>
              <table:table-cell office:value-type="float" office:value="3001710">
                <text:p>3001710</text:p>
              </table:table-cell>
              <table:table-cell office:value-type="float" office:value="2245145">
                <text:p>2245145</text:p>
              </table:table-cell>
              <table:table-cell office:value-type="float" office:value="182">
                <text:p>182</text:p>
              </table:table-cell>
              <table:table-cell office:value-type="float" office:value="5170801">
                <text:p>5170801</text:p>
              </table:table-cell>
              <table:table-cell office:value-type="float" office:value="1017692">
                <text:p>1017692</text:p>
              </table:table-cell>
              <table:table-cell office:value-type="float" office:value="35">
                <text:p>35</text:p>
              </table:table-cell>
              <table:table-cell office:value-type="float" office:value="196965">
                <text:p>196965</text:p>
              </table:table-cell>
              <table:table-cell office:value-type="float" office:value="625863">
                <text:p>625863</text:p>
              </table:table-cell>
              <table:table-cell office:value-type="float" office:value="1509552">
                <text:p>1509552</text:p>
              </table:table-cell>
              <table:table-cell office:value-type="float" office:value="10753084">
                <text:p>107530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3985">
                <text:p>6003985</text:p>
              </table:table-cell>
              <table:table-cell office:value-type="float" office:value="1558358">
                <text:p>1558358</text:p>
              </table:table-cell>
              <table:table-cell office:value-type="float" office:value="2491521">
                <text:p>2491521</text:p>
              </table:table-cell>
              <table:table-cell office:value-type="float" office:value="214">
                <text:p>214</text:p>
              </table:table-cell>
              <table:table-cell office:value-type="float" office:value="5986273">
                <text:p>5986273</text:p>
              </table:table-cell>
              <table:table-cell office:value-type="float" office:value="780262">
                <text:p>780262</text:p>
              </table:table-cell>
              <table:table-cell office:value-type="float" office:value="62">
                <text:p>62</text:p>
              </table:table-cell>
              <table:table-cell office:value-type="float" office:value="218989">
                <text:p>218989</text:p>
              </table:table-cell>
              <table:table-cell office:value-type="float" office:value="553122">
                <text:p>553122</text:p>
              </table:table-cell>
              <table:table-cell office:value-type="float" office:value="1349036">
                <text:p>1349036</text:p>
              </table:table-cell>
              <table:table-cell office:value-type="float" office:value="10717500">
                <text:p>10717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44506">
                <text:p>4644506</text:p>
              </table:table-cell>
              <table:table-cell office:value-type="float" office:value="1631974">
                <text:p>1631974</text:p>
              </table:table-cell>
              <table:table-cell office:value-type="float" office:value="1774430">
                <text:p>1774430</text:p>
              </table:table-cell>
              <table:table-cell office:value-type="float" office:value="171">
                <text:p>171</text:p>
              </table:table-cell>
              <table:table-cell office:value-type="float" office:value="6156375">
                <text:p>6156375</text:p>
              </table:table-cell>
              <table:table-cell office:value-type="float" office:value="892877">
                <text:p>892877</text:p>
              </table:table-cell>
              <table:table-cell office:value-type="float" office:value="52">
                <text:p>52</text:p>
              </table:table-cell>
              <table:table-cell office:value-type="float" office:value="281393">
                <text:p>281393</text:p>
              </table:table-cell>
              <table:table-cell office:value-type="float" office:value="696887">
                <text:p>696887</text:p>
              </table:table-cell>
              <table:table-cell office:value-type="float" office:value="1636331">
                <text:p>1636331</text:p>
              </table:table-cell>
              <table:table-cell office:value-type="float" office:value="10931277">
                <text:p>10931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38268">
                <text:p>5638268</text:p>
              </table:table-cell>
              <table:table-cell office:value-type="float" office:value="1785964">
                <text:p>1785964</text:p>
              </table:table-cell>
              <table:table-cell office:value-type="float" office:value="2729438">
                <text:p>2729438</text:p>
              </table:table-cell>
              <table:table-cell office:value-type="float" office:value="215">
                <text:p>215</text:p>
              </table:table-cell>
              <table:table-cell office:value-type="float" office:value="5020189">
                <text:p>5020189</text:p>
              </table:table-cell>
              <table:table-cell office:value-type="float" office:value="959023">
                <text:p>959023</text:p>
              </table:table-cell>
              <table:table-cell office:value-type="float" office:value="33">
                <text:p>33</text:p>
              </table:table-cell>
              <table:table-cell office:value-type="float" office:value="187663">
                <text:p>187663</text:p>
              </table:table-cell>
              <table:table-cell office:value-type="float" office:value="573627">
                <text:p>573627</text:p>
              </table:table-cell>
              <table:table-cell office:value-type="float" office:value="1427366">
                <text:p>1427366</text:p>
              </table:table-cell>
              <table:table-cell office:value-type="float" office:value="10750900">
                <text:p>107509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36563">
                <text:p>6436563</text:p>
              </table:table-cell>
              <table:table-cell office:value-type="float" office:value="3479063">
                <text:p>3479063</text:p>
              </table:table-cell>
              <table:table-cell office:value-type="float" office:value="2089723">
                <text:p>2089723</text:p>
              </table:table-cell>
              <table:table-cell office:value-type="float" office:value="203">
                <text:p>203</text:p>
              </table:table-cell>
              <table:table-cell office:value-type="float" office:value="4978794">
                <text:p>4978794</text:p>
              </table:table-cell>
              <table:table-cell office:value-type="float" office:value="923026">
                <text:p>923026</text:p>
              </table:table-cell>
              <table:table-cell office:value-type="float" office:value="30">
                <text:p>30</text:p>
              </table:table-cell>
              <table:table-cell office:value-type="float" office:value="179215">
                <text:p>179215</text:p>
              </table:table-cell>
              <table:table-cell office:value-type="float" office:value="543812">
                <text:p>543812</text:p>
              </table:table-cell>
              <table:table-cell office:value-type="float" office:value="1341934">
                <text:p>1341934</text:p>
              </table:table-cell>
              <table:table-cell office:value-type="float" office:value="10786699">
                <text:p>10786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1847">
                <text:p>4091847</text:p>
              </table:table-cell>
              <table:table-cell office:value-type="float" office:value="1802966">
                <text:p>1802966</text:p>
              </table:table-cell>
              <table:table-cell office:value-type="float" office:value="2663784">
                <text:p>2663784</text:p>
              </table:table-cell>
              <table:table-cell office:value-type="float" office:value="225">
                <text:p>225</text:p>
              </table:table-cell>
              <table:table-cell office:value-type="float" office:value="7291951">
                <text:p>7291951</text:p>
              </table:table-cell>
              <table:table-cell office:value-type="float" office:value="738031">
                <text:p>738031</text:p>
              </table:table-cell>
              <table:table-cell office:value-type="float" office:value="42">
                <text:p>42</text:p>
              </table:table-cell>
              <table:table-cell office:value-type="float" office:value="234981">
                <text:p>234981</text:p>
              </table:table-cell>
              <table:table-cell office:value-type="float" office:value="540851">
                <text:p>540851</text:p>
              </table:table-cell>
              <table:table-cell office:value-type="float" office:value="1344190">
                <text:p>1344190</text:p>
              </table:table-cell>
              <table:table-cell office:value-type="float" office:value="10760391">
                <text:p>10760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41068">
                <text:p>6141068</text:p>
              </table:table-cell>
              <table:table-cell office:value-type="float" office:value="1595862">
                <text:p>1595862</text:p>
              </table:table-cell>
              <table:table-cell office:value-type="float" office:value="2626750">
                <text:p>2626750</text:p>
              </table:table-cell>
              <table:table-cell office:value-type="float" office:value="295">
                <text:p>295</text:p>
              </table:table-cell>
              <table:table-cell office:value-type="float" office:value="5223151">
                <text:p>5223151</text:p>
              </table:table-cell>
              <table:table-cell office:value-type="float" office:value="978066">
                <text:p>978066</text:p>
              </table:table-cell>
              <table:table-cell office:value-type="float" office:value="34">
                <text:p>34</text:p>
              </table:table-cell>
              <table:table-cell office:value-type="float" office:value="195820">
                <text:p>195820</text:p>
              </table:table-cell>
              <table:table-cell office:value-type="float" office:value="600311">
                <text:p>600311</text:p>
              </table:table-cell>
              <table:table-cell office:value-type="float" office:value="1536911">
                <text:p>1536911</text:p>
              </table:table-cell>
              <table:table-cell office:value-type="float" office:value="11045703">
                <text:p>110457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06497">
                <text:p>6906497</text:p>
              </table:table-cell>
              <table:table-cell office:value-type="float" office:value="3047686">
                <text:p>3047686</text:p>
              </table:table-cell>
              <table:table-cell office:value-type="float" office:value="1730480">
                <text:p>1730480</text:p>
              </table:table-cell>
              <table:table-cell office:value-type="float" office:value="149">
                <text:p>149</text:p>
              </table:table-cell>
              <table:table-cell office:value-type="float" office:value="4577447">
                <text:p>4577447</text:p>
              </table:table-cell>
              <table:table-cell office:value-type="float" office:value="713940">
                <text:p>713940</text:p>
              </table:table-cell>
              <table:table-cell office:value-type="float" office:value="42">
                <text:p>42</text:p>
              </table:table-cell>
              <table:table-cell office:value-type="float" office:value="188639">
                <text:p>188639</text:p>
              </table:table-cell>
              <table:table-cell office:value-type="float" office:value="620542">
                <text:p>620542</text:p>
              </table:table-cell>
              <table:table-cell office:value-type="float" office:value="1374334">
                <text:p>1374334</text:p>
              </table:table-cell>
              <table:table-cell office:value-type="float" office:value="10745981">
                <text:p>10745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5141">
                <text:p>4385141</text:p>
              </table:table-cell>
              <table:table-cell office:value-type="float" office:value="1752715">
                <text:p>1752715</text:p>
              </table:table-cell>
              <table:table-cell office:value-type="float" office:value="2043974">
                <text:p>2043974</text:p>
              </table:table-cell>
              <table:table-cell office:value-type="float" office:value="196">
                <text:p>196</text:p>
              </table:table-cell>
              <table:table-cell office:value-type="float" office:value="7306206">
                <text:p>7306206</text:p>
              </table:table-cell>
              <table:table-cell office:value-type="float" office:value="966961">
                <text:p>966961</text:p>
              </table:table-cell>
              <table:table-cell office:value-type="float" office:value="30">
                <text:p>30</text:p>
              </table:table-cell>
              <table:table-cell office:value-type="float" office:value="182564">
                <text:p>182564</text:p>
              </table:table-cell>
              <table:table-cell office:value-type="float" office:value="553391">
                <text:p>553391</text:p>
              </table:table-cell>
              <table:table-cell office:value-type="float" office:value="1388254">
                <text:p>1388254</text:p>
              </table:table-cell>
              <table:table-cell office:value-type="float" office:value="10588021">
                <text:p>10588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62175">
                <text:p>4562175</text:p>
              </table:table-cell>
              <table:table-cell office:value-type="float" office:value="1560195">
                <text:p>1560195</text:p>
              </table:table-cell>
              <table:table-cell office:value-type="float" office:value="1738136">
                <text:p>1738136</text:p>
              </table:table-cell>
              <table:table-cell office:value-type="float" office:value="305">
                <text:p>305</text:p>
              </table:table-cell>
              <table:table-cell office:value-type="float" office:value="6966987">
                <text:p>6966987</text:p>
              </table:table-cell>
              <table:table-cell office:value-type="float" office:value="1259874">
                <text:p>1259874</text:p>
              </table:table-cell>
              <table:table-cell office:value-type="float" office:value="43">
                <text:p>43</text:p>
              </table:table-cell>
              <table:table-cell office:value-type="float" office:value="240835">
                <text:p>240835</text:p>
              </table:table-cell>
              <table:table-cell office:value-type="float" office:value="854292">
                <text:p>854292</text:p>
              </table:table-cell>
              <table:table-cell office:value-type="float" office:value="1391936">
                <text:p>1391936</text:p>
              </table:table-cell>
              <table:table-cell office:value-type="float" office:value="10555407">
                <text:p>10555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86999">
                <text:p>5286999</text:p>
              </table:table-cell>
              <table:table-cell office:value-type="float" office:value="1745556">
                <text:p>1745556</text:p>
              </table:table-cell>
              <table:table-cell office:value-type="float" office:value="1768997">
                <text:p>1768997</text:p>
              </table:table-cell>
              <table:table-cell office:value-type="float" office:value="164">
                <text:p>164</text:p>
              </table:table-cell>
              <table:table-cell office:value-type="float" office:value="6378235">
                <text:p>6378235</text:p>
              </table:table-cell>
              <table:table-cell office:value-type="float" office:value="1156715">
                <text:p>1156715</text:p>
              </table:table-cell>
              <table:table-cell office:value-type="float" office:value="49">
                <text:p>49</text:p>
              </table:table-cell>
              <table:table-cell office:value-type="float" office:value="243750">
                <text:p>243750</text:p>
              </table:table-cell>
              <table:table-cell office:value-type="float" office:value="734176">
                <text:p>734176</text:p>
              </table:table-cell>
              <table:table-cell office:value-type="float" office:value="1736217">
                <text:p>1736217</text:p>
              </table:table-cell>
              <table:table-cell office:value-type="float" office:value="11019631">
                <text:p>11019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15231">
                <text:p>6215231</text:p>
              </table:table-cell>
              <table:table-cell office:value-type="float" office:value="2767900">
                <text:p>2767900</text:p>
              </table:table-cell>
              <table:table-cell office:value-type="float" office:value="1862265">
                <text:p>1862265</text:p>
              </table:table-cell>
              <table:table-cell office:value-type="float" office:value="173">
                <text:p>173</text:p>
              </table:table-cell>
              <table:table-cell office:value-type="float" office:value="5273534">
                <text:p>5273534</text:p>
              </table:table-cell>
              <table:table-cell office:value-type="float" office:value="822224">
                <text:p>822224</text:p>
              </table:table-cell>
              <table:table-cell office:value-type="float" office:value="51">
                <text:p>51</text:p>
              </table:table-cell>
              <table:table-cell office:value-type="float" office:value="266274">
                <text:p>266274</text:p>
              </table:table-cell>
              <table:table-cell office:value-type="float" office:value="647009">
                <text:p>647009</text:p>
              </table:table-cell>
              <table:table-cell office:value-type="float" office:value="1612129">
                <text:p>1612129</text:p>
              </table:table-cell>
              <table:table-cell office:value-type="float" office:value="10857624">
                <text:p>108576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38337">
                <text:p>6838337</text:p>
              </table:table-cell>
              <table:table-cell office:value-type="float" office:value="1914955">
                <text:p>1914955</text:p>
              </table:table-cell>
              <table:table-cell office:value-type="float" office:value="2223993">
                <text:p>2223993</text:p>
              </table:table-cell>
              <table:table-cell office:value-type="float" office:value="238">
                <text:p>238</text:p>
              </table:table-cell>
              <table:table-cell office:value-type="float" office:value="5497538">
                <text:p>5497538</text:p>
              </table:table-cell>
              <table:table-cell office:value-type="float" office:value="929395">
                <text:p>929395</text:p>
              </table:table-cell>
              <table:table-cell office:value-type="float" office:value="30">
                <text:p>30</text:p>
              </table:table-cell>
              <table:table-cell office:value-type="float" office:value="180142">
                <text:p>180142</text:p>
              </table:table-cell>
              <table:table-cell office:value-type="float" office:value="550054">
                <text:p>550054</text:p>
              </table:table-cell>
              <table:table-cell office:value-type="float" office:value="1350650">
                <text:p>1350650</text:p>
              </table:table-cell>
              <table:table-cell office:value-type="float" office:value="10580690">
                <text:p>105806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18393">
                <text:p>13718393</text:p>
              </table:table-cell>
              <table:table-cell office:value-type="float" office:value="1784226">
                <text:p>1784226</text:p>
              </table:table-cell>
              <table:table-cell office:value-type="float" office:value="1434222">
                <text:p>1434222</text:p>
              </table:table-cell>
              <table:table-cell office:value-type="float" office:value="175">
                <text:p>175</text:p>
              </table:table-cell>
              <table:table-cell office:value-type="float" office:value="5534651">
                <text:p>5534651</text:p>
              </table:table-cell>
              <table:table-cell office:value-type="float" office:value="862850">
                <text:p>862850</text:p>
              </table:table-cell>
              <table:table-cell office:value-type="float" office:value="63">
                <text:p>63</text:p>
              </table:table-cell>
              <table:table-cell office:value-type="float" office:value="266664">
                <text:p>266664</text:p>
              </table:table-cell>
              <table:table-cell office:value-type="float" office:value="641769">
                <text:p>641769</text:p>
              </table:table-cell>
              <table:table-cell office:value-type="float" office:value="1549652">
                <text:p>1549652</text:p>
              </table:table-cell>
              <table:table-cell office:value-type="float" office:value="10788945">
                <text:p>10788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08786">
                <text:p>15808786</text:p>
              </table:table-cell>
              <table:table-cell office:value-type="float" office:value="1781812">
                <text:p>1781812</text:p>
              </table:table-cell>
              <table:table-cell office:value-type="float" office:value="1772479">
                <text:p>1772479</text:p>
              </table:table-cell>
              <table:table-cell office:value-type="float" office:value="171">
                <text:p>171</text:p>
              </table:table-cell>
              <table:table-cell office:value-type="float" office:value="6752615">
                <text:p>6752615</text:p>
              </table:table-cell>
              <table:table-cell office:value-type="float" office:value="1706187">
                <text:p>1706187</text:p>
              </table:table-cell>
              <table:table-cell office:value-type="float" office:value="68">
                <text:p>68</text:p>
              </table:table-cell>
              <table:table-cell office:value-type="float" office:value="298565">
                <text:p>298565</text:p>
              </table:table-cell>
              <table:table-cell office:value-type="float" office:value="995222">
                <text:p>995222</text:p>
              </table:table-cell>
              <table:table-cell office:value-type="float" office:value="2159335">
                <text:p>2159335</text:p>
              </table:table-cell>
              <table:table-cell office:value-type="float" office:value="10495155">
                <text:p>10495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93874">
                <text:p>13693874</text:p>
              </table:table-cell>
              <table:table-cell office:value-type="float" office:value="2832799">
                <text:p>2832799</text:p>
              </table:table-cell>
              <table:table-cell office:value-type="float" office:value="1931073">
                <text:p>1931073</text:p>
              </table:table-cell>
              <table:table-cell office:value-type="float" office:value="182">
                <text:p>182</text:p>
              </table:table-cell>
              <table:table-cell office:value-type="float" office:value="6767629">
                <text:p>6767629</text:p>
              </table:table-cell>
              <table:table-cell office:value-type="float" office:value="900673">
                <text:p>900673</text:p>
              </table:table-cell>
              <table:table-cell office:value-type="float" office:value="30">
                <text:p>30</text:p>
              </table:table-cell>
              <table:table-cell office:value-type="float" office:value="175599">
                <text:p>175599</text:p>
              </table:table-cell>
              <table:table-cell office:value-type="float" office:value="550168">
                <text:p>550168</text:p>
              </table:table-cell>
              <table:table-cell office:value-type="float" office:value="1345530">
                <text:p>1345530</text:p>
              </table:table-cell>
              <table:table-cell office:value-type="float" office:value="10965801">
                <text:p>10965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89081">
                <text:p>15489081</text:p>
              </table:table-cell>
              <table:table-cell office:value-type="float" office:value="1942712">
                <text:p>1942712</text:p>
              </table:table-cell>
              <table:table-cell office:value-type="float" office:value="2099015">
                <text:p>2099015</text:p>
              </table:table-cell>
              <table:table-cell office:value-type="float" office:value="328">
                <text:p>328</text:p>
              </table:table-cell>
              <table:table-cell office:value-type="float" office:value="5403021">
                <text:p>5403021</text:p>
              </table:table-cell>
              <table:table-cell office:value-type="float" office:value="1043988">
                <text:p>1043988</text:p>
              </table:table-cell>
              <table:table-cell office:value-type="float" office:value="31">
                <text:p>31</text:p>
              </table:table-cell>
              <table:table-cell office:value-type="float" office:value="184382">
                <text:p>184382</text:p>
              </table:table-cell>
              <table:table-cell office:value-type="float" office:value="556177">
                <text:p>556177</text:p>
              </table:table-cell>
              <table:table-cell office:value-type="float" office:value="1394713">
                <text:p>1394713</text:p>
              </table:table-cell>
              <table:table-cell office:value-type="float" office:value="10797298">
                <text:p>10797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75201">
                <text:p>15975201</text:p>
              </table:table-cell>
              <table:table-cell office:value-type="float" office:value="1617415">
                <text:p>1617415</text:p>
              </table:table-cell>
              <table:table-cell office:value-type="float" office:value="1887148">
                <text:p>1887148</text:p>
              </table:table-cell>
              <table:table-cell office:value-type="float" office:value="176">
                <text:p>176</text:p>
              </table:table-cell>
              <table:table-cell office:value-type="float" office:value="6802695">
                <text:p>6802695</text:p>
              </table:table-cell>
              <table:table-cell office:value-type="float" office:value="741979">
                <text:p>741979</text:p>
              </table:table-cell>
              <table:table-cell office:value-type="float" office:value="50">
                <text:p>50</text:p>
              </table:table-cell>
              <table:table-cell office:value-type="float" office:value="223640">
                <text:p>223640</text:p>
              </table:table-cell>
              <table:table-cell office:value-type="float" office:value="548031">
                <text:p>548031</text:p>
              </table:table-cell>
              <table:table-cell office:value-type="float" office:value="1378456">
                <text:p>1378456</text:p>
              </table:table-cell>
              <table:table-cell office:value-type="float" office:value="10706156">
                <text:p>10706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162178">
                <text:p>16162178</text:p>
              </table:table-cell>
              <table:table-cell office:value-type="float" office:value="1695180">
                <text:p>1695180</text:p>
              </table:table-cell>
              <table:table-cell office:value-type="float" office:value="1641263">
                <text:p>1641263</text:p>
              </table:table-cell>
              <table:table-cell office:value-type="float" office:value="159">
                <text:p>159</text:p>
              </table:table-cell>
              <table:table-cell office:value-type="float" office:value="5955726">
                <text:p>5955726</text:p>
              </table:table-cell>
              <table:table-cell office:value-type="float" office:value="1149827">
                <text:p>1149827</text:p>
              </table:table-cell>
              <table:table-cell office:value-type="float" office:value="49">
                <text:p>49</text:p>
              </table:table-cell>
              <table:table-cell office:value-type="float" office:value="219442">
                <text:p>219442</text:p>
              </table:table-cell>
              <table:table-cell office:value-type="float" office:value="758396">
                <text:p>758396</text:p>
              </table:table-cell>
              <table:table-cell office:value-type="float" office:value="2294559">
                <text:p>2294559</text:p>
              </table:table-cell>
              <table:table-cell office:value-type="float" office:value="10981932">
                <text:p>10981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86103">
                <text:p>15086103</text:p>
              </table:table-cell>
              <table:table-cell office:value-type="float" office:value="1797483">
                <text:p>1797483</text:p>
              </table:table-cell>
              <table:table-cell office:value-type="float" office:value="1911459">
                <text:p>1911459</text:p>
              </table:table-cell>
              <table:table-cell office:value-type="float" office:value="246">
                <text:p>246</text:p>
              </table:table-cell>
              <table:table-cell office:value-type="float" office:value="6977573">
                <text:p>6977573</text:p>
              </table:table-cell>
              <table:table-cell office:value-type="float" office:value="738109">
                <text:p>738109</text:p>
              </table:table-cell>
              <table:table-cell office:value-type="float" office:value="45">
                <text:p>45</text:p>
              </table:table-cell>
              <table:table-cell office:value-type="float" office:value="230132">
                <text:p>230132</text:p>
              </table:table-cell>
              <table:table-cell office:value-type="float" office:value="543587">
                <text:p>543587</text:p>
              </table:table-cell>
              <table:table-cell office:value-type="float" office:value="1342252">
                <text:p>1342252</text:p>
              </table:table-cell>
              <table:table-cell office:value-type="float" office:value="10625478">
                <text:p>106254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56717">
                <text:p>15956717</text:p>
              </table:table-cell>
              <table:table-cell office:value-type="float" office:value="2124077">
                <text:p>2124077</text:p>
              </table:table-cell>
              <table:table-cell office:value-type="float" office:value="2037974">
                <text:p>2037974</text:p>
              </table:table-cell>
              <table:table-cell office:value-type="float" office:value="218">
                <text:p>218</text:p>
              </table:table-cell>
              <table:table-cell office:value-type="float" office:value="5368217">
                <text:p>5368217</text:p>
              </table:table-cell>
              <table:table-cell office:value-type="float" office:value="983407">
                <text:p>983407</text:p>
              </table:table-cell>
              <table:table-cell office:value-type="float" office:value="33">
                <text:p>33</text:p>
              </table:table-cell>
              <table:table-cell office:value-type="float" office:value="182170">
                <text:p>182170</text:p>
              </table:table-cell>
              <table:table-cell office:value-type="float" office:value="628753">
                <text:p>628753</text:p>
              </table:table-cell>
              <table:table-cell office:value-type="float" office:value="1535783">
                <text:p>1535783</text:p>
              </table:table-cell>
              <table:table-cell office:value-type="float" office:value="10793940">
                <text:p>107939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95219">
                <text:p>16595219</text:p>
              </table:table-cell>
              <table:table-cell office:value-type="float" office:value="1816360">
                <text:p>1816360</text:p>
              </table:table-cell>
              <table:table-cell office:value-type="float" office:value="1431966">
                <text:p>1431966</text:p>
              </table:table-cell>
              <table:table-cell office:value-type="float" office:value="175">
                <text:p>175</text:p>
              </table:table-cell>
              <table:table-cell office:value-type="float" office:value="5630920">
                <text:p>5630920</text:p>
              </table:table-cell>
              <table:table-cell office:value-type="float" office:value="1150239">
                <text:p>1150239</text:p>
              </table:table-cell>
              <table:table-cell office:value-type="float" office:value="36">
                <text:p>36</text:p>
              </table:table-cell>
              <table:table-cell office:value-type="float" office:value="223936">
                <text:p>223936</text:p>
              </table:table-cell>
              <table:table-cell office:value-type="float" office:value="655790">
                <text:p>655790</text:p>
              </table:table-cell>
              <table:table-cell office:value-type="float" office:value="1551156">
                <text:p>1551156</text:p>
              </table:table-cell>
              <table:table-cell office:value-type="float" office:value="10749962">
                <text:p>10749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323159">
                <text:p>16323159</text:p>
              </table:table-cell>
              <table:table-cell office:value-type="float" office:value="3287821">
                <text:p>3287821</text:p>
              </table:table-cell>
              <table:table-cell office:value-type="float" office:value="1848140">
                <text:p>1848140</text:p>
              </table:table-cell>
              <table:table-cell office:value-type="float" office:value="194">
                <text:p>194</text:p>
              </table:table-cell>
              <table:table-cell office:value-type="float" office:value="6209809">
                <text:p>6209809</text:p>
              </table:table-cell>
              <table:table-cell office:value-type="float" office:value="904546">
                <text:p>904546</text:p>
              </table:table-cell>
              <table:table-cell office:value-type="float" office:value="41">
                <text:p>41</text:p>
              </table:table-cell>
              <table:table-cell office:value-type="float" office:value="187939">
                <text:p>187939</text:p>
              </table:table-cell>
              <table:table-cell office:value-type="float" office:value="563249">
                <text:p>563249</text:p>
              </table:table-cell>
              <table:table-cell office:value-type="float" office:value="1418850">
                <text:p>1418850</text:p>
              </table:table-cell>
              <table:table-cell office:value-type="float" office:value="10553483">
                <text:p>10553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911829">
                <text:p>15911829</text:p>
              </table:table-cell>
              <table:table-cell office:value-type="float" office:value="1571955">
                <text:p>1571955</text:p>
              </table:table-cell>
              <table:table-cell office:value-type="float" office:value="1360894">
                <text:p>1360894</text:p>
              </table:table-cell>
              <table:table-cell office:value-type="float" office:value="161">
                <text:p>161</text:p>
              </table:table-cell>
              <table:table-cell office:value-type="float" office:value="5042603">
                <text:p>5042603</text:p>
              </table:table-cell>
              <table:table-cell office:value-type="float" office:value="1007356">
                <text:p>1007356</text:p>
              </table:table-cell>
              <table:table-cell office:value-type="float" office:value="47">
                <text:p>47</text:p>
              </table:table-cell>
              <table:table-cell office:value-type="float" office:value="238648">
                <text:p>238648</text:p>
              </table:table-cell>
              <table:table-cell office:value-type="float" office:value="625669">
                <text:p>625669</text:p>
              </table:table-cell>
              <table:table-cell office:value-type="float" office:value="1473195">
                <text:p>1473195</text:p>
              </table:table-cell>
              <table:table-cell office:value-type="float" office:value="10946957">
                <text:p>10946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23314">
                <text:p>16923314</text:p>
              </table:table-cell>
              <table:table-cell office:value-type="float" office:value="2291195">
                <text:p>2291195</text:p>
              </table:table-cell>
              <table:table-cell office:value-type="float" office:value="2212821">
                <text:p>2212821</text:p>
              </table:table-cell>
              <table:table-cell office:value-type="float" office:value="185">
                <text:p>185</text:p>
              </table:table-cell>
              <table:table-cell office:value-type="float" office:value="5514529">
                <text:p>5514529</text:p>
              </table:table-cell>
              <table:table-cell office:value-type="float" office:value="763315">
                <text:p>763315</text:p>
              </table:table-cell>
              <table:table-cell office:value-type="float" office:value="57">
                <text:p>57</text:p>
              </table:table-cell>
              <table:table-cell office:value-type="float" office:value="277371">
                <text:p>277371</text:p>
              </table:table-cell>
              <table:table-cell office:value-type="float" office:value="911599">
                <text:p>911599</text:p>
              </table:table-cell>
              <table:table-cell office:value-type="float" office:value="1857255">
                <text:p>1857255</text:p>
              </table:table-cell>
              <table:table-cell office:value-type="float" office:value="10649680">
                <text:p>10649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61085">
                <text:p>15561085</text:p>
              </table:table-cell>
              <table:table-cell office:value-type="float" office:value="2756464">
                <text:p>2756464</text:p>
              </table:table-cell>
              <table:table-cell office:value-type="float" office:value="1551423">
                <text:p>1551423</text:p>
              </table:table-cell>
              <table:table-cell office:value-type="float" office:value="186">
                <text:p>186</text:p>
              </table:table-cell>
              <table:table-cell office:value-type="float" office:value="5621870">
                <text:p>5621870</text:p>
              </table:table-cell>
              <table:table-cell office:value-type="float" office:value="1088814">
                <text:p>1088814</text:p>
              </table:table-cell>
              <table:table-cell office:value-type="float" office:value="38">
                <text:p>38</text:p>
              </table:table-cell>
              <table:table-cell office:value-type="float" office:value="213850">
                <text:p>213850</text:p>
              </table:table-cell>
              <table:table-cell office:value-type="float" office:value="707856">
                <text:p>707856</text:p>
              </table:table-cell>
              <table:table-cell office:value-type="float" office:value="1745708">
                <text:p>1745708</text:p>
              </table:table-cell>
              <table:table-cell office:value-type="float" office:value="10923654">
                <text:p>109236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701783">
                <text:p>14701783</text:p>
              </table:table-cell>
              <table:table-cell office:value-type="float" office:value="1595725">
                <text:p>1595725</text:p>
              </table:table-cell>
              <table:table-cell office:value-type="float" office:value="1895449">
                <text:p>1895449</text:p>
              </table:table-cell>
              <table:table-cell office:value-type="float" office:value="199">
                <text:p>199</text:p>
              </table:table-cell>
              <table:table-cell office:value-type="float" office:value="6879046">
                <text:p>6879046</text:p>
              </table:table-cell>
              <table:table-cell office:value-type="float" office:value="869120">
                <text:p>869120</text:p>
              </table:table-cell>
              <table:table-cell office:value-type="float" office:value="44">
                <text:p>44</text:p>
              </table:table-cell>
              <table:table-cell office:value-type="float" office:value="183934">
                <text:p>183934</text:p>
              </table:table-cell>
              <table:table-cell office:value-type="float" office:value="571849">
                <text:p>571849</text:p>
              </table:table-cell>
              <table:table-cell office:value-type="float" office:value="1374751">
                <text:p>1374751</text:p>
              </table:table-cell>
              <table:table-cell office:value-type="float" office:value="10608022">
                <text:p>106080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80788">
                <text:p>20080788</text:p>
              </table:table-cell>
              <table:table-cell office:value-type="float" office:value="1826389">
                <text:p>1826389</text:p>
              </table:table-cell>
              <table:table-cell office:value-type="float" office:value="1547151">
                <text:p>1547151</text:p>
              </table:table-cell>
              <table:table-cell office:value-type="float" office:value="179">
                <text:p>179</text:p>
              </table:table-cell>
              <table:table-cell office:value-type="float" office:value="6657700">
                <text:p>6657700</text:p>
              </table:table-cell>
              <table:table-cell office:value-type="float" office:value="882604">
                <text:p>882604</text:p>
              </table:table-cell>
              <table:table-cell office:value-type="float" office:value="58">
                <text:p>58</text:p>
              </table:table-cell>
              <table:table-cell office:value-type="float" office:value="289216">
                <text:p>289216</text:p>
              </table:table-cell>
              <table:table-cell office:value-type="float" office:value="740422">
                <text:p>740422</text:p>
              </table:table-cell>
              <table:table-cell office:value-type="float" office:value="1638327">
                <text:p>1638327</text:p>
              </table:table-cell>
              <table:table-cell office:value-type="float" office:value="10747196">
                <text:p>10747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214241">
                <text:p>15214241</text:p>
              </table:table-cell>
              <table:table-cell office:value-type="float" office:value="1795441">
                <text:p>1795441</text:p>
              </table:table-cell>
              <table:table-cell office:value-type="float" office:value="2055754">
                <text:p>2055754</text:p>
              </table:table-cell>
              <table:table-cell office:value-type="float" office:value="200">
                <text:p>200</text:p>
              </table:table-cell>
              <table:table-cell office:value-type="float" office:value="5973470">
                <text:p>5973470</text:p>
              </table:table-cell>
              <table:table-cell office:value-type="float" office:value="1023160">
                <text:p>1023160</text:p>
              </table:table-cell>
              <table:table-cell office:value-type="float" office:value="85">
                <text:p>85</text:p>
              </table:table-cell>
              <table:table-cell office:value-type="float" office:value="198240">
                <text:p>198240</text:p>
              </table:table-cell>
              <table:table-cell office:value-type="float" office:value="584269">
                <text:p>584269</text:p>
              </table:table-cell>
              <table:table-cell office:value-type="float" office:value="1491846">
                <text:p>1491846</text:p>
              </table:table-cell>
              <table:table-cell office:value-type="float" office:value="10577901">
                <text:p>10577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030332">
                <text:p>17030332</text:p>
              </table:table-cell>
              <table:table-cell office:value-type="float" office:value="2673331">
                <text:p>2673331</text:p>
              </table:table-cell>
              <table:table-cell office:value-type="float" office:value="1747587">
                <text:p>1747587</text:p>
              </table:table-cell>
              <table:table-cell office:value-type="float" office:value="177">
                <text:p>177</text:p>
              </table:table-cell>
              <table:table-cell office:value-type="float" office:value="5902947">
                <text:p>5902947</text:p>
              </table:table-cell>
              <table:table-cell office:value-type="float" office:value="859205">
                <text:p>859205</text:p>
              </table:table-cell>
              <table:table-cell office:value-type="float" office:value="177">
                <text:p>177</text:p>
              </table:table-cell>
              <table:table-cell office:value-type="float" office:value="287879">
                <text:p>287879</text:p>
              </table:table-cell>
              <table:table-cell office:value-type="float" office:value="684338">
                <text:p>684338</text:p>
              </table:table-cell>
              <table:table-cell office:value-type="float" office:value="1748067">
                <text:p>1748067</text:p>
              </table:table-cell>
              <table:table-cell office:value-type="float" office:value="10742160">
                <text:p>107421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58610">
                <text:p>14658610</text:p>
              </table:table-cell>
              <table:table-cell office:value-type="float" office:value="1585525">
                <text:p>1585525</text:p>
              </table:table-cell>
              <table:table-cell office:value-type="float" office:value="1899693">
                <text:p>1899693</text:p>
              </table:table-cell>
              <table:table-cell office:value-type="float" office:value="173">
                <text:p>173</text:p>
              </table:table-cell>
              <table:table-cell office:value-type="float" office:value="7098863">
                <text:p>7098863</text:p>
              </table:table-cell>
              <table:table-cell office:value-type="float" office:value="939313">
                <text:p>939313</text:p>
              </table:table-cell>
              <table:table-cell office:value-type="float" office:value="31">
                <text:p>31</text:p>
              </table:table-cell>
              <table:table-cell office:value-type="float" office:value="224602">
                <text:p>224602</text:p>
              </table:table-cell>
              <table:table-cell office:value-type="float" office:value="566055">
                <text:p>566055</text:p>
              </table:table-cell>
              <table:table-cell office:value-type="float" office:value="1425552">
                <text:p>1425552</text:p>
              </table:table-cell>
              <table:table-cell office:value-type="float" office:value="10719649">
                <text:p>107196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37099">
                <text:p>15937099</text:p>
              </table:table-cell>
              <table:table-cell office:value-type="float" office:value="3354892">
                <text:p>3354892</text:p>
              </table:table-cell>
              <table:table-cell office:value-type="float" office:value="1387588">
                <text:p>1387588</text:p>
              </table:table-cell>
              <table:table-cell office:value-type="float" office:value="675">
                <text:p>675</text:p>
              </table:table-cell>
              <table:table-cell office:value-type="float" office:value="5602383">
                <text:p>5602383</text:p>
              </table:table-cell>
              <table:table-cell office:value-type="float" office:value="1009950">
                <text:p>1009950</text:p>
              </table:table-cell>
              <table:table-cell office:value-type="float" office:value="33">
                <text:p>33</text:p>
              </table:table-cell>
              <table:table-cell office:value-type="float" office:value="194297">
                <text:p>194297</text:p>
              </table:table-cell>
              <table:table-cell office:value-type="float" office:value="611048">
                <text:p>611048</text:p>
              </table:table-cell>
              <table:table-cell office:value-type="float" office:value="1617387">
                <text:p>1617387</text:p>
              </table:table-cell>
              <table:table-cell office:value-type="float" office:value="10734239">
                <text:p>10734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32797">
                <text:p>14532797</text:p>
              </table:table-cell>
              <table:table-cell office:value-type="float" office:value="2759233">
                <text:p>2759233</text:p>
              </table:table-cell>
              <table:table-cell office:value-type="float" office:value="1892774">
                <text:p>1892774</text:p>
              </table:table-cell>
              <table:table-cell office:value-type="float" office:value="180">
                <text:p>180</text:p>
              </table:table-cell>
              <table:table-cell office:value-type="float" office:value="6566508">
                <text:p>6566508</text:p>
              </table:table-cell>
              <table:table-cell office:value-type="float" office:value="921382">
                <text:p>921382</text:p>
              </table:table-cell>
              <table:table-cell office:value-type="float" office:value="31">
                <text:p>31</text:p>
              </table:table-cell>
              <table:table-cell office:value-type="float" office:value="179479">
                <text:p>179479</text:p>
              </table:table-cell>
              <table:table-cell office:value-type="float" office:value="640212">
                <text:p>640212</text:p>
              </table:table-cell>
              <table:table-cell office:value-type="float" office:value="1347380">
                <text:p>1347380</text:p>
              </table:table-cell>
              <table:table-cell office:value-type="float" office:value="10662011">
                <text:p>10662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26441">
                <text:p>15326441</text:p>
              </table:table-cell>
              <table:table-cell office:value-type="float" office:value="1627611">
                <text:p>1627611</text:p>
              </table:table-cell>
              <table:table-cell office:value-type="float" office:value="1897827">
                <text:p>1897827</text:p>
              </table:table-cell>
              <table:table-cell office:value-type="float" office:value="175">
                <text:p>175</text:p>
              </table:table-cell>
              <table:table-cell office:value-type="float" office:value="6862651">
                <text:p>6862651</text:p>
              </table:table-cell>
              <table:table-cell office:value-type="float" office:value="736663">
                <text:p>736663</text:p>
              </table:table-cell>
              <table:table-cell office:value-type="float" office:value="35">
                <text:p>35</text:p>
              </table:table-cell>
              <table:table-cell office:value-type="float" office:value="232272">
                <text:p>232272</text:p>
              </table:table-cell>
              <table:table-cell office:value-type="float" office:value="561638">
                <text:p>561638</text:p>
              </table:table-cell>
              <table:table-cell office:value-type="float" office:value="1336325">
                <text:p>1336325</text:p>
              </table:table-cell>
              <table:table-cell office:value-type="float" office:value="10388227">
                <text:p>10388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13641">
                <text:p>15913641</text:p>
              </table:table-cell>
              <table:table-cell office:value-type="float" office:value="1704943">
                <text:p>1704943</text:p>
              </table:table-cell>
              <table:table-cell office:value-type="float" office:value="1763443">
                <text:p>1763443</text:p>
              </table:table-cell>
              <table:table-cell office:value-type="float" office:value="226">
                <text:p>226</text:p>
              </table:table-cell>
              <table:table-cell office:value-type="float" office:value="5921338">
                <text:p>5921338</text:p>
              </table:table-cell>
              <table:table-cell office:value-type="float" office:value="1135450">
                <text:p>1135450</text:p>
              </table:table-cell>
              <table:table-cell office:value-type="float" office:value="48">
                <text:p>48</text:p>
              </table:table-cell>
              <table:table-cell office:value-type="float" office:value="260831">
                <text:p>260831</text:p>
              </table:table-cell>
              <table:table-cell office:value-type="float" office:value="700704">
                <text:p>700704</text:p>
              </table:table-cell>
              <table:table-cell office:value-type="float" office:value="1634995">
                <text:p>1634995</text:p>
              </table:table-cell>
              <table:table-cell office:value-type="float" office:value="10788386">
                <text:p>10788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98042">
                <text:p>16198042</text:p>
              </table:table-cell>
              <table:table-cell office:value-type="float" office:value="1524276">
                <text:p>1524276</text:p>
              </table:table-cell>
              <table:table-cell office:value-type="float" office:value="1757061">
                <text:p>1757061</text:p>
              </table:table-cell>
              <table:table-cell office:value-type="float" office:value="165">
                <text:p>165</text:p>
              </table:table-cell>
              <table:table-cell office:value-type="float" office:value="7177650">
                <text:p>7177650</text:p>
              </table:table-cell>
              <table:table-cell office:value-type="float" office:value="725776">
                <text:p>725776</text:p>
              </table:table-cell>
              <table:table-cell office:value-type="float" office:value="33">
                <text:p>33</text:p>
              </table:table-cell>
              <table:table-cell office:value-type="float" office:value="231191">
                <text:p>231191</text:p>
              </table:table-cell>
              <table:table-cell office:value-type="float" office:value="542446">
                <text:p>542446</text:p>
              </table:table-cell>
              <table:table-cell office:value-type="float" office:value="1914076">
                <text:p>1914076</text:p>
              </table:table-cell>
              <table:table-cell office:value-type="float" office:value="10943533">
                <text:p>10943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63487">
                <text:p>16263487</text:p>
              </table:table-cell>
              <table:table-cell office:value-type="float" office:value="2119360">
                <text:p>2119360</text:p>
              </table:table-cell>
              <table:table-cell office:value-type="float" office:value="2195875">
                <text:p>2195875</text:p>
              </table:table-cell>
              <table:table-cell office:value-type="float" office:value="254">
                <text:p>254</text:p>
              </table:table-cell>
              <table:table-cell office:value-type="float" office:value="5752571">
                <text:p>5752571</text:p>
              </table:table-cell>
              <table:table-cell office:value-type="float" office:value="961577">
                <text:p>961577</text:p>
              </table:table-cell>
              <table:table-cell office:value-type="float" office:value="31">
                <text:p>31</text:p>
              </table:table-cell>
              <table:table-cell office:value-type="float" office:value="193406">
                <text:p>193406</text:p>
              </table:table-cell>
              <table:table-cell office:value-type="float" office:value="591127">
                <text:p>591127</text:p>
              </table:table-cell>
              <table:table-cell office:value-type="float" office:value="1485376">
                <text:p>1485376</text:p>
              </table:table-cell>
              <table:table-cell office:value-type="float" office:value="10631799">
                <text:p>106317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89337">
                <text:p>15389337</text:p>
              </table:table-cell>
              <table:table-cell office:value-type="float" office:value="1895937">
                <text:p>1895937</text:p>
              </table:table-cell>
              <table:table-cell office:value-type="float" office:value="1529610">
                <text:p>1529610</text:p>
              </table:table-cell>
              <table:table-cell office:value-type="float" office:value="173">
                <text:p>173</text:p>
              </table:table-cell>
              <table:table-cell office:value-type="float" office:value="5507157">
                <text:p>5507157</text:p>
              </table:table-cell>
              <table:table-cell office:value-type="float" office:value="886852">
                <text:p>886852</text:p>
              </table:table-cell>
              <table:table-cell office:value-type="float" office:value="72">
                <text:p>72</text:p>
              </table:table-cell>
              <table:table-cell office:value-type="float" office:value="287009">
                <text:p>287009</text:p>
              </table:table-cell>
              <table:table-cell office:value-type="float" office:value="761765">
                <text:p>761765</text:p>
              </table:table-cell>
              <table:table-cell office:value-type="float" office:value="1708388">
                <text:p>1708388</text:p>
              </table:table-cell>
              <table:table-cell office:value-type="float" office:value="10761398">
                <text:p>10761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945168">
                <text:p>15945168</text:p>
              </table:table-cell>
              <table:table-cell office:value-type="float" office:value="2701043">
                <text:p>2701043</text:p>
              </table:table-cell>
              <table:table-cell office:value-type="float" office:value="1902036">
                <text:p>1902036</text:p>
              </table:table-cell>
              <table:table-cell office:value-type="float" office:value="520">
                <text:p>520</text:p>
              </table:table-cell>
              <table:table-cell office:value-type="float" office:value="7016527">
                <text:p>7016527</text:p>
              </table:table-cell>
              <table:table-cell office:value-type="float" office:value="795601">
                <text:p>795601</text:p>
              </table:table-cell>
              <table:table-cell office:value-type="float" office:value="45">
                <text:p>45</text:p>
              </table:table-cell>
              <table:table-cell office:value-type="float" office:value="219959">
                <text:p>219959</text:p>
              </table:table-cell>
              <table:table-cell office:value-type="float" office:value="606750">
                <text:p>606750</text:p>
              </table:table-cell>
              <table:table-cell office:value-type="float" office:value="1429124">
                <text:p>1429124</text:p>
              </table:table-cell>
              <table:table-cell office:value-type="float" office:value="10601413">
                <text:p>10601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09965">
                <text:p>15409965</text:p>
              </table:table-cell>
              <table:table-cell office:value-type="float" office:value="1872289">
                <text:p>1872289</text:p>
              </table:table-cell>
              <table:table-cell office:value-type="float" office:value="2867004">
                <text:p>2867004</text:p>
              </table:table-cell>
              <table:table-cell office:value-type="float" office:value="205">
                <text:p>205</text:p>
              </table:table-cell>
              <table:table-cell office:value-type="float" office:value="4877428">
                <text:p>4877428</text:p>
              </table:table-cell>
              <table:table-cell office:value-type="float" office:value="756734">
                <text:p>756734</text:p>
              </table:table-cell>
              <table:table-cell office:value-type="float" office:value="52">
                <text:p>52</text:p>
              </table:table-cell>
              <table:table-cell office:value-type="float" office:value="211788">
                <text:p>211788</text:p>
              </table:table-cell>
              <table:table-cell office:value-type="float" office:value="544427">
                <text:p>544427</text:p>
              </table:table-cell>
              <table:table-cell office:value-type="float" office:value="1340760">
                <text:p>1340760</text:p>
              </table:table-cell>
              <table:table-cell office:value-type="float" office:value="10809714">
                <text:p>10809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70367">
                <text:p>16670367</text:p>
              </table:table-cell>
              <table:table-cell office:value-type="float" office:value="1839970">
                <text:p>1839970</text:p>
              </table:table-cell>
              <table:table-cell office:value-type="float" office:value="1528081">
                <text:p>1528081</text:p>
              </table:table-cell>
              <table:table-cell office:value-type="float" office:value="169">
                <text:p>169</text:p>
              </table:table-cell>
              <table:table-cell office:value-type="float" office:value="5623067">
                <text:p>5623067</text:p>
              </table:table-cell>
              <table:table-cell office:value-type="float" office:value="1138119">
                <text:p>1138119</text:p>
              </table:table-cell>
              <table:table-cell office:value-type="float" office:value="60">
                <text:p>60</text:p>
              </table:table-cell>
              <table:table-cell office:value-type="float" office:value="241778">
                <text:p>241778</text:p>
              </table:table-cell>
              <table:table-cell office:value-type="float" office:value="696890">
                <text:p>696890</text:p>
              </table:table-cell>
              <table:table-cell office:value-type="float" office:value="1686123">
                <text:p>1686123</text:p>
              </table:table-cell>
              <table:table-cell office:value-type="float" office:value="10530261">
                <text:p>105302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13044">
                <text:p>15613044</text:p>
              </table:table-cell>
              <table:table-cell office:value-type="float" office:value="1600067">
                <text:p>1600067</text:p>
              </table:table-cell>
              <table:table-cell office:value-type="float" office:value="2031535">
                <text:p>2031535</text:p>
              </table:table-cell>
              <table:table-cell office:value-type="float" office:value="192">
                <text:p>192</text:p>
              </table:table-cell>
              <table:table-cell office:value-type="float" office:value="7171520">
                <text:p>7171520</text:p>
              </table:table-cell>
              <table:table-cell office:value-type="float" office:value="763521">
                <text:p>763521</text:p>
              </table:table-cell>
              <table:table-cell office:value-type="float" office:value="55">
                <text:p>55</text:p>
              </table:table-cell>
              <table:table-cell office:value-type="float" office:value="223194">
                <text:p>223194</text:p>
              </table:table-cell>
              <table:table-cell office:value-type="float" office:value="545668">
                <text:p>545668</text:p>
              </table:table-cell>
              <table:table-cell office:value-type="float" office:value="1441482">
                <text:p>1441482</text:p>
              </table:table-cell>
              <table:table-cell office:value-type="float" office:value="10556546">
                <text:p>105565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65215">
                <text:p>15765215</text:p>
              </table:table-cell>
              <table:table-cell office:value-type="float" office:value="3281836">
                <text:p>3281836</text:p>
              </table:table-cell>
              <table:table-cell office:value-type="float" office:value="1921096">
                <text:p>1921096</text:p>
              </table:table-cell>
              <table:table-cell office:value-type="float" office:value="210">
                <text:p>210</text:p>
              </table:table-cell>
              <table:table-cell office:value-type="float" office:value="5745663">
                <text:p>5745663</text:p>
              </table:table-cell>
              <table:table-cell office:value-type="float" office:value="1033602">
                <text:p>1033602</text:p>
              </table:table-cell>
              <table:table-cell office:value-type="float" office:value="34">
                <text:p>34</text:p>
              </table:table-cell>
              <table:table-cell office:value-type="float" office:value="191950">
                <text:p>191950</text:p>
              </table:table-cell>
              <table:table-cell office:value-type="float" office:value="662068">
                <text:p>662068</text:p>
              </table:table-cell>
              <table:table-cell office:value-type="float" office:value="1699683">
                <text:p>1699683</text:p>
              </table:table-cell>
              <table:table-cell office:value-type="float" office:value="10154672">
                <text:p>101546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98721">
                <text:p>16398721</text:p>
              </table:table-cell>
              <table:table-cell office:value-type="float" office:value="1644478">
                <text:p>1644478</text:p>
              </table:table-cell>
              <table:table-cell office:value-type="float" office:value="1746630">
                <text:p>1746630</text:p>
              </table:table-cell>
              <table:table-cell office:value-type="float" office:value="339">
                <text:p>339</text:p>
              </table:table-cell>
              <table:table-cell office:value-type="float" office:value="5379114">
                <text:p>5379114</text:p>
              </table:table-cell>
              <table:table-cell office:value-type="float" office:value="951325">
                <text:p>951325</text:p>
              </table:table-cell>
              <table:table-cell office:value-type="float" office:value="30">
                <text:p>30</text:p>
              </table:table-cell>
              <table:table-cell office:value-type="float" office:value="167998">
                <text:p>167998</text:p>
              </table:table-cell>
              <table:table-cell office:value-type="float" office:value="566789">
                <text:p>566789</text:p>
              </table:table-cell>
              <table:table-cell office:value-type="float" office:value="1351300">
                <text:p>1351300</text:p>
              </table:table-cell>
              <table:table-cell office:value-type="float" office:value="10762903">
                <text:p>10762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000723">
                <text:p>17000723</text:p>
              </table:table-cell>
              <table:table-cell office:value-type="float" office:value="2120300">
                <text:p>2120300</text:p>
              </table:table-cell>
              <table:table-cell office:value-type="float" office:value="2418642">
                <text:p>2418642</text:p>
              </table:table-cell>
              <table:table-cell office:value-type="float" office:value="397">
                <text:p>397</text:p>
              </table:table-cell>
              <table:table-cell office:value-type="float" office:value="5193616">
                <text:p>5193616</text:p>
              </table:table-cell>
              <table:table-cell office:value-type="float" office:value="951811">
                <text:p>951811</text:p>
              </table:table-cell>
              <table:table-cell office:value-type="float" office:value="42">
                <text:p>42</text:p>
              </table:table-cell>
              <table:table-cell office:value-type="float" office:value="182237">
                <text:p>182237</text:p>
              </table:table-cell>
              <table:table-cell office:value-type="float" office:value="544459">
                <text:p>544459</text:p>
              </table:table-cell>
              <table:table-cell office:value-type="float" office:value="1341615">
                <text:p>1341615</text:p>
              </table:table-cell>
              <table:table-cell office:value-type="float" office:value="10662066">
                <text:p>106620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05451">
                <text:p>16405451</text:p>
              </table:table-cell>
              <table:table-cell office:value-type="float" office:value="1650209">
                <text:p>1650209</text:p>
              </table:table-cell>
              <table:table-cell office:value-type="float" office:value="1521646">
                <text:p>1521646</text:p>
              </table:table-cell>
              <table:table-cell office:value-type="float" office:value="177">
                <text:p>177</text:p>
              </table:table-cell>
              <table:table-cell office:value-type="float" office:value="5798632">
                <text:p>5798632</text:p>
              </table:table-cell>
              <table:table-cell office:value-type="float" office:value="921709">
                <text:p>921709</text:p>
              </table:table-cell>
              <table:table-cell office:value-type="float" office:value="78">
                <text:p>78</text:p>
              </table:table-cell>
              <table:table-cell office:value-type="float" office:value="274829">
                <text:p>274829</text:p>
              </table:table-cell>
              <table:table-cell office:value-type="float" office:value="681014">
                <text:p>681014</text:p>
              </table:table-cell>
              <table:table-cell office:value-type="float" office:value="1640051">
                <text:p>1640051</text:p>
              </table:table-cell>
              <table:table-cell office:value-type="float" office:value="10264241">
                <text:p>102642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113303">
                <text:p>16113303</text:p>
              </table:table-cell>
              <table:table-cell office:value-type="float" office:value="1611187">
                <text:p>1611187</text:p>
              </table:table-cell>
              <table:table-cell office:value-type="float" office:value="1906409">
                <text:p>1906409</text:p>
              </table:table-cell>
              <table:table-cell office:value-type="float" office:value="183">
                <text:p>183</text:p>
              </table:table-cell>
              <table:table-cell office:value-type="float" office:value="7350876">
                <text:p>7350876</text:p>
              </table:table-cell>
              <table:table-cell office:value-type="float" office:value="948163">
                <text:p>948163</text:p>
              </table:table-cell>
              <table:table-cell office:value-type="float" office:value="30">
                <text:p>30</text:p>
              </table:table-cell>
              <table:table-cell office:value-type="float" office:value="182440">
                <text:p>182440</text:p>
              </table:table-cell>
              <table:table-cell office:value-type="float" office:value="576273">
                <text:p>576273</text:p>
              </table:table-cell>
              <table:table-cell office:value-type="float" office:value="1342470">
                <text:p>1342470</text:p>
              </table:table-cell>
              <table:table-cell office:value-type="float" office:value="10662876">
                <text:p>106628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65051">
                <text:p>15365051</text:p>
              </table:table-cell>
              <table:table-cell office:value-type="float" office:value="2369214">
                <text:p>2369214</text:p>
              </table:table-cell>
              <table:table-cell office:value-type="float" office:value="2054528">
                <text:p>2054528</text:p>
              </table:table-cell>
              <table:table-cell office:value-type="float" office:value="238">
                <text:p>238</text:p>
              </table:table-cell>
              <table:table-cell office:value-type="float" office:value="6870924">
                <text:p>6870924</text:p>
              </table:table-cell>
              <table:table-cell office:value-type="float" office:value="884209">
                <text:p>884209</text:p>
              </table:table-cell>
              <table:table-cell office:value-type="float" office:value="32">
                <text:p>32</text:p>
              </table:table-cell>
              <table:table-cell office:value-type="float" office:value="204629">
                <text:p>204629</text:p>
              </table:table-cell>
              <table:table-cell office:value-type="float" office:value="684065">
                <text:p>684065</text:p>
              </table:table-cell>
              <table:table-cell office:value-type="float" office:value="1467375">
                <text:p>1467375</text:p>
              </table:table-cell>
              <table:table-cell office:value-type="float" office:value="11032122">
                <text:p>11032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871091">
                <text:p>14871091</text:p>
              </table:table-cell>
              <table:table-cell office:value-type="float" office:value="2370808">
                <text:p>2370808</text:p>
              </table:table-cell>
              <table:table-cell office:value-type="float" office:value="1506208">
                <text:p>1506208</text:p>
              </table:table-cell>
              <table:table-cell office:value-type="float" office:value="210">
                <text:p>210</text:p>
              </table:table-cell>
              <table:table-cell office:value-type="float" office:value="5686949">
                <text:p>5686949</text:p>
              </table:table-cell>
              <table:table-cell office:value-type="float" office:value="1075253">
                <text:p>1075253</text:p>
              </table:table-cell>
              <table:table-cell office:value-type="float" office:value="89">
                <text:p>89</text:p>
              </table:table-cell>
              <table:table-cell office:value-type="float" office:value="292145">
                <text:p>292145</text:p>
              </table:table-cell>
              <table:table-cell office:value-type="float" office:value="900445">
                <text:p>900445</text:p>
              </table:table-cell>
              <table:table-cell office:value-type="float" office:value="1746463">
                <text:p>1746463</text:p>
              </table:table-cell>
              <table:table-cell office:value-type="float" office:value="11057318">
                <text:p>110573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885996">
                <text:p>14885996</text:p>
              </table:table-cell>
              <table:table-cell office:value-type="float" office:value="1787848">
                <text:p>1787848</text:p>
              </table:table-cell>
              <table:table-cell office:value-type="float" office:value="1905264">
                <text:p>1905264</text:p>
              </table:table-cell>
              <table:table-cell office:value-type="float" office:value="252">
                <text:p>252</text:p>
              </table:table-cell>
              <table:table-cell office:value-type="float" office:value="7142117">
                <text:p>7142117</text:p>
              </table:table-cell>
              <table:table-cell office:value-type="float" office:value="761394">
                <text:p>761394</text:p>
              </table:table-cell>
              <table:table-cell office:value-type="float" office:value="45">
                <text:p>45</text:p>
              </table:table-cell>
              <table:table-cell office:value-type="float" office:value="222891">
                <text:p>222891</text:p>
              </table:table-cell>
              <table:table-cell office:value-type="float" office:value="559004">
                <text:p>559004</text:p>
              </table:table-cell>
              <table:table-cell office:value-type="float" office:value="1343940">
                <text:p>1343940</text:p>
              </table:table-cell>
              <table:table-cell office:value-type="float" office:value="10599742">
                <text:p>10599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08270">
                <text:p>16908270</text:p>
              </table:table-cell>
              <table:table-cell office:value-type="float" office:value="2094523">
                <text:p>2094523</text:p>
              </table:table-cell>
              <table:table-cell office:value-type="float" office:value="2438874">
                <text:p>2438874</text:p>
              </table:table-cell>
              <table:table-cell office:value-type="float" office:value="243">
                <text:p>243</text:p>
              </table:table-cell>
              <table:table-cell office:value-type="float" office:value="4872436">
                <text:p>4872436</text:p>
              </table:table-cell>
              <table:table-cell office:value-type="float" office:value="916370">
                <text:p>916370</text:p>
              </table:table-cell>
              <table:table-cell office:value-type="float" office:value="45">
                <text:p>45</text:p>
              </table:table-cell>
              <table:table-cell office:value-type="float" office:value="242548">
                <text:p>242548</text:p>
              </table:table-cell>
              <table:table-cell office:value-type="float" office:value="543694">
                <text:p>543694</text:p>
              </table:table-cell>
              <table:table-cell office:value-type="float" office:value="1427832">
                <text:p>1427832</text:p>
              </table:table-cell>
              <table:table-cell office:value-type="float" office:value="10788122">
                <text:p>10788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994741">
                <text:p>15994741</text:p>
              </table:table-cell>
              <table:table-cell office:value-type="float" office:value="1571695">
                <text:p>1571695</text:p>
              </table:table-cell>
              <table:table-cell office:value-type="float" office:value="1479316">
                <text:p>1479316</text:p>
              </table:table-cell>
              <table:table-cell office:value-type="float" office:value="232">
                <text:p>232</text:p>
              </table:table-cell>
              <table:table-cell office:value-type="float" office:value="6017110">
                <text:p>6017110</text:p>
              </table:table-cell>
              <table:table-cell office:value-type="float" office:value="914668">
                <text:p>914668</text:p>
              </table:table-cell>
              <table:table-cell office:value-type="float" office:value="57">
                <text:p>57</text:p>
              </table:table-cell>
              <table:table-cell office:value-type="float" office:value="253607">
                <text:p>253607</text:p>
              </table:table-cell>
              <table:table-cell office:value-type="float" office:value="642586">
                <text:p>642586</text:p>
              </table:table-cell>
              <table:table-cell office:value-type="float" office:value="1551608">
                <text:p>1551608</text:p>
              </table:table-cell>
              <table:table-cell office:value-type="float" office:value="10851486">
                <text:p>10851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416161">
                <text:p>16416161</text:p>
              </table:table-cell>
              <table:table-cell office:value-type="float" office:value="2791055">
                <text:p>2791055</text:p>
              </table:table-cell>
              <table:table-cell office:value-type="float" office:value="1803063">
                <text:p>1803063</text:p>
              </table:table-cell>
              <table:table-cell office:value-type="float" office:value="184">
                <text:p>184</text:p>
              </table:table-cell>
              <table:table-cell office:value-type="float" office:value="6317321">
                <text:p>6317321</text:p>
              </table:table-cell>
              <table:table-cell office:value-type="float" office:value="934003">
                <text:p>934003</text:p>
              </table:table-cell>
              <table:table-cell office:value-type="float" office:value="51">
                <text:p>51</text:p>
              </table:table-cell>
              <table:table-cell office:value-type="float" office:value="222695">
                <text:p>222695</text:p>
              </table:table-cell>
              <table:table-cell office:value-type="float" office:value="569816">
                <text:p>569816</text:p>
              </table:table-cell>
              <table:table-cell office:value-type="float" office:value="1459476">
                <text:p>1459476</text:p>
              </table:table-cell>
              <table:table-cell office:value-type="float" office:value="10758546">
                <text:p>10758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03430">
                <text:p>15203430</text:p>
              </table:table-cell>
              <table:table-cell office:value-type="float" office:value="1495009">
                <text:p>1495009</text:p>
              </table:table-cell>
              <table:table-cell office:value-type="float" office:value="1767787">
                <text:p>1767787</text:p>
              </table:table-cell>
              <table:table-cell office:value-type="float" office:value="196">
                <text:p>196</text:p>
              </table:table-cell>
              <table:table-cell office:value-type="float" office:value="6580645">
                <text:p>6580645</text:p>
              </table:table-cell>
              <table:table-cell office:value-type="float" office:value="742712">
                <text:p>742712</text:p>
              </table:table-cell>
              <table:table-cell office:value-type="float" office:value="50">
                <text:p>50</text:p>
              </table:table-cell>
              <table:table-cell office:value-type="float" office:value="225418">
                <text:p>225418</text:p>
              </table:table-cell>
              <table:table-cell office:value-type="float" office:value="566994">
                <text:p>566994</text:p>
              </table:table-cell>
              <table:table-cell office:value-type="float" office:value="1338995">
                <text:p>1338995</text:p>
              </table:table-cell>
              <table:table-cell office:value-type="float" office:value="10674746">
                <text:p>10674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98960">
                <text:p>17498960</text:p>
              </table:table-cell>
              <table:table-cell office:value-type="float" office:value="2308628">
                <text:p>2308628</text:p>
              </table:table-cell>
              <table:table-cell office:value-type="float" office:value="2220759">
                <text:p>2220759</text:p>
              </table:table-cell>
              <table:table-cell office:value-type="float" office:value="186">
                <text:p>186</text:p>
              </table:table-cell>
              <table:table-cell office:value-type="float" office:value="4716511">
                <text:p>4716511</text:p>
              </table:table-cell>
              <table:table-cell office:value-type="float" office:value="963733">
                <text:p>963733</text:p>
              </table:table-cell>
              <table:table-cell office:value-type="float" office:value="30">
                <text:p>30</text:p>
              </table:table-cell>
              <table:table-cell office:value-type="float" office:value="177848">
                <text:p>177848</text:p>
              </table:table-cell>
              <table:table-cell office:value-type="float" office:value="551373">
                <text:p>551373</text:p>
              </table:table-cell>
              <table:table-cell office:value-type="float" office:value="1348403">
                <text:p>1348403</text:p>
              </table:table-cell>
              <table:table-cell office:value-type="float" office:value="10747142">
                <text:p>107471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189018">
                <text:p>16189018</text:p>
              </table:table-cell>
              <table:table-cell office:value-type="float" office:value="2475557">
                <text:p>2475557</text:p>
              </table:table-cell>
              <table:table-cell office:value-type="float" office:value="1529065">
                <text:p>1529065</text:p>
              </table:table-cell>
              <table:table-cell office:value-type="float" office:value="355">
                <text:p>355</text:p>
              </table:table-cell>
              <table:table-cell office:value-type="float" office:value="5910798">
                <text:p>5910798</text:p>
              </table:table-cell>
              <table:table-cell office:value-type="float" office:value="921723">
                <text:p>921723</text:p>
              </table:table-cell>
              <table:table-cell office:value-type="float" office:value="45">
                <text:p>45</text:p>
              </table:table-cell>
              <table:table-cell office:value-type="float" office:value="268968">
                <text:p>268968</text:p>
              </table:table-cell>
              <table:table-cell office:value-type="float" office:value="674189">
                <text:p>674189</text:p>
              </table:table-cell>
              <table:table-cell office:value-type="float" office:value="1816309">
                <text:p>1816309</text:p>
              </table:table-cell>
              <table:table-cell office:value-type="float" office:value="11091746">
                <text:p>110917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197954">
                <text:p>14197954</text:p>
              </table:table-cell>
              <table:table-cell office:value-type="float" office:value="1927276">
                <text:p>1927276</text:p>
              </table:table-cell>
              <table:table-cell office:value-type="float" office:value="1937274">
                <text:p>1937274</text:p>
              </table:table-cell>
              <table:table-cell office:value-type="float" office:value="185">
                <text:p>185</text:p>
              </table:table-cell>
              <table:table-cell office:value-type="float" office:value="7876140">
                <text:p>7876140</text:p>
              </table:table-cell>
              <table:table-cell office:value-type="float" office:value="1018187">
                <text:p>1018187</text:p>
              </table:table-cell>
              <table:table-cell office:value-type="float" office:value="30">
                <text:p>30</text:p>
              </table:table-cell>
              <table:table-cell office:value-type="float" office:value="180706">
                <text:p>180706</text:p>
              </table:table-cell>
              <table:table-cell office:value-type="float" office:value="543349">
                <text:p>543349</text:p>
              </table:table-cell>
              <table:table-cell office:value-type="float" office:value="1424798">
                <text:p>1424798</text:p>
              </table:table-cell>
              <table:table-cell office:value-type="float" office:value="10761604">
                <text:p>10761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72771">
                <text:p>15372771</text:p>
              </table:table-cell>
              <table:table-cell office:value-type="float" office:value="1969804">
                <text:p>1969804</text:p>
              </table:table-cell>
              <table:table-cell office:value-type="float" office:value="2206200">
                <text:p>2206200</text:p>
              </table:table-cell>
              <table:table-cell office:value-type="float" office:value="196">
                <text:p>196</text:p>
              </table:table-cell>
              <table:table-cell office:value-type="float" office:value="5487749">
                <text:p>5487749</text:p>
              </table:table-cell>
              <table:table-cell office:value-type="float" office:value="747214">
                <text:p>747214</text:p>
              </table:table-cell>
              <table:table-cell office:value-type="float" office:value="60">
                <text:p>60</text:p>
              </table:table-cell>
              <table:table-cell office:value-type="float" office:value="248941">
                <text:p>248941</text:p>
              </table:table-cell>
              <table:table-cell office:value-type="float" office:value="597974">
                <text:p>597974</text:p>
              </table:table-cell>
              <table:table-cell office:value-type="float" office:value="1716348">
                <text:p>1716348</text:p>
              </table:table-cell>
              <table:table-cell office:value-type="float" office:value="10895101">
                <text:p>108951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86702">
                <text:p>15886702</text:p>
              </table:table-cell>
              <table:table-cell office:value-type="float" office:value="1894642">
                <text:p>1894642</text:p>
              </table:table-cell>
              <table:table-cell office:value-type="float" office:value="1443369">
                <text:p>1443369</text:p>
              </table:table-cell>
              <table:table-cell office:value-type="float" office:value="170">
                <text:p>170</text:p>
              </table:table-cell>
              <table:table-cell office:value-type="float" office:value="5743894">
                <text:p>5743894</text:p>
              </table:table-cell>
              <table:table-cell office:value-type="float" office:value="1102033">
                <text:p>1102033</text:p>
              </table:table-cell>
              <table:table-cell office:value-type="float" office:value="40">
                <text:p>40</text:p>
              </table:table-cell>
              <table:table-cell office:value-type="float" office:value="206817">
                <text:p>206817</text:p>
              </table:table-cell>
              <table:table-cell office:value-type="float" office:value="674260">
                <text:p>674260</text:p>
              </table:table-cell>
              <table:table-cell office:value-type="float" office:value="1764809">
                <text:p>1764809</text:p>
              </table:table-cell>
              <table:table-cell office:value-type="float" office:value="10361933">
                <text:p>103619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12992">
                <text:p>16412992</text:p>
              </table:table-cell>
              <table:table-cell office:value-type="float" office:value="1814532">
                <text:p>1814532</text:p>
              </table:table-cell>
              <table:table-cell office:value-type="float" office:value="1899375">
                <text:p>1899375</text:p>
              </table:table-cell>
              <table:table-cell office:value-type="float" office:value="195">
                <text:p>195</text:p>
              </table:table-cell>
              <table:table-cell office:value-type="float" office:value="6064360">
                <text:p>6064360</text:p>
              </table:table-cell>
              <table:table-cell office:value-type="float" office:value="789218">
                <text:p>789218</text:p>
              </table:table-cell>
              <table:table-cell office:value-type="float" office:value="41">
                <text:p>41</text:p>
              </table:table-cell>
              <table:table-cell office:value-type="float" office:value="259329">
                <text:p>259329</text:p>
              </table:table-cell>
              <table:table-cell office:value-type="float" office:value="546840">
                <text:p>546840</text:p>
              </table:table-cell>
              <table:table-cell office:value-type="float" office:value="1345023">
                <text:p>1345023</text:p>
              </table:table-cell>
              <table:table-cell office:value-type="float" office:value="10627802">
                <text:p>10627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06629">
                <text:p>17306629</text:p>
              </table:table-cell>
              <table:table-cell office:value-type="float" office:value="1711038">
                <text:p>1711038</text:p>
              </table:table-cell>
              <table:table-cell office:value-type="float" office:value="1587020">
                <text:p>1587020</text:p>
              </table:table-cell>
              <table:table-cell office:value-type="float" office:value="166">
                <text:p>166</text:p>
              </table:table-cell>
              <table:table-cell office:value-type="float" office:value="5590584">
                <text:p>5590584</text:p>
              </table:table-cell>
              <table:table-cell office:value-type="float" office:value="1148092">
                <text:p>1148092</text:p>
              </table:table-cell>
              <table:table-cell office:value-type="float" office:value="51">
                <text:p>51</text:p>
              </table:table-cell>
              <table:table-cell office:value-type="float" office:value="220201">
                <text:p>220201</text:p>
              </table:table-cell>
              <table:table-cell office:value-type="float" office:value="786579">
                <text:p>786579</text:p>
              </table:table-cell>
              <table:table-cell office:value-type="float" office:value="1775099">
                <text:p>1775099</text:p>
              </table:table-cell>
              <table:table-cell office:value-type="float" office:value="10763550">
                <text:p>107635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50290">
                <text:p>14950290</text:p>
              </table:table-cell>
              <table:table-cell office:value-type="float" office:value="1614984">
                <text:p>1614984</text:p>
              </table:table-cell>
              <table:table-cell office:value-type="float" office:value="1902771">
                <text:p>1902771</text:p>
              </table:table-cell>
              <table:table-cell office:value-type="float" office:value="204">
                <text:p>204</text:p>
              </table:table-cell>
              <table:table-cell office:value-type="float" office:value="7190512">
                <text:p>7190512</text:p>
              </table:table-cell>
              <table:table-cell office:value-type="float" office:value="817408">
                <text:p>817408</text:p>
              </table:table-cell>
              <table:table-cell office:value-type="float" office:value="44">
                <text:p>44</text:p>
              </table:table-cell>
              <table:table-cell office:value-type="float" office:value="212378">
                <text:p>212378</text:p>
              </table:table-cell>
              <table:table-cell office:value-type="float" office:value="539962">
                <text:p>539962</text:p>
              </table:table-cell>
              <table:table-cell office:value-type="float" office:value="1359802">
                <text:p>1359802</text:p>
              </table:table-cell>
              <table:table-cell office:value-type="float" office:value="10640307">
                <text:p>106403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79802">
                <text:p>17079802</text:p>
              </table:table-cell>
              <table:table-cell office:value-type="float" office:value="3907070">
                <text:p>3907070</text:p>
              </table:table-cell>
              <table:table-cell office:value-type="float" office:value="1787620">
                <text:p>1787620</text:p>
              </table:table-cell>
              <table:table-cell office:value-type="float" office:value="185">
                <text:p>185</text:p>
              </table:table-cell>
              <table:table-cell office:value-type="float" office:value="4487747">
                <text:p>4487747</text:p>
              </table:table-cell>
              <table:table-cell office:value-type="float" office:value="783452">
                <text:p>783452</text:p>
              </table:table-cell>
              <table:table-cell office:value-type="float" office:value="50">
                <text:p>50</text:p>
              </table:table-cell>
              <table:table-cell office:value-type="float" office:value="198948">
                <text:p>198948</text:p>
              </table:table-cell>
              <table:table-cell office:value-type="float" office:value="557790">
                <text:p>557790</text:p>
              </table:table-cell>
              <table:table-cell office:value-type="float" office:value="1445898">
                <text:p>1445898</text:p>
              </table:table-cell>
              <table:table-cell office:value-type="float" office:value="10680751">
                <text:p>106807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175937">
                <text:p>15175937</text:p>
              </table:table-cell>
              <table:table-cell office:value-type="float" office:value="1395540">
                <text:p>1395540</text:p>
              </table:table-cell>
              <table:table-cell office:value-type="float" office:value="1654876">
                <text:p>1654876</text:p>
              </table:table-cell>
              <table:table-cell office:value-type="float" office:value="161">
                <text:p>161</text:p>
              </table:table-cell>
              <table:table-cell office:value-type="float" office:value="6229707">
                <text:p>6229707</text:p>
              </table:table-cell>
              <table:table-cell office:value-type="float" office:value="1082089">
                <text:p>1082089</text:p>
              </table:table-cell>
              <table:table-cell office:value-type="float" office:value="30">
                <text:p>30</text:p>
              </table:table-cell>
              <table:table-cell office:value-type="float" office:value="174179">
                <text:p>174179</text:p>
              </table:table-cell>
              <table:table-cell office:value-type="float" office:value="559309">
                <text:p>559309</text:p>
              </table:table-cell>
              <table:table-cell office:value-type="float" office:value="1345055">
                <text:p>1345055</text:p>
              </table:table-cell>
              <table:table-cell office:value-type="float" office:value="10737723">
                <text:p>107377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33191">
                <text:p>17033191</text:p>
              </table:table-cell>
              <table:table-cell office:value-type="float" office:value="2134500">
                <text:p>2134500</text:p>
              </table:table-cell>
              <table:table-cell office:value-type="float" office:value="1428795">
                <text:p>1428795</text:p>
              </table:table-cell>
              <table:table-cell office:value-type="float" office:value="211">
                <text:p>211</text:p>
              </table:table-cell>
              <table:table-cell office:value-type="float" office:value="5234329">
                <text:p>5234329</text:p>
              </table:table-cell>
              <table:table-cell office:value-type="float" office:value="1069863">
                <text:p>1069863</text:p>
              </table:table-cell>
              <table:table-cell office:value-type="float" office:value="73">
                <text:p>73</text:p>
              </table:table-cell>
              <table:table-cell office:value-type="float" office:value="286020">
                <text:p>286020</text:p>
              </table:table-cell>
              <table:table-cell office:value-type="float" office:value="919055">
                <text:p>919055</text:p>
              </table:table-cell>
              <table:table-cell office:value-type="float" office:value="1562315">
                <text:p>1562315</text:p>
              </table:table-cell>
              <table:table-cell office:value-type="float" office:value="10748623">
                <text:p>107486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089000">
                <text:p>16089000</text:p>
              </table:table-cell>
              <table:table-cell office:value-type="float" office:value="2864819">
                <text:p>2864819</text:p>
              </table:table-cell>
              <table:table-cell office:value-type="float" office:value="2056694">
                <text:p>2056694</text:p>
              </table:table-cell>
              <table:table-cell office:value-type="float" office:value="220">
                <text:p>220</text:p>
              </table:table-cell>
              <table:table-cell office:value-type="float" office:value="6528766">
                <text:p>6528766</text:p>
              </table:table-cell>
              <table:table-cell office:value-type="float" office:value="970133">
                <text:p>970133</text:p>
              </table:table-cell>
              <table:table-cell office:value-type="float" office:value="30">
                <text:p>30</text:p>
              </table:table-cell>
              <table:table-cell office:value-type="float" office:value="180154">
                <text:p>180154</text:p>
              </table:table-cell>
              <table:table-cell office:value-type="float" office:value="546563">
                <text:p>546563</text:p>
              </table:table-cell>
              <table:table-cell office:value-type="float" office:value="1418964">
                <text:p>1418964</text:p>
              </table:table-cell>
              <table:table-cell office:value-type="float" office:value="10868895">
                <text:p>10868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86123">
                <text:p>15586123</text:p>
              </table:table-cell>
              <table:table-cell office:value-type="float" office:value="1677045">
                <text:p>1677045</text:p>
              </table:table-cell>
              <table:table-cell office:value-type="float" office:value="1879146">
                <text:p>1879146</text:p>
              </table:table-cell>
              <table:table-cell office:value-type="float" office:value="197">
                <text:p>197</text:p>
              </table:table-cell>
              <table:table-cell office:value-type="float" office:value="5392370">
                <text:p>5392370</text:p>
              </table:table-cell>
              <table:table-cell office:value-type="float" office:value="1059174">
                <text:p>1059174</text:p>
              </table:table-cell>
              <table:table-cell office:value-type="float" office:value="33">
                <text:p>33</text:p>
              </table:table-cell>
              <table:table-cell office:value-type="float" office:value="190724">
                <text:p>190724</text:p>
              </table:table-cell>
              <table:table-cell office:value-type="float" office:value="577319">
                <text:p>577319</text:p>
              </table:table-cell>
              <table:table-cell office:value-type="float" office:value="1460370">
                <text:p>1460370</text:p>
              </table:table-cell>
              <table:table-cell office:value-type="float" office:value="10579403">
                <text:p>10579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67720">
                <text:p>15467720</text:p>
              </table:table-cell>
              <table:table-cell office:value-type="float" office:value="1833458">
                <text:p>1833458</text:p>
              </table:table-cell>
              <table:table-cell office:value-type="float" office:value="1713106">
                <text:p>1713106</text:p>
              </table:table-cell>
              <table:table-cell office:value-type="float" office:value="194">
                <text:p>194</text:p>
              </table:table-cell>
              <table:table-cell office:value-type="float" office:value="5571698">
                <text:p>5571698</text:p>
              </table:table-cell>
              <table:table-cell office:value-type="float" office:value="950860">
                <text:p>950860</text:p>
              </table:table-cell>
              <table:table-cell office:value-type="float" office:value="64">
                <text:p>64</text:p>
              </table:table-cell>
              <table:table-cell office:value-type="float" office:value="255780">
                <text:p>255780</text:p>
              </table:table-cell>
              <table:table-cell office:value-type="float" office:value="751235">
                <text:p>751235</text:p>
              </table:table-cell>
              <table:table-cell office:value-type="float" office:value="1638602">
                <text:p>1638602</text:p>
              </table:table-cell>
              <table:table-cell office:value-type="float" office:value="10484972">
                <text:p>10484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56219">
                <text:p>16656219</text:p>
              </table:table-cell>
              <table:table-cell office:value-type="float" office:value="1616804">
                <text:p>1616804</text:p>
              </table:table-cell>
              <table:table-cell office:value-type="float" office:value="1906033">
                <text:p>1906033</text:p>
              </table:table-cell>
              <table:table-cell office:value-type="float" office:value="220">
                <text:p>220</text:p>
              </table:table-cell>
              <table:table-cell office:value-type="float" office:value="7136214">
                <text:p>7136214</text:p>
              </table:table-cell>
              <table:table-cell office:value-type="float" office:value="954910">
                <text:p>954910</text:p>
              </table:table-cell>
              <table:table-cell office:value-type="float" office:value="30">
                <text:p>30</text:p>
              </table:table-cell>
              <table:table-cell office:value-type="float" office:value="184618">
                <text:p>184618</text:p>
              </table:table-cell>
              <table:table-cell office:value-type="float" office:value="545833">
                <text:p>545833</text:p>
              </table:table-cell>
              <table:table-cell office:value-type="float" office:value="1512036">
                <text:p>1512036</text:p>
              </table:table-cell>
              <table:table-cell office:value-type="float" office:value="10756427">
                <text:p>107564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813921">
                <text:p>16813921</text:p>
              </table:table-cell>
              <table:table-cell office:value-type="float" office:value="2108704">
                <text:p>2108704</text:p>
              </table:table-cell>
              <table:table-cell office:value-type="float" office:value="2017295">
                <text:p>2017295</text:p>
              </table:table-cell>
              <table:table-cell office:value-type="float" office:value="211">
                <text:p>211</text:p>
              </table:table-cell>
              <table:table-cell office:value-type="float" office:value="5662490">
                <text:p>5662490</text:p>
              </table:table-cell>
              <table:table-cell office:value-type="float" office:value="823949">
                <text:p>823949</text:p>
              </table:table-cell>
              <table:table-cell office:value-type="float" office:value="52">
                <text:p>52</text:p>
              </table:table-cell>
              <table:table-cell office:value-type="float" office:value="224926">
                <text:p>224926</text:p>
              </table:table-cell>
              <table:table-cell office:value-type="float" office:value="594209">
                <text:p>594209</text:p>
              </table:table-cell>
              <table:table-cell office:value-type="float" office:value="1400710">
                <text:p>1400710</text:p>
              </table:table-cell>
              <table:table-cell office:value-type="float" office:value="10656229">
                <text:p>106562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046275">
                <text:p>16046275</text:p>
              </table:table-cell>
              <table:table-cell office:value-type="float" office:value="1956536">
                <text:p>1956536</text:p>
              </table:table-cell>
              <table:table-cell office:value-type="float" office:value="1526778">
                <text:p>1526778</text:p>
              </table:table-cell>
              <table:table-cell office:value-type="float" office:value="205">
                <text:p>205</text:p>
              </table:table-cell>
              <table:table-cell office:value-type="float" office:value="5579135">
                <text:p>5579135</text:p>
              </table:table-cell>
              <table:table-cell office:value-type="float" office:value="1156532">
                <text:p>1156532</text:p>
              </table:table-cell>
              <table:table-cell office:value-type="float" office:value="40">
                <text:p>40</text:p>
              </table:table-cell>
              <table:table-cell office:value-type="float" office:value="219776">
                <text:p>219776</text:p>
              </table:table-cell>
              <table:table-cell office:value-type="float" office:value="680180">
                <text:p>680180</text:p>
              </table:table-cell>
              <table:table-cell office:value-type="float" office:value="1817157">
                <text:p>1817157</text:p>
              </table:table-cell>
              <table:table-cell office:value-type="float" office:value="10722967">
                <text:p>10722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43551">
                <text:p>19943551</text:p>
              </table:table-cell>
              <table:table-cell office:value-type="float" office:value="2012349">
                <text:p>2012349</text:p>
              </table:table-cell>
              <table:table-cell office:value-type="float" office:value="1626450">
                <text:p>1626450</text:p>
              </table:table-cell>
              <table:table-cell office:value-type="float" office:value="177">
                <text:p>177</text:p>
              </table:table-cell>
              <table:table-cell office:value-type="float" office:value="5841335">
                <text:p>5841335</text:p>
              </table:table-cell>
              <table:table-cell office:value-type="float" office:value="1073702">
                <text:p>1073702</text:p>
              </table:table-cell>
              <table:table-cell office:value-type="float" office:value="36">
                <text:p>36</text:p>
              </table:table-cell>
              <table:table-cell office:value-type="float" office:value="193833">
                <text:p>193833</text:p>
              </table:table-cell>
              <table:table-cell office:value-type="float" office:value="608689">
                <text:p>608689</text:p>
              </table:table-cell>
              <table:table-cell office:value-type="float" office:value="1487673">
                <text:p>1487673</text:p>
              </table:table-cell>
              <table:table-cell office:value-type="float" office:value="10777881">
                <text:p>107778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07405">
                <text:p>17207405</text:p>
              </table:table-cell>
              <table:table-cell office:value-type="float" office:value="1636691">
                <text:p>1636691</text:p>
              </table:table-cell>
              <table:table-cell office:value-type="float" office:value="1522180">
                <text:p>1522180</text:p>
              </table:table-cell>
              <table:table-cell office:value-type="float" office:value="160">
                <text:p>160</text:p>
              </table:table-cell>
              <table:table-cell office:value-type="float" office:value="5861332">
                <text:p>5861332</text:p>
              </table:table-cell>
              <table:table-cell office:value-type="float" office:value="946026">
                <text:p>946026</text:p>
              </table:table-cell>
              <table:table-cell office:value-type="float" office:value="66">
                <text:p>66</text:p>
              </table:table-cell>
              <table:table-cell office:value-type="float" office:value="261825">
                <text:p>261825</text:p>
              </table:table-cell>
              <table:table-cell office:value-type="float" office:value="721165">
                <text:p>721165</text:p>
              </table:table-cell>
              <table:table-cell office:value-type="float" office:value="1824633">
                <text:p>1824633</text:p>
              </table:table-cell>
              <table:table-cell office:value-type="float" office:value="10621205">
                <text:p>10621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89475">
                <text:p>14889475</text:p>
              </table:table-cell>
              <table:table-cell office:value-type="float" office:value="1600270">
                <text:p>1600270</text:p>
              </table:table-cell>
              <table:table-cell office:value-type="float" office:value="1904638">
                <text:p>1904638</text:p>
              </table:table-cell>
              <table:table-cell office:value-type="float" office:value="190">
                <text:p>190</text:p>
              </table:table-cell>
              <table:table-cell office:value-type="float" office:value="7012800">
                <text:p>7012800</text:p>
              </table:table-cell>
              <table:table-cell office:value-type="float" office:value="773736">
                <text:p>773736</text:p>
              </table:table-cell>
              <table:table-cell office:value-type="float" office:value="38">
                <text:p>38</text:p>
              </table:table-cell>
              <table:table-cell office:value-type="float" office:value="201914">
                <text:p>201914</text:p>
              </table:table-cell>
              <table:table-cell office:value-type="float" office:value="545501">
                <text:p>545501</text:p>
              </table:table-cell>
              <table:table-cell office:value-type="float" office:value="1342653">
                <text:p>1342653</text:p>
              </table:table-cell>
              <table:table-cell office:value-type="float" office:value="10665107">
                <text:p>10665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72075">
                <text:p>16872075</text:p>
              </table:table-cell>
              <table:table-cell office:value-type="float" office:value="1906056">
                <text:p>1906056</text:p>
              </table:table-cell>
              <table:table-cell office:value-type="float" office:value="2218427">
                <text:p>2218427</text:p>
              </table:table-cell>
              <table:table-cell office:value-type="float" office:value="194">
                <text:p>194</text:p>
              </table:table-cell>
              <table:table-cell office:value-type="float" office:value="5365088">
                <text:p>5365088</text:p>
              </table:table-cell>
              <table:table-cell office:value-type="float" office:value="1015845">
                <text:p>1015845</text:p>
              </table:table-cell>
              <table:table-cell office:value-type="float" office:value="31">
                <text:p>31</text:p>
              </table:table-cell>
              <table:table-cell office:value-type="float" office:value="181866">
                <text:p>181866</text:p>
              </table:table-cell>
              <table:table-cell office:value-type="float" office:value="550171">
                <text:p>550171</text:p>
              </table:table-cell>
              <table:table-cell office:value-type="float" office:value="1356500">
                <text:p>1356500</text:p>
              </table:table-cell>
              <table:table-cell office:value-type="float" office:value="10615245">
                <text:p>106152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478418">
                <text:p>16478418</text:p>
              </table:table-cell>
              <table:table-cell office:value-type="float" office:value="2729949">
                <text:p>2729949</text:p>
              </table:table-cell>
              <table:table-cell office:value-type="float" office:value="1537391">
                <text:p>1537391</text:p>
              </table:table-cell>
              <table:table-cell office:value-type="float" office:value="169">
                <text:p>169</text:p>
              </table:table-cell>
              <table:table-cell office:value-type="float" office:value="5705308">
                <text:p>5705308</text:p>
              </table:table-cell>
              <table:table-cell office:value-type="float" office:value="1111942">
                <text:p>1111942</text:p>
              </table:table-cell>
              <table:table-cell office:value-type="float" office:value="37">
                <text:p>37</text:p>
              </table:table-cell>
              <table:table-cell office:value-type="float" office:value="210124">
                <text:p>210124</text:p>
              </table:table-cell>
              <table:table-cell office:value-type="float" office:value="683685">
                <text:p>683685</text:p>
              </table:table-cell>
              <table:table-cell office:value-type="float" office:value="1838405">
                <text:p>1838405</text:p>
              </table:table-cell>
              <table:table-cell office:value-type="float" office:value="10550723">
                <text:p>10550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822916">
                <text:p>14822916</text:p>
              </table:table-cell>
              <table:table-cell office:value-type="float" office:value="2451016">
                <text:p>2451016</text:p>
              </table:table-cell>
              <table:table-cell office:value-type="float" office:value="1892934">
                <text:p>1892934</text:p>
              </table:table-cell>
              <table:table-cell office:value-type="float" office:value="175">
                <text:p>175</text:p>
              </table:table-cell>
              <table:table-cell office:value-type="float" office:value="6553000">
                <text:p>6553000</text:p>
              </table:table-cell>
              <table:table-cell office:value-type="float" office:value="791502">
                <text:p>791502</text:p>
              </table:table-cell>
              <table:table-cell office:value-type="float" office:value="46">
                <text:p>46</text:p>
              </table:table-cell>
              <table:table-cell office:value-type="float" office:value="213218">
                <text:p>213218</text:p>
              </table:table-cell>
              <table:table-cell office:value-type="float" office:value="561201">
                <text:p>561201</text:p>
              </table:table-cell>
              <table:table-cell office:value-type="float" office:value="1340200">
                <text:p>1340200</text:p>
              </table:table-cell>
              <table:table-cell office:value-type="float" office:value="10893645">
                <text:p>10893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16014">
                <text:p>14516014</text:p>
              </table:table-cell>
              <table:table-cell office:value-type="float" office:value="1625795">
                <text:p>1625795</text:p>
              </table:table-cell>
              <table:table-cell office:value-type="float" office:value="1917598">
                <text:p>1917598</text:p>
              </table:table-cell>
              <table:table-cell office:value-type="float" office:value="181">
                <text:p>181</text:p>
              </table:table-cell>
              <table:table-cell office:value-type="float" office:value="7116831">
                <text:p>7116831</text:p>
              </table:table-cell>
              <table:table-cell office:value-type="float" office:value="1005510">
                <text:p>1005510</text:p>
              </table:table-cell>
              <table:table-cell office:value-type="float" office:value="32">
                <text:p>32</text:p>
              </table:table-cell>
              <table:table-cell office:value-type="float" office:value="172573">
                <text:p>172573</text:p>
              </table:table-cell>
              <table:table-cell office:value-type="float" office:value="550300">
                <text:p>550300</text:p>
              </table:table-cell>
              <table:table-cell office:value-type="float" office:value="1469053">
                <text:p>1469053</text:p>
              </table:table-cell>
              <table:table-cell office:value-type="float" office:value="11097700">
                <text:p>110977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11189">
                <text:p>15211189</text:p>
              </table:table-cell>
              <table:table-cell office:value-type="float" office:value="1720303">
                <text:p>1720303</text:p>
              </table:table-cell>
              <table:table-cell office:value-type="float" office:value="2423464">
                <text:p>2423464</text:p>
              </table:table-cell>
              <table:table-cell office:value-type="float" office:value="206">
                <text:p>206</text:p>
              </table:table-cell>
              <table:table-cell office:value-type="float" office:value="7550149">
                <text:p>7550149</text:p>
              </table:table-cell>
              <table:table-cell office:value-type="float" office:value="975368">
                <text:p>975368</text:p>
              </table:table-cell>
              <table:table-cell office:value-type="float" office:value="51">
                <text:p>51</text:p>
              </table:table-cell>
              <table:table-cell office:value-type="float" office:value="211541">
                <text:p>211541</text:p>
              </table:table-cell>
              <table:table-cell office:value-type="float" office:value="563272">
                <text:p>563272</text:p>
              </table:table-cell>
              <table:table-cell office:value-type="float" office:value="1404061">
                <text:p>1404061</text:p>
              </table:table-cell>
              <table:table-cell office:value-type="float" office:value="10687389">
                <text:p>10687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81215">
                <text:p>14781215</text:p>
              </table:table-cell>
              <table:table-cell office:value-type="float" office:value="1419232">
                <text:p>1419232</text:p>
              </table:table-cell>
              <table:table-cell office:value-type="float" office:value="1660171">
                <text:p>1660171</text:p>
              </table:table-cell>
              <table:table-cell office:value-type="float" office:value="156">
                <text:p>156</text:p>
              </table:table-cell>
              <table:table-cell office:value-type="float" office:value="6616218">
                <text:p>6616218</text:p>
              </table:table-cell>
              <table:table-cell office:value-type="float" office:value="983391">
                <text:p>983391</text:p>
              </table:table-cell>
              <table:table-cell office:value-type="float" office:value="56">
                <text:p>56</text:p>
              </table:table-cell>
              <table:table-cell office:value-type="float" office:value="192265">
                <text:p>192265</text:p>
              </table:table-cell>
              <table:table-cell office:value-type="float" office:value="552492">
                <text:p>552492</text:p>
              </table:table-cell>
              <table:table-cell office:value-type="float" office:value="1343527">
                <text:p>1343527</text:p>
              </table:table-cell>
              <table:table-cell office:value-type="float" office:value="10789481">
                <text:p>10789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063227">
                <text:p>18063227</text:p>
              </table:table-cell>
              <table:table-cell office:value-type="float" office:value="2029754">
                <text:p>2029754</text:p>
              </table:table-cell>
              <table:table-cell office:value-type="float" office:value="2428056">
                <text:p>2428056</text:p>
              </table:table-cell>
              <table:table-cell office:value-type="float" office:value="382">
                <text:p>382</text:p>
              </table:table-cell>
              <table:table-cell office:value-type="float" office:value="4894064">
                <text:p>4894064</text:p>
              </table:table-cell>
              <table:table-cell office:value-type="float" office:value="793982">
                <text:p>793982</text:p>
              </table:table-cell>
              <table:table-cell office:value-type="float" office:value="37">
                <text:p>37</text:p>
              </table:table-cell>
              <table:table-cell office:value-type="float" office:value="200991">
                <text:p>200991</text:p>
              </table:table-cell>
              <table:table-cell office:value-type="float" office:value="547548">
                <text:p>547548</text:p>
              </table:table-cell>
              <table:table-cell office:value-type="float" office:value="1345550">
                <text:p>1345550</text:p>
              </table:table-cell>
              <table:table-cell office:value-type="float" office:value="10159023">
                <text:p>10159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49110">
                <text:p>17149110</text:p>
              </table:table-cell>
              <table:table-cell office:value-type="float" office:value="1915050">
                <text:p>1915050</text:p>
              </table:table-cell>
              <table:table-cell office:value-type="float" office:value="1568003">
                <text:p>1568003</text:p>
              </table:table-cell>
              <table:table-cell office:value-type="float" office:value="175">
                <text:p>175</text:p>
              </table:table-cell>
              <table:table-cell office:value-type="float" office:value="5968526">
                <text:p>5968526</text:p>
              </table:table-cell>
              <table:table-cell office:value-type="float" office:value="962516">
                <text:p>962516</text:p>
              </table:table-cell>
              <table:table-cell office:value-type="float" office:value="47">
                <text:p>47</text:p>
              </table:table-cell>
              <table:table-cell office:value-type="float" office:value="258015">
                <text:p>258015</text:p>
              </table:table-cell>
              <table:table-cell office:value-type="float" office:value="682882">
                <text:p>682882</text:p>
              </table:table-cell>
              <table:table-cell office:value-type="float" office:value="1778903">
                <text:p>1778903</text:p>
              </table:table-cell>
              <table:table-cell office:value-type="float" office:value="10667958">
                <text:p>106679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306685">
                <text:p>15306685</text:p>
              </table:table-cell>
              <table:table-cell office:value-type="float" office:value="1803937">
                <text:p>1803937</text:p>
              </table:table-cell>
              <table:table-cell office:value-type="float" office:value="2038092">
                <text:p>2038092</text:p>
              </table:table-cell>
              <table:table-cell office:value-type="float" office:value="412">
                <text:p>412</text:p>
              </table:table-cell>
              <table:table-cell office:value-type="float" office:value="6835465">
                <text:p>6835465</text:p>
              </table:table-cell>
              <table:table-cell office:value-type="float" office:value="793265">
                <text:p>793265</text:p>
              </table:table-cell>
              <table:table-cell office:value-type="float" office:value="53">
                <text:p>53</text:p>
              </table:table-cell>
              <table:table-cell office:value-type="float" office:value="37837506">
                <text:p>37837506</text:p>
              </table:table-cell>
              <table:table-cell office:value-type="float" office:value="1040112">
                <text:p>1040112</text:p>
              </table:table-cell>
              <table:table-cell office:value-type="float" office:value="2330111">
                <text:p>2330111</text:p>
              </table:table-cell>
              <table:table-cell office:value-type="float" office:value="10350546">
                <text:p>103505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86161">
                <text:p>5686161</text:p>
              </table:table-cell>
              <table:table-cell office:value-type="float" office:value="1677482">
                <text:p>1677482</text:p>
              </table:table-cell>
              <table:table-cell office:value-type="float" office:value="1631416">
                <text:p>1631416</text:p>
              </table:table-cell>
              <table:table-cell office:value-type="float" office:value="496">
                <text:p>496</text:p>
              </table:table-cell>
              <table:table-cell office:value-type="float" office:value="6275890">
                <text:p>6275890</text:p>
              </table:table-cell>
              <table:table-cell office:value-type="float" office:value="778212">
                <text:p>778212</text:p>
              </table:table-cell>
              <table:table-cell office:value-type="float" office:value="88">
                <text:p>88</text:p>
              </table:table-cell>
              <table:table-cell office:value-type="float" office:value="39928436">
                <text:p>39928436</text:p>
              </table:table-cell>
              <table:table-cell office:value-type="float" office:value="1115882">
                <text:p>1115882</text:p>
              </table:table-cell>
              <table:table-cell office:value-type="float" office:value="1925356">
                <text:p>1925356</text:p>
              </table:table-cell>
              <table:table-cell office:value-type="float" office:value="11104961">
                <text:p>111049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85971">
                <text:p>5585971</text:p>
              </table:table-cell>
              <table:table-cell office:value-type="float" office:value="1512933">
                <text:p>1512933</text:p>
              </table:table-cell>
              <table:table-cell office:value-type="float" office:value="1807775">
                <text:p>1807775</text:p>
              </table:table-cell>
              <table:table-cell office:value-type="float" office:value="174">
                <text:p>174</text:p>
              </table:table-cell>
              <table:table-cell office:value-type="float" office:value="6448519">
                <text:p>6448519</text:p>
              </table:table-cell>
              <table:table-cell office:value-type="float" office:value="712856">
                <text:p>712856</text:p>
              </table:table-cell>
              <table:table-cell office:value-type="float" office:value="88">
                <text:p>88</text:p>
              </table:table-cell>
              <table:table-cell office:value-type="float" office:value="40858758">
                <text:p>40858758</text:p>
              </table:table-cell>
              <table:table-cell office:value-type="float" office:value="1077559">
                <text:p>1077559</text:p>
              </table:table-cell>
              <table:table-cell office:value-type="float" office:value="2644241">
                <text:p>2644241</text:p>
              </table:table-cell>
              <table:table-cell office:value-type="float" office:value="11116570">
                <text:p>111165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51742">
                <text:p>5751742</text:p>
              </table:table-cell>
              <table:table-cell office:value-type="float" office:value="2050400">
                <text:p>2050400</text:p>
              </table:table-cell>
              <table:table-cell office:value-type="float" office:value="2018668">
                <text:p>2018668</text:p>
              </table:table-cell>
              <table:table-cell office:value-type="float" office:value="334">
                <text:p>334</text:p>
              </table:table-cell>
              <table:table-cell office:value-type="float" office:value="6447442">
                <text:p>6447442</text:p>
              </table:table-cell>
              <table:table-cell office:value-type="float" office:value="1143268">
                <text:p>1143268</text:p>
              </table:table-cell>
              <table:table-cell office:value-type="float" office:value="47">
                <text:p>47</text:p>
              </table:table-cell>
              <table:table-cell office:value-type="float" office:value="40024197">
                <text:p>40024197</text:p>
              </table:table-cell>
              <table:table-cell office:value-type="float" office:value="554689">
                <text:p>554689</text:p>
              </table:table-cell>
              <table:table-cell office:value-type="float" office:value="1456529">
                <text:p>1456529</text:p>
              </table:table-cell>
              <table:table-cell office:value-type="float" office:value="10423038">
                <text:p>104230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69312">
                <text:p>6169312</text:p>
              </table:table-cell>
              <table:table-cell office:value-type="float" office:value="1521114">
                <text:p>1521114</text:p>
              </table:table-cell>
              <table:table-cell office:value-type="float" office:value="2102120">
                <text:p>2102120</text:p>
              </table:table-cell>
              <table:table-cell office:value-type="float" office:value="177">
                <text:p>177</text:p>
              </table:table-cell>
              <table:table-cell office:value-type="float" office:value="6313067">
                <text:p>6313067</text:p>
              </table:table-cell>
              <table:table-cell office:value-type="float" office:value="1149384">
                <text:p>1149384</text:p>
              </table:table-cell>
              <table:table-cell office:value-type="float" office:value="51">
                <text:p>51</text:p>
              </table:table-cell>
              <table:table-cell office:value-type="float" office:value="42152457">
                <text:p>42152457</text:p>
              </table:table-cell>
              <table:table-cell office:value-type="float" office:value="1105469">
                <text:p>1105469</text:p>
              </table:table-cell>
              <table:table-cell office:value-type="float" office:value="2619939">
                <text:p>2619939</text:p>
              </table:table-cell>
              <table:table-cell office:value-type="float" office:value="10979896">
                <text:p>10979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024491">
                <text:p>5024491</text:p>
              </table:table-cell>
              <table:table-cell office:value-type="float" office:value="1462933">
                <text:p>1462933</text:p>
              </table:table-cell>
              <table:table-cell office:value-type="float" office:value="1747320">
                <text:p>1747320</text:p>
              </table:table-cell>
              <table:table-cell office:value-type="float" office:value="190">
                <text:p>190</text:p>
              </table:table-cell>
              <table:table-cell office:value-type="float" office:value="5527999">
                <text:p>5527999</text:p>
              </table:table-cell>
              <table:table-cell office:value-type="float" office:value="614299">
                <text:p>614299</text:p>
              </table:table-cell>
              <table:table-cell office:value-type="float" office:value="74">
                <text:p>74</text:p>
              </table:table-cell>
              <table:table-cell office:value-type="float" office:value="295899">
                <text:p>295899</text:p>
              </table:table-cell>
              <table:table-cell office:value-type="float" office:value="842668">
                <text:p>842668</text:p>
              </table:table-cell>
              <table:table-cell office:value-type="float" office:value="1621485">
                <text:p>1621485</text:p>
              </table:table-cell>
              <table:table-cell office:value-type="float" office:value="10629881">
                <text:p>106298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12222">
                <text:p>7112222</text:p>
              </table:table-cell>
              <table:table-cell office:value-type="float" office:value="2017829">
                <text:p>2017829</text:p>
              </table:table-cell>
              <table:table-cell office:value-type="float" office:value="2135457">
                <text:p>2135457</text:p>
              </table:table-cell>
              <table:table-cell office:value-type="float" office:value="158">
                <text:p>158</text:p>
              </table:table-cell>
              <table:table-cell office:value-type="float" office:value="4756771">
                <text:p>4756771</text:p>
              </table:table-cell>
              <table:table-cell office:value-type="float" office:value="566182">
                <text:p>566182</text:p>
              </table:table-cell>
              <table:table-cell office:value-type="float" office:value="66">
                <text:p>66</text:p>
              </table:table-cell>
              <table:table-cell office:value-type="float" office:value="302325">
                <text:p>302325</text:p>
              </table:table-cell>
              <table:table-cell office:value-type="float" office:value="657799">
                <text:p>657799</text:p>
              </table:table-cell>
              <table:table-cell office:value-type="float" office:value="1472768">
                <text:p>1472768</text:p>
              </table:table-cell>
              <table:table-cell office:value-type="float" office:value="10958771">
                <text:p>10958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7072">
                <text:p>7047072</text:p>
              </table:table-cell>
              <table:table-cell office:value-type="float" office:value="1581141">
                <text:p>1581141</text:p>
              </table:table-cell>
              <table:table-cell office:value-type="float" office:value="2062891">
                <text:p>2062891</text:p>
              </table:table-cell>
              <table:table-cell office:value-type="float" office:value="185">
                <text:p>185</text:p>
              </table:table-cell>
              <table:table-cell office:value-type="float" office:value="5910884">
                <text:p>5910884</text:p>
              </table:table-cell>
              <table:table-cell office:value-type="float" office:value="527793">
                <text:p>527793</text:p>
              </table:table-cell>
              <table:table-cell office:value-type="float" office:value="68">
                <text:p>68</text:p>
              </table:table-cell>
              <table:table-cell office:value-type="float" office:value="269368">
                <text:p>269368</text:p>
              </table:table-cell>
              <table:table-cell office:value-type="float" office:value="708762">
                <text:p>708762</text:p>
              </table:table-cell>
              <table:table-cell office:value-type="float" office:value="1503940">
                <text:p>1503940</text:p>
              </table:table-cell>
              <table:table-cell office:value-type="float" office:value="10890612">
                <text:p>10890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16440">
                <text:p>5416440</text:p>
              </table:table-cell>
              <table:table-cell office:value-type="float" office:value="1842348">
                <text:p>1842348</text:p>
              </table:table-cell>
              <table:table-cell office:value-type="float" office:value="2241068">
                <text:p>2241068</text:p>
              </table:table-cell>
              <table:table-cell office:value-type="float" office:value="196">
                <text:p>196</text:p>
              </table:table-cell>
              <table:table-cell office:value-type="float" office:value="7289988">
                <text:p>7289988</text:p>
              </table:table-cell>
              <table:table-cell office:value-type="float" office:value="576243">
                <text:p>576243</text:p>
              </table:table-cell>
              <table:table-cell office:value-type="float" office:value="209">
                <text:p>209</text:p>
              </table:table-cell>
              <table:table-cell office:value-type="float" office:value="36887530">
                <text:p>36887530</text:p>
              </table:table-cell>
              <table:table-cell office:value-type="float" office:value="1153776">
                <text:p>1153776</text:p>
              </table:table-cell>
              <table:table-cell office:value-type="float" office:value="2252630">
                <text:p>2252630</text:p>
              </table:table-cell>
              <table:table-cell office:value-type="float" office:value="10204155">
                <text:p>102041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93422">
                <text:p>6493422</text:p>
              </table:table-cell>
              <table:table-cell office:value-type="float" office:value="2506233">
                <text:p>2506233</text:p>
              </table:table-cell>
              <table:table-cell office:value-type="float" office:value="1500037">
                <text:p>1500037</text:p>
              </table:table-cell>
              <table:table-cell office:value-type="float" office:value="162">
                <text:p>162</text:p>
              </table:table-cell>
              <table:table-cell office:value-type="float" office:value="5777972">
                <text:p>5777972</text:p>
              </table:table-cell>
              <table:table-cell office:value-type="float" office:value="647024">
                <text:p>647024</text:p>
              </table:table-cell>
              <table:table-cell office:value-type="float" office:value="212">
                <text:p>212</text:p>
              </table:table-cell>
              <table:table-cell office:value-type="float" office:value="38425650">
                <text:p>38425650</text:p>
              </table:table-cell>
              <table:table-cell office:value-type="float" office:value="567558">
                <text:p>567558</text:p>
              </table:table-cell>
              <table:table-cell office:value-type="float" office:value="1351029">
                <text:p>1351029</text:p>
              </table:table-cell>
              <table:table-cell office:value-type="float" office:value="10491327">
                <text:p>10491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45146">
                <text:p>5845146</text:p>
              </table:table-cell>
              <table:table-cell office:value-type="float" office:value="1729714">
                <text:p>1729714</text:p>
              </table:table-cell>
              <table:table-cell office:value-type="float" office:value="2194072">
                <text:p>2194072</text:p>
              </table:table-cell>
              <table:table-cell office:value-type="float" office:value="218">
                <text:p>218</text:p>
              </table:table-cell>
              <table:table-cell office:value-type="float" office:value="5393167">
                <text:p>5393167</text:p>
              </table:table-cell>
              <table:table-cell office:value-type="float" office:value="868713">
                <text:p>868713</text:p>
              </table:table-cell>
              <table:table-cell office:value-type="float" office:value="83">
                <text:p>83</text:p>
              </table:table-cell>
              <table:table-cell office:value-type="float" office:value="37731621">
                <text:p>37731621</text:p>
              </table:table-cell>
              <table:table-cell office:value-type="float" office:value="554446">
                <text:p>554446</text:p>
              </table:table-cell>
              <table:table-cell office:value-type="float" office:value="1358296">
                <text:p>1358296</text:p>
              </table:table-cell>
              <table:table-cell office:value-type="float" office:value="10462991">
                <text:p>10462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42456">
                <text:p>3842456</text:p>
              </table:table-cell>
              <table:table-cell office:value-type="float" office:value="1220777">
                <text:p>1220777</text:p>
              </table:table-cell>
              <table:table-cell office:value-type="float" office:value="1557985">
                <text:p>1557985</text:p>
              </table:table-cell>
              <table:table-cell office:value-type="float" office:value="186">
                <text:p>186</text:p>
              </table:table-cell>
              <table:table-cell office:value-type="float" office:value="5907015">
                <text:p>5907015</text:p>
              </table:table-cell>
              <table:table-cell office:value-type="float" office:value="1217255">
                <text:p>1217255</text:p>
              </table:table-cell>
              <table:table-cell office:value-type="float" office:value="67">
                <text:p>67</text:p>
              </table:table-cell>
              <table:table-cell office:value-type="float" office:value="295795">
                <text:p>295795</text:p>
              </table:table-cell>
              <table:table-cell office:value-type="float" office:value="726996">
                <text:p>726996</text:p>
              </table:table-cell>
              <table:table-cell office:value-type="float" office:value="1733014">
                <text:p>1733014</text:p>
              </table:table-cell>
              <table:table-cell office:value-type="float" office:value="10368072">
                <text:p>10368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28618">
                <text:p>6228618</text:p>
              </table:table-cell>
              <table:table-cell office:value-type="float" office:value="1928268">
                <text:p>1928268</text:p>
              </table:table-cell>
              <table:table-cell office:value-type="float" office:value="1600946">
                <text:p>1600946</text:p>
              </table:table-cell>
              <table:table-cell office:value-type="float" office:value="178">
                <text:p>178</text:p>
              </table:table-cell>
              <table:table-cell office:value-type="float" office:value="5773342">
                <text:p>5773342</text:p>
              </table:table-cell>
              <table:table-cell office:value-type="float" office:value="920559">
                <text:p>920559</text:p>
              </table:table-cell>
              <table:table-cell office:value-type="float" office:value="51">
                <text:p>51</text:p>
              </table:table-cell>
              <table:table-cell office:value-type="float" office:value="289625">
                <text:p>289625</text:p>
              </table:table-cell>
              <table:table-cell office:value-type="float" office:value="705247">
                <text:p>705247</text:p>
              </table:table-cell>
              <table:table-cell office:value-type="float" office:value="1633027">
                <text:p>1633027</text:p>
              </table:table-cell>
              <table:table-cell office:value-type="float" office:value="11011145">
                <text:p>11011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67925">
                <text:p>5367925</text:p>
              </table:table-cell>
              <table:table-cell office:value-type="float" office:value="1582418">
                <text:p>1582418</text:p>
              </table:table-cell>
              <table:table-cell office:value-type="float" office:value="1520180">
                <text:p>1520180</text:p>
              </table:table-cell>
              <table:table-cell office:value-type="float" office:value="285">
                <text:p>285</text:p>
              </table:table-cell>
              <table:table-cell office:value-type="float" office:value="5676723">
                <text:p>5676723</text:p>
              </table:table-cell>
              <table:table-cell office:value-type="float" office:value="912142">
                <text:p>912142</text:p>
              </table:table-cell>
              <table:table-cell office:value-type="float" office:value="62">
                <text:p>62</text:p>
              </table:table-cell>
              <table:table-cell office:value-type="float" office:value="258554">
                <text:p>258554</text:p>
              </table:table-cell>
              <table:table-cell office:value-type="float" office:value="742947">
                <text:p>742947</text:p>
              </table:table-cell>
              <table:table-cell office:value-type="float" office:value="1633502">
                <text:p>1633502</text:p>
              </table:table-cell>
              <table:table-cell office:value-type="float" office:value="11046976">
                <text:p>11046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82974">
                <text:p>5782974</text:p>
              </table:table-cell>
              <table:table-cell office:value-type="float" office:value="1740459">
                <text:p>1740459</text:p>
              </table:table-cell>
              <table:table-cell office:value-type="float" office:value="2271996">
                <text:p>2271996</text:p>
              </table:table-cell>
              <table:table-cell office:value-type="float" office:value="196">
                <text:p>196</text:p>
              </table:table-cell>
              <table:table-cell office:value-type="float" office:value="5826337">
                <text:p>5826337</text:p>
              </table:table-cell>
              <table:table-cell office:value-type="float" office:value="907166">
                <text:p>907166</text:p>
              </table:table-cell>
              <table:table-cell office:value-type="float" office:value="31">
                <text:p>31</text:p>
              </table:table-cell>
              <table:table-cell office:value-type="float" office:value="182186">
                <text:p>182186</text:p>
              </table:table-cell>
              <table:table-cell office:value-type="float" office:value="650042">
                <text:p>650042</text:p>
              </table:table-cell>
              <table:table-cell office:value-type="float" office:value="1337256">
                <text:p>1337256</text:p>
              </table:table-cell>
              <table:table-cell office:value-type="float" office:value="10477586">
                <text:p>104775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69630">
                <text:p>6669630</text:p>
              </table:table-cell>
              <table:table-cell office:value-type="float" office:value="1953920">
                <text:p>1953920</text:p>
              </table:table-cell>
              <table:table-cell office:value-type="float" office:value="1995569">
                <text:p>1995569</text:p>
              </table:table-cell>
              <table:table-cell office:value-type="float" office:value="154">
                <text:p>154</text:p>
              </table:table-cell>
              <table:table-cell office:value-type="float" office:value="4698331">
                <text:p>4698331</text:p>
              </table:table-cell>
              <table:table-cell office:value-type="float" office:value="940507">
                <text:p>940507</text:p>
              </table:table-cell>
              <table:table-cell office:value-type="float" office:value="32">
                <text:p>32</text:p>
              </table:table-cell>
              <table:table-cell office:value-type="float" office:value="175988">
                <text:p>175988</text:p>
              </table:table-cell>
              <table:table-cell office:value-type="float" office:value="769285">
                <text:p>769285</text:p>
              </table:table-cell>
              <table:table-cell office:value-type="float" office:value="1619629">
                <text:p>1619629</text:p>
              </table:table-cell>
              <table:table-cell office:value-type="float" office:value="10522539">
                <text:p>105225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47575">
                <text:p>5147575</text:p>
              </table:table-cell>
              <table:table-cell office:value-type="float" office:value="1740927">
                <text:p>1740927</text:p>
              </table:table-cell>
              <table:table-cell office:value-type="float" office:value="2035613">
                <text:p>2035613</text:p>
              </table:table-cell>
              <table:table-cell office:value-type="float" office:value="220">
                <text:p>220</text:p>
              </table:table-cell>
              <table:table-cell office:value-type="float" office:value="6801820">
                <text:p>6801820</text:p>
              </table:table-cell>
              <table:table-cell office:value-type="float" office:value="968124">
                <text:p>968124</text:p>
              </table:table-cell>
              <table:table-cell office:value-type="float" office:value="30">
                <text:p>30</text:p>
              </table:table-cell>
              <table:table-cell office:value-type="float" office:value="184985">
                <text:p>184985</text:p>
              </table:table-cell>
              <table:table-cell office:value-type="float" office:value="594460">
                <text:p>594460</text:p>
              </table:table-cell>
              <table:table-cell office:value-type="float" office:value="1370032">
                <text:p>1370032</text:p>
              </table:table-cell>
              <table:table-cell office:value-type="float" office:value="10781863">
                <text:p>107818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69884">
                <text:p>4769884</text:p>
              </table:table-cell>
              <table:table-cell office:value-type="float" office:value="1620740">
                <text:p>1620740</text:p>
              </table:table-cell>
              <table:table-cell office:value-type="float" office:value="1881711">
                <text:p>1881711</text:p>
              </table:table-cell>
              <table:table-cell office:value-type="float" office:value="178">
                <text:p>178</text:p>
              </table:table-cell>
              <table:table-cell office:value-type="float" office:value="7472940">
                <text:p>7472940</text:p>
              </table:table-cell>
              <table:table-cell office:value-type="float" office:value="1035868">
                <text:p>1035868</text:p>
              </table:table-cell>
              <table:table-cell office:value-type="float" office:value="56">
                <text:p>56</text:p>
              </table:table-cell>
              <table:table-cell office:value-type="float" office:value="264761">
                <text:p>264761</text:p>
              </table:table-cell>
              <table:table-cell office:value-type="float" office:value="606923">
                <text:p>606923</text:p>
              </table:table-cell>
              <table:table-cell office:value-type="float" office:value="1369139">
                <text:p>1369139</text:p>
              </table:table-cell>
              <table:table-cell office:value-type="float" office:value="10805436">
                <text:p>10805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91152">
                <text:p>5191152</text:p>
              </table:table-cell>
              <table:table-cell office:value-type="float" office:value="1525967">
                <text:p>1525967</text:p>
              </table:table-cell>
              <table:table-cell office:value-type="float" office:value="1766603">
                <text:p>1766603</text:p>
              </table:table-cell>
              <table:table-cell office:value-type="float" office:value="263">
                <text:p>263</text:p>
              </table:table-cell>
              <table:table-cell office:value-type="float" office:value="6680056">
                <text:p>6680056</text:p>
              </table:table-cell>
              <table:table-cell office:value-type="float" office:value="764801">
                <text:p>764801</text:p>
              </table:table-cell>
              <table:table-cell office:value-type="float" office:value="48">
                <text:p>48</text:p>
              </table:table-cell>
              <table:table-cell office:value-type="float" office:value="245949">
                <text:p>245949</text:p>
              </table:table-cell>
              <table:table-cell office:value-type="float" office:value="642276">
                <text:p>642276</text:p>
              </table:table-cell>
              <table:table-cell office:value-type="float" office:value="1489964">
                <text:p>1489964</text:p>
              </table:table-cell>
              <table:table-cell office:value-type="float" office:value="10534260">
                <text:p>105342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20789">
                <text:p>5820789</text:p>
              </table:table-cell>
              <table:table-cell office:value-type="float" office:value="2580282">
                <text:p>2580282</text:p>
              </table:table-cell>
              <table:table-cell office:value-type="float" office:value="1614041">
                <text:p>1614041</text:p>
              </table:table-cell>
              <table:table-cell office:value-type="float" office:value="153">
                <text:p>153</text:p>
              </table:table-cell>
              <table:table-cell office:value-type="float" office:value="4925280">
                <text:p>4925280</text:p>
              </table:table-cell>
              <table:table-cell office:value-type="float" office:value="976940">
                <text:p>976940</text:p>
              </table:table-cell>
              <table:table-cell office:value-type="float" office:value="48">
                <text:p>48</text:p>
              </table:table-cell>
              <table:table-cell office:value-type="float" office:value="241945">
                <text:p>241945</text:p>
              </table:table-cell>
              <table:table-cell office:value-type="float" office:value="738099">
                <text:p>738099</text:p>
              </table:table-cell>
              <table:table-cell office:value-type="float" office:value="1552162">
                <text:p>1552162</text:p>
              </table:table-cell>
              <table:table-cell office:value-type="float" office:value="10610358">
                <text:p>106103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69999">
                <text:p>6369999</text:p>
              </table:table-cell>
              <table:table-cell office:value-type="float" office:value="1868437">
                <text:p>1868437</text:p>
              </table:table-cell>
              <table:table-cell office:value-type="float" office:value="1426186">
                <text:p>1426186</text:p>
              </table:table-cell>
              <table:table-cell office:value-type="float" office:value="169">
                <text:p>169</text:p>
              </table:table-cell>
              <table:table-cell office:value-type="float" office:value="5308384">
                <text:p>5308384</text:p>
              </table:table-cell>
              <table:table-cell office:value-type="float" office:value="1028504">
                <text:p>1028504</text:p>
              </table:table-cell>
              <table:table-cell office:value-type="float" office:value="101">
                <text:p>101</text:p>
              </table:table-cell>
              <table:table-cell office:value-type="float" office:value="281747">
                <text:p>281747</text:p>
              </table:table-cell>
              <table:table-cell office:value-type="float" office:value="881673">
                <text:p>881673</text:p>
              </table:table-cell>
              <table:table-cell office:value-type="float" office:value="1597941">
                <text:p>1597941</text:p>
              </table:table-cell>
              <table:table-cell office:value-type="float" office:value="10634064">
                <text:p>106340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62384">
                <text:p>4462384</text:p>
              </table:table-cell>
              <table:table-cell office:value-type="float" office:value="1708087">
                <text:p>1708087</text:p>
              </table:table-cell>
              <table:table-cell office:value-type="float" office:value="2050498">
                <text:p>2050498</text:p>
              </table:table-cell>
              <table:table-cell office:value-type="float" office:value="200">
                <text:p>200</text:p>
              </table:table-cell>
              <table:table-cell office:value-type="float" office:value="7037675">
                <text:p>7037675</text:p>
              </table:table-cell>
              <table:table-cell office:value-type="float" office:value="930700">
                <text:p>930700</text:p>
              </table:table-cell>
              <table:table-cell office:value-type="float" office:value="78">
                <text:p>78</text:p>
              </table:table-cell>
              <table:table-cell office:value-type="float" office:value="262479">
                <text:p>262479</text:p>
              </table:table-cell>
              <table:table-cell office:value-type="float" office:value="820234">
                <text:p>820234</text:p>
              </table:table-cell>
              <table:table-cell office:value-type="float" office:value="1480506">
                <text:p>1480506</text:p>
              </table:table-cell>
              <table:table-cell office:value-type="float" office:value="10688055">
                <text:p>106880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15471">
                <text:p>6415471</text:p>
              </table:table-cell>
              <table:table-cell office:value-type="float" office:value="2211421">
                <text:p>2211421</text:p>
              </table:table-cell>
              <table:table-cell office:value-type="float" office:value="2065177">
                <text:p>2065177</text:p>
              </table:table-cell>
              <table:table-cell office:value-type="float" office:value="203">
                <text:p>203</text:p>
              </table:table-cell>
              <table:table-cell office:value-type="float" office:value="5657074">
                <text:p>5657074</text:p>
              </table:table-cell>
              <table:table-cell office:value-type="float" office:value="1090737">
                <text:p>1090737</text:p>
              </table:table-cell>
              <table:table-cell office:value-type="float" office:value="41">
                <text:p>41</text:p>
              </table:table-cell>
              <table:table-cell office:value-type="float" office:value="183599">
                <text:p>183599</text:p>
              </table:table-cell>
              <table:table-cell office:value-type="float" office:value="564726">
                <text:p>564726</text:p>
              </table:table-cell>
              <table:table-cell office:value-type="float" office:value="1350796">
                <text:p>1350796</text:p>
              </table:table-cell>
              <table:table-cell office:value-type="float" office:value="10772342">
                <text:p>107723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79730">
                <text:p>4879730</text:p>
              </table:table-cell>
              <table:table-cell office:value-type="float" office:value="1718192">
                <text:p>1718192</text:p>
              </table:table-cell>
              <table:table-cell office:value-type="float" office:value="2059121">
                <text:p>2059121</text:p>
              </table:table-cell>
              <table:table-cell office:value-type="float" office:value="186">
                <text:p>186</text:p>
              </table:table-cell>
              <table:table-cell office:value-type="float" office:value="7261453">
                <text:p>7261453</text:p>
              </table:table-cell>
              <table:table-cell office:value-type="float" office:value="901664">
                <text:p>901664</text:p>
              </table:table-cell>
              <table:table-cell office:value-type="float" office:value="31">
                <text:p>31</text:p>
              </table:table-cell>
              <table:table-cell office:value-type="float" office:value="177427">
                <text:p>177427</text:p>
              </table:table-cell>
              <table:table-cell office:value-type="float" office:value="547477">
                <text:p>547477</text:p>
              </table:table-cell>
              <table:table-cell office:value-type="float" office:value="1346602">
                <text:p>1346602</text:p>
              </table:table-cell>
              <table:table-cell office:value-type="float" office:value="10884572">
                <text:p>108845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41464">
                <text:p>5341464</text:p>
              </table:table-cell>
              <table:table-cell office:value-type="float" office:value="1525564">
                <text:p>1525564</text:p>
              </table:table-cell>
              <table:table-cell office:value-type="float" office:value="1663757">
                <text:p>1663757</text:p>
              </table:table-cell>
              <table:table-cell office:value-type="float" office:value="177">
                <text:p>177</text:p>
              </table:table-cell>
              <table:table-cell office:value-type="float" office:value="6076314">
                <text:p>6076314</text:p>
              </table:table-cell>
              <table:table-cell office:value-type="float" office:value="1168664">
                <text:p>1168664</text:p>
              </table:table-cell>
              <table:table-cell office:value-type="float" office:value="39">
                <text:p>39</text:p>
              </table:table-cell>
              <table:table-cell office:value-type="float" office:value="224633">
                <text:p>224633</text:p>
              </table:table-cell>
              <table:table-cell office:value-type="float" office:value="745939">
                <text:p>745939</text:p>
              </table:table-cell>
              <table:table-cell office:value-type="float" office:value="1718913">
                <text:p>1718913</text:p>
              </table:table-cell>
              <table:table-cell office:value-type="float" office:value="11099827">
                <text:p>11099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58548">
                <text:p>5458548</text:p>
              </table:table-cell>
              <table:table-cell office:value-type="float" office:value="1720564">
                <text:p>1720564</text:p>
              </table:table-cell>
              <table:table-cell office:value-type="float" office:value="1865351">
                <text:p>1865351</text:p>
              </table:table-cell>
              <table:table-cell office:value-type="float" office:value="157">
                <text:p>157</text:p>
              </table:table-cell>
              <table:table-cell office:value-type="float" office:value="5367307">
                <text:p>5367307</text:p>
              </table:table-cell>
              <table:table-cell office:value-type="float" office:value="1055418">
                <text:p>1055418</text:p>
              </table:table-cell>
              <table:table-cell office:value-type="float" office:value="33">
                <text:p>33</text:p>
              </table:table-cell>
              <table:table-cell office:value-type="float" office:value="204645">
                <text:p>204645</text:p>
              </table:table-cell>
              <table:table-cell office:value-type="float" office:value="669173">
                <text:p>669173</text:p>
              </table:table-cell>
              <table:table-cell office:value-type="float" office:value="1564600">
                <text:p>1564600</text:p>
              </table:table-cell>
              <table:table-cell office:value-type="float" office:value="11030631">
                <text:p>110306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45257">
                <text:p>6545257</text:p>
              </table:table-cell>
              <table:table-cell office:value-type="float" office:value="2103618">
                <text:p>2103618</text:p>
              </table:table-cell>
              <table:table-cell office:value-type="float" office:value="1532567">
                <text:p>1532567</text:p>
              </table:table-cell>
              <table:table-cell office:value-type="float" office:value="190">
                <text:p>190</text:p>
              </table:table-cell>
              <table:table-cell office:value-type="float" office:value="5873531">
                <text:p>5873531</text:p>
              </table:table-cell>
              <table:table-cell office:value-type="float" office:value="1116331">
                <text:p>1116331</text:p>
              </table:table-cell>
              <table:table-cell office:value-type="float" office:value="37">
                <text:p>37</text:p>
              </table:table-cell>
              <table:table-cell office:value-type="float" office:value="213045">
                <text:p>213045</text:p>
              </table:table-cell>
              <table:table-cell office:value-type="float" office:value="713192">
                <text:p>713192</text:p>
              </table:table-cell>
              <table:table-cell office:value-type="float" office:value="1581539">
                <text:p>1581539</text:p>
              </table:table-cell>
              <table:table-cell office:value-type="float" office:value="10920104">
                <text:p>109201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873353">
                <text:p>10873353</text:p>
              </table:table-cell>
              <table:table-cell office:value-type="float" office:value="1690239">
                <text:p>1690239</text:p>
              </table:table-cell>
              <table:table-cell office:value-type="float" office:value="1697861">
                <text:p>1697861</text:p>
              </table:table-cell>
              <table:table-cell office:value-type="float" office:value="155">
                <text:p>155</text:p>
              </table:table-cell>
              <table:table-cell office:value-type="float" office:value="6147657">
                <text:p>6147657</text:p>
              </table:table-cell>
              <table:table-cell office:value-type="float" office:value="1265317">
                <text:p>1265317</text:p>
              </table:table-cell>
              <table:table-cell office:value-type="float" office:value="42">
                <text:p>42</text:p>
              </table:table-cell>
              <table:table-cell office:value-type="float" office:value="179339">
                <text:p>179339</text:p>
              </table:table-cell>
              <table:table-cell office:value-type="float" office:value="564344">
                <text:p>564344</text:p>
              </table:table-cell>
              <table:table-cell office:value-type="float" office:value="1373331">
                <text:p>1373331</text:p>
              </table:table-cell>
              <table:table-cell office:value-type="float" office:value="10659517">
                <text:p>10659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37602">
                <text:p>17737602</text:p>
              </table:table-cell>
              <table:table-cell office:value-type="float" office:value="2011259">
                <text:p>2011259</text:p>
              </table:table-cell>
              <table:table-cell office:value-type="float" office:value="2219687">
                <text:p>2219687</text:p>
              </table:table-cell>
              <table:table-cell office:value-type="float" office:value="219">
                <text:p>219</text:p>
              </table:table-cell>
              <table:table-cell office:value-type="float" office:value="5305331">
                <text:p>5305331</text:p>
              </table:table-cell>
              <table:table-cell office:value-type="float" office:value="960493">
                <text:p>960493</text:p>
              </table:table-cell>
              <table:table-cell office:value-type="float" office:value="31">
                <text:p>31</text:p>
              </table:table-cell>
              <table:table-cell office:value-type="float" office:value="192651">
                <text:p>192651</text:p>
              </table:table-cell>
              <table:table-cell office:value-type="float" office:value="585499">
                <text:p>585499</text:p>
              </table:table-cell>
              <table:table-cell office:value-type="float" office:value="1613856">
                <text:p>1613856</text:p>
              </table:table-cell>
              <table:table-cell office:value-type="float" office:value="11171054">
                <text:p>111710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30181">
                <text:p>15730181</text:p>
              </table:table-cell>
              <table:table-cell office:value-type="float" office:value="2156099">
                <text:p>2156099</text:p>
              </table:table-cell>
              <table:table-cell office:value-type="float" office:value="1446198">
                <text:p>1446198</text:p>
              </table:table-cell>
              <table:table-cell office:value-type="float" office:value="167">
                <text:p>167</text:p>
              </table:table-cell>
              <table:table-cell office:value-type="float" office:value="5505471">
                <text:p>5505471</text:p>
              </table:table-cell>
              <table:table-cell office:value-type="float" office:value="1164955">
                <text:p>1164955</text:p>
              </table:table-cell>
              <table:table-cell office:value-type="float" office:value="34">
                <text:p>34</text:p>
              </table:table-cell>
              <table:table-cell office:value-type="float" office:value="205841">
                <text:p>205841</text:p>
              </table:table-cell>
              <table:table-cell office:value-type="float" office:value="672002">
                <text:p>672002</text:p>
              </table:table-cell>
              <table:table-cell office:value-type="float" office:value="1548286">
                <text:p>1548286</text:p>
              </table:table-cell>
              <table:table-cell office:value-type="float" office:value="10443456">
                <text:p>10443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119362">
                <text:p>20119362</text:p>
              </table:table-cell>
              <table:table-cell office:value-type="float" office:value="1747592">
                <text:p>1747592</text:p>
              </table:table-cell>
              <table:table-cell office:value-type="float" office:value="1640274">
                <text:p>1640274</text:p>
              </table:table-cell>
              <table:table-cell office:value-type="float" office:value="175">
                <text:p>175</text:p>
              </table:table-cell>
              <table:table-cell office:value-type="float" office:value="6229446">
                <text:p>6229446</text:p>
              </table:table-cell>
              <table:table-cell office:value-type="float" office:value="947104">
                <text:p>947104</text:p>
              </table:table-cell>
              <table:table-cell office:value-type="float" office:value="49">
                <text:p>49</text:p>
              </table:table-cell>
              <table:table-cell office:value-type="float" office:value="271391">
                <text:p>271391</text:p>
              </table:table-cell>
              <table:table-cell office:value-type="float" office:value="729996">
                <text:p>729996</text:p>
              </table:table-cell>
              <table:table-cell office:value-type="float" office:value="1988399">
                <text:p>1988399</text:p>
              </table:table-cell>
              <table:table-cell office:value-type="float" office:value="10692823">
                <text:p>10692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900942">
                <text:p>15900942</text:p>
              </table:table-cell>
              <table:table-cell office:value-type="float" office:value="1703951">
                <text:p>1703951</text:p>
              </table:table-cell>
              <table:table-cell office:value-type="float" office:value="2098102">
                <text:p>2098102</text:p>
              </table:table-cell>
              <table:table-cell office:value-type="float" office:value="784">
                <text:p>784</text:p>
              </table:table-cell>
              <table:table-cell office:value-type="float" office:value="7563936">
                <text:p>7563936</text:p>
              </table:table-cell>
              <table:table-cell office:value-type="float" office:value="1029504">
                <text:p>1029504</text:p>
              </table:table-cell>
              <table:table-cell office:value-type="float" office:value="43">
                <text:p>43</text:p>
              </table:table-cell>
              <table:table-cell office:value-type="float" office:value="246577">
                <text:p>246577</text:p>
              </table:table-cell>
              <table:table-cell office:value-type="float" office:value="828669">
                <text:p>828669</text:p>
              </table:table-cell>
              <table:table-cell office:value-type="float" office:value="1955450">
                <text:p>1955450</text:p>
              </table:table-cell>
              <table:table-cell office:value-type="float" office:value="10663658">
                <text:p>106636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07626">
                <text:p>13607626</text:p>
              </table:table-cell>
              <table:table-cell office:value-type="float" office:value="3433224">
                <text:p>3433224</text:p>
              </table:table-cell>
              <table:table-cell office:value-type="float" office:value="2232572">
                <text:p>2232572</text:p>
              </table:table-cell>
              <table:table-cell office:value-type="float" office:value="424">
                <text:p>424</text:p>
              </table:table-cell>
              <table:table-cell office:value-type="float" office:value="6162494">
                <text:p>6162494</text:p>
              </table:table-cell>
              <table:table-cell office:value-type="float" office:value="1002964">
                <text:p>1002964</text:p>
              </table:table-cell>
              <table:table-cell office:value-type="float" office:value="44">
                <text:p>44</text:p>
              </table:table-cell>
              <table:table-cell office:value-type="float" office:value="249746">
                <text:p>249746</text:p>
              </table:table-cell>
              <table:table-cell office:value-type="float" office:value="793036">
                <text:p>793036</text:p>
              </table:table-cell>
              <table:table-cell office:value-type="float" office:value="1793916">
                <text:p>1793916</text:p>
              </table:table-cell>
              <table:table-cell office:value-type="float" office:value="11011718">
                <text:p>11011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93184">
                <text:p>13293184</text:p>
              </table:table-cell>
              <table:table-cell office:value-type="float" office:value="2529949">
                <text:p>2529949</text:p>
              </table:table-cell>
              <table:table-cell office:value-type="float" office:value="1872991">
                <text:p>1872991</text:p>
              </table:table-cell>
              <table:table-cell office:value-type="float" office:value="185">
                <text:p>185</text:p>
              </table:table-cell>
              <table:table-cell office:value-type="float" office:value="6895625">
                <text:p>6895625</text:p>
              </table:table-cell>
              <table:table-cell office:value-type="float" office:value="978674">
                <text:p>978674</text:p>
              </table:table-cell>
              <table:table-cell office:value-type="float" office:value="41">
                <text:p>41</text:p>
              </table:table-cell>
              <table:table-cell office:value-type="float" office:value="265155">
                <text:p>265155</text:p>
              </table:table-cell>
              <table:table-cell office:value-type="float" office:value="582292">
                <text:p>582292</text:p>
              </table:table-cell>
              <table:table-cell office:value-type="float" office:value="1422300">
                <text:p>1422300</text:p>
              </table:table-cell>
              <table:table-cell office:value-type="float" office:value="10438557">
                <text:p>104385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955550">
                <text:p>14955550</text:p>
              </table:table-cell>
              <table:table-cell office:value-type="float" office:value="2688120">
                <text:p>2688120</text:p>
              </table:table-cell>
              <table:table-cell office:value-type="float" office:value="1891799">
                <text:p>1891799</text:p>
              </table:table-cell>
              <table:table-cell office:value-type="float" office:value="349">
                <text:p>349</text:p>
              </table:table-cell>
              <table:table-cell office:value-type="float" office:value="6323492">
                <text:p>6323492</text:p>
              </table:table-cell>
              <table:table-cell office:value-type="float" office:value="822286">
                <text:p>822286</text:p>
              </table:table-cell>
              <table:table-cell office:value-type="float" office:value="73">
                <text:p>73</text:p>
              </table:table-cell>
              <table:table-cell office:value-type="float" office:value="234907">
                <text:p>234907</text:p>
              </table:table-cell>
              <table:table-cell office:value-type="float" office:value="760591">
                <text:p>760591</text:p>
              </table:table-cell>
              <table:table-cell office:value-type="float" office:value="1765219">
                <text:p>1765219</text:p>
              </table:table-cell>
              <table:table-cell office:value-type="float" office:value="10858543">
                <text:p>108585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962601">
                <text:p>13962601</text:p>
              </table:table-cell>
              <table:table-cell office:value-type="float" office:value="1596194">
                <text:p>1596194</text:p>
              </table:table-cell>
              <table:table-cell office:value-type="float" office:value="1902321">
                <text:p>1902321</text:p>
              </table:table-cell>
              <table:table-cell office:value-type="float" office:value="210">
                <text:p>210</text:p>
              </table:table-cell>
              <table:table-cell office:value-type="float" office:value="6849472">
                <text:p>6849472</text:p>
              </table:table-cell>
              <table:table-cell office:value-type="float" office:value="870948">
                <text:p>870948</text:p>
              </table:table-cell>
              <table:table-cell office:value-type="float" office:value="55">
                <text:p>55</text:p>
              </table:table-cell>
              <table:table-cell office:value-type="float" office:value="244734">
                <text:p>244734</text:p>
              </table:table-cell>
              <table:table-cell office:value-type="float" office:value="554909">
                <text:p>554909</text:p>
              </table:table-cell>
              <table:table-cell office:value-type="float" office:value="1345548">
                <text:p>1345548</text:p>
              </table:table-cell>
              <table:table-cell office:value-type="float" office:value="10616109">
                <text:p>106161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10699">
                <text:p>16910699</text:p>
              </table:table-cell>
              <table:table-cell office:value-type="float" office:value="1953363">
                <text:p>1953363</text:p>
              </table:table-cell>
              <table:table-cell office:value-type="float" office:value="2013616">
                <text:p>2013616</text:p>
              </table:table-cell>
              <table:table-cell office:value-type="float" office:value="198">
                <text:p>198</text:p>
              </table:table-cell>
              <table:table-cell office:value-type="float" office:value="5424178">
                <text:p>5424178</text:p>
              </table:table-cell>
              <table:table-cell office:value-type="float" office:value="761585">
                <text:p>761585</text:p>
              </table:table-cell>
              <table:table-cell office:value-type="float" office:value="48">
                <text:p>48</text:p>
              </table:table-cell>
              <table:table-cell office:value-type="float" office:value="214403">
                <text:p>214403</text:p>
              </table:table-cell>
              <table:table-cell office:value-type="float" office:value="544412">
                <text:p>544412</text:p>
              </table:table-cell>
              <table:table-cell office:value-type="float" office:value="1345855">
                <text:p>1345855</text:p>
              </table:table-cell>
              <table:table-cell office:value-type="float" office:value="10214962">
                <text:p>10214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60559">
                <text:p>16260559</text:p>
              </table:table-cell>
              <table:table-cell office:value-type="float" office:value="1616174">
                <text:p>1616174</text:p>
              </table:table-cell>
              <table:table-cell office:value-type="float" office:value="1956776">
                <text:p>1956776</text:p>
              </table:table-cell>
              <table:table-cell office:value-type="float" office:value="182">
                <text:p>182</text:p>
              </table:table-cell>
              <table:table-cell office:value-type="float" office:value="7098100">
                <text:p>7098100</text:p>
              </table:table-cell>
              <table:table-cell office:value-type="float" office:value="847011">
                <text:p>847011</text:p>
              </table:table-cell>
              <table:table-cell office:value-type="float" office:value="53">
                <text:p>53</text:p>
              </table:table-cell>
              <table:table-cell office:value-type="float" office:value="37649144">
                <text:p>37649144</text:p>
              </table:table-cell>
              <table:table-cell office:value-type="float" office:value="987253">
                <text:p>987253</text:p>
              </table:table-cell>
              <table:table-cell office:value-type="float" office:value="1959127">
                <text:p>1959127</text:p>
              </table:table-cell>
              <table:table-cell office:value-type="float" office:value="10654276">
                <text:p>10654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571279">
                <text:p>4571279</text:p>
              </table:table-cell>
              <table:table-cell office:value-type="float" office:value="2425072">
                <text:p>2425072</text:p>
              </table:table-cell>
              <table:table-cell office:value-type="float" office:value="1899252">
                <text:p>1899252</text:p>
              </table:table-cell>
              <table:table-cell office:value-type="float" office:value="560">
                <text:p>560</text:p>
              </table:table-cell>
              <table:table-cell office:value-type="float" office:value="7227376">
                <text:p>7227376</text:p>
              </table:table-cell>
              <table:table-cell office:value-type="float" office:value="575362">
                <text:p>575362</text:p>
              </table:table-cell>
              <table:table-cell office:value-type="float" office:value="67">
                <text:p>67</text:p>
              </table:table-cell>
              <table:table-cell office:value-type="float" office:value="5452381">
                <text:p>5452381</text:p>
              </table:table-cell>
              <table:table-cell office:value-type="float" office:value="771205">
                <text:p>771205</text:p>
              </table:table-cell>
              <table:table-cell office:value-type="float" office:value="1709192">
                <text:p>1709192</text:p>
              </table:table-cell>
              <table:table-cell office:value-type="float" office:value="10736635">
                <text:p>107366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05425">
                <text:p>6005425</text:p>
              </table:table-cell>
              <table:table-cell office:value-type="float" office:value="1761200">
                <text:p>1761200</text:p>
              </table:table-cell>
              <table:table-cell office:value-type="float" office:value="1644469">
                <text:p>1644469</text:p>
              </table:table-cell>
              <table:table-cell office:value-type="float" office:value="369">
                <text:p>369</text:p>
              </table:table-cell>
              <table:table-cell office:value-type="float" office:value="5232489">
                <text:p>5232489</text:p>
              </table:table-cell>
              <table:table-cell office:value-type="float" office:value="695160">
                <text:p>695160</text:p>
              </table:table-cell>
              <table:table-cell office:value-type="float" office:value="80">
                <text:p>80</text:p>
              </table:table-cell>
              <table:table-cell office:value-type="float" office:value="40620493">
                <text:p>40620493</text:p>
              </table:table-cell>
              <table:table-cell office:value-type="float" office:value="1135715">
                <text:p>1135715</text:p>
              </table:table-cell>
              <table:table-cell office:value-type="float" office:value="2550346">
                <text:p>2550346</text:p>
              </table:table-cell>
              <table:table-cell office:value-type="float" office:value="10276147">
                <text:p>102761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04601">
                <text:p>5204601</text:p>
              </table:table-cell>
              <table:table-cell office:value-type="float" office:value="1508136">
                <text:p>1508136</text:p>
              </table:table-cell>
              <table:table-cell office:value-type="float" office:value="1633850">
                <text:p>1633850</text:p>
              </table:table-cell>
              <table:table-cell office:value-type="float" office:value="178">
                <text:p>178</text:p>
              </table:table-cell>
              <table:table-cell office:value-type="float" office:value="6033545">
                <text:p>6033545</text:p>
              </table:table-cell>
              <table:table-cell office:value-type="float" office:value="939001">
                <text:p>939001</text:p>
              </table:table-cell>
              <table:table-cell office:value-type="float" office:value="64">
                <text:p>64</text:p>
              </table:table-cell>
              <table:table-cell office:value-type="float" office:value="39815674">
                <text:p>39815674</text:p>
              </table:table-cell>
              <table:table-cell office:value-type="float" office:value="1108032">
                <text:p>1108032</text:p>
              </table:table-cell>
              <table:table-cell office:value-type="float" office:value="2694680">
                <text:p>2694680</text:p>
              </table:table-cell>
              <table:table-cell office:value-type="float" office:value="10217527">
                <text:p>102175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33102">
                <text:p>4333102</text:p>
              </table:table-cell>
              <table:table-cell office:value-type="float" office:value="1505358">
                <text:p>1505358</text:p>
              </table:table-cell>
              <table:table-cell office:value-type="float" office:value="1442033">
                <text:p>1442033</text:p>
              </table:table-cell>
              <table:table-cell office:value-type="float" office:value="270">
                <text:p>270</text:p>
              </table:table-cell>
              <table:table-cell office:value-type="float" office:value="5440842">
                <text:p>5440842</text:p>
              </table:table-cell>
              <table:table-cell office:value-type="float" office:value="615325">
                <text:p>615325</text:p>
              </table:table-cell>
              <table:table-cell office:value-type="float" office:value="82">
                <text:p>82</text:p>
              </table:table-cell>
              <table:table-cell office:value-type="float" office:value="41627203">
                <text:p>41627203</text:p>
              </table:table-cell>
              <table:table-cell office:value-type="float" office:value="988401">
                <text:p>988401</text:p>
              </table:table-cell>
              <table:table-cell office:value-type="float" office:value="2274675">
                <text:p>2274675</text:p>
              </table:table-cell>
              <table:table-cell office:value-type="float" office:value="11115075">
                <text:p>111150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20641">
                <text:p>5020641</text:p>
              </table:table-cell>
              <table:table-cell office:value-type="float" office:value="1745579">
                <text:p>1745579</text:p>
              </table:table-cell>
              <table:table-cell office:value-type="float" office:value="1728350">
                <text:p>1728350</text:p>
              </table:table-cell>
              <table:table-cell office:value-type="float" office:value="312">
                <text:p>312</text:p>
              </table:table-cell>
              <table:table-cell office:value-type="float" office:value="5569948">
                <text:p>5569948</text:p>
              </table:table-cell>
              <table:table-cell office:value-type="float" office:value="854562">
                <text:p>854562</text:p>
              </table:table-cell>
              <table:table-cell office:value-type="float" office:value="59">
                <text:p>59</text:p>
              </table:table-cell>
              <table:table-cell office:value-type="float" office:value="37645422">
                <text:p>37645422</text:p>
              </table:table-cell>
              <table:table-cell office:value-type="float" office:value="1005846">
                <text:p>1005846</text:p>
              </table:table-cell>
              <table:table-cell office:value-type="float" office:value="2393044">
                <text:p>2393044</text:p>
              </table:table-cell>
              <table:table-cell office:value-type="float" office:value="10112185">
                <text:p>101121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33986">
                <text:p>4633986</text:p>
              </table:table-cell>
              <table:table-cell office:value-type="float" office:value="1639145">
                <text:p>1639145</text:p>
              </table:table-cell>
              <table:table-cell office:value-type="float" office:value="1687023">
                <text:p>1687023</text:p>
              </table:table-cell>
              <table:table-cell office:value-type="float" office:value="181">
                <text:p>181</text:p>
              </table:table-cell>
              <table:table-cell office:value-type="float" office:value="5957572">
                <text:p>5957572</text:p>
              </table:table-cell>
              <table:table-cell office:value-type="float" office:value="642379">
                <text:p>642379</text:p>
              </table:table-cell>
              <table:table-cell office:value-type="float" office:value="173">
                <text:p>173</text:p>
              </table:table-cell>
              <table:table-cell office:value-type="float" office:value="38056708">
                <text:p>38056708</text:p>
              </table:table-cell>
              <table:table-cell office:value-type="float" office:value="579513">
                <text:p>579513</text:p>
              </table:table-cell>
              <table:table-cell office:value-type="float" office:value="1397275">
                <text:p>1397275</text:p>
              </table:table-cell>
              <table:table-cell office:value-type="float" office:value="10808110">
                <text:p>10808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4832">
                <text:p>3624832</text:p>
              </table:table-cell>
              <table:table-cell office:value-type="float" office:value="1449565">
                <text:p>1449565</text:p>
              </table:table-cell>
              <table:table-cell office:value-type="float" office:value="1630462">
                <text:p>1630462</text:p>
              </table:table-cell>
              <table:table-cell office:value-type="float" office:value="190">
                <text:p>190</text:p>
              </table:table-cell>
              <table:table-cell office:value-type="float" office:value="6622228">
                <text:p>6622228</text:p>
              </table:table-cell>
              <table:table-cell office:value-type="float" office:value="1215040">
                <text:p>1215040</text:p>
              </table:table-cell>
              <table:table-cell office:value-type="float" office:value="55">
                <text:p>55</text:p>
              </table:table-cell>
              <table:table-cell office:value-type="float" office:value="41035902">
                <text:p>41035902</text:p>
              </table:table-cell>
              <table:table-cell office:value-type="float" office:value="1152363">
                <text:p>1152363</text:p>
              </table:table-cell>
              <table:table-cell office:value-type="float" office:value="2588925">
                <text:p>2588925</text:p>
              </table:table-cell>
              <table:table-cell office:value-type="float" office:value="10402496">
                <text:p>10402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50233">
                <text:p>4350233</text:p>
              </table:table-cell>
              <table:table-cell office:value-type="float" office:value="1420504">
                <text:p>1420504</text:p>
              </table:table-cell>
              <table:table-cell office:value-type="float" office:value="1861634">
                <text:p>1861634</text:p>
              </table:table-cell>
              <table:table-cell office:value-type="float" office:value="186">
                <text:p>186</text:p>
              </table:table-cell>
              <table:table-cell office:value-type="float" office:value="6952668">
                <text:p>6952668</text:p>
              </table:table-cell>
              <table:table-cell office:value-type="float" office:value="1488650">
                <text:p>1488650</text:p>
              </table:table-cell>
              <table:table-cell office:value-type="float" office:value="56">
                <text:p>56</text:p>
              </table:table-cell>
              <table:table-cell office:value-type="float" office:value="37406634">
                <text:p>37406634</text:p>
              </table:table-cell>
              <table:table-cell office:value-type="float" office:value="1243745">
                <text:p>1243745</text:p>
              </table:table-cell>
              <table:table-cell office:value-type="float" office:value="2549296">
                <text:p>2549296</text:p>
              </table:table-cell>
              <table:table-cell office:value-type="float" office:value="10507723">
                <text:p>105077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76898">
                <text:p>4576898</text:p>
              </table:table-cell>
              <table:table-cell office:value-type="float" office:value="1949697">
                <text:p>1949697</text:p>
              </table:table-cell>
              <table:table-cell office:value-type="float" office:value="1731922">
                <text:p>1731922</text:p>
              </table:table-cell>
              <table:table-cell office:value-type="float" office:value="188">
                <text:p>188</text:p>
              </table:table-cell>
              <table:table-cell office:value-type="float" office:value="7269343">
                <text:p>7269343</text:p>
              </table:table-cell>
              <table:table-cell office:value-type="float" office:value="696402">
                <text:p>696402</text:p>
              </table:table-cell>
              <table:table-cell office:value-type="float" office:value="75">
                <text:p>75</text:p>
              </table:table-cell>
              <table:table-cell office:value-type="float" office:value="38617852">
                <text:p>38617852</text:p>
              </table:table-cell>
              <table:table-cell office:value-type="float" office:value="1013221">
                <text:p>1013221</text:p>
              </table:table-cell>
              <table:table-cell office:value-type="float" office:value="2413689">
                <text:p>2413689</text:p>
              </table:table-cell>
              <table:table-cell office:value-type="float" office:value="10536791">
                <text:p>105367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12326">
                <text:p>5912326</text:p>
              </table:table-cell>
              <table:table-cell office:value-type="float" office:value="1726112">
                <text:p>1726112</text:p>
              </table:table-cell>
              <table:table-cell office:value-type="float" office:value="2067788">
                <text:p>2067788</text:p>
              </table:table-cell>
              <table:table-cell office:value-type="float" office:value="180">
                <text:p>180</text:p>
              </table:table-cell>
              <table:table-cell office:value-type="float" office:value="6335621">
                <text:p>6335621</text:p>
              </table:table-cell>
              <table:table-cell office:value-type="float" office:value="935301">
                <text:p>935301</text:p>
              </table:table-cell>
              <table:table-cell office:value-type="float" office:value="29">
                <text:p>29</text:p>
              </table:table-cell>
              <table:table-cell office:value-type="float" office:value="59374663">
                <text:p>59374663</text:p>
              </table:table-cell>
              <table:table-cell office:value-type="float" office:value="1275720">
                <text:p>1275720</text:p>
              </table:table-cell>
              <table:table-cell office:value-type="float" office:value="2569623">
                <text:p>2569623</text:p>
              </table:table-cell>
              <table:table-cell office:value-type="float" office:value="11091944">
                <text:p>110919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71400">
                <text:p>5071400</text:p>
              </table:table-cell>
              <table:table-cell office:value-type="float" office:value="1760804">
                <text:p>1760804</text:p>
              </table:table-cell>
              <table:table-cell office:value-type="float" office:value="1880314">
                <text:p>1880314</text:p>
              </table:table-cell>
              <table:table-cell office:value-type="float" office:value="193">
                <text:p>193</text:p>
              </table:table-cell>
              <table:table-cell office:value-type="float" office:value="5766301">
                <text:p>5766301</text:p>
              </table:table-cell>
              <table:table-cell office:value-type="float" office:value="1019340">
                <text:p>1019340</text:p>
              </table:table-cell>
              <table:table-cell office:value-type="float" office:value="46">
                <text:p>46</text:p>
              </table:table-cell>
              <table:table-cell office:value-type="float" office:value="38102627">
                <text:p>38102627</text:p>
              </table:table-cell>
              <table:table-cell office:value-type="float" office:value="650036">
                <text:p>650036</text:p>
              </table:table-cell>
              <table:table-cell office:value-type="float" office:value="1356149">
                <text:p>1356149</text:p>
              </table:table-cell>
              <table:table-cell office:value-type="float" office:value="10679067">
                <text:p>10679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86408">
                <text:p>5486408</text:p>
              </table:table-cell>
              <table:table-cell office:value-type="float" office:value="2578237">
                <text:p>2578237</text:p>
              </table:table-cell>
              <table:table-cell office:value-type="float" office:value="1828017">
                <text:p>1828017</text:p>
              </table:table-cell>
              <table:table-cell office:value-type="float" office:value="191">
                <text:p>191</text:p>
              </table:table-cell>
              <table:table-cell office:value-type="float" office:value="6549851">
                <text:p>6549851</text:p>
              </table:table-cell>
              <table:table-cell office:value-type="float" office:value="552598">
                <text:p>552598</text:p>
              </table:table-cell>
              <table:table-cell office:value-type="float" office:value="72">
                <text:p>72</text:p>
              </table:table-cell>
              <table:table-cell office:value-type="float" office:value="41517217">
                <text:p>41517217</text:p>
              </table:table-cell>
              <table:table-cell office:value-type="float" office:value="1179368">
                <text:p>1179368</text:p>
              </table:table-cell>
              <table:table-cell office:value-type="float" office:value="2548484">
                <text:p>2548484</text:p>
              </table:table-cell>
              <table:table-cell office:value-type="float" office:value="10620703">
                <text:p>106207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325674">
                <text:p>4325674</text:p>
              </table:table-cell>
              <table:table-cell office:value-type="float" office:value="1437504">
                <text:p>1437504</text:p>
              </table:table-cell>
              <table:table-cell office:value-type="float" office:value="1678974">
                <text:p>1678974</text:p>
              </table:table-cell>
              <table:table-cell office:value-type="float" office:value="201">
                <text:p>201</text:p>
              </table:table-cell>
              <table:table-cell office:value-type="float" office:value="5946189">
                <text:p>5946189</text:p>
              </table:table-cell>
              <table:table-cell office:value-type="float" office:value="1341880">
                <text:p>1341880</text:p>
              </table:table-cell>
              <table:table-cell office:value-type="float" office:value="52">
                <text:p>52</text:p>
              </table:table-cell>
              <table:table-cell office:value-type="float" office:value="37421579">
                <text:p>37421579</text:p>
              </table:table-cell>
              <table:table-cell office:value-type="float" office:value="1287134">
                <text:p>1287134</text:p>
              </table:table-cell>
              <table:table-cell office:value-type="float" office:value="2391044">
                <text:p>2391044</text:p>
              </table:table-cell>
              <table:table-cell office:value-type="float" office:value="10172498">
                <text:p>101724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38671">
                <text:p>4938671</text:p>
              </table:table-cell>
              <table:table-cell office:value-type="float" office:value="1465070">
                <text:p>1465070</text:p>
              </table:table-cell>
              <table:table-cell office:value-type="float" office:value="1764758">
                <text:p>1764758</text:p>
              </table:table-cell>
              <table:table-cell office:value-type="float" office:value="186">
                <text:p>186</text:p>
              </table:table-cell>
              <table:table-cell office:value-type="float" office:value="6252174">
                <text:p>6252174</text:p>
              </table:table-cell>
              <table:table-cell office:value-type="float" office:value="611603">
                <text:p>611603</text:p>
              </table:table-cell>
              <table:table-cell office:value-type="float" office:value="84">
                <text:p>84</text:p>
              </table:table-cell>
              <table:table-cell office:value-type="float" office:value="46608792">
                <text:p>46608792</text:p>
              </table:table-cell>
              <table:table-cell office:value-type="float" office:value="727738">
                <text:p>727738</text:p>
              </table:table-cell>
              <table:table-cell office:value-type="float" office:value="1649549">
                <text:p>1649549</text:p>
              </table:table-cell>
              <table:table-cell office:value-type="float" office:value="10190297">
                <text:p>101902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69776">
                <text:p>5369776</text:p>
              </table:table-cell>
              <table:table-cell office:value-type="float" office:value="1700197">
                <text:p>1700197</text:p>
              </table:table-cell>
              <table:table-cell office:value-type="float" office:value="1877398">
                <text:p>1877398</text:p>
              </table:table-cell>
              <table:table-cell office:value-type="float" office:value="183">
                <text:p>183</text:p>
              </table:table-cell>
              <table:table-cell office:value-type="float" office:value="5523267">
                <text:p>5523267</text:p>
              </table:table-cell>
              <table:table-cell office:value-type="float" office:value="990994">
                <text:p>990994</text:p>
              </table:table-cell>
              <table:table-cell office:value-type="float" office:value="48">
                <text:p>48</text:p>
              </table:table-cell>
              <table:table-cell office:value-type="float" office:value="68862296">
                <text:p>68862296</text:p>
              </table:table-cell>
              <table:table-cell office:value-type="float" office:value="1155208">
                <text:p>1155208</text:p>
              </table:table-cell>
              <table:table-cell office:value-type="float" office:value="2578256">
                <text:p>2578256</text:p>
              </table:table-cell>
              <table:table-cell office:value-type="float" office:value="11023628">
                <text:p>110236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75710">
                <text:p>4375710</text:p>
              </table:table-cell>
              <table:table-cell office:value-type="float" office:value="2845889">
                <text:p>2845889</text:p>
              </table:table-cell>
              <table:table-cell office:value-type="float" office:value="1717104">
                <text:p>1717104</text:p>
              </table:table-cell>
              <table:table-cell office:value-type="float" office:value="199">
                <text:p>199</text:p>
              </table:table-cell>
              <table:table-cell office:value-type="float" office:value="7673072">
                <text:p>7673072</text:p>
              </table:table-cell>
              <table:table-cell office:value-type="float" office:value="1104295">
                <text:p>1104295</text:p>
              </table:table-cell>
              <table:table-cell office:value-type="float" office:value="94">
                <text:p>94</text:p>
              </table:table-cell>
              <table:table-cell office:value-type="float" office:value="330011">
                <text:p>330011</text:p>
              </table:table-cell>
              <table:table-cell office:value-type="float" office:value="994252">
                <text:p>994252</text:p>
              </table:table-cell>
              <table:table-cell office:value-type="float" office:value="1343716">
                <text:p>1343716</text:p>
              </table:table-cell>
              <table:table-cell office:value-type="float" office:value="10940671">
                <text:p>109406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31326">
                <text:p>5631326</text:p>
              </table:table-cell>
              <table:table-cell office:value-type="float" office:value="3493004">
                <text:p>3493004</text:p>
              </table:table-cell>
              <table:table-cell office:value-type="float" office:value="2329782">
                <text:p>2329782</text:p>
              </table:table-cell>
              <table:table-cell office:value-type="float" office:value="191">
                <text:p>191</text:p>
              </table:table-cell>
              <table:table-cell office:value-type="float" office:value="4999720">
                <text:p>4999720</text:p>
              </table:table-cell>
              <table:table-cell office:value-type="float" office:value="1074039">
                <text:p>1074039</text:p>
              </table:table-cell>
              <table:table-cell office:value-type="float" office:value="45">
                <text:p>45</text:p>
              </table:table-cell>
              <table:table-cell office:value-type="float" office:value="223603">
                <text:p>223603</text:p>
              </table:table-cell>
              <table:table-cell office:value-type="float" office:value="708855">
                <text:p>708855</text:p>
              </table:table-cell>
              <table:table-cell office:value-type="float" office:value="1473745">
                <text:p>1473745</text:p>
              </table:table-cell>
              <table:table-cell office:value-type="float" office:value="11057903">
                <text:p>110579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877146">
                <text:p>6877146</text:p>
              </table:table-cell>
              <table:table-cell office:value-type="float" office:value="2382766">
                <text:p>2382766</text:p>
              </table:table-cell>
              <table:table-cell office:value-type="float" office:value="1392905">
                <text:p>1392905</text:p>
              </table:table-cell>
              <table:table-cell office:value-type="float" office:value="182">
                <text:p>182</text:p>
              </table:table-cell>
              <table:table-cell office:value-type="float" office:value="5408902">
                <text:p>5408902</text:p>
              </table:table-cell>
              <table:table-cell office:value-type="float" office:value="939596">
                <text:p>939596</text:p>
              </table:table-cell>
              <table:table-cell office:value-type="float" office:value="185">
                <text:p>185</text:p>
              </table:table-cell>
              <table:table-cell office:value-type="float" office:value="250676">
                <text:p>250676</text:p>
              </table:table-cell>
              <table:table-cell office:value-type="float" office:value="670133">
                <text:p>670133</text:p>
              </table:table-cell>
              <table:table-cell office:value-type="float" office:value="1617115">
                <text:p>1617115</text:p>
              </table:table-cell>
              <table:table-cell office:value-type="float" office:value="10311809">
                <text:p>103118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65638">
                <text:p>6465638</text:p>
              </table:table-cell>
              <table:table-cell office:value-type="float" office:value="2027691">
                <text:p>2027691</text:p>
              </table:table-cell>
              <table:table-cell office:value-type="float" office:value="1885675">
                <text:p>1885675</text:p>
              </table:table-cell>
              <table:table-cell office:value-type="float" office:value="188">
                <text:p>188</text:p>
              </table:table-cell>
              <table:table-cell office:value-type="float" office:value="4847922">
                <text:p>4847922</text:p>
              </table:table-cell>
              <table:table-cell office:value-type="float" office:value="1010607">
                <text:p>1010607</text:p>
              </table:table-cell>
              <table:table-cell office:value-type="float" office:value="45">
                <text:p>45</text:p>
              </table:table-cell>
              <table:table-cell office:value-type="float" office:value="36441729">
                <text:p>36441729</text:p>
              </table:table-cell>
              <table:table-cell office:value-type="float" office:value="983018">
                <text:p>983018</text:p>
              </table:table-cell>
              <table:table-cell office:value-type="float" office:value="2447801">
                <text:p>2447801</text:p>
              </table:table-cell>
              <table:table-cell office:value-type="float" office:value="10209909">
                <text:p>10209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02342">
                <text:p>5802342</text:p>
              </table:table-cell>
              <table:table-cell office:value-type="float" office:value="2324072">
                <text:p>2324072</text:p>
              </table:table-cell>
              <table:table-cell office:value-type="float" office:value="1535127">
                <text:p>1535127</text:p>
              </table:table-cell>
              <table:table-cell office:value-type="float" office:value="377">
                <text:p>377</text:p>
              </table:table-cell>
              <table:table-cell office:value-type="float" office:value="5614471">
                <text:p>5614471</text:p>
              </table:table-cell>
              <table:table-cell office:value-type="float" office:value="734609">
                <text:p>734609</text:p>
              </table:table-cell>
              <table:table-cell office:value-type="float" office:value="83">
                <text:p>83</text:p>
              </table:table-cell>
              <table:table-cell office:value-type="float" office:value="38623582">
                <text:p>38623582</text:p>
              </table:table-cell>
              <table:table-cell office:value-type="float" office:value="560620">
                <text:p>560620</text:p>
              </table:table-cell>
              <table:table-cell office:value-type="float" office:value="1871844">
                <text:p>1871844</text:p>
              </table:table-cell>
              <table:table-cell office:value-type="float" office:value="10452812">
                <text:p>104528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48894">
                <text:p>5848894</text:p>
              </table:table-cell>
              <table:table-cell office:value-type="float" office:value="2319197">
                <text:p>2319197</text:p>
              </table:table-cell>
              <table:table-cell office:value-type="float" office:value="2059325">
                <text:p>2059325</text:p>
              </table:table-cell>
              <table:table-cell office:value-type="float" office:value="195">
                <text:p>195</text:p>
              </table:table-cell>
              <table:table-cell office:value-type="float" office:value="5496706">
                <text:p>5496706</text:p>
              </table:table-cell>
              <table:table-cell office:value-type="float" office:value="523205">
                <text:p>523205</text:p>
              </table:table-cell>
              <table:table-cell office:value-type="float" office:value="73">
                <text:p>73</text:p>
              </table:table-cell>
              <table:table-cell office:value-type="float" office:value="40215627">
                <text:p>40215627</text:p>
              </table:table-cell>
              <table:table-cell office:value-type="float" office:value="986413">
                <text:p>986413</text:p>
              </table:table-cell>
              <table:table-cell office:value-type="float" office:value="2385925">
                <text:p>2385925</text:p>
              </table:table-cell>
              <table:table-cell office:value-type="float" office:value="11071621">
                <text:p>110716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89539">
                <text:p>5289539</text:p>
              </table:table-cell>
              <table:table-cell office:value-type="float" office:value="1719719">
                <text:p>1719719</text:p>
              </table:table-cell>
              <table:table-cell office:value-type="float" office:value="2040428">
                <text:p>2040428</text:p>
              </table:table-cell>
              <table:table-cell office:value-type="float" office:value="286">
                <text:p>286</text:p>
              </table:table-cell>
              <table:table-cell office:value-type="float" office:value="6326122">
                <text:p>6326122</text:p>
              </table:table-cell>
              <table:table-cell office:value-type="float" office:value="751293">
                <text:p>751293</text:p>
              </table:table-cell>
              <table:table-cell office:value-type="float" office:value="36">
                <text:p>36</text:p>
              </table:table-cell>
              <table:table-cell office:value-type="float" office:value="62597436">
                <text:p>62597436</text:p>
              </table:table-cell>
              <table:table-cell office:value-type="float" office:value="1210279">
                <text:p>1210279</text:p>
              </table:table-cell>
              <table:table-cell office:value-type="float" office:value="2812589">
                <text:p>2812589</text:p>
              </table:table-cell>
              <table:table-cell office:value-type="float" office:value="10309870">
                <text:p>103098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80310">
                <text:p>4380310</text:p>
              </table:table-cell>
              <table:table-cell office:value-type="float" office:value="1428980">
                <text:p>1428980</text:p>
              </table:table-cell>
              <table:table-cell office:value-type="float" office:value="2633331">
                <text:p>2633331</text:p>
              </table:table-cell>
              <table:table-cell office:value-type="float" office:value="200">
                <text:p>200</text:p>
              </table:table-cell>
              <table:table-cell office:value-type="float" office:value="5589664">
                <text:p>5589664</text:p>
              </table:table-cell>
              <table:table-cell office:value-type="float" office:value="663195">
                <text:p>663195</text:p>
              </table:table-cell>
              <table:table-cell office:value-type="float" office:value="81">
                <text:p>81</text:p>
              </table:table-cell>
              <table:table-cell office:value-type="float" office:value="37626905">
                <text:p>37626905</text:p>
              </table:table-cell>
              <table:table-cell office:value-type="float" office:value="1083686">
                <text:p>1083686</text:p>
              </table:table-cell>
              <table:table-cell office:value-type="float" office:value="2551088">
                <text:p>2551088</text:p>
              </table:table-cell>
              <table:table-cell office:value-type="float" office:value="10389934">
                <text:p>103899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89098">
                <text:p>5989098</text:p>
              </table:table-cell>
              <table:table-cell office:value-type="float" office:value="2985267">
                <text:p>2985267</text:p>
              </table:table-cell>
              <table:table-cell office:value-type="float" office:value="2444956">
                <text:p>2444956</text:p>
              </table:table-cell>
              <table:table-cell office:value-type="float" office:value="195">
                <text:p>195</text:p>
              </table:table-cell>
              <table:table-cell office:value-type="float" office:value="5615159">
                <text:p>5615159</text:p>
              </table:table-cell>
              <table:table-cell office:value-type="float" office:value="752915">
                <text:p>752915</text:p>
              </table:table-cell>
              <table:table-cell office:value-type="float" office:value="41">
                <text:p>41</text:p>
              </table:table-cell>
              <table:table-cell office:value-type="float" office:value="39872027">
                <text:p>39872027</text:p>
              </table:table-cell>
              <table:table-cell office:value-type="float" office:value="914845">
                <text:p>914845</text:p>
              </table:table-cell>
              <table:table-cell office:value-type="float" office:value="1993996">
                <text:p>1993996</text:p>
              </table:table-cell>
              <table:table-cell office:value-type="float" office:value="10972517">
                <text:p>109725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19431">
                <text:p>6119431</text:p>
              </table:table-cell>
              <table:table-cell office:value-type="float" office:value="1995152">
                <text:p>1995152</text:p>
              </table:table-cell>
              <table:table-cell office:value-type="float" office:value="2162222">
                <text:p>2162222</text:p>
              </table:table-cell>
              <table:table-cell office:value-type="float" office:value="145">
                <text:p>145</text:p>
              </table:table-cell>
              <table:table-cell office:value-type="float" office:value="4497520">
                <text:p>4497520</text:p>
              </table:table-cell>
              <table:table-cell office:value-type="float" office:value="691035">
                <text:p>691035</text:p>
              </table:table-cell>
              <table:table-cell office:value-type="float" office:value="38">
                <text:p>38</text:p>
              </table:table-cell>
              <table:table-cell office:value-type="float" office:value="39901096">
                <text:p>39901096</text:p>
              </table:table-cell>
              <table:table-cell office:value-type="float" office:value="594063">
                <text:p>594063</text:p>
              </table:table-cell>
              <table:table-cell office:value-type="float" office:value="1421163">
                <text:p>1421163</text:p>
              </table:table-cell>
              <table:table-cell office:value-type="float" office:value="10892453">
                <text:p>108924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929904">
                <text:p>6929904</text:p>
              </table:table-cell>
              <table:table-cell office:value-type="float" office:value="1666365">
                <text:p>1666365</text:p>
              </table:table-cell>
              <table:table-cell office:value-type="float" office:value="1882920">
                <text:p>1882920</text:p>
              </table:table-cell>
              <table:table-cell office:value-type="float" office:value="163">
                <text:p>163</text:p>
              </table:table-cell>
              <table:table-cell office:value-type="float" office:value="6105144">
                <text:p>6105144</text:p>
              </table:table-cell>
              <table:table-cell office:value-type="float" office:value="540713">
                <text:p>540713</text:p>
              </table:table-cell>
              <table:table-cell office:value-type="float" office:value="79">
                <text:p>79</text:p>
              </table:table-cell>
              <table:table-cell office:value-type="float" office:value="37317780">
                <text:p>37317780</text:p>
              </table:table-cell>
              <table:table-cell office:value-type="float" office:value="892909">
                <text:p>892909</text:p>
              </table:table-cell>
              <table:table-cell office:value-type="float" office:value="1986072">
                <text:p>1986072</text:p>
              </table:table-cell>
              <table:table-cell office:value-type="float" office:value="10915461">
                <text:p>109154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40941">
                <text:p>5840941</text:p>
              </table:table-cell>
              <table:table-cell office:value-type="float" office:value="2129526">
                <text:p>2129526</text:p>
              </table:table-cell>
              <table:table-cell office:value-type="float" office:value="1727915">
                <text:p>1727915</text:p>
              </table:table-cell>
              <table:table-cell office:value-type="float" office:value="175">
                <text:p>175</text:p>
              </table:table-cell>
              <table:table-cell office:value-type="float" office:value="7566873">
                <text:p>7566873</text:p>
              </table:table-cell>
              <table:table-cell office:value-type="float" office:value="620136">
                <text:p>620136</text:p>
              </table:table-cell>
              <table:table-cell office:value-type="float" office:value="77">
                <text:p>77</text:p>
              </table:table-cell>
              <table:table-cell office:value-type="float" office:value="38090479">
                <text:p>38090479</text:p>
              </table:table-cell>
              <table:table-cell office:value-type="float" office:value="627409">
                <text:p>627409</text:p>
              </table:table-cell>
              <table:table-cell office:value-type="float" office:value="1387518">
                <text:p>1387518</text:p>
              </table:table-cell>
              <table:table-cell office:value-type="float" office:value="10697305">
                <text:p>106973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77637">
                <text:p>4677637</text:p>
              </table:table-cell>
              <table:table-cell office:value-type="float" office:value="2133596">
                <text:p>2133596</text:p>
              </table:table-cell>
              <table:table-cell office:value-type="float" office:value="1812910">
                <text:p>1812910</text:p>
              </table:table-cell>
              <table:table-cell office:value-type="float" office:value="233">
                <text:p>233</text:p>
              </table:table-cell>
              <table:table-cell office:value-type="float" office:value="5284687">
                <text:p>5284687</text:p>
              </table:table-cell>
              <table:table-cell office:value-type="float" office:value="673238">
                <text:p>673238</text:p>
              </table:table-cell>
              <table:table-cell office:value-type="float" office:value="80">
                <text:p>80</text:p>
              </table:table-cell>
              <table:table-cell office:value-type="float" office:value="38463472">
                <text:p>38463472</text:p>
              </table:table-cell>
              <table:table-cell office:value-type="float" office:value="1094438">
                <text:p>1094438</text:p>
              </table:table-cell>
              <table:table-cell office:value-type="float" office:value="2652635">
                <text:p>2652635</text:p>
              </table:table-cell>
              <table:table-cell office:value-type="float" office:value="10395190">
                <text:p>1039519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89179">
                <text:p>4389179</text:p>
              </table:table-cell>
              <table:table-cell office:value-type="float" office:value="1452959">
                <text:p>1452959</text:p>
              </table:table-cell>
              <table:table-cell office:value-type="float" office:value="1623829">
                <text:p>1623829</text:p>
              </table:table-cell>
              <table:table-cell office:value-type="float" office:value="363">
                <text:p>363</text:p>
              </table:table-cell>
              <table:table-cell office:value-type="float" office:value="5347830">
                <text:p>5347830</text:p>
              </table:table-cell>
              <table:table-cell office:value-type="float" office:value="617872">
                <text:p>617872</text:p>
              </table:table-cell>
              <table:table-cell office:value-type="float" office:value="74">
                <text:p>74</text:p>
              </table:table-cell>
              <table:table-cell office:value-type="float" office:value="70015019">
                <text:p>70015019</text:p>
              </table:table-cell>
              <table:table-cell office:value-type="float" office:value="1157449">
                <text:p>1157449</text:p>
              </table:table-cell>
              <table:table-cell office:value-type="float" office:value="2897085">
                <text:p>2897085</text:p>
              </table:table-cell>
              <table:table-cell office:value-type="float" office:value="10339854">
                <text:p>10339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51689">
                <text:p>5051689</text:p>
              </table:table-cell>
              <table:table-cell office:value-type="float" office:value="1518208">
                <text:p>1518208</text:p>
              </table:table-cell>
              <table:table-cell office:value-type="float" office:value="1767066">
                <text:p>1767066</text:p>
              </table:table-cell>
              <table:table-cell office:value-type="float" office:value="184">
                <text:p>184</text:p>
              </table:table-cell>
              <table:table-cell office:value-type="float" office:value="6757348">
                <text:p>6757348</text:p>
              </table:table-cell>
              <table:table-cell office:value-type="float" office:value="660851">
                <text:p>660851</text:p>
              </table:table-cell>
              <table:table-cell office:value-type="float" office:value="71">
                <text:p>71</text:p>
              </table:table-cell>
              <table:table-cell office:value-type="float" office:value="37534350">
                <text:p>37534350</text:p>
              </table:table-cell>
              <table:table-cell office:value-type="float" office:value="1095066">
                <text:p>1095066</text:p>
              </table:table-cell>
              <table:table-cell office:value-type="float" office:value="2586978">
                <text:p>2586978</text:p>
              </table:table-cell>
              <table:table-cell office:value-type="float" office:value="10742964">
                <text:p>107429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535438">
                <text:p>4535438</text:p>
              </table:table-cell>
              <table:table-cell office:value-type="float" office:value="2710390">
                <text:p>2710390</text:p>
              </table:table-cell>
              <table:table-cell office:value-type="float" office:value="1836996">
                <text:p>1836996</text:p>
              </table:table-cell>
              <table:table-cell office:value-type="float" office:value="306">
                <text:p>306</text:p>
              </table:table-cell>
              <table:table-cell office:value-type="float" office:value="6770518">
                <text:p>6770518</text:p>
              </table:table-cell>
              <table:table-cell office:value-type="float" office:value="529036">
                <text:p>529036</text:p>
              </table:table-cell>
              <table:table-cell office:value-type="float" office:value="72">
                <text:p>72</text:p>
              </table:table-cell>
              <table:table-cell office:value-type="float" office:value="38070973">
                <text:p>38070973</text:p>
              </table:table-cell>
              <table:table-cell office:value-type="float" office:value="973737">
                <text:p>973737</text:p>
              </table:table-cell>
              <table:table-cell office:value-type="float" office:value="2351018">
                <text:p>2351018</text:p>
              </table:table-cell>
              <table:table-cell office:value-type="float" office:value="10115263">
                <text:p>10115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54237">
                <text:p>4554237</text:p>
              </table:table-cell>
              <table:table-cell office:value-type="float" office:value="1434468">
                <text:p>1434468</text:p>
              </table:table-cell>
              <table:table-cell office:value-type="float" office:value="1653751">
                <text:p>1653751</text:p>
              </table:table-cell>
              <table:table-cell office:value-type="float" office:value="213">
                <text:p>213</text:p>
              </table:table-cell>
              <table:table-cell office:value-type="float" office:value="5948162">
                <text:p>5948162</text:p>
              </table:table-cell>
              <table:table-cell office:value-type="float" office:value="712879">
                <text:p>712879</text:p>
              </table:table-cell>
              <table:table-cell office:value-type="float" office:value="96">
                <text:p>96</text:p>
              </table:table-cell>
              <table:table-cell office:value-type="float" office:value="38225887">
                <text:p>38225887</text:p>
              </table:table-cell>
              <table:table-cell office:value-type="float" office:value="1104528">
                <text:p>1104528</text:p>
              </table:table-cell>
              <table:table-cell office:value-type="float" office:value="2681390">
                <text:p>2681390</text:p>
              </table:table-cell>
              <table:table-cell office:value-type="float" office:value="10573745">
                <text:p>1057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721391">
                <text:p>5721391</text:p>
              </table:table-cell>
              <table:table-cell office:value-type="float" office:value="1878416">
                <text:p>1878416</text:p>
              </table:table-cell>
              <table:table-cell office:value-type="float" office:value="1814982">
                <text:p>1814982</text:p>
              </table:table-cell>
              <table:table-cell office:value-type="float" office:value="215">
                <text:p>215</text:p>
              </table:table-cell>
              <table:table-cell office:value-type="float" office:value="5285148">
                <text:p>5285148</text:p>
              </table:table-cell>
              <table:table-cell office:value-type="float" office:value="611929">
                <text:p>611929</text:p>
              </table:table-cell>
              <table:table-cell office:value-type="float" office:value="75">
                <text:p>75</text:p>
              </table:table-cell>
              <table:table-cell office:value-type="float" office:value="37243550">
                <text:p>37243550</text:p>
              </table:table-cell>
              <table:table-cell office:value-type="float" office:value="1086423">
                <text:p>1086423</text:p>
              </table:table-cell>
              <table:table-cell office:value-type="float" office:value="2353104">
                <text:p>2353104</text:p>
              </table:table-cell>
              <table:table-cell office:value-type="float" office:value="11042555">
                <text:p>110425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16566">
                <text:p>5116566</text:p>
              </table:table-cell>
              <table:table-cell office:value-type="float" office:value="1634263">
                <text:p>1634263</text:p>
              </table:table-cell>
              <table:table-cell office:value-type="float" office:value="1747214">
                <text:p>1747214</text:p>
              </table:table-cell>
              <table:table-cell office:value-type="float" office:value="329">
                <text:p>329</text:p>
              </table:table-cell>
              <table:table-cell office:value-type="float" office:value="6444936">
                <text:p>6444936</text:p>
              </table:table-cell>
              <table:table-cell office:value-type="float" office:value="996630">
                <text:p>996630</text:p>
              </table:table-cell>
              <table:table-cell office:value-type="float" office:value="42">
                <text:p>42</text:p>
              </table:table-cell>
              <table:table-cell office:value-type="float" office:value="37473943">
                <text:p>37473943</text:p>
              </table:table-cell>
              <table:table-cell office:value-type="float" office:value="1149614">
                <text:p>1149614</text:p>
              </table:table-cell>
              <table:table-cell office:value-type="float" office:value="2556905">
                <text:p>2556905</text:p>
              </table:table-cell>
              <table:table-cell office:value-type="float" office:value="10428333">
                <text:p>10428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39787">
                <text:p>6139787</text:p>
              </table:table-cell>
              <table:table-cell office:value-type="float" office:value="1423263">
                <text:p>1423263</text:p>
              </table:table-cell>
              <table:table-cell office:value-type="float" office:value="1531552">
                <text:p>1531552</text:p>
              </table:table-cell>
              <table:table-cell office:value-type="float" office:value="301">
                <text:p>301</text:p>
              </table:table-cell>
              <table:table-cell office:value-type="float" office:value="5962506">
                <text:p>5962506</text:p>
              </table:table-cell>
              <table:table-cell office:value-type="float" office:value="723475">
                <text:p>723475</text:p>
              </table:table-cell>
              <table:table-cell office:value-type="float" office:value="86">
                <text:p>86</text:p>
              </table:table-cell>
              <table:table-cell office:value-type="float" office:value="67555844">
                <text:p>67555844</text:p>
              </table:table-cell>
              <table:table-cell office:value-type="float" office:value="1226183">
                <text:p>1226183</text:p>
              </table:table-cell>
              <table:table-cell office:value-type="float" office:value="2899280">
                <text:p>2899280</text:p>
              </table:table-cell>
              <table:table-cell office:value-type="float" office:value="10493876">
                <text:p>104938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79024">
                <text:p>4979024</text:p>
              </table:table-cell>
              <table:table-cell office:value-type="float" office:value="1408527">
                <text:p>1408527</text:p>
              </table:table-cell>
              <table:table-cell office:value-type="float" office:value="1550674">
                <text:p>1550674</text:p>
              </table:table-cell>
              <table:table-cell office:value-type="float" office:value="173">
                <text:p>173</text:p>
              </table:table-cell>
              <table:table-cell office:value-type="float" office:value="5179421">
                <text:p>5179421</text:p>
              </table:table-cell>
              <table:table-cell office:value-type="float" office:value="624044">
                <text:p>624044</text:p>
              </table:table-cell>
              <table:table-cell office:value-type="float" office:value="76">
                <text:p>76</text:p>
              </table:table-cell>
              <table:table-cell office:value-type="float" office:value="37945457">
                <text:p>37945457</text:p>
              </table:table-cell>
              <table:table-cell office:value-type="float" office:value="806801">
                <text:p>806801</text:p>
              </table:table-cell>
              <table:table-cell office:value-type="float" office:value="1993793">
                <text:p>1993793</text:p>
              </table:table-cell>
              <table:table-cell office:value-type="float" office:value="10172509">
                <text:p>10172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87888">
                <text:p>5087888</text:p>
              </table:table-cell>
              <table:table-cell office:value-type="float" office:value="1592511">
                <text:p>1592511</text:p>
              </table:table-cell>
              <table:table-cell office:value-type="float" office:value="1903104">
                <text:p>1903104</text:p>
              </table:table-cell>
              <table:table-cell office:value-type="float" office:value="319">
                <text:p>319</text:p>
              </table:table-cell>
              <table:table-cell office:value-type="float" office:value="5825875">
                <text:p>5825875</text:p>
              </table:table-cell>
              <table:table-cell office:value-type="float" office:value="972768">
                <text:p>972768</text:p>
              </table:table-cell>
              <table:table-cell office:value-type="float" office:value="30">
                <text:p>30</text:p>
              </table:table-cell>
              <table:table-cell office:value-type="float" office:value="40098767">
                <text:p>40098767</text:p>
              </table:table-cell>
              <table:table-cell office:value-type="float" office:value="1091566">
                <text:p>1091566</text:p>
              </table:table-cell>
              <table:table-cell office:value-type="float" office:value="2595389">
                <text:p>2595389</text:p>
              </table:table-cell>
              <table:table-cell office:value-type="float" office:value="10720431">
                <text:p>107204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84201">
                <text:p>5084201</text:p>
              </table:table-cell>
              <table:table-cell office:value-type="float" office:value="1616851">
                <text:p>1616851</text:p>
              </table:table-cell>
              <table:table-cell office:value-type="float" office:value="1871986">
                <text:p>1871986</text:p>
              </table:table-cell>
              <table:table-cell office:value-type="float" office:value="183">
                <text:p>183</text:p>
              </table:table-cell>
              <table:table-cell office:value-type="float" office:value="6270833">
                <text:p>6270833</text:p>
              </table:table-cell>
              <table:table-cell office:value-type="float" office:value="920334">
                <text:p>920334</text:p>
              </table:table-cell>
              <table:table-cell office:value-type="float" office:value="71">
                <text:p>71</text:p>
              </table:table-cell>
              <table:table-cell office:value-type="float" office:value="36404930">
                <text:p>36404930</text:p>
              </table:table-cell>
              <table:table-cell office:value-type="float" office:value="558200">
                <text:p>558200</text:p>
              </table:table-cell>
              <table:table-cell office:value-type="float" office:value="1392208">
                <text:p>1392208</text:p>
              </table:table-cell>
              <table:table-cell office:value-type="float" office:value="10794589">
                <text:p>107945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22185">
                <text:p>4422185</text:p>
              </table:table-cell>
              <table:table-cell office:value-type="float" office:value="1415491">
                <text:p>1415491</text:p>
              </table:table-cell>
              <table:table-cell office:value-type="float" office:value="1630912">
                <text:p>1630912</text:p>
              </table:table-cell>
              <table:table-cell office:value-type="float" office:value="177">
                <text:p>177</text:p>
              </table:table-cell>
              <table:table-cell office:value-type="float" office:value="5703735">
                <text:p>5703735</text:p>
              </table:table-cell>
              <table:table-cell office:value-type="float" office:value="639298">
                <text:p>639298</text:p>
              </table:table-cell>
              <table:table-cell office:value-type="float" office:value="83">
                <text:p>83</text:p>
              </table:table-cell>
              <table:table-cell office:value-type="float" office:value="69207282">
                <text:p>69207282</text:p>
              </table:table-cell>
              <table:table-cell office:value-type="float" office:value="1395691">
                <text:p>1395691</text:p>
              </table:table-cell>
              <table:table-cell office:value-type="float" office:value="2805887">
                <text:p>2805887</text:p>
              </table:table-cell>
              <table:table-cell office:value-type="float" office:value="10321478">
                <text:p>103214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38216">
                <text:p>4938216</text:p>
              </table:table-cell>
              <table:table-cell office:value-type="float" office:value="1634788">
                <text:p>1634788</text:p>
              </table:table-cell>
              <table:table-cell office:value-type="float" office:value="1744619">
                <text:p>1744619</text:p>
              </table:table-cell>
              <table:table-cell office:value-type="float" office:value="188">
                <text:p>188</text:p>
              </table:table-cell>
              <table:table-cell office:value-type="float" office:value="5616894">
                <text:p>5616894</text:p>
              </table:table-cell>
              <table:table-cell office:value-type="float" office:value="790987">
                <text:p>790987</text:p>
              </table:table-cell>
              <table:table-cell office:value-type="float" office:value="45">
                <text:p>45</text:p>
              </table:table-cell>
              <table:table-cell office:value-type="float" office:value="37281272">
                <text:p>37281272</text:p>
              </table:table-cell>
              <table:table-cell office:value-type="float" office:value="1167784">
                <text:p>1167784</text:p>
              </table:table-cell>
              <table:table-cell office:value-type="float" office:value="2370444">
                <text:p>2370444</text:p>
              </table:table-cell>
              <table:table-cell office:value-type="float" office:value="10539868">
                <text:p>105398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50620">
                <text:p>5950620</text:p>
              </table:table-cell>
              <table:table-cell office:value-type="float" office:value="2759202">
                <text:p>2759202</text:p>
              </table:table-cell>
              <table:table-cell office:value-type="float" office:value="1855806">
                <text:p>1855806</text:p>
              </table:table-cell>
              <table:table-cell office:value-type="float" office:value="190">
                <text:p>190</text:p>
              </table:table-cell>
              <table:table-cell office:value-type="float" office:value="5129114">
                <text:p>5129114</text:p>
              </table:table-cell>
              <table:table-cell office:value-type="float" office:value="559324">
                <text:p>559324</text:p>
              </table:table-cell>
              <table:table-cell office:value-type="float" office:value="67">
                <text:p>67</text:p>
              </table:table-cell>
              <table:table-cell office:value-type="float" office:value="37192135">
                <text:p>37192135</text:p>
              </table:table-cell>
              <table:table-cell office:value-type="float" office:value="927229">
                <text:p>927229</text:p>
              </table:table-cell>
              <table:table-cell office:value-type="float" office:value="2501079">
                <text:p>2501079</text:p>
              </table:table-cell>
              <table:table-cell office:value-type="float" office:value="10169300">
                <text:p>101693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892617">
                <text:p>5892617</text:p>
              </table:table-cell>
              <table:table-cell office:value-type="float" office:value="1780522">
                <text:p>1780522</text:p>
              </table:table-cell>
              <table:table-cell office:value-type="float" office:value="1920835">
                <text:p>1920835</text:p>
              </table:table-cell>
              <table:table-cell office:value-type="float" office:value="154">
                <text:p>154</text:p>
              </table:table-cell>
              <table:table-cell office:value-type="float" office:value="5794153">
                <text:p>5794153</text:p>
              </table:table-cell>
              <table:table-cell office:value-type="float" office:value="714190">
                <text:p>714190</text:p>
              </table:table-cell>
              <table:table-cell office:value-type="float" office:value="43">
                <text:p>43</text:p>
              </table:table-cell>
              <table:table-cell office:value-type="float" office:value="38839796">
                <text:p>38839796</text:p>
              </table:table-cell>
              <table:table-cell office:value-type="float" office:value="1067002">
                <text:p>1067002</text:p>
              </table:table-cell>
              <table:table-cell office:value-type="float" office:value="2399836">
                <text:p>2399836</text:p>
              </table:table-cell>
              <table:table-cell office:value-type="float" office:value="10852166">
                <text:p>108521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23808">
                <text:p>5123808</text:p>
              </table:table-cell>
              <table:table-cell office:value-type="float" office:value="1516396">
                <text:p>1516396</text:p>
              </table:table-cell>
              <table:table-cell office:value-type="float" office:value="1826837">
                <text:p>1826837</text:p>
              </table:table-cell>
              <table:table-cell office:value-type="float" office:value="204">
                <text:p>204</text:p>
              </table:table-cell>
              <table:table-cell office:value-type="float" office:value="6880200">
                <text:p>6880200</text:p>
              </table:table-cell>
              <table:table-cell office:value-type="float" office:value="668542">
                <text:p>668542</text:p>
              </table:table-cell>
              <table:table-cell office:value-type="float" office:value="68">
                <text:p>68</text:p>
              </table:table-cell>
              <table:table-cell office:value-type="float" office:value="41230982">
                <text:p>41230982</text:p>
              </table:table-cell>
              <table:table-cell office:value-type="float" office:value="1067915">
                <text:p>1067915</text:p>
              </table:table-cell>
              <table:table-cell office:value-type="float" office:value="2432084">
                <text:p>2432084</text:p>
              </table:table-cell>
              <table:table-cell office:value-type="float" office:value="11039157">
                <text:p>110391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06387">
                <text:p>4506387</text:p>
              </table:table-cell>
              <table:table-cell office:value-type="float" office:value="1534763">
                <text:p>1534763</text:p>
              </table:table-cell>
              <table:table-cell office:value-type="float" office:value="1770150">
                <text:p>1770150</text:p>
              </table:table-cell>
              <table:table-cell office:value-type="float" office:value="179">
                <text:p>179</text:p>
              </table:table-cell>
              <table:table-cell office:value-type="float" office:value="6215694">
                <text:p>6215694</text:p>
              </table:table-cell>
              <table:table-cell office:value-type="float" office:value="756082">
                <text:p>756082</text:p>
              </table:table-cell>
              <table:table-cell office:value-type="float" office:value="51">
                <text:p>51</text:p>
              </table:table-cell>
              <table:table-cell office:value-type="float" office:value="38287220">
                <text:p>38287220</text:p>
              </table:table-cell>
              <table:table-cell office:value-type="float" office:value="581831">
                <text:p>581831</text:p>
              </table:table-cell>
              <table:table-cell office:value-type="float" office:value="1356537">
                <text:p>1356537</text:p>
              </table:table-cell>
              <table:table-cell office:value-type="float" office:value="10885108">
                <text:p>108851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50939">
                <text:p>3850939</text:p>
              </table:table-cell>
              <table:table-cell office:value-type="float" office:value="1666110">
                <text:p>1666110</text:p>
              </table:table-cell>
              <table:table-cell office:value-type="float" office:value="1957360">
                <text:p>1957360</text:p>
              </table:table-cell>
              <table:table-cell office:value-type="float" office:value="176">
                <text:p>176</text:p>
              </table:table-cell>
              <table:table-cell office:value-type="float" office:value="6577796">
                <text:p>6577796</text:p>
              </table:table-cell>
              <table:table-cell office:value-type="float" office:value="1225614">
                <text:p>1225614</text:p>
              </table:table-cell>
              <table:table-cell office:value-type="float" office:value="41">
                <text:p>41</text:p>
              </table:table-cell>
              <table:table-cell office:value-type="float" office:value="37073825">
                <text:p>37073825</text:p>
              </table:table-cell>
              <table:table-cell office:value-type="float" office:value="972665">
                <text:p>972665</text:p>
              </table:table-cell>
              <table:table-cell office:value-type="float" office:value="2159387">
                <text:p>2159387</text:p>
              </table:table-cell>
              <table:table-cell office:value-type="float" office:value="10202296">
                <text:p>102022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148513">
                <text:p>5148513</text:p>
              </table:table-cell>
              <table:table-cell office:value-type="float" office:value="1530439">
                <text:p>1530439</text:p>
              </table:table-cell>
              <table:table-cell office:value-type="float" office:value="1769234">
                <text:p>1769234</text:p>
              </table:table-cell>
              <table:table-cell office:value-type="float" office:value="181">
                <text:p>181</text:p>
              </table:table-cell>
              <table:table-cell office:value-type="float" office:value="6941307">
                <text:p>6941307</text:p>
              </table:table-cell>
              <table:table-cell office:value-type="float" office:value="888694">
                <text:p>888694</text:p>
              </table:table-cell>
              <table:table-cell office:value-type="float" office:value="39">
                <text:p>39</text:p>
              </table:table-cell>
              <table:table-cell office:value-type="float" office:value="41490120">
                <text:p>41490120</text:p>
              </table:table-cell>
              <table:table-cell office:value-type="float" office:value="1062559">
                <text:p>1062559</text:p>
              </table:table-cell>
              <table:table-cell office:value-type="float" office:value="2299581">
                <text:p>2299581</text:p>
              </table:table-cell>
              <table:table-cell office:value-type="float" office:value="11036867">
                <text:p>110368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08482">
                <text:p>6108482</text:p>
              </table:table-cell>
              <table:table-cell office:value-type="float" office:value="2954274">
                <text:p>2954274</text:p>
              </table:table-cell>
              <table:table-cell office:value-type="float" office:value="2138271">
                <text:p>2138271</text:p>
              </table:table-cell>
              <table:table-cell office:value-type="float" office:value="221">
                <text:p>221</text:p>
              </table:table-cell>
              <table:table-cell office:value-type="float" office:value="4815365">
                <text:p>4815365</text:p>
              </table:table-cell>
              <table:table-cell office:value-type="float" office:value="1036164">
                <text:p>1036164</text:p>
              </table:table-cell>
              <table:table-cell office:value-type="float" office:value="30">
                <text:p>30</text:p>
              </table:table-cell>
              <table:table-cell office:value-type="float" office:value="203626">
                <text:p>203626</text:p>
              </table:table-cell>
              <table:table-cell office:value-type="float" office:value="586453">
                <text:p>586453</text:p>
              </table:table-cell>
              <table:table-cell office:value-type="float" office:value="1338080">
                <text:p>1338080</text:p>
              </table:table-cell>
              <table:table-cell office:value-type="float" office:value="10872113">
                <text:p>108721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38422">
                <text:p>6738422</text:p>
              </table:table-cell>
              <table:table-cell office:value-type="float" office:value="1876151">
                <text:p>1876151</text:p>
              </table:table-cell>
              <table:table-cell office:value-type="float" office:value="1822119">
                <text:p>1822119</text:p>
              </table:table-cell>
              <table:table-cell office:value-type="float" office:value="259">
                <text:p>259</text:p>
              </table:table-cell>
              <table:table-cell office:value-type="float" office:value="4617546">
                <text:p>4617546</text:p>
              </table:table-cell>
              <table:table-cell office:value-type="float" office:value="1036022">
                <text:p>1036022</text:p>
              </table:table-cell>
              <table:table-cell office:value-type="float" office:value="32">
                <text:p>32</text:p>
              </table:table-cell>
              <table:table-cell office:value-type="float" office:value="205648">
                <text:p>205648</text:p>
              </table:table-cell>
              <table:table-cell office:value-type="float" office:value="606750">
                <text:p>606750</text:p>
              </table:table-cell>
              <table:table-cell office:value-type="float" office:value="1371864">
                <text:p>1371864</text:p>
              </table:table-cell>
              <table:table-cell office:value-type="float" office:value="10570662">
                <text:p>105706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02534">
                <text:p>6102534</text:p>
              </table:table-cell>
              <table:table-cell office:value-type="float" office:value="3762437">
                <text:p>3762437</text:p>
              </table:table-cell>
              <table:table-cell office:value-type="float" office:value="2048300">
                <text:p>2048300</text:p>
              </table:table-cell>
              <table:table-cell office:value-type="float" office:value="320">
                <text:p>320</text:p>
              </table:table-cell>
              <table:table-cell office:value-type="float" office:value="4903965">
                <text:p>4903965</text:p>
              </table:table-cell>
              <table:table-cell office:value-type="float" office:value="1070372">
                <text:p>1070372</text:p>
              </table:table-cell>
              <table:table-cell office:value-type="float" office:value="60">
                <text:p>60</text:p>
              </table:table-cell>
              <table:table-cell office:value-type="float" office:value="246629">
                <text:p>246629</text:p>
              </table:table-cell>
              <table:table-cell office:value-type="float" office:value="675115">
                <text:p>675115</text:p>
              </table:table-cell>
              <table:table-cell office:value-type="float" office:value="1357509">
                <text:p>1357509</text:p>
              </table:table-cell>
              <table:table-cell office:value-type="float" office:value="10717060">
                <text:p>1071706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791868">
                <text:p>6791868</text:p>
              </table:table-cell>
              <table:table-cell office:value-type="float" office:value="1731967">
                <text:p>1731967</text:p>
              </table:table-cell>
              <table:table-cell office:value-type="float" office:value="1633226">
                <text:p>1633226</text:p>
              </table:table-cell>
              <table:table-cell office:value-type="float" office:value="288">
                <text:p>288</text:p>
              </table:table-cell>
              <table:table-cell office:value-type="float" office:value="5089342">
                <text:p>5089342</text:p>
              </table:table-cell>
              <table:table-cell office:value-type="float" office:value="909785">
                <text:p>909785</text:p>
              </table:table-cell>
              <table:table-cell office:value-type="float" office:value="32">
                <text:p>32</text:p>
              </table:table-cell>
              <table:table-cell office:value-type="float" office:value="248425">
                <text:p>248425</text:p>
              </table:table-cell>
              <table:table-cell office:value-type="float" office:value="635125">
                <text:p>635125</text:p>
              </table:table-cell>
              <table:table-cell office:value-type="float" office:value="1354994">
                <text:p>1354994</text:p>
              </table:table-cell>
              <table:table-cell office:value-type="float" office:value="10815717">
                <text:p>108157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85086">
                <text:p>6885086</text:p>
              </table:table-cell>
              <table:table-cell office:value-type="float" office:value="1985266">
                <text:p>1985266</text:p>
              </table:table-cell>
              <table:table-cell office:value-type="float" office:value="2239006">
                <text:p>2239006</text:p>
              </table:table-cell>
              <table:table-cell office:value-type="float" office:value="213">
                <text:p>213</text:p>
              </table:table-cell>
              <table:table-cell office:value-type="float" office:value="6028040">
                <text:p>6028040</text:p>
              </table:table-cell>
              <table:table-cell office:value-type="float" office:value="1052082">
                <text:p>1052082</text:p>
              </table:table-cell>
              <table:table-cell office:value-type="float" office:value="30">
                <text:p>30</text:p>
              </table:table-cell>
              <table:table-cell office:value-type="float" office:value="214911">
                <text:p>214911</text:p>
              </table:table-cell>
              <table:table-cell office:value-type="float" office:value="604990">
                <text:p>604990</text:p>
              </table:table-cell>
              <table:table-cell office:value-type="float" office:value="1339263">
                <text:p>1339263</text:p>
              </table:table-cell>
              <table:table-cell office:value-type="float" office:value="10911322">
                <text:p>109113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30148">
                <text:p>3830148</text:p>
              </table:table-cell>
              <table:table-cell office:value-type="float" office:value="1722596">
                <text:p>1722596</text:p>
              </table:table-cell>
              <table:table-cell office:value-type="float" office:value="3096951">
                <text:p>3096951</text:p>
              </table:table-cell>
              <table:table-cell office:value-type="float" office:value="193">
                <text:p>193</text:p>
              </table:table-cell>
              <table:table-cell office:value-type="float" office:value="7158983">
                <text:p>7158983</text:p>
              </table:table-cell>
              <table:table-cell office:value-type="float" office:value="1102801">
                <text:p>1102801</text:p>
              </table:table-cell>
              <table:table-cell office:value-type="float" office:value="30">
                <text:p>30</text:p>
              </table:table-cell>
              <table:table-cell office:value-type="float" office:value="213524">
                <text:p>213524</text:p>
              </table:table-cell>
              <table:table-cell office:value-type="float" office:value="553486">
                <text:p>553486</text:p>
              </table:table-cell>
              <table:table-cell office:value-type="float" office:value="1330779">
                <text:p>1330779</text:p>
              </table:table-cell>
              <table:table-cell office:value-type="float" office:value="10779962">
                <text:p>107799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289956">
                <text:p>5289956</text:p>
              </table:table-cell>
              <table:table-cell office:value-type="float" office:value="1849559">
                <text:p>1849559</text:p>
              </table:table-cell>
              <table:table-cell office:value-type="float" office:value="2019407">
                <text:p>2019407</text:p>
              </table:table-cell>
              <table:table-cell office:value-type="float" office:value="192">
                <text:p>192</text:p>
              </table:table-cell>
              <table:table-cell office:value-type="float" office:value="5332659">
                <text:p>5332659</text:p>
              </table:table-cell>
              <table:table-cell office:value-type="float" office:value="1058850">
                <text:p>1058850</text:p>
              </table:table-cell>
              <table:table-cell office:value-type="float" office:value="31">
                <text:p>31</text:p>
              </table:table-cell>
              <table:table-cell office:value-type="float" office:value="213950">
                <text:p>213950</text:p>
              </table:table-cell>
              <table:table-cell office:value-type="float" office:value="584772">
                <text:p>584772</text:p>
              </table:table-cell>
              <table:table-cell office:value-type="float" office:value="1398475">
                <text:p>1398475</text:p>
              </table:table-cell>
              <table:table-cell office:value-type="float" office:value="10545231">
                <text:p>105452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03320">
                <text:p>7103320</text:p>
              </table:table-cell>
              <table:table-cell office:value-type="float" office:value="2038264">
                <text:p>2038264</text:p>
              </table:table-cell>
              <table:table-cell office:value-type="float" office:value="2216043">
                <text:p>2216043</text:p>
              </table:table-cell>
              <table:table-cell office:value-type="float" office:value="193">
                <text:p>193</text:p>
              </table:table-cell>
              <table:table-cell office:value-type="float" office:value="5287924">
                <text:p>5287924</text:p>
              </table:table-cell>
              <table:table-cell office:value-type="float" office:value="1017068">
                <text:p>1017068</text:p>
              </table:table-cell>
              <table:table-cell office:value-type="float" office:value="30">
                <text:p>30</text:p>
              </table:table-cell>
              <table:table-cell office:value-type="float" office:value="206860">
                <text:p>206860</text:p>
              </table:table-cell>
              <table:table-cell office:value-type="float" office:value="551172">
                <text:p>551172</text:p>
              </table:table-cell>
              <table:table-cell office:value-type="float" office:value="1340970">
                <text:p>1340970</text:p>
              </table:table-cell>
              <table:table-cell office:value-type="float" office:value="10659660">
                <text:p>1065966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39880">
                <text:p>4639880</text:p>
              </table:table-cell>
              <table:table-cell office:value-type="float" office:value="2144258">
                <text:p>2144258</text:p>
              </table:table-cell>
              <table:table-cell office:value-type="float" office:value="2980442">
                <text:p>2980442</text:p>
              </table:table-cell>
              <table:table-cell office:value-type="float" office:value="286">
                <text:p>286</text:p>
              </table:table-cell>
              <table:table-cell office:value-type="float" office:value="6772129">
                <text:p>6772129</text:p>
              </table:table-cell>
              <table:table-cell office:value-type="float" office:value="1016663">
                <text:p>1016663</text:p>
              </table:table-cell>
              <table:table-cell office:value-type="float" office:value="32">
                <text:p>32</text:p>
              </table:table-cell>
              <table:table-cell office:value-type="float" office:value="222224">
                <text:p>222224</text:p>
              </table:table-cell>
              <table:table-cell office:value-type="float" office:value="562748">
                <text:p>562748</text:p>
              </table:table-cell>
              <table:table-cell office:value-type="float" office:value="1397855">
                <text:p>1397855</text:p>
              </table:table-cell>
              <table:table-cell office:value-type="float" office:value="10426587">
                <text:p>104265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21380">
                <text:p>4621380</text:p>
              </table:table-cell>
              <table:table-cell office:value-type="float" office:value="1758601">
                <text:p>1758601</text:p>
              </table:table-cell>
              <table:table-cell office:value-type="float" office:value="2710637">
                <text:p>2710637</text:p>
              </table:table-cell>
              <table:table-cell office:value-type="float" office:value="192">
                <text:p>192</text:p>
              </table:table-cell>
              <table:table-cell office:value-type="float" office:value="6716795">
                <text:p>6716795</text:p>
              </table:table-cell>
              <table:table-cell office:value-type="float" office:value="1260742">
                <text:p>1260742</text:p>
              </table:table-cell>
              <table:table-cell office:value-type="float" office:value="56">
                <text:p>56</text:p>
              </table:table-cell>
              <table:table-cell office:value-type="float" office:value="300902">
                <text:p>300902</text:p>
              </table:table-cell>
              <table:table-cell office:value-type="float" office:value="811962">
                <text:p>811962</text:p>
              </table:table-cell>
              <table:table-cell office:value-type="float" office:value="1340328">
                <text:p>1340328</text:p>
              </table:table-cell>
              <table:table-cell office:value-type="float" office:value="10458480">
                <text:p>10458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406410">
                <text:p>5406410</text:p>
              </table:table-cell>
              <table:table-cell office:value-type="float" office:value="3313437">
                <text:p>3313437</text:p>
              </table:table-cell>
              <table:table-cell office:value-type="float" office:value="1461490">
                <text:p>1461490</text:p>
              </table:table-cell>
              <table:table-cell office:value-type="float" office:value="251">
                <text:p>251</text:p>
              </table:table-cell>
              <table:table-cell office:value-type="float" office:value="5232029">
                <text:p>5232029</text:p>
              </table:table-cell>
              <table:table-cell office:value-type="float" office:value="1160345">
                <text:p>1160345</text:p>
              </table:table-cell>
              <table:table-cell office:value-type="float" office:value="59">
                <text:p>59</text:p>
              </table:table-cell>
              <table:table-cell office:value-type="float" office:value="337782">
                <text:p>337782</text:p>
              </table:table-cell>
              <table:table-cell office:value-type="float" office:value="688087">
                <text:p>688087</text:p>
              </table:table-cell>
              <table:table-cell office:value-type="float" office:value="1553229">
                <text:p>1553229</text:p>
              </table:table-cell>
              <table:table-cell office:value-type="float" office:value="10863268">
                <text:p>108632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59706">
                <text:p>5359706</text:p>
              </table:table-cell>
              <table:table-cell office:value-type="float" office:value="3278256">
                <text:p>3278256</text:p>
              </table:table-cell>
              <table:table-cell office:value-type="float" office:value="1983001">
                <text:p>1983001</text:p>
              </table:table-cell>
              <table:table-cell office:value-type="float" office:value="204">
                <text:p>204</text:p>
              </table:table-cell>
              <table:table-cell office:value-type="float" office:value="4773106">
                <text:p>4773106</text:p>
              </table:table-cell>
              <table:table-cell office:value-type="float" office:value="1069535">
                <text:p>1069535</text:p>
              </table:table-cell>
              <table:table-cell office:value-type="float" office:value="32">
                <text:p>32</text:p>
              </table:table-cell>
              <table:table-cell office:value-type="float" office:value="217489">
                <text:p>217489</text:p>
              </table:table-cell>
              <table:table-cell office:value-type="float" office:value="577934">
                <text:p>577934</text:p>
              </table:table-cell>
              <table:table-cell office:value-type="float" office:value="1401488">
                <text:p>1401488</text:p>
              </table:table-cell>
              <table:table-cell office:value-type="float" office:value="10733019">
                <text:p>10733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81826">
                <text:p>5381826</text:p>
              </table:table-cell>
              <table:table-cell office:value-type="float" office:value="3495729">
                <text:p>3495729</text:p>
              </table:table-cell>
              <table:table-cell office:value-type="float" office:value="2057285">
                <text:p>2057285</text:p>
              </table:table-cell>
              <table:table-cell office:value-type="float" office:value="190">
                <text:p>190</text:p>
              </table:table-cell>
              <table:table-cell office:value-type="float" office:value="5424021">
                <text:p>5424021</text:p>
              </table:table-cell>
              <table:table-cell office:value-type="float" office:value="1036818">
                <text:p>1036818</text:p>
              </table:table-cell>
              <table:table-cell office:value-type="float" office:value="30">
                <text:p>30</text:p>
              </table:table-cell>
              <table:table-cell office:value-type="float" office:value="209878">
                <text:p>209878</text:p>
              </table:table-cell>
              <table:table-cell office:value-type="float" office:value="570684">
                <text:p>570684</text:p>
              </table:table-cell>
              <table:table-cell office:value-type="float" office:value="1343486">
                <text:p>1343486</text:p>
              </table:table-cell>
              <table:table-cell office:value-type="float" office:value="10665136">
                <text:p>106651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20347">
                <text:p>4020347</text:p>
              </table:table-cell>
              <table:table-cell office:value-type="float" office:value="1673363">
                <text:p>1673363</text:p>
              </table:table-cell>
              <table:table-cell office:value-type="float" office:value="2672063">
                <text:p>2672063</text:p>
              </table:table-cell>
              <table:table-cell office:value-type="float" office:value="175">
                <text:p>175</text:p>
              </table:table-cell>
              <table:table-cell office:value-type="float" office:value="6157529">
                <text:p>6157529</text:p>
              </table:table-cell>
              <table:table-cell office:value-type="float" office:value="1308582">
                <text:p>1308582</text:p>
              </table:table-cell>
              <table:table-cell office:value-type="float" office:value="41">
                <text:p>41</text:p>
              </table:table-cell>
              <table:table-cell office:value-type="float" office:value="258051">
                <text:p>258051</text:p>
              </table:table-cell>
              <table:table-cell office:value-type="float" office:value="758789">
                <text:p>758789</text:p>
              </table:table-cell>
              <table:table-cell office:value-type="float" office:value="1733408">
                <text:p>1733408</text:p>
              </table:table-cell>
              <table:table-cell office:value-type="float" office:value="10287015">
                <text:p>102870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67865">
                <text:p>6467865</text:p>
              </table:table-cell>
              <table:table-cell office:value-type="float" office:value="3526851">
                <text:p>3526851</text:p>
              </table:table-cell>
              <table:table-cell office:value-type="float" office:value="1483225">
                <text:p>1483225</text:p>
              </table:table-cell>
              <table:table-cell office:value-type="float" office:value="186">
                <text:p>186</text:p>
              </table:table-cell>
              <table:table-cell office:value-type="float" office:value="4957828">
                <text:p>4957828</text:p>
              </table:table-cell>
              <table:table-cell office:value-type="float" office:value="1101408">
                <text:p>1101408</text:p>
              </table:table-cell>
              <table:table-cell office:value-type="float" office:value="33">
                <text:p>33</text:p>
              </table:table-cell>
              <table:table-cell office:value-type="float" office:value="223191">
                <text:p>223191</text:p>
              </table:table-cell>
              <table:table-cell office:value-type="float" office:value="832129">
                <text:p>832129</text:p>
              </table:table-cell>
              <table:table-cell office:value-type="float" office:value="1837113">
                <text:p>1837113</text:p>
              </table:table-cell>
              <table:table-cell office:value-type="float" office:value="10904679">
                <text:p>109046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524516">
                <text:p>6524516</text:p>
              </table:table-cell>
              <table:table-cell office:value-type="float" office:value="3011861">
                <text:p>3011861</text:p>
              </table:table-cell>
              <table:table-cell office:value-type="float" office:value="1339836">
                <text:p>1339836</text:p>
              </table:table-cell>
              <table:table-cell office:value-type="float" office:value="172">
                <text:p>172</text:p>
              </table:table-cell>
              <table:table-cell office:value-type="float" office:value="4927598">
                <text:p>4927598</text:p>
              </table:table-cell>
              <table:table-cell office:value-type="float" office:value="1198392">
                <text:p>1198392</text:p>
              </table:table-cell>
              <table:table-cell office:value-type="float" office:value="57">
                <text:p>57</text:p>
              </table:table-cell>
              <table:table-cell office:value-type="float" office:value="338364">
                <text:p>338364</text:p>
              </table:table-cell>
              <table:table-cell office:value-type="float" office:value="672770">
                <text:p>672770</text:p>
              </table:table-cell>
              <table:table-cell office:value-type="float" office:value="1486084">
                <text:p>1486084</text:p>
              </table:table-cell>
              <table:table-cell office:value-type="float" office:value="10648203">
                <text:p>106482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25819">
                <text:p>6325819</text:p>
              </table:table-cell>
              <table:table-cell office:value-type="float" office:value="2165494">
                <text:p>2165494</text:p>
              </table:table-cell>
              <table:table-cell office:value-type="float" office:value="1973434">
                <text:p>1973434</text:p>
              </table:table-cell>
              <table:table-cell office:value-type="float" office:value="213">
                <text:p>213</text:p>
              </table:table-cell>
              <table:table-cell office:value-type="float" office:value="5222679">
                <text:p>5222679</text:p>
              </table:table-cell>
              <table:table-cell office:value-type="float" office:value="1083917">
                <text:p>1083917</text:p>
              </table:table-cell>
              <table:table-cell office:value-type="float" office:value="32">
                <text:p>32</text:p>
              </table:table-cell>
              <table:table-cell office:value-type="float" office:value="222420">
                <text:p>222420</text:p>
              </table:table-cell>
              <table:table-cell office:value-type="float" office:value="577946">
                <text:p>577946</text:p>
              </table:table-cell>
              <table:table-cell office:value-type="float" office:value="1396055">
                <text:p>1396055</text:p>
              </table:table-cell>
              <table:table-cell office:value-type="float" office:value="10799522">
                <text:p>107995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551679">
                <text:p>6551679</text:p>
              </table:table-cell>
              <table:table-cell office:value-type="float" office:value="2599385">
                <text:p>2599385</text:p>
              </table:table-cell>
              <table:table-cell office:value-type="float" office:value="2295775">
                <text:p>2295775</text:p>
              </table:table-cell>
              <table:table-cell office:value-type="float" office:value="198">
                <text:p>198</text:p>
              </table:table-cell>
              <table:table-cell office:value-type="float" office:value="5732309">
                <text:p>5732309</text:p>
              </table:table-cell>
              <table:table-cell office:value-type="float" office:value="984732">
                <text:p>984732</text:p>
              </table:table-cell>
              <table:table-cell office:value-type="float" office:value="30">
                <text:p>30</text:p>
              </table:table-cell>
              <table:table-cell office:value-type="float" office:value="211257">
                <text:p>211257</text:p>
              </table:table-cell>
              <table:table-cell office:value-type="float" office:value="564359">
                <text:p>564359</text:p>
              </table:table-cell>
              <table:table-cell office:value-type="float" office:value="1380423">
                <text:p>1380423</text:p>
              </table:table-cell>
              <table:table-cell office:value-type="float" office:value="10883904">
                <text:p>108839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90135">
                <text:p>10190135</text:p>
              </table:table-cell>
              <table:table-cell office:value-type="float" office:value="1611363">
                <text:p>1611363</text:p>
              </table:table-cell>
              <table:table-cell office:value-type="float" office:value="1895823">
                <text:p>1895823</text:p>
              </table:table-cell>
              <table:table-cell office:value-type="float" office:value="202">
                <text:p>202</text:p>
              </table:table-cell>
              <table:table-cell office:value-type="float" office:value="6837075">
                <text:p>6837075</text:p>
              </table:table-cell>
              <table:table-cell office:value-type="float" office:value="1049337">
                <text:p>1049337</text:p>
              </table:table-cell>
              <table:table-cell office:value-type="float" office:value="30">
                <text:p>30</text:p>
              </table:table-cell>
              <table:table-cell office:value-type="float" office:value="211071">
                <text:p>211071</text:p>
              </table:table-cell>
              <table:table-cell office:value-type="float" office:value="536642">
                <text:p>536642</text:p>
              </table:table-cell>
              <table:table-cell office:value-type="float" office:value="1537151">
                <text:p>1537151</text:p>
              </table:table-cell>
              <table:table-cell office:value-type="float" office:value="10751297">
                <text:p>107512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404820">
                <text:p>15404820</text:p>
              </table:table-cell>
              <table:table-cell office:value-type="float" office:value="1857683">
                <text:p>1857683</text:p>
              </table:table-cell>
              <table:table-cell office:value-type="float" office:value="1535839">
                <text:p>1535839</text:p>
              </table:table-cell>
              <table:table-cell office:value-type="float" office:value="167">
                <text:p>167</text:p>
              </table:table-cell>
              <table:table-cell office:value-type="float" office:value="5580609">
                <text:p>5580609</text:p>
              </table:table-cell>
              <table:table-cell office:value-type="float" office:value="1142770">
                <text:p>1142770</text:p>
              </table:table-cell>
              <table:table-cell office:value-type="float" office:value="35">
                <text:p>35</text:p>
              </table:table-cell>
              <table:table-cell office:value-type="float" office:value="294882">
                <text:p>294882</text:p>
              </table:table-cell>
              <table:table-cell office:value-type="float" office:value="644185">
                <text:p>644185</text:p>
              </table:table-cell>
              <table:table-cell office:value-type="float" office:value="1541845">
                <text:p>1541845</text:p>
              </table:table-cell>
              <table:table-cell office:value-type="float" office:value="10757246">
                <text:p>107572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485958">
                <text:p>16485958</text:p>
              </table:table-cell>
              <table:table-cell office:value-type="float" office:value="1617981">
                <text:p>1617981</text:p>
              </table:table-cell>
              <table:table-cell office:value-type="float" office:value="1900341">
                <text:p>1900341</text:p>
              </table:table-cell>
              <table:table-cell office:value-type="float" office:value="189">
                <text:p>189</text:p>
              </table:table-cell>
              <table:table-cell office:value-type="float" office:value="7263685">
                <text:p>7263685</text:p>
              </table:table-cell>
              <table:table-cell office:value-type="float" office:value="1040972">
                <text:p>1040972</text:p>
              </table:table-cell>
              <table:table-cell office:value-type="float" office:value="30">
                <text:p>30</text:p>
              </table:table-cell>
              <table:table-cell office:value-type="float" office:value="215559">
                <text:p>215559</text:p>
              </table:table-cell>
              <table:table-cell office:value-type="float" office:value="576919">
                <text:p>576919</text:p>
              </table:table-cell>
              <table:table-cell office:value-type="float" office:value="1349443">
                <text:p>1349443</text:p>
              </table:table-cell>
              <table:table-cell office:value-type="float" office:value="11116007">
                <text:p>11116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056789">
                <text:p>16056789</text:p>
              </table:table-cell>
              <table:table-cell office:value-type="float" office:value="3148064">
                <text:p>3148064</text:p>
              </table:table-cell>
              <table:table-cell office:value-type="float" office:value="1937540">
                <text:p>1937540</text:p>
              </table:table-cell>
              <table:table-cell office:value-type="float" office:value="155">
                <text:p>155</text:p>
              </table:table-cell>
              <table:table-cell office:value-type="float" office:value="4596796">
                <text:p>4596796</text:p>
              </table:table-cell>
              <table:table-cell office:value-type="float" office:value="1089685">
                <text:p>1089685</text:p>
              </table:table-cell>
              <table:table-cell office:value-type="float" office:value="32">
                <text:p>32</text:p>
              </table:table-cell>
              <table:table-cell office:value-type="float" office:value="216767">
                <text:p>216767</text:p>
              </table:table-cell>
              <table:table-cell office:value-type="float" office:value="643310">
                <text:p>643310</text:p>
              </table:table-cell>
              <table:table-cell office:value-type="float" office:value="1411142">
                <text:p>1411142</text:p>
              </table:table-cell>
              <table:table-cell office:value-type="float" office:value="10541697">
                <text:p>10541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61980">
                <text:p>15761980</text:p>
              </table:table-cell>
              <table:table-cell office:value-type="float" office:value="1851627">
                <text:p>1851627</text:p>
              </table:table-cell>
              <table:table-cell office:value-type="float" office:value="2261508">
                <text:p>2261508</text:p>
              </table:table-cell>
              <table:table-cell office:value-type="float" office:value="402">
                <text:p>402</text:p>
              </table:table-cell>
              <table:table-cell office:value-type="float" office:value="5791850">
                <text:p>5791850</text:p>
              </table:table-cell>
              <table:table-cell office:value-type="float" office:value="1288253">
                <text:p>1288253</text:p>
              </table:table-cell>
              <table:table-cell office:value-type="float" office:value="38">
                <text:p>38</text:p>
              </table:table-cell>
              <table:table-cell office:value-type="float" office:value="250378">
                <text:p>250378</text:p>
              </table:table-cell>
              <table:table-cell office:value-type="float" office:value="710977">
                <text:p>710977</text:p>
              </table:table-cell>
              <table:table-cell office:value-type="float" office:value="1687788">
                <text:p>1687788</text:p>
              </table:table-cell>
              <table:table-cell office:value-type="float" office:value="10842986">
                <text:p>108429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64109">
                <text:p>14864109</text:p>
              </table:table-cell>
              <table:table-cell office:value-type="float" office:value="1733792">
                <text:p>1733792</text:p>
              </table:table-cell>
              <table:table-cell office:value-type="float" office:value="2059626">
                <text:p>2059626</text:p>
              </table:table-cell>
              <table:table-cell office:value-type="float" office:value="191">
                <text:p>191</text:p>
              </table:table-cell>
              <table:table-cell office:value-type="float" office:value="7051031">
                <text:p>7051031</text:p>
              </table:table-cell>
              <table:table-cell office:value-type="float" office:value="834196">
                <text:p>834196</text:p>
              </table:table-cell>
              <table:table-cell office:value-type="float" office:value="64">
                <text:p>64</text:p>
              </table:table-cell>
              <table:table-cell office:value-type="float" office:value="234346">
                <text:p>234346</text:p>
              </table:table-cell>
              <table:table-cell office:value-type="float" office:value="589594">
                <text:p>589594</text:p>
              </table:table-cell>
              <table:table-cell office:value-type="float" office:value="1720759">
                <text:p>1720759</text:p>
              </table:table-cell>
              <table:table-cell office:value-type="float" office:value="10624460">
                <text:p>106244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70083">
                <text:p>15270083</text:p>
              </table:table-cell>
              <table:table-cell office:value-type="float" office:value="1726373">
                <text:p>1726373</text:p>
              </table:table-cell>
              <table:table-cell office:value-type="float" office:value="2150308">
                <text:p>2150308</text:p>
              </table:table-cell>
              <table:table-cell office:value-type="float" office:value="191">
                <text:p>191</text:p>
              </table:table-cell>
              <table:table-cell office:value-type="float" office:value="5644121">
                <text:p>5644121</text:p>
              </table:table-cell>
              <table:table-cell office:value-type="float" office:value="1137366">
                <text:p>1137366</text:p>
              </table:table-cell>
              <table:table-cell office:value-type="float" office:value="31">
                <text:p>31</text:p>
              </table:table-cell>
              <table:table-cell office:value-type="float" office:value="230581">
                <text:p>230581</text:p>
              </table:table-cell>
              <table:table-cell office:value-type="float" office:value="605376">
                <text:p>605376</text:p>
              </table:table-cell>
              <table:table-cell office:value-type="float" office:value="1554054">
                <text:p>1554054</text:p>
              </table:table-cell>
              <table:table-cell office:value-type="float" office:value="10740654">
                <text:p>107406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709492">
                <text:p>16709492</text:p>
              </table:table-cell>
              <table:table-cell office:value-type="float" office:value="2394377">
                <text:p>2394377</text:p>
              </table:table-cell>
              <table:table-cell office:value-type="float" office:value="1536811">
                <text:p>1536811</text:p>
              </table:table-cell>
              <table:table-cell office:value-type="float" office:value="173">
                <text:p>173</text:p>
              </table:table-cell>
              <table:table-cell office:value-type="float" office:value="5668910">
                <text:p>5668910</text:p>
              </table:table-cell>
              <table:table-cell office:value-type="float" office:value="1215071">
                <text:p>1215071</text:p>
              </table:table-cell>
              <table:table-cell office:value-type="float" office:value="38">
                <text:p>38</text:p>
              </table:table-cell>
              <table:table-cell office:value-type="float" office:value="263688">
                <text:p>263688</text:p>
              </table:table-cell>
              <table:table-cell office:value-type="float" office:value="704984">
                <text:p>704984</text:p>
              </table:table-cell>
              <table:table-cell office:value-type="float" office:value="1797740">
                <text:p>1797740</text:p>
              </table:table-cell>
              <table:table-cell office:value-type="float" office:value="10551514">
                <text:p>105515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65622">
                <text:p>15765622</text:p>
              </table:table-cell>
              <table:table-cell office:value-type="float" office:value="1687210">
                <text:p>1687210</text:p>
              </table:table-cell>
              <table:table-cell office:value-type="float" office:value="1527759">
                <text:p>1527759</text:p>
              </table:table-cell>
              <table:table-cell office:value-type="float" office:value="171">
                <text:p>171</text:p>
              </table:table-cell>
              <table:table-cell office:value-type="float" office:value="5873670">
                <text:p>5873670</text:p>
              </table:table-cell>
              <table:table-cell office:value-type="float" office:value="1023262">
                <text:p>1023262</text:p>
              </table:table-cell>
              <table:table-cell office:value-type="float" office:value="88">
                <text:p>88</text:p>
              </table:table-cell>
              <table:table-cell office:value-type="float" office:value="286215">
                <text:p>286215</text:p>
              </table:table-cell>
              <table:table-cell office:value-type="float" office:value="703103">
                <text:p>703103</text:p>
              </table:table-cell>
              <table:table-cell office:value-type="float" office:value="1632660">
                <text:p>1632660</text:p>
              </table:table-cell>
              <table:table-cell office:value-type="float" office:value="10839141">
                <text:p>108391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12118">
                <text:p>15812118</text:p>
              </table:table-cell>
              <table:table-cell office:value-type="float" office:value="1707554">
                <text:p>1707554</text:p>
              </table:table-cell>
              <table:table-cell office:value-type="float" office:value="1870218">
                <text:p>1870218</text:p>
              </table:table-cell>
              <table:table-cell office:value-type="float" office:value="185">
                <text:p>185</text:p>
              </table:table-cell>
              <table:table-cell office:value-type="float" office:value="5874464">
                <text:p>5874464</text:p>
              </table:table-cell>
              <table:table-cell office:value-type="float" office:value="1124044">
                <text:p>1124044</text:p>
              </table:table-cell>
              <table:table-cell office:value-type="float" office:value="30">
                <text:p>30</text:p>
              </table:table-cell>
              <table:table-cell office:value-type="float" office:value="212751">
                <text:p>212751</text:p>
              </table:table-cell>
              <table:table-cell office:value-type="float" office:value="575397">
                <text:p>575397</text:p>
              </table:table-cell>
              <table:table-cell office:value-type="float" office:value="1358085">
                <text:p>1358085</text:p>
              </table:table-cell>
              <table:table-cell office:value-type="float" office:value="10738431">
                <text:p>107384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444328">
                <text:p>16444328</text:p>
              </table:table-cell>
              <table:table-cell office:value-type="float" office:value="2519365">
                <text:p>2519365</text:p>
              </table:table-cell>
              <table:table-cell office:value-type="float" office:value="1537668">
                <text:p>1537668</text:p>
              </table:table-cell>
              <table:table-cell office:value-type="float" office:value="231">
                <text:p>231</text:p>
              </table:table-cell>
              <table:table-cell office:value-type="float" office:value="5670190">
                <text:p>5670190</text:p>
              </table:table-cell>
              <table:table-cell office:value-type="float" office:value="1040637">
                <text:p>1040637</text:p>
              </table:table-cell>
              <table:table-cell office:value-type="float" office:value="88">
                <text:p>88</text:p>
              </table:table-cell>
              <table:table-cell office:value-type="float" office:value="325407">
                <text:p>325407</text:p>
              </table:table-cell>
              <table:table-cell office:value-type="float" office:value="707011">
                <text:p>707011</text:p>
              </table:table-cell>
              <table:table-cell office:value-type="float" office:value="1672376">
                <text:p>1672376</text:p>
              </table:table-cell>
              <table:table-cell office:value-type="float" office:value="10858963">
                <text:p>10858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63743">
                <text:p>14663743</text:p>
              </table:table-cell>
              <table:table-cell office:value-type="float" office:value="1600023">
                <text:p>1600023</text:p>
              </table:table-cell>
              <table:table-cell office:value-type="float" office:value="1899724">
                <text:p>1899724</text:p>
              </table:table-cell>
              <table:table-cell office:value-type="float" office:value="220">
                <text:p>220</text:p>
              </table:table-cell>
              <table:table-cell office:value-type="float" office:value="7346395">
                <text:p>7346395</text:p>
              </table:table-cell>
              <table:table-cell office:value-type="float" office:value="1057843">
                <text:p>1057843</text:p>
              </table:table-cell>
              <table:table-cell office:value-type="float" office:value="30">
                <text:p>30</text:p>
              </table:table-cell>
              <table:table-cell office:value-type="float" office:value="219263">
                <text:p>219263</text:p>
              </table:table-cell>
              <table:table-cell office:value-type="float" office:value="542535">
                <text:p>542535</text:p>
              </table:table-cell>
              <table:table-cell office:value-type="float" office:value="1336482">
                <text:p>1336482</text:p>
              </table:table-cell>
              <table:table-cell office:value-type="float" office:value="10660917">
                <text:p>106609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045670">
                <text:p>16045670</text:p>
              </table:table-cell>
              <table:table-cell office:value-type="float" office:value="1866807">
                <text:p>1866807</text:p>
              </table:table-cell>
              <table:table-cell office:value-type="float" office:value="2426712">
                <text:p>2426712</text:p>
              </table:table-cell>
              <table:table-cell office:value-type="float" office:value="217">
                <text:p>217</text:p>
              </table:table-cell>
              <table:table-cell office:value-type="float" office:value="5372479">
                <text:p>5372479</text:p>
              </table:table-cell>
              <table:table-cell office:value-type="float" office:value="870646">
                <text:p>870646</text:p>
              </table:table-cell>
              <table:table-cell office:value-type="float" office:value="72">
                <text:p>72</text:p>
              </table:table-cell>
              <table:table-cell office:value-type="float" office:value="228676">
                <text:p>228676</text:p>
              </table:table-cell>
              <table:table-cell office:value-type="float" office:value="564970">
                <text:p>564970</text:p>
              </table:table-cell>
              <table:table-cell office:value-type="float" office:value="1617446">
                <text:p>1617446</text:p>
              </table:table-cell>
              <table:table-cell office:value-type="float" office:value="10894931">
                <text:p>108949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105608">
                <text:p>16105608</text:p>
              </table:table-cell>
              <table:table-cell office:value-type="float" office:value="1859605">
                <text:p>1859605</text:p>
              </table:table-cell>
              <table:table-cell office:value-type="float" office:value="1915764">
                <text:p>1915764</text:p>
              </table:table-cell>
              <table:table-cell office:value-type="float" office:value="188">
                <text:p>188</text:p>
              </table:table-cell>
              <table:table-cell office:value-type="float" office:value="6126297">
                <text:p>6126297</text:p>
              </table:table-cell>
              <table:table-cell office:value-type="float" office:value="1341311">
                <text:p>1341311</text:p>
              </table:table-cell>
              <table:table-cell office:value-type="float" office:value="96">
                <text:p>96</text:p>
              </table:table-cell>
              <table:table-cell office:value-type="float" office:value="364197">
                <text:p>364197</text:p>
              </table:table-cell>
              <table:table-cell office:value-type="float" office:value="740462">
                <text:p>740462</text:p>
              </table:table-cell>
              <table:table-cell office:value-type="float" office:value="1695255">
                <text:p>1695255</text:p>
              </table:table-cell>
              <table:table-cell office:value-type="float" office:value="2010549">
                <text:p>2010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223cm" svg:height="2.418cm" xlink:href=".." xlink:type="simple" chart:class="chart:area" chart:style-name="ch1">
        <chart:plot-area chart:style-name="ch2" table:cell-range-address="Log_1552483422405.A6:Log_1552483422405.A255" svg:x="0.464cm" svg:y="0.048cm" svg:width="22.295cm" svg:height="2.322cm">
          <chartooo:coordinate-region svg:x="1.191cm" svg:y="0.169cm" svg:width="21.568cm" svg:height="1.1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og_1552483422405.A6:Log_1552483422405.A255" chart:class="chart:area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1552483422405.A6:Log_1552483422405.A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